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Currency" style:data-style-name="N34"/>
    <style:style style:name="ce3" style:family="table-cell" style:parent-style-name="Currency" style:data-style-name="N34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5.207cm"/>
    </style:style>
    <style:style style:name="co2" style:family="table-column">
      <style:table-column-properties fo:break-before="auto" style:column-width="6.0325cm"/>
    </style:style>
    <style:style style:name="co3" style:family="table-column">
      <style:table-column-properties fo:break-before="auto" style:column-width="8.02216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PCC_data_06012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3">
            <text:p>Invoice Value</text:p>
          </table:table-cell>
          <table:table-cell office:value-type="string" table:style-name="ce4">
            <text:p>Supplier_Name</text:p>
          </table:table-cell>
          <table:table-cell office:value-type="string" table:style-name="ce4">
            <text:p>Category</text:p>
          </table:table-cell>
          <table:table-cell table:number-columns-repeated="16381"/>
        </table:table-row>
        <table:table-row table:style-name="ro1">
          <table:table-cell office:value-type="currency" office:value="341" table:style-name="ce2">
            <text:p><text:s/>£341.00<text:s/></text:p>
          </table:table-cell>
          <table:table-cell office:value-type="string" table:style-name="ce1">
            <text:p>1ST CONTAINERS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040" table:style-name="ce2">
            <text:p><text:s/>£2,040.00<text:s/></text:p>
          </table:table-cell>
          <table:table-cell office:value-type="string" table:style-name="ce1">
            <text:p>A.I.M COUNSELLING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876.6" table:style-name="ce2">
            <text:p><text:s/>£876.60<text:s/></text:p>
          </table:table-cell>
          <table:table-cell office:value-type="string" table:style-name="ce1">
            <text:p>ABBOTT TOXICOLOGY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80" table:style-name="ce2">
            <text:p><text:s/>£180.00<text:s/></text:p>
          </table:table-cell>
          <table:table-cell office:value-type="string" table:style-name="ce1">
            <text:p>ABBOTT TOXICOLOGY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20" table:style-name="ce2">
            <text:p><text:s/>£20.00<text:s/></text:p>
          </table:table-cell>
          <table:table-cell office:value-type="string" table:style-name="ce1">
            <text:p>ABBOTT TOXICOLOGY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4485" table:style-name="ce2">
            <text:p><text:s/>£4,485.00<text:s/></text:p>
          </table:table-cell>
          <table:table-cell office:value-type="string" table:style-name="ce1">
            <text:p>ABILITY SMART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87801.18" table:style-name="ce2">
            <text:p><text:s/>£187,801.18<text:s/></text:p>
          </table:table-cell>
          <table:table-cell office:value-type="string" table:style-name="ce1">
            <text:p>ABINGDON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20" table:style-name="ce2">
            <text:p><text:s/>£320.00<text:s/></text:p>
          </table:table-cell>
          <table:table-cell office:value-type="string" table:style-name="ce1">
            <text:p>ACCESS COUNSELLING OXFOR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480" table:style-name="ce2">
            <text:p><text:s/>£480.00<text:s/></text:p>
          </table:table-cell>
          <table:table-cell office:value-type="string" table:style-name="ce1">
            <text:p>ACTING OUT PRODUCTIONS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94.5" table:style-name="ce2">
            <text:p><text:s/>£94.50<text:s/></text:p>
          </table:table-cell>
          <table:table-cell office:value-type="string" table:style-name="ce1">
            <text:p>ADBOARDS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20.21" table:style-name="ce2">
            <text:p><text:s/>£120.21<text:s/></text:p>
          </table:table-cell>
          <table:table-cell office:value-type="string" table:style-name="ce1">
            <text:p>ADBOARDS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5807.85" table:style-name="ce2">
            <text:p><text:s/>£5,807.85<text:s/></text:p>
          </table:table-cell>
          <table:table-cell office:value-type="string" table:style-name="ce1">
            <text:p>ADECCO UK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90470.63" table:style-name="ce2">
            <text:p><text:s/>£190,470.63<text:s/></text:p>
          </table:table-cell>
          <table:table-cell office:value-type="string" table:style-name="ce1">
            <text:p>ADECCO UK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62376.39000000001" table:style-name="ce2">
            <text:p><text:s/>£162,376.39<text:s/></text:p>
          </table:table-cell>
          <table:table-cell office:value-type="string" table:style-name="ce1">
            <text:p>ADECCO UK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31964.5" table:style-name="ce2">
            <text:p><text:s/>£131,964.50<text:s/></text:p>
          </table:table-cell>
          <table:table-cell office:value-type="string" table:style-name="ce1">
            <text:p>ADECCO UK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300" table:style-name="ce2">
            <text:p><text:s/>£1,300.00<text:s/></text:p>
          </table:table-cell>
          <table:table-cell office:value-type="string" table:style-name="ce1">
            <text:p>ADHD FOUNDATION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440" table:style-name="ce2">
            <text:p><text:s/>£440.00<text:s/></text:p>
          </table:table-cell>
          <table:table-cell office:value-type="string" table:style-name="ce1">
            <text:p>ADIDO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310.25" table:style-name="ce2">
            <text:p><text:s/>£310.25<text:s/></text:p>
          </table:table-cell>
          <table:table-cell office:value-type="string" table:style-name="ce1">
            <text:p>ADT FIRE &amp; SECURITY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557.83000000000004" table:style-name="ce2">
            <text:p><text:s/>£557.83<text:s/></text:p>
          </table:table-cell>
          <table:table-cell office:value-type="string" table:style-name="ce1">
            <text:p>ADT FIRE &amp; SECURITY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668.57" table:style-name="ce2">
            <text:p><text:s/>£3,668.57<text:s/></text:p>
          </table:table-cell>
          <table:table-cell office:value-type="string" table:style-name="ce1">
            <text:p>ADT FIRE &amp; SECURITY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5000" table:style-name="ce2">
            <text:p><text:s/>£5,000.00<text:s/></text:p>
          </table:table-cell>
          <table:table-cell office:value-type="string" table:style-name="ce1">
            <text:p>ADT FIRE &amp; SECURITY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842.47" table:style-name="ce2">
            <text:p><text:s/>£2,842.47<text:s/></text:p>
          </table:table-cell>
          <table:table-cell office:value-type="string" table:style-name="ce1">
            <text:p>ADT FIRE &amp; SECURITY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59" table:style-name="ce2">
            <text:p><text:s/>£259.00<text:s/></text:p>
          </table:table-cell>
          <table:table-cell office:value-type="string" table:style-name="ce1">
            <text:p>ADT FIRE &amp; SECURITY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6922.49" table:style-name="ce2">
            <text:p><text:s/>£6,922.49<text:s/></text:p>
          </table:table-cell>
          <table:table-cell office:value-type="string" table:style-name="ce1">
            <text:p>ADT FIRE &amp; SECURITY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835.4" table:style-name="ce2">
            <text:p><text:s/>£1,835.40<text:s/></text:p>
          </table:table-cell>
          <table:table-cell office:value-type="string" table:style-name="ce1">
            <text:p>ADT FIRE &amp; SECURITY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7040.11" table:style-name="ce2">
            <text:p><text:s/>£17,040.11<text:s/></text:p>
          </table:table-cell>
          <table:table-cell office:value-type="string" table:style-name="ce1">
            <text:p>ADT FIRE AND SECURITY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656.96" table:style-name="ce2">
            <text:p><text:s/>£4,656.96<text:s/></text:p>
          </table:table-cell>
          <table:table-cell office:value-type="string" table:style-name="ce1">
            <text:p>ADT FIRE AND SECURITY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9000.5400000000009" table:style-name="ce2">
            <text:p><text:s/>£9,000.54<text:s/></text:p>
          </table:table-cell>
          <table:table-cell office:value-type="string" table:style-name="ce1">
            <text:p>ADT FIRE AND SECURITY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0255.43" table:style-name="ce2">
            <text:p><text:s/>£10,255.43<text:s/></text:p>
          </table:table-cell>
          <table:table-cell office:value-type="string" table:style-name="ce1">
            <text:p>ADT FIRE AND SECURITY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18" table:style-name="ce2">
            <text:p><text:s/>£318.00<text:s/></text:p>
          </table:table-cell>
          <table:table-cell office:value-type="string" table:style-name="ce1">
            <text:p>ADT FIRE AND SECURITY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82" table:style-name="ce2">
            <text:p><text:s/>£82.00<text:s/></text:p>
          </table:table-cell>
          <table:table-cell office:value-type="string" table:style-name="ce1">
            <text:p>ADT FIRE AND SECURITY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41" table:style-name="ce2">
            <text:p><text:s/>£141.00<text:s/></text:p>
          </table:table-cell>
          <table:table-cell office:value-type="string" table:style-name="ce1">
            <text:p>ADT FIRE AND SECURITY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8373.23" table:style-name="ce2">
            <text:p><text:s/>£8,373.23<text:s/></text:p>
          </table:table-cell>
          <table:table-cell office:value-type="string" table:style-name="ce1">
            <text:p>ADT FIRE AND SECURITY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82" table:style-name="ce2">
            <text:p><text:s/>£82.00<text:s/></text:p>
          </table:table-cell>
          <table:table-cell office:value-type="string" table:style-name="ce1">
            <text:p>ADT FIRE AND SECURITY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63.44" table:style-name="ce2">
            <text:p><text:s/>£463.44<text:s/></text:p>
          </table:table-cell>
          <table:table-cell office:value-type="string" table:style-name="ce1">
            <text:p>ADT FIRE AND SECURITY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currency" office:value="82" table:style-name="ce2">
            <text:p><text:s/>£82.00<text:s/></text:p>
          </table:table-cell>
          <table:table-cell office:value-type="string" table:style-name="ce1">
            <text:p>ADT FIRE AND SECURITY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200" table:style-name="ce2">
            <text:p><text:s/>£200.00<text:s/></text:p>
          </table:table-cell>
          <table:table-cell office:value-type="string" table:style-name="ce1">
            <text:p>ADT FIRE AND SECURITY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000" table:style-name="ce2">
            <text:p><text:s/>£4,000.00<text:s/></text:p>
          </table:table-cell>
          <table:table-cell office:value-type="string" table:style-name="ce1">
            <text:p>ADT FIRE AND SECURITY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000" table:style-name="ce2">
            <text:p><text:s/>£3,000.00<text:s/></text:p>
          </table:table-cell>
          <table:table-cell office:value-type="string" table:style-name="ce1">
            <text:p>ADT FIRE AND SECURITY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661.75" table:style-name="ce2">
            <text:p><text:s/>£661.75<text:s/></text:p>
          </table:table-cell>
          <table:table-cell office:value-type="string" table:style-name="ce1">
            <text:p>ADT FIRE AND SECURITY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82" table:style-name="ce2">
            <text:p><text:s/>£82.00<text:s/></text:p>
          </table:table-cell>
          <table:table-cell office:value-type="string" table:style-name="ce1">
            <text:p>ADT FIRE AND SECURITY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5000" table:style-name="ce2">
            <text:p><text:s/>£5,000.00<text:s/></text:p>
          </table:table-cell>
          <table:table-cell office:value-type="string" table:style-name="ce1">
            <text:p>ADT FIRE AND SECURITY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82" table:style-name="ce2">
            <text:p><text:s/>£82.00<text:s/></text:p>
          </table:table-cell>
          <table:table-cell office:value-type="string" table:style-name="ce1">
            <text:p>ADT FIRE AND SECURITY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00" table:style-name="ce2">
            <text:p><text:s/>£200.00<text:s/></text:p>
          </table:table-cell>
          <table:table-cell office:value-type="string" table:style-name="ce1">
            <text:p>ADT FIRE AND SECURITY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99.79" table:style-name="ce2">
            <text:p><text:s/>£99.79<text:s/></text:p>
          </table:table-cell>
          <table:table-cell office:value-type="string" table:style-name="ce1">
            <text:p>ADT FIRE AND SECURITY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41" table:style-name="ce2">
            <text:p><text:s/>£141.00<text:s/></text:p>
          </table:table-cell>
          <table:table-cell office:value-type="string" table:style-name="ce1">
            <text:p>ADT FIRE AND SECURITY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09.9" table:style-name="ce2">
            <text:p><text:s/>£209.90<text:s/></text:p>
          </table:table-cell>
          <table:table-cell office:value-type="string" table:style-name="ce1">
            <text:p>ADT FIRE AND SECURITY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00" table:style-name="ce2">
            <text:p><text:s/>£200.00<text:s/></text:p>
          </table:table-cell>
          <table:table-cell office:value-type="string" table:style-name="ce1">
            <text:p>ADT FIRE AND SECURITY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781.91" table:style-name="ce2">
            <text:p><text:s/>£1,781.91<text:s/></text:p>
          </table:table-cell>
          <table:table-cell office:value-type="string" table:style-name="ce1">
            <text:p>ADVANCE MOTORS LTD T/A ADVANCE VAUXHALL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767.28" table:style-name="ce2">
            <text:p><text:s/>£767.28<text:s/></text:p>
          </table:table-cell>
          <table:table-cell office:value-type="string" table:style-name="ce1">
            <text:p>ADVANCED VEHICLE GLAZING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38.20000000000005" table:style-name="ce2">
            <text:p><text:s/>£538.20<text:s/></text:p>
          </table:table-cell>
          <table:table-cell office:value-type="string" table:style-name="ce1">
            <text:p>AERO HEALTHCARE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269.10000000000002" table:style-name="ce2">
            <text:p><text:s/>£269.10<text:s/></text:p>
          </table:table-cell>
          <table:table-cell office:value-type="string" table:style-name="ce1">
            <text:p>AERO HEALTHCARE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300" table:style-name="ce2">
            <text:p><text:s/>£300.00<text:s/></text:p>
          </table:table-cell>
          <table:table-cell office:value-type="string" table:style-name="ce1">
            <text:p>AFFINITY CONNECT LIMITE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607.5" table:style-name="ce2">
            <text:p><text:s/>£607.50<text:s/></text:p>
          </table:table-cell>
          <table:table-cell office:value-type="string" table:style-name="ce1">
            <text:p>AGIITO LIMITE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002.7" table:style-name="ce2">
            <text:p><text:s/>£3,002.70<text:s/></text:p>
          </table:table-cell>
          <table:table-cell office:value-type="string" table:style-name="ce1">
            <text:p>AGIITO LIMITE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391.25" table:style-name="ce2">
            <text:p><text:s/>£2,391.25<text:s/></text:p>
          </table:table-cell>
          <table:table-cell office:value-type="string" table:style-name="ce1">
            <text:p>AGIITO LIMITE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.5" table:style-name="ce2">
            <text:p><text:s/>£1.50<text:s/></text:p>
          </table:table-cell>
          <table:table-cell office:value-type="string" table:style-name="ce1">
            <text:p>AGIITO LIMITE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" table:style-name="ce2">
            <text:p><text:s/>£3.00<text:s/></text:p>
          </table:table-cell>
          <table:table-cell office:value-type="string" table:style-name="ce1">
            <text:p>AGIITO LIMITE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0.5" table:style-name="ce2">
            <text:p><text:s/>£0.50<text:s/></text:p>
          </table:table-cell>
          <table:table-cell office:value-type="string" table:style-name="ce1">
            <text:p>AGIITO LIMITE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00" table:style-name="ce2">
            <text:p><text:s/>£300.00<text:s/></text:p>
          </table:table-cell>
          <table:table-cell office:value-type="string" table:style-name="ce1">
            <text:p>AID TRAINING &amp; OPERATIONS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256.99" table:style-name="ce2">
            <text:p><text:s/>£1,256.99<text:s/></text:p>
          </table:table-cell>
          <table:table-cell office:value-type="string" table:style-name="ce1">
            <text:p>AID TRAINING &amp; OPERATIONS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75" table:style-name="ce2">
            <text:p><text:s/>£75.00<text:s/></text:p>
          </table:table-cell>
          <table:table-cell office:value-type="string" table:style-name="ce1">
            <text:p>ALAN HADLEY T/A CLEMBI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30" table:style-name="ce2">
            <text:p><text:s/>£230.00<text:s/></text:p>
          </table:table-cell>
          <table:table-cell office:value-type="string" table:style-name="ce1">
            <text:p>ALAN HADLEY T/A CLEMBI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7.760000000000002" table:style-name="ce2">
            <text:p><text:s/>£17.76<text:s/></text:p>
          </table:table-cell>
          <table:table-cell office:value-type="string" table:style-name="ce1">
            <text:p>ALEXANDRA PLC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58.31" table:style-name="ce2">
            <text:p><text:s/>£58.31<text:s/></text:p>
          </table:table-cell>
          <table:table-cell office:value-type="string" table:style-name="ce1">
            <text:p>ALLIANCE AUTOMOTIVE GROUP T/A MOTORSERV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93.7" table:style-name="ce2">
            <text:p><text:s/>£193.70<text:s/></text:p>
          </table:table-cell>
          <table:table-cell office:value-type="string" table:style-name="ce1">
            <text:p>ALLIANCE AUTOMOTIVE GROUP T/A MOTORSERV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.11" table:style-name="ce2">
            <text:p><text:s/>£6.11<text:s/></text:p>
          </table:table-cell>
          <table:table-cell office:value-type="string" table:style-name="ce1">
            <text:p>ALLIANCE AUTOMOTIVE GROUP T/A MOTORSERV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7.709999999999994" table:style-name="ce2">
            <text:p><text:s/>£77.71<text:s/></text:p>
          </table:table-cell>
          <table:table-cell office:value-type="string" table:style-name="ce1">
            <text:p>ALLIANCE AUTOMOTIVE GROUP T/A MOTORSERV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4.02" table:style-name="ce2">
            <text:p><text:s/>£24.02<text:s/></text:p>
          </table:table-cell>
          <table:table-cell office:value-type="string" table:style-name="ce1">
            <text:p>ALLIANCE AUTOMOTIVE GROUP T/A MOTORSERV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33.1" table:style-name="ce2">
            <text:p><text:s/>£333.10<text:s/></text:p>
          </table:table-cell>
          <table:table-cell office:value-type="string" table:style-name="ce1">
            <text:p>ALLIANCE AUTOMOTIVE GROUP T/A MOTORSERV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5684.7" table:style-name="ce2">
            <text:p><text:s/>£25,684.70<text:s/></text:p>
          </table:table-cell>
          <table:table-cell office:value-type="string" table:style-name="ce1">
            <text:p>ALLSTAR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6661.55" table:style-name="ce2">
            <text:p><text:s/>£26,661.55<text:s/></text:p>
          </table:table-cell>
          <table:table-cell office:value-type="string" table:style-name="ce1">
            <text:p>ALLSTAR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6726.54" table:style-name="ce2">
            <text:p><text:s/>£16,726.54<text:s/></text:p>
          </table:table-cell>
          <table:table-cell office:value-type="string" table:style-name="ce1">
            <text:p>ALLSTAR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6683.46" table:style-name="ce2">
            <text:p><text:s/>£16,683.46<text:s/></text:p>
          </table:table-cell>
          <table:table-cell office:value-type="string" table:style-name="ce1">
            <text:p>ALLSTAR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193.98" table:style-name="ce2">
            <text:p><text:s/>£3,193.98<text:s/></text:p>
          </table:table-cell>
          <table:table-cell office:value-type="string" table:style-name="ce1">
            <text:p>ALLSTAR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242.19" table:style-name="ce2">
            <text:p><text:s/>£2,242.19<text:s/></text:p>
          </table:table-cell>
          <table:table-cell office:value-type="string" table:style-name="ce1">
            <text:p>ALLSTAR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77150.02" table:style-name="ce2">
            <text:p><text:s/>£177,150.02<text:s/></text:p>
          </table:table-cell>
          <table:table-cell office:value-type="string" table:style-name="ce1">
            <text:p>ALLSTAR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78434.14" table:style-name="ce2">
            <text:p><text:s/>£178,434.14<text:s/></text:p>
          </table:table-cell>
          <table:table-cell office:value-type="string" table:style-name="ce1">
            <text:p>ALLSTAR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9722.26" table:style-name="ce2">
            <text:p><text:s/>£9,722.26<text:s/></text:p>
          </table:table-cell>
          <table:table-cell office:value-type="string" table:style-name="ce1">
            <text:p>ALLSTAR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8939.64" table:style-name="ce2">
            <text:p><text:s/>£8,939.64<text:s/></text:p>
          </table:table-cell>
          <table:table-cell office:value-type="string" table:style-name="ce1">
            <text:p>ALLSTAR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111.83" table:style-name="ce2">
            <text:p><text:s/>£2,111.83<text:s/></text:p>
          </table:table-cell>
          <table:table-cell office:value-type="string" table:style-name="ce1">
            <text:p>ALLSTAR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945.86" table:style-name="ce2">
            <text:p><text:s/>£1,945.86<text:s/></text:p>
          </table:table-cell>
          <table:table-cell office:value-type="string" table:style-name="ce1">
            <text:p>ALLSTAR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0188.69" table:style-name="ce2">
            <text:p><text:s/>£30,188.69<text:s/></text:p>
          </table:table-cell>
          <table:table-cell office:value-type="string" table:style-name="ce1">
            <text:p>ALLSTAR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8825.83" table:style-name="ce2">
            <text:p><text:s/>£28,825.83<text:s/></text:p>
          </table:table-cell>
          <table:table-cell office:value-type="string" table:style-name="ce1">
            <text:p>ALLSTAR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24.83" table:style-name="ce2">
            <text:p><text:s/>£224.83<text:s/></text:p>
          </table:table-cell>
          <table:table-cell office:value-type="string" table:style-name="ce1">
            <text:p>ALT-BERG BOOT MANUFACTURING COMPANY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91.5" table:style-name="ce2">
            <text:p><text:s/>£91.50<text:s/></text:p>
          </table:table-cell>
          <table:table-cell office:value-type="string" table:style-name="ce1">
            <text:p>ALT-BERG BOOT MANUFACTURING COMPANY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274.5" table:style-name="ce2">
            <text:p><text:s/>£274.50<text:s/></text:p>
          </table:table-cell>
          <table:table-cell office:value-type="string" table:style-name="ce1">
            <text:p>ALT-BERG BOOT MANUFACTURING COMPANY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91.5" table:style-name="ce2">
            <text:p><text:s/>£91.50<text:s/></text:p>
          </table:table-cell>
          <table:table-cell office:value-type="string" table:style-name="ce1">
            <text:p>ALT-BERG BOOT MANUFACTURING COMPANY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457.5" table:style-name="ce2">
            <text:p><text:s/>£457.50<text:s/></text:p>
          </table:table-cell>
          <table:table-cell office:value-type="string" table:style-name="ce1">
            <text:p>ALT-BERG BOOT MANUFACTURING COMPANY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83" table:style-name="ce2">
            <text:p><text:s/>£183.00<text:s/></text:p>
          </table:table-cell>
          <table:table-cell office:value-type="string" table:style-name="ce1">
            <text:p>ALT-BERG BOOT MANUFACTURING COMPANY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91.5" table:style-name="ce2">
            <text:p><text:s/>£91.50<text:s/></text:p>
          </table:table-cell>
          <table:table-cell office:value-type="string" table:style-name="ce1">
            <text:p>ALT-BERG BOOT MANUFACTURING COMPANY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411.91" table:style-name="ce2">
            <text:p><text:s/>£411.91<text:s/></text:p>
          </table:table-cell>
          <table:table-cell office:value-type="string" table:style-name="ce1">
            <text:p>ALT-BERG BOOT MANUFACTURING COMPANY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91.5" table:style-name="ce2">
            <text:p><text:s/>£91.50<text:s/></text:p>
          </table:table-cell>
          <table:table-cell office:value-type="string" table:style-name="ce1">
            <text:p>ALT-BERG BOOT MANUFACTURING COMPANY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366" table:style-name="ce2">
            <text:p><text:s/>£366.00<text:s/></text:p>
          </table:table-cell>
          <table:table-cell office:value-type="string" table:style-name="ce1">
            <text:p>ALT-BERG BOOT MANUFACTURING COMPANY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91.5" table:style-name="ce2">
            <text:p><text:s/>£91.50<text:s/></text:p>
          </table:table-cell>
          <table:table-cell office:value-type="string" table:style-name="ce1">
            <text:p>ALT-BERG BOOT MANUFACTURING COMPANY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70.7" table:style-name="ce2">
            <text:p><text:s/>£70.70<text:s/></text:p>
          </table:table-cell>
          <table:table-cell office:value-type="string" table:style-name="ce1">
            <text:p>ANGLIAN WATER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133.26" table:style-name="ce2">
            <text:p><text:s/>£3,133.26<text:s/></text:p>
          </table:table-cell>
          <table:table-cell office:value-type="string" table:style-name="ce1">
            <text:p>ANGLIAN WATER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1.05" table:style-name="ce2">
            <text:p><text:s/>£41.05<text:s/></text:p>
          </table:table-cell>
          <table:table-cell office:value-type="string" table:style-name="ce1">
            <text:p>ANNODATA LIMITE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00" table:style-name="ce2">
            <text:p><text:s/>£300.00<text:s/></text:p>
          </table:table-cell>
          <table:table-cell office:value-type="string" table:style-name="ce1">
            <text:p>ANUBIS FORENSICS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81.260000000000005" table:style-name="ce2">
            <text:p><text:s/>£81.26<text:s/></text:p>
          </table:table-cell>
          <table:table-cell office:value-type="string" table:style-name="ce1">
            <text:p>APASEAL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5.21" table:style-name="ce2">
            <text:p><text:s/>£55.21<text:s/></text:p>
          </table:table-cell>
          <table:table-cell office:value-type="string" table:style-name="ce1">
            <text:p>APASEAL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670.92" table:style-name="ce2">
            <text:p><text:s/>£2,670.92<text:s/></text:p>
          </table:table-cell>
          <table:table-cell office:value-type="string" table:style-name="ce1">
            <text:p>APEX SECURITY ENGINEERING LIMITE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67.25" table:style-name="ce2">
            <text:p><text:s/>£67.25<text:s/></text:p>
          </table:table-cell>
          <table:table-cell office:value-type="string" table:style-name="ce1">
            <text:p>AQUAID (READING)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03.13" table:style-name="ce2">
            <text:p><text:s/>£103.13<text:s/></text:p>
          </table:table-cell>
          <table:table-cell office:value-type="string" table:style-name="ce1">
            <text:p>AQUAID (READING)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277.57" table:style-name="ce2">
            <text:p><text:s/>£277.57<text:s/></text:p>
          </table:table-cell>
          <table:table-cell office:value-type="string" table:style-name="ce1">
            <text:p>AQUAJET CLEANING EQUIPMENT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59.6" table:style-name="ce2">
            <text:p><text:s/>£759.60<text:s/></text:p>
          </table:table-cell>
          <table:table-cell office:value-type="string" table:style-name="ce1">
            <text:p>AQUAJET CLEANING EQUIPMENT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17.27" table:style-name="ce2">
            <text:p><text:s/>£117.27<text:s/></text:p>
          </table:table-cell>
          <table:table-cell office:value-type="string" table:style-name="ce1">
            <text:p>AQUAJET CLEANING EQUIPMENT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46.8" table:style-name="ce2">
            <text:p><text:s/>£246.80<text:s/></text:p>
          </table:table-cell>
          <table:table-cell office:value-type="string" table:style-name="ce1">
            <text:p>AQUAJET CLEANING EQUIPMENT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77.07" table:style-name="ce2">
            <text:p><text:s/>£677.07<text:s/></text:p>
          </table:table-cell>
          <table:table-cell office:value-type="string" table:style-name="ce1">
            <text:p>AQUATRONIC GROUP MANAGEMENT PLC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98.32" table:style-name="ce2">
            <text:p><text:s/>£298.32<text:s/></text:p>
          </table:table-cell>
          <table:table-cell office:value-type="string" table:style-name="ce1">
            <text:p>ARKTI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496" table:style-name="ce2">
            <text:p><text:s/>£496.00<text:s/></text:p>
          </table:table-cell>
          <table:table-cell office:value-type="string" table:style-name="ce1">
            <text:p>ASB HELP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40" table:style-name="ce2">
            <text:p><text:s/>£40.00<text:s/></text:p>
          </table:table-cell>
          <table:table-cell office:value-type="string" table:style-name="ce1">
            <text:p>ASPEN INTERNATIONAL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12.5" table:style-name="ce2">
            <text:p><text:s/>£112.50<text:s/></text:p>
          </table:table-cell>
          <table:table-cell office:value-type="string" table:style-name="ce1">
            <text:p>ASPIRE SOCIAL WORK SERVICES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24078" table:style-name="ce2">
            <text:p><text:s/>£24,078.00<text:s/></text:p>
          </table:table-cell>
          <table:table-cell office:value-type="string" table:style-name="ce1">
            <text:p>ATKINSREALIS UK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81374" table:style-name="ce2">
            <text:p><text:s/>£81,374.00<text:s/></text:p>
          </table:table-cell>
          <table:table-cell office:value-type="string" table:style-name="ce1">
            <text:p>ATKINSREALIS UK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4078" table:style-name="ce2">
            <text:p><text:s/>£24,078.00<text:s/></text:p>
          </table:table-cell>
          <table:table-cell office:value-type="string" table:style-name="ce1">
            <text:p>ATKINSREALIS UK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298.39" table:style-name="ce2">
            <text:p><text:s/>£2,298.39<text:s/></text:p>
          </table:table-cell>
          <table:table-cell office:value-type="string" table:style-name="ce1">
            <text:p>ATS EUROMASTER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350.36" table:style-name="ce2">
            <text:p><text:s/>£2,350.36<text:s/></text:p>
          </table:table-cell>
          <table:table-cell office:value-type="string" table:style-name="ce1">
            <text:p>ATS EUROMASTER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572.5" table:style-name="ce2">
            <text:p><text:s/>£3,572.50<text:s/></text:p>
          </table:table-cell>
          <table:table-cell office:value-type="string" table:style-name="ce1">
            <text:p>ATS EUROMASTER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911.56" table:style-name="ce2">
            <text:p><text:s/>£3,911.56<text:s/></text:p>
          </table:table-cell>
          <table:table-cell office:value-type="string" table:style-name="ce1">
            <text:p>ATS EUROMASTER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71.26" table:style-name="ce2">
            <text:p><text:s/>£671.26<text:s/></text:p>
          </table:table-cell>
          <table:table-cell office:value-type="string" table:style-name="ce1">
            <text:p>ATS EUROMASTER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14" table:style-name="ce2">
            <text:p><text:s/>£114.00<text:s/></text:p>
          </table:table-cell>
          <table:table-cell office:value-type="string" table:style-name="ce1">
            <text:p>AUTOMATED WATER &amp; EFFLUENT LIMITE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971.3" table:style-name="ce2">
            <text:p><text:s/>£4,971.30<text:s/></text:p>
          </table:table-cell>
          <table:table-cell office:value-type="string" table:style-name="ce1">
            <text:p>AVC WISE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5091.82" table:style-name="ce2">
            <text:p><text:s/>£5,091.82<text:s/></text:p>
          </table:table-cell>
          <table:table-cell office:value-type="string" table:style-name="ce1">
            <text:p>AVC WISE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4914" table:style-name="ce2">
            <text:p><text:s/>£4,914.00<text:s/></text:p>
          </table:table-cell>
          <table:table-cell office:value-type="string" table:style-name="ce1">
            <text:p>AVI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330" table:style-name="ce2">
            <text:p><text:s/>£330.00<text:s/></text:p>
          </table:table-cell>
          <table:table-cell office:value-type="string" table:style-name="ce1">
            <text:p>AVI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54132" table:style-name="ce2">
            <text:p><text:s/>£54,132.00<text:s/></text:p>
          </table:table-cell>
          <table:table-cell office:value-type="string" table:style-name="ce1">
            <text:p>AVI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840.15" table:style-name="ce2">
            <text:p><text:s/>£840.15<text:s/></text:p>
          </table:table-cell>
          <table:table-cell office:value-type="string" table:style-name="ce1">
            <text:p>AVOIRA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78381.38" table:style-name="ce2">
            <text:p><text:s/>£78,381.38<text:s/></text:p>
          </table:table-cell>
          <table:table-cell office:value-type="string" table:style-name="ce1">
            <text:p>AXIS EUROPE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07.4" table:style-name="ce2">
            <text:p><text:s/>£107.40<text:s/></text:p>
          </table:table-cell>
          <table:table-cell office:value-type="string" table:style-name="ce1">
            <text:p>AYLESBURY GRAMMAR SCHOOL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42" table:style-name="ce2">
            <text:p><text:s/>£342.00<text:s/></text:p>
          </table:table-cell>
          <table:table-cell office:value-type="string" table:style-name="ce1">
            <text:p>B A TEXTILE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95" table:style-name="ce2">
            <text:p><text:s/>£95.00<text:s/></text:p>
          </table:table-cell>
          <table:table-cell office:value-type="string" table:style-name="ce1">
            <text:p>BACK CARE SOLUTIONS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771.95" table:style-name="ce2">
            <text:p><text:s/>£771.95<text:s/></text:p>
          </table:table-cell>
          <table:table-cell office:value-type="string" table:style-name="ce1">
            <text:p>BACK CARE SOLUTIONS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number-rows-repeated="4" table:style-name="ro1">
          <table:table-cell office:value-type="currency" office:value="95" table:style-name="ce2">
            <text:p><text:s/>£95.00<text:s/></text:p>
          </table:table-cell>
          <table:table-cell office:value-type="string" table:style-name="ce1">
            <text:p>BACK CARE SOLUTIONS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3306.8" table:style-name="ce2">
            <text:p><text:s/>£3,306.80<text:s/></text:p>
          </table:table-cell>
          <table:table-cell office:value-type="string" table:style-name="ce1">
            <text:p>BACK CARE SOLUTIONS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683.5" table:style-name="ce2">
            <text:p><text:s/>£683.50<text:s/></text:p>
          </table:table-cell>
          <table:table-cell office:value-type="string" table:style-name="ce1">
            <text:p>BACK CARE SOLUTIONS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95" table:style-name="ce2">
            <text:p><text:s/>£95.00<text:s/></text:p>
          </table:table-cell>
          <table:table-cell office:value-type="string" table:style-name="ce1">
            <text:p>BACK CARE SOLUTIONS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731.45" table:style-name="ce2">
            <text:p><text:s/>£1,731.45<text:s/></text:p>
          </table:table-cell>
          <table:table-cell office:value-type="string" table:style-name="ce1">
            <text:p>BACK CARE SOLUTIONS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106" table:style-name="ce2">
            <text:p><text:s/>£1,106.00<text:s/></text:p>
          </table:table-cell>
          <table:table-cell office:value-type="string" table:style-name="ce1">
            <text:p>BACK CARE SOLUTIONS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95" table:style-name="ce2">
            <text:p><text:s/>£95.00<text:s/></text:p>
          </table:table-cell>
          <table:table-cell office:value-type="string" table:style-name="ce1">
            <text:p>BACK CARE SOLUTIONS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399.5" table:style-name="ce2">
            <text:p><text:s/>£1,399.50<text:s/></text:p>
          </table:table-cell>
          <table:table-cell office:value-type="string" table:style-name="ce1">
            <text:p>BACK CARE SOLUTIONS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22.68" table:style-name="ce2">
            <text:p><text:s/>£22.68<text:s/></text:p>
          </table:table-cell>
          <table:table-cell office:value-type="string" table:style-name="ce1">
            <text:p>BALLICOM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209.44" table:style-name="ce2">
            <text:p><text:s/>£209.44<text:s/></text:p>
          </table:table-cell>
          <table:table-cell office:value-type="string" table:style-name="ce1">
            <text:p>BALLICOM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20.37" table:style-name="ce2">
            <text:p><text:s/>£20.37<text:s/></text:p>
          </table:table-cell>
          <table:table-cell office:value-type="string" table:style-name="ce1">
            <text:p>BALLICOM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573" table:style-name="ce2">
            <text:p><text:s/>£573.0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025" table:style-name="ce2">
            <text:p><text:s/>£3,025.0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489" table:style-name="ce2">
            <text:p><text:s/>£3,489.0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2.5" table:style-name="ce2">
            <text:p><text:s/>£42.5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27.5" table:style-name="ce2">
            <text:p><text:s/>£127.5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472" table:style-name="ce2">
            <text:p><text:s/>£2,472.0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676" table:style-name="ce2">
            <text:p><text:s/>£676.0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27.5" table:style-name="ce2">
            <text:p><text:s/>£127.5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9663" table:style-name="ce2">
            <text:p><text:s/>£9,663.0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557" table:style-name="ce2">
            <text:p><text:s/>£2,557.0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52.52" table:style-name="ce2">
            <text:p><text:s/>£352.52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2.5" table:style-name="ce2">
            <text:p><text:s/>£42.5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127.5" table:style-name="ce2">
            <text:p><text:s/>£127.5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70" table:style-name="ce2">
            <text:p><text:s/>£170.0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55.7" table:style-name="ce2">
            <text:p><text:s/>£255.7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40.73" table:style-name="ce2">
            <text:p><text:s/>£440.73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01" table:style-name="ce2">
            <text:p><text:s/>£201.0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2.5" table:style-name="ce2">
            <text:p><text:s/>£42.5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70" table:style-name="ce2">
            <text:p><text:s/>£170.0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27.5" table:style-name="ce2">
            <text:p><text:s/>£127.5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42" table:style-name="ce2">
            <text:p><text:s/>£742.0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983" table:style-name="ce2">
            <text:p><text:s/>£1,983.0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27.5" table:style-name="ce2">
            <text:p><text:s/>£127.5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585" table:style-name="ce2">
            <text:p><text:s/>£585.0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27.5" table:style-name="ce2">
            <text:p><text:s/>£127.5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9288" table:style-name="ce2">
            <text:p><text:s/>£9,288.0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27.5" table:style-name="ce2">
            <text:p><text:s/>£127.5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931" table:style-name="ce2">
            <text:p><text:s/>£1,931.0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699" table:style-name="ce2">
            <text:p><text:s/>£1,699.0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40" table:style-name="ce2">
            <text:p><text:s/>£240.0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97" table:style-name="ce2">
            <text:p><text:s/>£497.0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020" table:style-name="ce2">
            <text:p><text:s/>£1,020.0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270" table:style-name="ce2">
            <text:p><text:s/>£2,270.0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330" table:style-name="ce2">
            <text:p><text:s/>£2,330.0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960" table:style-name="ce2">
            <text:p><text:s/>£960.0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52.53" table:style-name="ce2">
            <text:p><text:s/>£352.53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627" table:style-name="ce2">
            <text:p><text:s/>£1,627.0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85" table:style-name="ce2">
            <text:p><text:s/>£85.0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985" table:style-name="ce2">
            <text:p><text:s/>£985.0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27.5" table:style-name="ce2">
            <text:p><text:s/>£127.5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84.02" table:style-name="ce2">
            <text:p><text:s/>£784.02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27.5" table:style-name="ce2">
            <text:p><text:s/>£127.5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592" table:style-name="ce2">
            <text:p><text:s/>£1,592.0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54.5" table:style-name="ce2">
            <text:p><text:s/>£354.5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70" table:style-name="ce2">
            <text:p><text:s/>£170.0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998" table:style-name="ce2">
            <text:p><text:s/>£1,998.0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469" table:style-name="ce2">
            <text:p><text:s/>£1,469.0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30.75" table:style-name="ce2">
            <text:p><text:s/>£230.75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17.54" table:style-name="ce2">
            <text:p><text:s/>£217.54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146" table:style-name="ce2">
            <text:p><text:s/>£2,146.0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08" table:style-name="ce2">
            <text:p><text:s/>£708.0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380" table:style-name="ce2">
            <text:p><text:s/>£2,380.0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088" table:style-name="ce2">
            <text:p><text:s/>£1,088.0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38" table:style-name="ce2">
            <text:p><text:s/>£338.0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16" table:style-name="ce2">
            <text:p><text:s/>£216.0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665" table:style-name="ce2">
            <text:p><text:s/>£1,665.0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788" table:style-name="ce2">
            <text:p><text:s/>£1,788.0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55" table:style-name="ce2">
            <text:p><text:s/>£255.0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465" table:style-name="ce2">
            <text:p><text:s/>£2,465.0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092" table:style-name="ce2">
            <text:p><text:s/>£2,092.0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503" table:style-name="ce2">
            <text:p><text:s/>£503.0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859" table:style-name="ce2">
            <text:p><text:s/>£1,859.0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665" table:style-name="ce2">
            <text:p><text:s/>£665.00<text:s/></text:p>
          </table:table-cell>
          <table:table-cell office:value-type="string" table:style-name="ce1">
            <text:p>BARKER AND EVAN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02.71" table:style-name="ce2">
            <text:p><text:s/>£702.71<text:s/></text:p>
          </table:table-cell>
          <table:table-cell office:value-type="string" table:style-name="ce1">
            <text:p>BARONS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5.61" table:style-name="ce2">
            <text:p><text:s/>£15.61<text:s/></text:p>
          </table:table-cell>
          <table:table-cell office:value-type="string" table:style-name="ce1">
            <text:p>BARONS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2.21" table:style-name="ce2">
            <text:p><text:s/>£12.21<text:s/></text:p>
          </table:table-cell>
          <table:table-cell office:value-type="string" table:style-name="ce1">
            <text:p>BARONS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08.73" table:style-name="ce2">
            <text:p><text:s/>£108.73<text:s/></text:p>
          </table:table-cell>
          <table:table-cell office:value-type="string" table:style-name="ce1">
            <text:p>BARONS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19.49" table:style-name="ce2">
            <text:p><text:s/>£119.49<text:s/></text:p>
          </table:table-cell>
          <table:table-cell office:value-type="string" table:style-name="ce1">
            <text:p>BARONS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86.77" table:style-name="ce2">
            <text:p><text:s/>£86.77<text:s/></text:p>
          </table:table-cell>
          <table:table-cell office:value-type="string" table:style-name="ce1">
            <text:p>BARONS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4.62" table:style-name="ce2">
            <text:p><text:s/>£24.62<text:s/></text:p>
          </table:table-cell>
          <table:table-cell office:value-type="string" table:style-name="ce1">
            <text:p>BARONS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.81" table:style-name="ce2">
            <text:p><text:s/>£7.81<text:s/></text:p>
          </table:table-cell>
          <table:table-cell office:value-type="string" table:style-name="ce1">
            <text:p>BARONS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21.23" table:style-name="ce2">
            <text:p><text:s/>£121.23<text:s/></text:p>
          </table:table-cell>
          <table:table-cell office:value-type="string" table:style-name="ce1">
            <text:p>BARONS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99.67" table:style-name="ce2">
            <text:p><text:s/>£299.67<text:s/></text:p>
          </table:table-cell>
          <table:table-cell office:value-type="string" table:style-name="ce1">
            <text:p>BARONS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731" table:style-name="ce2">
            <text:p><text:s/>£1,731.00<text:s/></text:p>
          </table:table-cell>
          <table:table-cell office:value-type="string" table:style-name="ce1">
            <text:p>BASELINE CONSULTING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64.5" table:style-name="ce2">
            <text:p><text:s/>£164.50<text:s/></text:p>
          </table:table-cell>
          <table:table-cell office:value-type="string" table:style-name="ce1">
            <text:p>BATES OFFICE - GRESHAM OFFICE FURNITURE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0714.6" table:style-name="ce2">
            <text:p><text:s/>£10,714.60<text:s/></text:p>
          </table:table-cell>
          <table:table-cell office:value-type="string" table:style-name="ce1">
            <text:p>BATES OFFICE - GRESHAM OFFICE FURNITURE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12" table:style-name="ce2">
            <text:p><text:s/>£112.00<text:s/></text:p>
          </table:table-cell>
          <table:table-cell office:value-type="string" table:style-name="ce1">
            <text:p>BATES OFFICE - GRESHAM OFFICE FURNITURE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663" table:style-name="ce2">
            <text:p><text:s/>£3,663.00<text:s/></text:p>
          </table:table-cell>
          <table:table-cell office:value-type="string" table:style-name="ce1">
            <text:p>BATES OFFICE - GRESHAM OFFICE FURNITURE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1532.73" table:style-name="ce2">
            <text:p><text:s/>£11,532.73<text:s/></text:p>
          </table:table-cell>
          <table:table-cell office:value-type="string" table:style-name="ce1">
            <text:p>BBSM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265" table:style-name="ce2">
            <text:p><text:s/>£1,265.00<text:s/></text:p>
          </table:table-cell>
          <table:table-cell office:value-type="string" table:style-name="ce1">
            <text:p>BBSM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9.75" table:style-name="ce2">
            <text:p><text:s/>£29.75<text:s/></text:p>
          </table:table-cell>
          <table:table-cell office:value-type="string" table:style-name="ce1">
            <text:p>BECHTLE DIRECT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55" table:style-name="ce2">
            <text:p><text:s/>£55.00<text:s/></text:p>
          </table:table-cell>
          <table:table-cell office:value-type="string" table:style-name="ce1">
            <text:p>BECK PLACE MOTOR SERVICES LIMITE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905" table:style-name="ce2">
            <text:p><text:s/>£905.00<text:s/></text:p>
          </table:table-cell>
          <table:table-cell office:value-type="string" table:style-name="ce1">
            <text:p>BECKETT TELECOM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782" table:style-name="ce2">
            <text:p><text:s/>£1,782.00<text:s/></text:p>
          </table:table-cell>
          <table:table-cell office:value-type="string" table:style-name="ce1">
            <text:p>BECKETT TELECOM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34.62" table:style-name="ce2">
            <text:p><text:s/>£134.62<text:s/></text:p>
          </table:table-cell>
          <table:table-cell office:value-type="string" table:style-name="ce1">
            <text:p>BEDFORD BATTERY CO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4" table:style-name="ce2">
            <text:p><text:s/>£24.00<text:s/></text:p>
          </table:table-cell>
          <table:table-cell office:value-type="string" table:style-name="ce1">
            <text:p>BEDFORD BATTERY CO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0.21" table:style-name="ce2">
            <text:p><text:s/>£20.21<text:s/></text:p>
          </table:table-cell>
          <table:table-cell office:value-type="string" table:style-name="ce1">
            <text:p>BEDFORD BATTERY CO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37.22" table:style-name="ce2">
            <text:p><text:s/>£137.22<text:s/></text:p>
          </table:table-cell>
          <table:table-cell office:value-type="string" table:style-name="ce1">
            <text:p>BEDFORD BATTERY CO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0" table:style-name="ce2">
            <text:p><text:s/>£10.00<text:s/></text:p>
          </table:table-cell>
          <table:table-cell office:value-type="string" table:style-name="ce1">
            <text:p>BEDFORD BATTERY CO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1.76" table:style-name="ce2">
            <text:p><text:s/>£41.76<text:s/></text:p>
          </table:table-cell>
          <table:table-cell office:value-type="string" table:style-name="ce1">
            <text:p>BEDFORD BATTERY CO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6.12" table:style-name="ce2">
            <text:p><text:s/>£26.12<text:s/></text:p>
          </table:table-cell>
          <table:table-cell office:value-type="string" table:style-name="ce1">
            <text:p>BEDFORD BATTERY CO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.47" table:style-name="ce2">
            <text:p><text:s/>£7.47<text:s/></text:p>
          </table:table-cell>
          <table:table-cell office:value-type="string" table:style-name="ce1">
            <text:p>BEDFORD BATTERY CO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9.72" table:style-name="ce2">
            <text:p><text:s/>£49.72<text:s/></text:p>
          </table:table-cell>
          <table:table-cell office:value-type="string" table:style-name="ce1">
            <text:p>BELLS MOTOR GROUP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02.53" table:style-name="ce2">
            <text:p><text:s/>£202.53<text:s/></text:p>
          </table:table-cell>
          <table:table-cell office:value-type="string" table:style-name="ce1">
            <text:p>BELLS MOTOR GROUP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6.85" table:style-name="ce2">
            <text:p><text:s/>£36.85<text:s/></text:p>
          </table:table-cell>
          <table:table-cell office:value-type="string" table:style-name="ce1">
            <text:p>BELLS MOTOR GROUP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45.5" table:style-name="ce2">
            <text:p><text:s/>£145.50<text:s/></text:p>
          </table:table-cell>
          <table:table-cell office:value-type="string" table:style-name="ce1">
            <text:p>BELLS MOTOR GROUP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72.52" table:style-name="ce2">
            <text:p><text:s/>£172.52<text:s/></text:p>
          </table:table-cell>
          <table:table-cell office:value-type="string" table:style-name="ce1">
            <text:p>BELLS MOTOR GROUP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30.36" table:style-name="ce2">
            <text:p><text:s/>£230.36<text:s/></text:p>
          </table:table-cell>
          <table:table-cell office:value-type="string" table:style-name="ce1">
            <text:p>BELLS MOTOR GROUP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29.25" table:style-name="ce2">
            <text:p><text:s/>£629.25<text:s/></text:p>
          </table:table-cell>
          <table:table-cell office:value-type="string" table:style-name="ce1">
            <text:p>BERKSHIRE CYCLE CO (WOODLEY STORE)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0.959999999999994" table:style-name="ce2">
            <text:p><text:s/>£70.96<text:s/></text:p>
          </table:table-cell>
          <table:table-cell office:value-type="string" table:style-name="ce1">
            <text:p>BERKSHIRE PARTS AND PANEL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2.3" table:style-name="ce2">
            <text:p><text:s/>£42.30<text:s/></text:p>
          </table:table-cell>
          <table:table-cell office:value-type="string" table:style-name="ce1">
            <text:p>BERKSHIRE PARTS AND PANEL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0.63" table:style-name="ce2">
            <text:p><text:s/>£70.63<text:s/></text:p>
          </table:table-cell>
          <table:table-cell office:value-type="string" table:style-name="ce1">
            <text:p>BERKSHIRE PARTS AND PANEL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25.21" table:style-name="ce2">
            <text:p><text:s/>£225.21<text:s/></text:p>
          </table:table-cell>
          <table:table-cell office:value-type="string" table:style-name="ce1">
            <text:p>BERKSHIRE PARTS AND PANEL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50.42" table:style-name="ce2">
            <text:p><text:s/>£450.42<text:s/></text:p>
          </table:table-cell>
          <table:table-cell office:value-type="string" table:style-name="ce1">
            <text:p>BERKSHIRE PARTS AND PANEL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95.27" table:style-name="ce2">
            <text:p><text:s/>£95.27<text:s/></text:p>
          </table:table-cell>
          <table:table-cell office:value-type="string" table:style-name="ce1">
            <text:p>BERKSHIRE PARTS AND PANEL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39.54" table:style-name="ce2">
            <text:p><text:s/>£139.54<text:s/></text:p>
          </table:table-cell>
          <table:table-cell office:value-type="string" table:style-name="ce1">
            <text:p>BERKSHIRE PARTS AND PANEL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2.6" table:style-name="ce2">
            <text:p><text:s/>£52.60<text:s/></text:p>
          </table:table-cell>
          <table:table-cell office:value-type="string" table:style-name="ce1">
            <text:p>BERKSHIRE PARTS AND PANEL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89.2" table:style-name="ce2">
            <text:p><text:s/>£189.20<text:s/></text:p>
          </table:table-cell>
          <table:table-cell office:value-type="string" table:style-name="ce1">
            <text:p>BERKSHIRE PARTS AND PANEL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4.760000000000005" table:style-name="ce2">
            <text:p><text:s/>£64.76<text:s/></text:p>
          </table:table-cell>
          <table:table-cell office:value-type="string" table:style-name="ce1">
            <text:p>BERKSHIRE PARTS AND PANEL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1.5" table:style-name="ce2">
            <text:p><text:s/>£11.50<text:s/></text:p>
          </table:table-cell>
          <table:table-cell office:value-type="string" table:style-name="ce1">
            <text:p>BERKSHIRE PARTS AND PANEL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9.61" table:style-name="ce2">
            <text:p><text:s/>£19.61<text:s/></text:p>
          </table:table-cell>
          <table:table-cell office:value-type="string" table:style-name="ce1">
            <text:p>BERKSHIRE PARTS AND PANEL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4.5" table:style-name="ce2">
            <text:p><text:s/>£34.50<text:s/></text:p>
          </table:table-cell>
          <table:table-cell office:value-type="string" table:style-name="ce1">
            <text:p>BERKSHIRE PARTS AND PANEL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79.16" table:style-name="ce2">
            <text:p><text:s/>£479.16<text:s/></text:p>
          </table:table-cell>
          <table:table-cell office:value-type="string" table:style-name="ce1">
            <text:p>BIKE TYRESTOR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68.5" table:style-name="ce2">
            <text:p><text:s/>£268.50<text:s/></text:p>
          </table:table-cell>
          <table:table-cell office:value-type="string" table:style-name="ce1">
            <text:p>BIKE TYRESTOR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193" table:style-name="ce2">
            <text:p><text:s/>£6,193.00<text:s/></text:p>
          </table:table-cell>
          <table:table-cell office:value-type="string" table:style-name="ce1">
            <text:p>BLAKE MORGAN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20" table:style-name="ce2">
            <text:p><text:s/>£120.00<text:s/></text:p>
          </table:table-cell>
          <table:table-cell office:value-type="string" table:style-name="ce1">
            <text:p>BLUE OCEANS COUNSELLING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10.68" table:style-name="ce2">
            <text:p><text:s/>£110.68<text:s/></text:p>
          </table:table-cell>
          <table:table-cell office:value-type="string" table:style-name="ce1">
            <text:p>BLUELIGHT GRAPHIC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19.79" table:style-name="ce2">
            <text:p><text:s/>£219.79<text:s/></text:p>
          </table:table-cell>
          <table:table-cell office:value-type="string" table:style-name="ce1">
            <text:p>BLUELIGHT GRAPHIC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7.650000000000006" table:style-name="ce2">
            <text:p><text:s/>£67.65<text:s/></text:p>
          </table:table-cell>
          <table:table-cell office:value-type="string" table:style-name="ce1">
            <text:p>BLUELIGHT GRAPHIC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20.15" table:style-name="ce2">
            <text:p><text:s/>£120.15<text:s/></text:p>
          </table:table-cell>
          <table:table-cell office:value-type="string" table:style-name="ce1">
            <text:p>BLUELIGHT GRAPHIC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21.75" table:style-name="ce2">
            <text:p><text:s/>£421.75<text:s/></text:p>
          </table:table-cell>
          <table:table-cell office:value-type="string" table:style-name="ce1">
            <text:p>BLUELIGHT GRAPHIC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120.15" table:style-name="ce2">
            <text:p><text:s/>£120.15<text:s/></text:p>
          </table:table-cell>
          <table:table-cell office:value-type="string" table:style-name="ce1">
            <text:p>BLUELIGHT GRAPHIC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07.57000000000005" table:style-name="ce2">
            <text:p><text:s/>£607.57<text:s/></text:p>
          </table:table-cell>
          <table:table-cell office:value-type="string" table:style-name="ce1">
            <text:p>BLUELIGHT GRAPHIC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5" table:style-name="ce2">
            <text:p><text:s/>£45.00<text:s/></text:p>
          </table:table-cell>
          <table:table-cell office:value-type="string" table:style-name="ce1">
            <text:p>BLUELIGHT GRAPHIC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40.27000000000001" table:style-name="ce2">
            <text:p><text:s/>£140.27<text:s/></text:p>
          </table:table-cell>
          <table:table-cell office:value-type="string" table:style-name="ce1">
            <text:p>BLUELIGHT GRAPHIC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35.3" table:style-name="ce2">
            <text:p><text:s/>£435.30<text:s/></text:p>
          </table:table-cell>
          <table:table-cell office:value-type="string" table:style-name="ce1">
            <text:p>BLUELIGHT GRAPHIC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07.65" table:style-name="ce2">
            <text:p><text:s/>£207.65<text:s/></text:p>
          </table:table-cell>
          <table:table-cell office:value-type="string" table:style-name="ce1">
            <text:p>BOC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0.88" table:style-name="ce2">
            <text:p><text:s/>£10.88<text:s/></text:p>
          </table:table-cell>
          <table:table-cell office:value-type="string" table:style-name="ce1">
            <text:p>BOC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21.76" table:style-name="ce2">
            <text:p><text:s/>£21.76<text:s/></text:p>
          </table:table-cell>
          <table:table-cell office:value-type="string" table:style-name="ce1">
            <text:p>BOC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8" table:style-name="ce2">
            <text:p><text:s/>£8.00<text:s/></text:p>
          </table:table-cell>
          <table:table-cell office:value-type="string" table:style-name="ce1">
            <text:p>BOC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3.1" table:style-name="ce2">
            <text:p><text:s/>£3.10<text:s/></text:p>
          </table:table-cell>
          <table:table-cell office:value-type="string" table:style-name="ce1">
            <text:p>BOC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95.84" table:style-name="ce2">
            <text:p><text:s/>£195.84<text:s/></text:p>
          </table:table-cell>
          <table:table-cell office:value-type="string" table:style-name="ce1">
            <text:p>BOC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76.45" table:style-name="ce2">
            <text:p><text:s/>£76.45<text:s/></text:p>
          </table:table-cell>
          <table:table-cell office:value-type="string" table:style-name="ce1">
            <text:p>BOC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5247.84" table:style-name="ce2">
            <text:p><text:s/>£5,247.84<text:s/></text:p>
          </table:table-cell>
          <table:table-cell office:value-type="string" table:style-name="ce1">
            <text:p>BOC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312.86" table:style-name="ce2">
            <text:p><text:s/>£312.86<text:s/></text:p>
          </table:table-cell>
          <table:table-cell office:value-type="string" table:style-name="ce1">
            <text:p>BOOKER CASH AND CARRY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654.36" table:style-name="ce2">
            <text:p><text:s/>£654.36<text:s/></text:p>
          </table:table-cell>
          <table:table-cell office:value-type="string" table:style-name="ce1">
            <text:p>BOSTICO INTERNATIONAL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20000" table:style-name="ce2">
            <text:p><text:s/>£20,000.00<text:s/></text:p>
          </table:table-cell>
          <table:table-cell office:value-type="string" table:style-name="ce1">
            <text:p>BOUNCE VIDEO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6600" table:style-name="ce2">
            <text:p><text:s/>£6,600.00<text:s/></text:p>
          </table:table-cell>
          <table:table-cell office:value-type="string" table:style-name="ce1">
            <text:p>BOUNDARY GATE AND BARRIER (CONTRACTS)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30" table:style-name="ce2">
            <text:p><text:s/>£130.00<text:s/></text:p>
          </table:table-cell>
          <table:table-cell office:value-type="string" table:style-name="ce1">
            <text:p>BOUNDARY GATE AND BARRIER (CONTRACTS)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317.3" table:style-name="ce2">
            <text:p><text:s/>£1,317.30<text:s/></text:p>
          </table:table-cell>
          <table:table-cell office:value-type="string" table:style-name="ce1">
            <text:p>BOUNDARY GATE AND BARRIER (CONTRACTS)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928" table:style-name="ce2">
            <text:p><text:s/>£928.00<text:s/></text:p>
          </table:table-cell>
          <table:table-cell office:value-type="string" table:style-name="ce1">
            <text:p>BOUNDARY GATE AND BARRIER (CONTRACTS)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178.36" table:style-name="ce2">
            <text:p><text:s/>£2,178.36<text:s/></text:p>
          </table:table-cell>
          <table:table-cell office:value-type="string" table:style-name="ce1">
            <text:p>BPS GROUP LTD t/as BIDFOO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370.15" table:style-name="ce2">
            <text:p><text:s/>£1,370.15<text:s/></text:p>
          </table:table-cell>
          <table:table-cell office:value-type="string" table:style-name="ce1">
            <text:p>BPS GROUP LTD t/as BIDFOO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255.93" table:style-name="ce2">
            <text:p><text:s/>£255.93<text:s/></text:p>
          </table:table-cell>
          <table:table-cell office:value-type="string" table:style-name="ce1">
            <text:p>BPS GROUP LTD t/as BIDFOO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160.05" table:style-name="ce2">
            <text:p><text:s/>£1,160.05<text:s/></text:p>
          </table:table-cell>
          <table:table-cell office:value-type="string" table:style-name="ce1">
            <text:p>BPS GROUP LTD t/as BIDFOO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533.6" table:style-name="ce2">
            <text:p><text:s/>£533.60<text:s/></text:p>
          </table:table-cell>
          <table:table-cell office:value-type="string" table:style-name="ce1">
            <text:p>BPS GROUP LTD t/as BIDFOO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439.45" table:style-name="ce2">
            <text:p><text:s/>£439.45<text:s/></text:p>
          </table:table-cell>
          <table:table-cell office:value-type="string" table:style-name="ce1">
            <text:p>BPS GROUP LTD t/as BIDFOO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547.54" table:style-name="ce2">
            <text:p><text:s/>£547.54<text:s/></text:p>
          </table:table-cell>
          <table:table-cell office:value-type="string" table:style-name="ce1">
            <text:p>BPS GROUP LTD t/as BIDFOO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183.7" table:style-name="ce2">
            <text:p><text:s/>£1,183.70<text:s/></text:p>
          </table:table-cell>
          <table:table-cell office:value-type="string" table:style-name="ce1">
            <text:p>BPS GROUP LTD t/as BIDFOO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659.35" table:style-name="ce2">
            <text:p><text:s/>£1,659.35<text:s/></text:p>
          </table:table-cell>
          <table:table-cell office:value-type="string" table:style-name="ce1">
            <text:p>BPS GROUP LTD t/as BIDFOO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804.12" table:style-name="ce2">
            <text:p><text:s/>£804.12<text:s/></text:p>
          </table:table-cell>
          <table:table-cell office:value-type="string" table:style-name="ce1">
            <text:p>BPS GROUP LTD t/as BIDFOO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538.24" table:style-name="ce2">
            <text:p><text:s/>£1,538.24<text:s/></text:p>
          </table:table-cell>
          <table:table-cell office:value-type="string" table:style-name="ce1">
            <text:p>BPS GROUP LTD t/as BIDFOO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621.65" table:style-name="ce2">
            <text:p><text:s/>£621.65<text:s/></text:p>
          </table:table-cell>
          <table:table-cell office:value-type="string" table:style-name="ce1">
            <text:p>BPS GROUP LTD t/as BIDFOO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6989.66" table:style-name="ce2">
            <text:p><text:s/>£6,989.66<text:s/></text:p>
          </table:table-cell>
          <table:table-cell office:value-type="string" table:style-name="ce1">
            <text:p>BRADSHAW BODY REPAIR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94.76" table:style-name="ce2">
            <text:p><text:s/>£594.76<text:s/></text:p>
          </table:table-cell>
          <table:table-cell office:value-type="string" table:style-name="ce1">
            <text:p>BRADSHAW BODY REPAIR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114.8699999999999" table:style-name="ce2">
            <text:p><text:s/>£1,114.87<text:s/></text:p>
          </table:table-cell>
          <table:table-cell office:value-type="string" table:style-name="ce1">
            <text:p>BRADSHAW BODY REPAIR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981.72" table:style-name="ce2">
            <text:p><text:s/>£7,981.72<text:s/></text:p>
          </table:table-cell>
          <table:table-cell office:value-type="string" table:style-name="ce1">
            <text:p>BRADSHAW BODY REPAIR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792.75" table:style-name="ce2">
            <text:p><text:s/>£2,792.75<text:s/></text:p>
          </table:table-cell>
          <table:table-cell office:value-type="string" table:style-name="ce1">
            <text:p>BRADSHAW BODY REPAIR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895.69" table:style-name="ce2">
            <text:p><text:s/>£2,895.69<text:s/></text:p>
          </table:table-cell>
          <table:table-cell office:value-type="string" table:style-name="ce1">
            <text:p>BRADSHAW BODY REPAIR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074.9899999999998" table:style-name="ce2">
            <text:p><text:s/>£2,074.99<text:s/></text:p>
          </table:table-cell>
          <table:table-cell office:value-type="string" table:style-name="ce1">
            <text:p>BRADSHAW BODY REPAIR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532.84" table:style-name="ce2">
            <text:p><text:s/>£3,532.84<text:s/></text:p>
          </table:table-cell>
          <table:table-cell office:value-type="string" table:style-name="ce1">
            <text:p>BRADSHAW BODY REPAIR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40" table:style-name="ce2">
            <text:p><text:s/>£140.00<text:s/></text:p>
          </table:table-cell>
          <table:table-cell office:value-type="string" table:style-name="ce1">
            <text:p>BRADSHAW BODY REPAIR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361.22" table:style-name="ce2">
            <text:p><text:s/>£5,361.22<text:s/></text:p>
          </table:table-cell>
          <table:table-cell office:value-type="string" table:style-name="ce1">
            <text:p>BRADSHAW BODY REPAIR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583.21" table:style-name="ce2">
            <text:p><text:s/>£1,583.21<text:s/></text:p>
          </table:table-cell>
          <table:table-cell office:value-type="string" table:style-name="ce1">
            <text:p>BRADSHAW BODY REPAIR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1980.75" table:style-name="ce2">
            <text:p><text:s/>£61,980.75<text:s/></text:p>
          </table:table-cell>
          <table:table-cell office:value-type="string" table:style-name="ce1">
            <text:p>BrightGen Limited T/A CREDERA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330" table:style-name="ce2">
            <text:p><text:s/>£330.00<text:s/></text:p>
          </table:table-cell>
          <table:table-cell office:value-type="string" table:style-name="ce1">
            <text:p>BRINNICK LOCKSMITH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1.64" table:style-name="ce2">
            <text:p><text:s/>£11.64<text:s/></text:p>
          </table:table-cell>
          <table:table-cell office:value-type="string" table:style-name="ce1">
            <text:p>BRISTOL STREET BANBURY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820.72" table:style-name="ce2">
            <text:p><text:s/>£820.72<text:s/></text:p>
          </table:table-cell>
          <table:table-cell office:value-type="string" table:style-name="ce1">
            <text:p>BRISTOL STREET BANBURY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4.57" table:style-name="ce2">
            <text:p><text:s/>£14.57<text:s/></text:p>
          </table:table-cell>
          <table:table-cell office:value-type="string" table:style-name="ce1">
            <text:p>BRISTOL STREET BANBURY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1.64" table:style-name="ce2">
            <text:p><text:s/>£11.64<text:s/></text:p>
          </table:table-cell>
          <table:table-cell office:value-type="string" table:style-name="ce1">
            <text:p>BRISTOL STREET BANBURY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1.49" table:style-name="ce2">
            <text:p><text:s/>£11.49<text:s/></text:p>
          </table:table-cell>
          <table:table-cell office:value-type="string" table:style-name="ce1">
            <text:p>BRISTOL STREET BANBURY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83.54" table:style-name="ce2">
            <text:p><text:s/>£483.54<text:s/></text:p>
          </table:table-cell>
          <table:table-cell office:value-type="string" table:style-name="ce1">
            <text:p>BRISTOL STREET BANBURY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08.4" table:style-name="ce2">
            <text:p><text:s/>£208.40<text:s/></text:p>
          </table:table-cell>
          <table:table-cell office:value-type="string" table:style-name="ce1">
            <text:p>BRISTOL STREET BANBURY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25.31" table:style-name="ce2">
            <text:p><text:s/>£225.31<text:s/></text:p>
          </table:table-cell>
          <table:table-cell office:value-type="string" table:style-name="ce1">
            <text:p>BRISTOL STREET BANBURY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94.34" table:style-name="ce2">
            <text:p><text:s/>£394.34<text:s/></text:p>
          </table:table-cell>
          <table:table-cell office:value-type="string" table:style-name="ce1">
            <text:p>BRISTOL STREET BANBURY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92.16" table:style-name="ce2">
            <text:p><text:s/>£92.16<text:s/></text:p>
          </table:table-cell>
          <table:table-cell office:value-type="string" table:style-name="ce1">
            <text:p>BRISTOL STREET BANBURY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65.45" table:style-name="ce2">
            <text:p><text:s/>£365.45<text:s/></text:p>
          </table:table-cell>
          <table:table-cell office:value-type="string" table:style-name="ce1">
            <text:p>BRISTOL STREET BANBURY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06.89" table:style-name="ce2">
            <text:p><text:s/>£106.89<text:s/></text:p>
          </table:table-cell>
          <table:table-cell office:value-type="string" table:style-name="ce1">
            <text:p>BRISTOL STREET BANBURY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3.5" table:style-name="ce2">
            <text:p><text:s/>£13.50<text:s/></text:p>
          </table:table-cell>
          <table:table-cell office:value-type="string" table:style-name="ce1">
            <text:p>BRISTOL STREET BANBURY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10.79" table:style-name="ce2">
            <text:p><text:s/>£110.79<text:s/></text:p>
          </table:table-cell>
          <table:table-cell office:value-type="string" table:style-name="ce1">
            <text:p>BRISTOL STREET BANBURY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514.1" table:style-name="ce2">
            <text:p><text:s/>£5,514.10<text:s/></text:p>
          </table:table-cell>
          <table:table-cell office:value-type="string" table:style-name="ce1">
            <text:p>BRITANNIA FIRE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130" table:style-name="ce2">
            <text:p><text:s/>£4,130.00<text:s/></text:p>
          </table:table-cell>
          <table:table-cell office:value-type="string" table:style-name="ce1">
            <text:p>BRITANNIA FIRE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8160" table:style-name="ce2">
            <text:p><text:s/>£8,160.00<text:s/></text:p>
          </table:table-cell>
          <table:table-cell office:value-type="string" table:style-name="ce1">
            <text:p>BRITANNIA FIRE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99.6" table:style-name="ce2">
            <text:p><text:s/>£99.60<text:s/></text:p>
          </table:table-cell>
          <table:table-cell office:value-type="string" table:style-name="ce1">
            <text:p>BRITISH GAS TRADING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899" table:style-name="ce2">
            <text:p><text:s/>£1,899.00<text:s/></text:p>
          </table:table-cell>
          <table:table-cell office:value-type="string" table:style-name="ce1">
            <text:p>BRITISH TELECOM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205.33" table:style-name="ce2">
            <text:p><text:s/>£205.33<text:s/></text:p>
          </table:table-cell>
          <table:table-cell office:value-type="string" table:style-name="ce1">
            <text:p>BRITISH TELECOM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203.93" table:style-name="ce2">
            <text:p><text:s/>£1,203.93<text:s/></text:p>
          </table:table-cell>
          <table:table-cell office:value-type="string" table:style-name="ce1">
            <text:p>BRITISH TELECOMMUNICATIONS REDCARE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234.5" table:style-name="ce2">
            <text:p><text:s/>£1,234.50<text:s/></text:p>
          </table:table-cell>
          <table:table-cell office:value-type="string" table:style-name="ce1">
            <text:p>BROADWAY ELECTRICAL SERVIC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55.71" table:style-name="ce2">
            <text:p><text:s/>£155.71<text:s/></text:p>
          </table:table-cell>
          <table:table-cell office:value-type="string" table:style-name="ce1">
            <text:p>BROADWAY ELECTRICAL SERVIC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616.88" table:style-name="ce2">
            <text:p><text:s/>£1,616.88<text:s/></text:p>
          </table:table-cell>
          <table:table-cell office:value-type="string" table:style-name="ce1">
            <text:p>BROADWAY ELECTRICAL SERVIC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117554.6599999999" table:style-name="ce2">
            <text:p><text:s/>£1,117,554.66<text:s/></text:p>
          </table:table-cell>
          <table:table-cell office:value-type="string" table:style-name="ce1">
            <text:p>BT GLOBAL SERVICES - TVP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80" table:style-name="ce2">
            <text:p><text:s/>£80.00<text:s/></text:p>
          </table:table-cell>
          <table:table-cell office:value-type="string" table:style-name="ce1">
            <text:p>BUCKDALE LIMITE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92" table:style-name="ce2">
            <text:p><text:s/>£92.00<text:s/></text:p>
          </table:table-cell>
          <table:table-cell office:value-type="string" table:style-name="ce1">
            <text:p>BUCKDALE LIMITE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230" table:style-name="ce2">
            <text:p><text:s/>£1,230.00<text:s/></text:p>
          </table:table-cell>
          <table:table-cell office:value-type="string" table:style-name="ce1">
            <text:p>BUDDI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260" table:style-name="ce2">
            <text:p><text:s/>£260.00<text:s/></text:p>
          </table:table-cell>
          <table:table-cell office:value-type="string" table:style-name="ce1">
            <text:p>BUDDI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483.33" table:style-name="ce2">
            <text:p><text:s/>£483.33<text:s/></text:p>
          </table:table-cell>
          <table:table-cell office:value-type="string" table:style-name="ce1">
            <text:p>BURGHFIELD BRIDGE TYRE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80" table:style-name="ce2">
            <text:p><text:s/>£480.00<text:s/></text:p>
          </table:table-cell>
          <table:table-cell office:value-type="string" table:style-name="ce1">
            <text:p>BURGHFIELD BRIDGE TYRE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8100" table:style-name="ce2">
            <text:p><text:s/>£8,100.00<text:s/></text:p>
          </table:table-cell>
          <table:table-cell office:value-type="string" table:style-name="ce1">
            <text:p>BUSINESS HEALTH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963.8" table:style-name="ce2">
            <text:p><text:s/>£1,963.80<text:s/></text:p>
          </table:table-cell>
          <table:table-cell office:value-type="string" table:style-name="ce1">
            <text:p>BUSINESS IMAGE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21.47" table:style-name="ce2">
            <text:p><text:s/>£121.47<text:s/></text:p>
          </table:table-cell>
          <table:table-cell office:value-type="string" table:style-name="ce1">
            <text:p>BUSINESS-STREAM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100" table:style-name="ce2">
            <text:p><text:s/>£1,100.00<text:s/></text:p>
          </table:table-cell>
          <table:table-cell office:value-type="string" table:style-name="ce1">
            <text:p>BWB CONSULTING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2320" table:style-name="ce2">
            <text:p><text:s/>£2,320.00<text:s/></text:p>
          </table:table-cell>
          <table:table-cell office:value-type="string" table:style-name="ce1">
            <text:p>BWB CONSULTING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800" table:style-name="ce2">
            <text:p><text:s/>£800.00<text:s/></text:p>
          </table:table-cell>
          <table:table-cell office:value-type="string" table:style-name="ce1">
            <text:p>BWB CONSULTING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700" table:style-name="ce2">
            <text:p><text:s/>£700.00<text:s/></text:p>
          </table:table-cell>
          <table:table-cell office:value-type="string" table:style-name="ce1">
            <text:p>BWB CONSULTING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900" table:style-name="ce2">
            <text:p><text:s/>£900.00<text:s/></text:p>
          </table:table-cell>
          <table:table-cell office:value-type="string" table:style-name="ce1">
            <text:p>BWB CONSULTING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900" table:style-name="ce2">
            <text:p><text:s/>£1,900.00<text:s/></text:p>
          </table:table-cell>
          <table:table-cell office:value-type="string" table:style-name="ce1">
            <text:p>BWB CONSULTING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000" table:style-name="ce2">
            <text:p><text:s/>£1,000.00<text:s/></text:p>
          </table:table-cell>
          <table:table-cell office:value-type="string" table:style-name="ce1">
            <text:p>BWB CONSULTING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5016" table:style-name="ce2">
            <text:p><text:s/>£5,016.00<text:s/></text:p>
          </table:table-cell>
          <table:table-cell office:value-type="string" table:style-name="ce1">
            <text:p>CACI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230" table:style-name="ce2">
            <text:p><text:s/>£230.00<text:s/></text:p>
          </table:table-cell>
          <table:table-cell office:value-type="string" table:style-name="ce1">
            <text:p>CALIBRE CABLING SERVICES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4140" table:style-name="ce2">
            <text:p><text:s/>£4,140.00<text:s/></text:p>
          </table:table-cell>
          <table:table-cell office:value-type="string" table:style-name="ce1">
            <text:p>CALIBRE CABLING SERVICES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250" table:style-name="ce2">
            <text:p><text:s/>£250.00<text:s/></text:p>
          </table:table-cell>
          <table:table-cell office:value-type="string" table:style-name="ce1">
            <text:p>CALIBRE CABLING SERVICES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380" table:style-name="ce2">
            <text:p><text:s/>£380.00<text:s/></text:p>
          </table:table-cell>
          <table:table-cell office:value-type="string" table:style-name="ce1">
            <text:p>CALIBRE CABLING SERVICES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460" table:style-name="ce2">
            <text:p><text:s/>£460.00<text:s/></text:p>
          </table:table-cell>
          <table:table-cell office:value-type="string" table:style-name="ce1">
            <text:p>CALIBRE CABLING SERVICES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443.97" table:style-name="ce2">
            <text:p><text:s/>£1,443.97<text:s/></text:p>
          </table:table-cell>
          <table:table-cell office:value-type="string" table:style-name="ce1">
            <text:p>CALOR GA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408.3000000000002" table:style-name="ce2">
            <text:p><text:s/>£2,408.30<text:s/></text:p>
          </table:table-cell>
          <table:table-cell office:value-type="string" table:style-name="ce1">
            <text:p>CALOR GA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229.48" table:style-name="ce2">
            <text:p><text:s/>£3,229.48<text:s/></text:p>
          </table:table-cell>
          <table:table-cell office:value-type="string" table:style-name="ce1">
            <text:p>CALOR GA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3.01" table:style-name="ce2">
            <text:p><text:s/>£43.01<text:s/></text:p>
          </table:table-cell>
          <table:table-cell office:value-type="string" table:style-name="ce1">
            <text:p>CALOR GA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738.75" table:style-name="ce2">
            <text:p><text:s/>£2,738.75<text:s/></text:p>
          </table:table-cell>
          <table:table-cell office:value-type="string" table:style-name="ce1">
            <text:p>CALOR GA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174.52" table:style-name="ce2">
            <text:p><text:s/>£1,174.52<text:s/></text:p>
          </table:table-cell>
          <table:table-cell office:value-type="string" table:style-name="ce1">
            <text:p>CALOR GA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353.73" table:style-name="ce2">
            <text:p><text:s/>£1,353.73<text:s/></text:p>
          </table:table-cell>
          <table:table-cell office:value-type="string" table:style-name="ce1">
            <text:p>CALOR GA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31.8" table:style-name="ce2">
            <text:p><text:s/>£331.80<text:s/></text:p>
          </table:table-cell>
          <table:table-cell office:value-type="string" table:style-name="ce1">
            <text:p>CAMBIUM ADVISORY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272.8" table:style-name="ce2">
            <text:p><text:s/>£272.80<text:s/></text:p>
          </table:table-cell>
          <table:table-cell office:value-type="string" table:style-name="ce1">
            <text:p>CAMBIUM ADVISORY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203.35" table:style-name="ce2">
            <text:p><text:s/>£203.35<text:s/></text:p>
          </table:table-cell>
          <table:table-cell office:value-type="string" table:style-name="ce1">
            <text:p>CAMBRIAN TYRE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71.75" table:style-name="ce2">
            <text:p><text:s/>£571.75<text:s/></text:p>
          </table:table-cell>
          <table:table-cell office:value-type="string" table:style-name="ce1">
            <text:p>CAMBRIAN TYRE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43.69999999999999" table:style-name="ce2">
            <text:p><text:s/>£143.70<text:s/></text:p>
          </table:table-cell>
          <table:table-cell office:value-type="string" table:style-name="ce1">
            <text:p>CAMBRIAN TYRE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47.9" table:style-name="ce2">
            <text:p><text:s/>£247.90<text:s/></text:p>
          </table:table-cell>
          <table:table-cell office:value-type="string" table:style-name="ce1">
            <text:p>CAMBRIAN TYRE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397.96" table:style-name="ce2">
            <text:p><text:s/>£2,397.96<text:s/></text:p>
          </table:table-cell>
          <table:table-cell office:value-type="string" table:style-name="ce1">
            <text:p>CANON BUSINESS SERVICE (UK) LIMITE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377.5" table:style-name="ce2">
            <text:p><text:s/>£1,377.50<text:s/></text:p>
          </table:table-cell>
          <table:table-cell office:value-type="string" table:style-name="ce1">
            <text:p>CASEVA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25.99" table:style-name="ce2">
            <text:p><text:s/>£125.99<text:s/></text:p>
          </table:table-cell>
          <table:table-cell office:value-type="string" table:style-name="ce1">
            <text:p>CASEVA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599.5" table:style-name="ce2">
            <text:p><text:s/>£599.50<text:s/></text:p>
          </table:table-cell>
          <table:table-cell office:value-type="string" table:style-name="ce1">
            <text:p>CASEVA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00.33" table:style-name="ce2">
            <text:p><text:s/>£100.33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16.49" table:style-name="ce2">
            <text:p><text:s/>£116.49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855.79" table:style-name="ce2">
            <text:p><text:s/>£855.79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75.36" table:style-name="ce2">
            <text:p><text:s/>£275.36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1.03" table:style-name="ce2">
            <text:p><text:s/>£11.03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85.6" table:style-name="ce2">
            <text:p><text:s/>£85.60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88.81" table:style-name="ce2">
            <text:p><text:s/>£88.81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95.60000000000002" table:style-name="ce2">
            <text:p><text:s/>£295.60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43.4" table:style-name="ce2">
            <text:p><text:s/>£143.40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431.08" table:style-name="ce2">
            <text:p><text:s/>£1,431.08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952.18" table:style-name="ce2">
            <text:p><text:s/>£952.18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48.33" table:style-name="ce2">
            <text:p><text:s/>£448.33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03.65" table:style-name="ce2">
            <text:p><text:s/>£103.65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857.33" table:style-name="ce2">
            <text:p><text:s/>£857.33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9.57" table:style-name="ce2">
            <text:p><text:s/>£9.57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61.44" table:style-name="ce2">
            <text:p><text:s/>£161.44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4.22" table:style-name="ce2">
            <text:p><text:s/>£34.22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9.6300000000000008" table:style-name="ce2">
            <text:p><text:s/>£9.63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14.41" table:style-name="ce2">
            <text:p><text:s/>£114.41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61.44999999999999" table:style-name="ce2">
            <text:p><text:s/>£161.45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63" table:style-name="ce2">
            <text:p><text:s/>£63.00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94.79" table:style-name="ce2">
            <text:p><text:s/>£794.79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6.97" table:style-name="ce2">
            <text:p><text:s/>£46.97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28.44999999999999" table:style-name="ce2">
            <text:p><text:s/>£128.45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8.16" table:style-name="ce2">
            <text:p><text:s/>£18.16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54.57" table:style-name="ce2">
            <text:p><text:s/>£254.57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300.7800000000002" table:style-name="ce2">
            <text:p><text:s/>£2,300.78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10.11" table:style-name="ce2">
            <text:p><text:s/>£110.11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55.47999999999999" table:style-name="ce2">
            <text:p><text:s/>£155.48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567.49" table:style-name="ce2">
            <text:p><text:s/>£567.49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41.52" table:style-name="ce2">
            <text:p><text:s/>£241.52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9.57" table:style-name="ce2">
            <text:p><text:s/>£9.57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4.58" table:style-name="ce2">
            <text:p><text:s/>£24.58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.21" table:style-name="ce2">
            <text:p><text:s/>£3.21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89.25" table:style-name="ce2">
            <text:p><text:s/>£789.25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.34" table:style-name="ce2">
            <text:p><text:s/>£3.34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877.02" table:style-name="ce2">
            <text:p><text:s/>£1,877.02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0.01" table:style-name="ce2">
            <text:p><text:s/>£10.01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882.1" table:style-name="ce2">
            <text:p><text:s/>£882.10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749.65" table:style-name="ce2">
            <text:p><text:s/>£1,749.65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11.52999999999997" table:style-name="ce2">
            <text:p><text:s/>£311.53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30.13" table:style-name="ce2">
            <text:p><text:s/>£130.13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31.65" table:style-name="ce2">
            <text:p><text:s/>£431.65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50.46" table:style-name="ce2">
            <text:p><text:s/>£450.46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918.88" table:style-name="ce2">
            <text:p><text:s/>£918.88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690.7" table:style-name="ce2">
            <text:p><text:s/>£690.70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211.67" table:style-name="ce2">
            <text:p><text:s/>£1,211.67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32.22" table:style-name="ce2">
            <text:p><text:s/>£232.22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4.95" table:style-name="ce2">
            <text:p><text:s/>£14.95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59.05" table:style-name="ce2">
            <text:p><text:s/>£59.05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882.68" table:style-name="ce2">
            <text:p><text:s/>£882.68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74.12" table:style-name="ce2">
            <text:p><text:s/>£774.12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14.86" table:style-name="ce2">
            <text:p><text:s/>£314.86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35.05" table:style-name="ce2">
            <text:p><text:s/>£435.05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4.5" table:style-name="ce2">
            <text:p><text:s/>£24.50<text:s/></text:p>
          </table:table-cell>
          <table:table-cell office:value-type="string" table:style-name="ce1">
            <text:p>CASTLE WAT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17.6" table:style-name="ce2">
            <text:p><text:s/>£717.60<text:s/></text:p>
          </table:table-cell>
          <table:table-cell office:value-type="string" table:style-name="ce1">
            <text:p>CASTROL (UK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46" table:style-name="ce2">
            <text:p><text:s/>£246.00<text:s/></text:p>
          </table:table-cell>
          <table:table-cell office:value-type="string" table:style-name="ce1">
            <text:p>CASTROL (UK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10.32" table:style-name="ce2">
            <text:p><text:s/>£310.32<text:s/></text:p>
          </table:table-cell>
          <table:table-cell office:value-type="string" table:style-name="ce1">
            <text:p>CASTROL (UK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66.39999999999998" table:style-name="ce2">
            <text:p><text:s/>£266.40<text:s/></text:p>
          </table:table-cell>
          <table:table-cell office:value-type="string" table:style-name="ce1">
            <text:p>CASTROL (UK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17.6" table:style-name="ce2">
            <text:p><text:s/>£717.60<text:s/></text:p>
          </table:table-cell>
          <table:table-cell office:value-type="string" table:style-name="ce1">
            <text:p>CASTROL (UK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54.8" table:style-name="ce2">
            <text:p><text:s/>£454.80<text:s/></text:p>
          </table:table-cell>
          <table:table-cell office:value-type="string" table:style-name="ce1">
            <text:p>CASTROL (UK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226" table:style-name="ce2">
            <text:p><text:s/>£1,226.00<text:s/></text:p>
          </table:table-cell>
          <table:table-cell office:value-type="string" table:style-name="ce1">
            <text:p>CBG CONSULTANT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84" table:style-name="ce2">
            <text:p><text:s/>£184.00<text:s/></text:p>
          </table:table-cell>
          <table:table-cell office:value-type="string" table:style-name="ce1">
            <text:p>CBG CONSULTANT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64.1" table:style-name="ce2">
            <text:p><text:s/>£364.10<text:s/></text:p>
          </table:table-cell>
          <table:table-cell office:value-type="string" table:style-name="ce1">
            <text:p>CBG CONSULTANT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04" table:style-name="ce2">
            <text:p><text:s/>£704.00<text:s/></text:p>
          </table:table-cell>
          <table:table-cell office:value-type="string" table:style-name="ce1">
            <text:p>CBG CONSULTANT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528" table:style-name="ce2">
            <text:p><text:s/>£528.00<text:s/></text:p>
          </table:table-cell>
          <table:table-cell office:value-type="string" table:style-name="ce1">
            <text:p>CBG CONSULTANT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6693.78" table:style-name="ce2">
            <text:p><text:s/>£26,693.78<text:s/></text:p>
          </table:table-cell>
          <table:table-cell office:value-type="string" table:style-name="ce1">
            <text:p>CCL- FORENSICS LIMITE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316" table:style-name="ce2">
            <text:p><text:s/>£316.00<text:s/></text:p>
          </table:table-cell>
          <table:table-cell office:value-type="string" table:style-name="ce1">
            <text:p>CCS MEDIA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237" table:style-name="ce2">
            <text:p><text:s/>£237.00<text:s/></text:p>
          </table:table-cell>
          <table:table-cell office:value-type="string" table:style-name="ce1">
            <text:p>CCS MEDIA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159" table:style-name="ce2">
            <text:p><text:s/>£1,159.00<text:s/></text:p>
          </table:table-cell>
          <table:table-cell office:value-type="string" table:style-name="ce1">
            <text:p>CCS MEDIA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56.22999999999999" table:style-name="ce2">
            <text:p><text:s/>£156.23<text:s/></text:p>
          </table:table-cell>
          <table:table-cell office:value-type="string" table:style-name="ce1">
            <text:p>CDW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435.42" table:style-name="ce2">
            <text:p><text:s/>£1,435.42<text:s/></text:p>
          </table:table-cell>
          <table:table-cell office:value-type="string" table:style-name="ce1">
            <text:p>CDW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24.4" table:style-name="ce2">
            <text:p><text:s/>£124.40<text:s/></text:p>
          </table:table-cell>
          <table:table-cell office:value-type="string" table:style-name="ce1">
            <text:p>CDW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512" table:style-name="ce2">
            <text:p><text:s/>£1,512.00<text:s/></text:p>
          </table:table-cell>
          <table:table-cell office:value-type="string" table:style-name="ce1">
            <text:p>CDW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13.4" table:style-name="ce2">
            <text:p><text:s/>£113.40<text:s/></text:p>
          </table:table-cell>
          <table:table-cell office:value-type="string" table:style-name="ce1">
            <text:p>CDW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7.27" table:style-name="ce2">
            <text:p><text:s/>£7.27<text:s/></text:p>
          </table:table-cell>
          <table:table-cell office:value-type="string" table:style-name="ce1">
            <text:p>CDW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30723.96" table:style-name="ce2">
            <text:p><text:s/>£30,723.96<text:s/></text:p>
          </table:table-cell>
          <table:table-cell office:value-type="string" table:style-name="ce1">
            <text:p>CDW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36360" table:style-name="ce2">
            <text:p><text:s/>£136,360.00<text:s/></text:p>
          </table:table-cell>
          <table:table-cell office:value-type="string" table:style-name="ce1">
            <text:p>CDW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52107.199999999997" table:style-name="ce2">
            <text:p><text:s/>£52,107.20<text:s/></text:p>
          </table:table-cell>
          <table:table-cell office:value-type="string" table:style-name="ce1">
            <text:p>CDW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312.39999999999998" table:style-name="ce2">
            <text:p><text:s/>£312.40<text:s/></text:p>
          </table:table-cell>
          <table:table-cell office:value-type="string" table:style-name="ce1">
            <text:p>CEIA LIMITE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353.8" table:style-name="ce2">
            <text:p><text:s/>£353.80<text:s/></text:p>
          </table:table-cell>
          <table:table-cell office:value-type="string" table:style-name="ce1">
            <text:p>CENTURY FIRE AND SECURITY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82.5" table:style-name="ce2">
            <text:p><text:s/>£182.50<text:s/></text:p>
          </table:table-cell>
          <table:table-cell office:value-type="string" table:style-name="ce1">
            <text:p>CENTURY FIRE AND SECURITY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55" table:style-name="ce2">
            <text:p><text:s/>£155.00<text:s/></text:p>
          </table:table-cell>
          <table:table-cell office:value-type="string" table:style-name="ce1">
            <text:p>CENTURY FIRE AND SECURITY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82.5" table:style-name="ce2">
            <text:p><text:s/>£182.50<text:s/></text:p>
          </table:table-cell>
          <table:table-cell office:value-type="string" table:style-name="ce1">
            <text:p>CENTURY FIRE AND SECURITY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155" table:style-name="ce2">
            <text:p><text:s/>£155.00<text:s/></text:p>
          </table:table-cell>
          <table:table-cell office:value-type="string" table:style-name="ce1">
            <text:p>CENTURY FIRE AND SECURITY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298" table:style-name="ce2">
            <text:p><text:s/>£1,298.00<text:s/></text:p>
          </table:table-cell>
          <table:table-cell office:value-type="string" table:style-name="ce1">
            <text:p>CENTURY FIRE AND SECURITY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80" table:style-name="ce2">
            <text:p><text:s/>£480.00<text:s/></text:p>
          </table:table-cell>
          <table:table-cell office:value-type="string" table:style-name="ce1">
            <text:p>CERTAS ENERGY UK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280.3" table:style-name="ce2">
            <text:p><text:s/>£4,280.30<text:s/></text:p>
          </table:table-cell>
          <table:table-cell office:value-type="string" table:style-name="ce1">
            <text:p>CGI IT UK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35" table:style-name="ce2">
            <text:p><text:s/>£35.00<text:s/></text:p>
          </table:table-cell>
          <table:table-cell office:value-type="string" table:style-name="ce1">
            <text:p>CHARLES FELLOWS SUPPLIE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991.3" table:style-name="ce2">
            <text:p><text:s/>£1,991.30<text:s/></text:p>
          </table:table-cell>
          <table:table-cell office:value-type="string" table:style-name="ce1">
            <text:p>CHARLES FELLOWS SUPPLIE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398.1" table:style-name="ce2">
            <text:p><text:s/>£398.10<text:s/></text:p>
          </table:table-cell>
          <table:table-cell office:value-type="string" table:style-name="ce1">
            <text:p>CHARLES FELLOWS SUPPLIE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519" table:style-name="ce2">
            <text:p><text:s/>£519.00<text:s/></text:p>
          </table:table-cell>
          <table:table-cell office:value-type="string" table:style-name="ce1">
            <text:p>CHARLES FELLOWS SUPPLIE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445" table:style-name="ce2">
            <text:p><text:s/>£445.00<text:s/></text:p>
          </table:table-cell>
          <table:table-cell office:value-type="string" table:style-name="ce1">
            <text:p>CHARLES FELLOWS SUPPLIE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880" table:style-name="ce2">
            <text:p><text:s/>£880.00<text:s/></text:p>
          </table:table-cell>
          <table:table-cell office:value-type="string" table:style-name="ce1">
            <text:p>CHARLES FELLOWS SUPPLIE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464" table:style-name="ce2">
            <text:p><text:s/>£464.00<text:s/></text:p>
          </table:table-cell>
          <table:table-cell office:value-type="string" table:style-name="ce1">
            <text:p>CHARLES FELLOWS SUPPLIE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404.5" table:style-name="ce2">
            <text:p><text:s/>£404.50<text:s/></text:p>
          </table:table-cell>
          <table:table-cell office:value-type="string" table:style-name="ce1">
            <text:p>CHARLES FELLOWS SUPPLIE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354" table:style-name="ce2">
            <text:p><text:s/>£354.00<text:s/></text:p>
          </table:table-cell>
          <table:table-cell office:value-type="string" table:style-name="ce1">
            <text:p>CHARLES FELLOWS SUPPLIE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98.65" table:style-name="ce2">
            <text:p><text:s/>£198.65<text:s/></text:p>
          </table:table-cell>
          <table:table-cell office:value-type="string" table:style-name="ce1">
            <text:p>CHARLES FELLOWS SUPPLIE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153" table:style-name="ce2">
            <text:p><text:s/>£1,153.00<text:s/></text:p>
          </table:table-cell>
          <table:table-cell office:value-type="string" table:style-name="ce1">
            <text:p>CHARLES FELLOWS SUPPLIE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245.95" table:style-name="ce2">
            <text:p><text:s/>£245.95<text:s/></text:p>
          </table:table-cell>
          <table:table-cell office:value-type="string" table:style-name="ce1">
            <text:p>CHARLES FELLOWS SUPPLIE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715" table:style-name="ce2">
            <text:p><text:s/>£715.00<text:s/></text:p>
          </table:table-cell>
          <table:table-cell office:value-type="string" table:style-name="ce1">
            <text:p>CHARLES FELLOWS SUPPLIE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880" table:style-name="ce2">
            <text:p><text:s/>£880.00<text:s/></text:p>
          </table:table-cell>
          <table:table-cell office:value-type="string" table:style-name="ce1">
            <text:p>CHARLES FELLOWS SUPPLIE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435" table:style-name="ce2">
            <text:p><text:s/>£435.00<text:s/></text:p>
          </table:table-cell>
          <table:table-cell office:value-type="string" table:style-name="ce1">
            <text:p>CHARLES FELLOWS SUPPLIE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33.700000000000003" table:style-name="ce2">
            <text:p><text:s/>£33.70<text:s/></text:p>
          </table:table-cell>
          <table:table-cell office:value-type="string" table:style-name="ce1">
            <text:p>CHARLES FELLOWS SUPPLIE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82" table:style-name="ce2">
            <text:p><text:s/>£182.00<text:s/></text:p>
          </table:table-cell>
          <table:table-cell office:value-type="string" table:style-name="ce1">
            <text:p>CHARLES FELLOWS SUPPLIE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470" table:style-name="ce2">
            <text:p><text:s/>£470.00<text:s/></text:p>
          </table:table-cell>
          <table:table-cell office:value-type="string" table:style-name="ce1">
            <text:p>CHARLES FELLOWS SUPPLIE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48.16999999999999" table:style-name="ce2">
            <text:p><text:s/>£148.17<text:s/></text:p>
          </table:table-cell>
          <table:table-cell office:value-type="string" table:style-name="ce1">
            <text:p>CHASSIS CAB TRUCK CENTR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7.5" table:style-name="ce2">
            <text:p><text:s/>£37.50<text:s/></text:p>
          </table:table-cell>
          <table:table-cell office:value-type="string" table:style-name="ce1">
            <text:p>CHASSIS CAB TRUCK CENTR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5.79" table:style-name="ce2">
            <text:p><text:s/>£25.79<text:s/></text:p>
          </table:table-cell>
          <table:table-cell office:value-type="string" table:style-name="ce1">
            <text:p>CHASSIS CAB TRUCK CENTR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8.72" table:style-name="ce2">
            <text:p><text:s/>£48.72<text:s/></text:p>
          </table:table-cell>
          <table:table-cell office:value-type="string" table:style-name="ce1">
            <text:p>CHASSIS CAB TRUCK CENTR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395" table:style-name="ce2">
            <text:p><text:s/>£7,395.00<text:s/></text:p>
          </table:table-cell>
          <table:table-cell office:value-type="string" table:style-name="ce1">
            <text:p>CHILDREN HEARD AND SEEN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5140.25" table:style-name="ce2">
            <text:p><text:s/>£5,140.25<text:s/></text:p>
          </table:table-cell>
          <table:table-cell office:value-type="string" table:style-name="ce1">
            <text:p>CHILTERN LIFT CO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88.3" table:style-name="ce2">
            <text:p><text:s/>£288.30<text:s/></text:p>
          </table:table-cell>
          <table:table-cell office:value-type="string" table:style-name="ce1">
            <text:p>CHILTERN LIFT CO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75.05" table:style-name="ce2">
            <text:p><text:s/>£475.05<text:s/></text:p>
          </table:table-cell>
          <table:table-cell office:value-type="string" table:style-name="ce1">
            <text:p>CHILTERN LIFT CO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973.3" table:style-name="ce2">
            <text:p><text:s/>£1,973.30<text:s/></text:p>
          </table:table-cell>
          <table:table-cell office:value-type="string" table:style-name="ce1">
            <text:p>CHILTERN LIFT CO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00" table:style-name="ce2">
            <text:p><text:s/>£400.00<text:s/></text:p>
          </table:table-cell>
          <table:table-cell office:value-type="string" table:style-name="ce1">
            <text:p>CHILTERN LIFT CO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03.95" table:style-name="ce2">
            <text:p><text:s/>£203.95<text:s/></text:p>
          </table:table-cell>
          <table:table-cell office:value-type="string" table:style-name="ce1">
            <text:p>CHUBB FIRE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857.5" table:style-name="ce2">
            <text:p><text:s/>£857.50<text:s/></text:p>
          </table:table-cell>
          <table:table-cell office:value-type="string" table:style-name="ce1">
            <text:p>CHUBB FIRE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72.5" table:style-name="ce2">
            <text:p><text:s/>£472.50<text:s/></text:p>
          </table:table-cell>
          <table:table-cell office:value-type="string" table:style-name="ce1">
            <text:p>CHUBB LOCKS CUSTODIAL SERVIC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191" table:style-name="ce2">
            <text:p><text:s/>£1,191.00<text:s/></text:p>
          </table:table-cell>
          <table:table-cell office:value-type="string" table:style-name="ce1">
            <text:p>CHUBB LOCKS CUSTODIAL SERVIC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61.30000000000001" table:style-name="ce2">
            <text:p><text:s/>£161.30<text:s/></text:p>
          </table:table-cell>
          <table:table-cell office:value-type="string" table:style-name="ce1">
            <text:p>CITY SPRINT (UK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15.79999999999995" table:style-name="ce2">
            <text:p><text:s/>£515.80<text:s/></text:p>
          </table:table-cell>
          <table:table-cell office:value-type="string" table:style-name="ce1">
            <text:p>CITY SPRINT (UK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65.24" table:style-name="ce2">
            <text:p><text:s/>£265.24<text:s/></text:p>
          </table:table-cell>
          <table:table-cell office:value-type="string" table:style-name="ce1">
            <text:p>CITY SPRINT (UK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70.52" table:style-name="ce2">
            <text:p><text:s/>£270.52<text:s/></text:p>
          </table:table-cell>
          <table:table-cell office:value-type="string" table:style-name="ce1">
            <text:p>CITY SPRINT (UK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197" table:style-name="ce2">
            <text:p><text:s/>£1,197.00<text:s/></text:p>
          </table:table-cell>
          <table:table-cell office:value-type="string" table:style-name="ce1">
            <text:p>CJS EVENT SOLUTIONS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350" table:style-name="ce2">
            <text:p><text:s/>£350.00<text:s/></text:p>
          </table:table-cell>
          <table:table-cell office:value-type="string" table:style-name="ce1">
            <text:p>CJS EVENT SOLUTIONS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500" table:style-name="ce2">
            <text:p><text:s/>£500.00<text:s/></text:p>
          </table:table-cell>
          <table:table-cell office:value-type="string" table:style-name="ce1">
            <text:p>CJS EVENT SOLUTIONS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number-rows-repeated="3" table:style-name="ro1">
          <table:table-cell office:value-type="currency" office:value="399" table:style-name="ce2">
            <text:p><text:s/>£399.00<text:s/></text:p>
          </table:table-cell>
          <table:table-cell office:value-type="string" table:style-name="ce1">
            <text:p>CJS EVENT SOLUTIONS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400" table:style-name="ce2">
            <text:p><text:s/>£400.00<text:s/></text:p>
          </table:table-cell>
          <table:table-cell office:value-type="string" table:style-name="ce1">
            <text:p>CJS EVENT SOLUTIONS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500" table:style-name="ce2">
            <text:p><text:s/>£500.00<text:s/></text:p>
          </table:table-cell>
          <table:table-cell office:value-type="string" table:style-name="ce1">
            <text:p>CJS EVENT SOLUTIONS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495" table:style-name="ce2">
            <text:p><text:s/>£495.00<text:s/></text:p>
          </table:table-cell>
          <table:table-cell office:value-type="string" table:style-name="ce1">
            <text:p>CJS EVENT SOLUTIONS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000" table:style-name="ce2">
            <text:p><text:s/>£1,000.00<text:s/></text:p>
          </table:table-cell>
          <table:table-cell office:value-type="string" table:style-name="ce1">
            <text:p>CJS EVENT SOLUTIONS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500" table:style-name="ce2">
            <text:p><text:s/>£1,500.00<text:s/></text:p>
          </table:table-cell>
          <table:table-cell office:value-type="string" table:style-name="ce1">
            <text:p>CLAD SAFETY LIMITE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75" table:style-name="ce2">
            <text:p><text:s/>£375.00<text:s/></text:p>
          </table:table-cell>
          <table:table-cell office:value-type="string" table:style-name="ce1">
            <text:p>CLEARTONE TELECOMS PLC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125" table:style-name="ce2">
            <text:p><text:s/>£1,125.00<text:s/></text:p>
          </table:table-cell>
          <table:table-cell office:value-type="string" table:style-name="ce1">
            <text:p>CLEARTONE TELECOMS PLC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439" table:style-name="ce2">
            <text:p><text:s/>£1,439.00<text:s/></text:p>
          </table:table-cell>
          <table:table-cell office:value-type="string" table:style-name="ce1">
            <text:p>CLEARTONE TELECOMS PLC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490" table:style-name="ce2">
            <text:p><text:s/>£1,490.00<text:s/></text:p>
          </table:table-cell>
          <table:table-cell office:value-type="string" table:style-name="ce1">
            <text:p>CLEARTONE TELECOMS PLC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750" table:style-name="ce2">
            <text:p><text:s/>£750.00<text:s/></text:p>
          </table:table-cell>
          <table:table-cell office:value-type="string" table:style-name="ce1">
            <text:p>CLEARTONE TELECOMS PLC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375" table:style-name="ce2">
            <text:p><text:s/>£375.00<text:s/></text:p>
          </table:table-cell>
          <table:table-cell office:value-type="string" table:style-name="ce1">
            <text:p>CLEARTONE TELECOMS PLC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750" table:style-name="ce2">
            <text:p><text:s/>£750.00<text:s/></text:p>
          </table:table-cell>
          <table:table-cell office:value-type="string" table:style-name="ce1">
            <text:p>CLEARTONE TELECOMS PLC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330" table:style-name="ce2">
            <text:p><text:s/>£1,330.00<text:s/></text:p>
          </table:table-cell>
          <table:table-cell office:value-type="string" table:style-name="ce1">
            <text:p>CLEMENT LEADERSHIP DEVELOPMENT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3200" table:style-name="ce2">
            <text:p><text:s/>£3,200.00<text:s/></text:p>
          </table:table-cell>
          <table:table-cell office:value-type="string" table:style-name="ce1">
            <text:p>CLIFTON CANVAS DEVELOPMENT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51116.98" table:style-name="ce2">
            <text:p><text:s/>£51,116.98<text:s/></text:p>
          </table:table-cell>
          <table:table-cell office:value-type="string" table:style-name="ce1">
            <text:p>CLSH MANAGEMENT LIMITE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18.35000000000002" table:style-name="ce2">
            <text:p><text:s/>£318.35<text:s/></text:p>
          </table:table-cell>
          <table:table-cell office:value-type="string" table:style-name="ce1">
            <text:p>COLOUR GRAPHICS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59.95" table:style-name="ce2">
            <text:p><text:s/>£59.95<text:s/></text:p>
          </table:table-cell>
          <table:table-cell office:value-type="string" table:style-name="ce1">
            <text:p>COLOUR GRAPHICS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455.09" table:style-name="ce2">
            <text:p><text:s/>£455.09<text:s/></text:p>
          </table:table-cell>
          <table:table-cell office:value-type="string" table:style-name="ce1">
            <text:p>COLOUR GRAPHICS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96" table:style-name="ce2">
            <text:p><text:s/>£196.00<text:s/></text:p>
          </table:table-cell>
          <table:table-cell office:value-type="string" table:style-name="ce1">
            <text:p>COLOUR GRAPHICS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25.26" table:style-name="ce2">
            <text:p><text:s/>£25.26<text:s/></text:p>
          </table:table-cell>
          <table:table-cell office:value-type="string" table:style-name="ce1">
            <text:p>COMBINED PRECISION COMPONENTS - CPC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242.03" table:style-name="ce2">
            <text:p><text:s/>£242.03<text:s/></text:p>
          </table:table-cell>
          <table:table-cell office:value-type="string" table:style-name="ce1">
            <text:p>COMBINED PRECISION COMPONENTS - CPC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00.68" table:style-name="ce2">
            <text:p><text:s/>£100.68<text:s/></text:p>
          </table:table-cell>
          <table:table-cell office:value-type="string" table:style-name="ce1">
            <text:p>COMBINED PRECISION COMPONENTS - CPC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40.049999999999997" table:style-name="ce2">
            <text:p><text:s/>£40.05<text:s/></text:p>
          </table:table-cell>
          <table:table-cell office:value-type="string" table:style-name="ce1">
            <text:p>COMBINED PRECISION COMPONENTS - CPC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62.06" table:style-name="ce2">
            <text:p><text:s/>£62.06<text:s/></text:p>
          </table:table-cell>
          <table:table-cell office:value-type="string" table:style-name="ce1">
            <text:p>COMBINED PRECISION COMPONENTS - CPC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8.11" table:style-name="ce2">
            <text:p><text:s/>£8.11<text:s/></text:p>
          </table:table-cell>
          <table:table-cell office:value-type="string" table:style-name="ce1">
            <text:p>COMBINED PRECISION COMPONENTS - CPC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55.45" table:style-name="ce2">
            <text:p><text:s/>£55.45<text:s/></text:p>
          </table:table-cell>
          <table:table-cell office:value-type="string" table:style-name="ce1">
            <text:p>COMBINED PRECISION COMPONENTS - CPC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50" table:style-name="ce2">
            <text:p><text:s/>£150.00<text:s/></text:p>
          </table:table-cell>
          <table:table-cell office:value-type="string" table:style-name="ce1">
            <text:p>COMBINED PRECISION COMPONENTS - CPC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99.65" table:style-name="ce2">
            <text:p><text:s/>£99.65<text:s/></text:p>
          </table:table-cell>
          <table:table-cell office:value-type="string" table:style-name="ce1">
            <text:p>COMBINED PRECISION COMPONENTS - CPC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236.28" table:style-name="ce2">
            <text:p><text:s/>£236.28<text:s/></text:p>
          </table:table-cell>
          <table:table-cell office:value-type="string" table:style-name="ce1">
            <text:p>COMBINED PRECISION COMPONENTS - CPC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22.8" table:style-name="ce2">
            <text:p><text:s/>£22.80<text:s/></text:p>
          </table:table-cell>
          <table:table-cell office:value-type="string" table:style-name="ce1">
            <text:p>COMBINED PRECISION COMPONENTS - CPC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62.05000000000001" table:style-name="ce2">
            <text:p><text:s/>£162.05<text:s/></text:p>
          </table:table-cell>
          <table:table-cell office:value-type="string" table:style-name="ce1">
            <text:p>COMBINED PRECISION COMPONENTS - CPC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10.72" table:style-name="ce2">
            <text:p><text:s/>£110.72<text:s/></text:p>
          </table:table-cell>
          <table:table-cell office:value-type="string" table:style-name="ce1">
            <text:p>COMBINED PRECISION COMPONENTS - CPC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9.82" table:style-name="ce2">
            <text:p><text:s/>£19.82<text:s/></text:p>
          </table:table-cell>
          <table:table-cell office:value-type="string" table:style-name="ce1">
            <text:p>COMBINED PRECISION COMPONENTS - CPC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40.17" table:style-name="ce2">
            <text:p><text:s/>£40.17<text:s/></text:p>
          </table:table-cell>
          <table:table-cell office:value-type="string" table:style-name="ce1">
            <text:p>COMBINED PRECISION COMPONENTS - CPC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592.48" table:style-name="ce2">
            <text:p><text:s/>£592.48<text:s/></text:p>
          </table:table-cell>
          <table:table-cell office:value-type="string" table:style-name="ce1">
            <text:p>COMBINED PRECISION COMPONENTS - CPC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83.3" table:style-name="ce2">
            <text:p><text:s/>£183.30<text:s/></text:p>
          </table:table-cell>
          <table:table-cell office:value-type="string" table:style-name="ce1">
            <text:p>COMMUNICATE AND CONTROL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219.96" table:style-name="ce2">
            <text:p><text:s/>£219.96<text:s/></text:p>
          </table:table-cell>
          <table:table-cell office:value-type="string" table:style-name="ce1">
            <text:p>COMMUNICATE AND CONTROL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91.65" table:style-name="ce2">
            <text:p><text:s/>£91.65<text:s/></text:p>
          </table:table-cell>
          <table:table-cell office:value-type="string" table:style-name="ce1">
            <text:p>COMMUNICATE AND CONTROL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7348.08" table:style-name="ce2">
            <text:p><text:s/>£7,348.08<text:s/></text:p>
          </table:table-cell>
          <table:table-cell office:value-type="string" table:style-name="ce1">
            <text:p>COMPASS CONTRACT SERVICES UK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5369.45" table:style-name="ce2">
            <text:p><text:s/>£15,369.45<text:s/></text:p>
          </table:table-cell>
          <table:table-cell office:value-type="string" table:style-name="ce1">
            <text:p>COMPASS CONTRACT SERVICES UK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196.8499999999999" table:style-name="ce2">
            <text:p><text:s/>£1,196.85<text:s/></text:p>
          </table:table-cell>
          <table:table-cell office:value-type="string" table:style-name="ce1">
            <text:p>COMPASS CONTRACT SERVICES UK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3832.11" table:style-name="ce2">
            <text:p><text:s/>£13,832.11<text:s/></text:p>
          </table:table-cell>
          <table:table-cell office:value-type="string" table:style-name="ce1">
            <text:p>COMPASS CONTRACT SERVICES UK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95" table:style-name="ce2">
            <text:p><text:s/>£195.00<text:s/></text:p>
          </table:table-cell>
          <table:table-cell office:value-type="string" table:style-name="ce1">
            <text:p>COMPUTACENTER (UK)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912" table:style-name="ce2">
            <text:p><text:s/>£912.00<text:s/></text:p>
          </table:table-cell>
          <table:table-cell office:value-type="string" table:style-name="ce1">
            <text:p>COMPUTACENTER (UK)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966.14" table:style-name="ce2">
            <text:p><text:s/>£966.14<text:s/></text:p>
          </table:table-cell>
          <table:table-cell office:value-type="string" table:style-name="ce1">
            <text:p>COMPUTACENTER (UK)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22.85" table:style-name="ce2">
            <text:p><text:s/>£22.85<text:s/></text:p>
          </table:table-cell>
          <table:table-cell office:value-type="string" table:style-name="ce1">
            <text:p>COMPUTACENTER (UK)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324.87" table:style-name="ce2">
            <text:p><text:s/>£324.87<text:s/></text:p>
          </table:table-cell>
          <table:table-cell office:value-type="string" table:style-name="ce1">
            <text:p>COMPUTACENTER (UK)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21" table:style-name="ce2">
            <text:p><text:s/>£21.00<text:s/></text:p>
          </table:table-cell>
          <table:table-cell office:value-type="string" table:style-name="ce1">
            <text:p>COMPUTACENTER (UK)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4560" table:style-name="ce2">
            <text:p><text:s/>£4,560.00<text:s/></text:p>
          </table:table-cell>
          <table:table-cell office:value-type="string" table:style-name="ce1">
            <text:p>COMPUTACENTER (UK)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528.8" table:style-name="ce2">
            <text:p><text:s/>£1,528.80<text:s/></text:p>
          </table:table-cell>
          <table:table-cell office:value-type="string" table:style-name="ce1">
            <text:p>COMPUTACENTER (UK)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91.1" table:style-name="ce2">
            <text:p><text:s/>£191.10<text:s/></text:p>
          </table:table-cell>
          <table:table-cell office:value-type="string" table:style-name="ce1">
            <text:p>COMPUTACENTER (UK)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340" table:style-name="ce2">
            <text:p><text:s/>£340.00<text:s/></text:p>
          </table:table-cell>
          <table:table-cell office:value-type="string" table:style-name="ce1">
            <text:p>COMPUTACENTER (UK)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37.9" table:style-name="ce2">
            <text:p><text:s/>£37.90<text:s/></text:p>
          </table:table-cell>
          <table:table-cell office:value-type="string" table:style-name="ce1">
            <text:p>COMPUTACENTER (UK)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801.92" table:style-name="ce2">
            <text:p><text:s/>£801.92<text:s/></text:p>
          </table:table-cell>
          <table:table-cell office:value-type="string" table:style-name="ce1">
            <text:p>COMPUTACENTER (UK)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2894.1" table:style-name="ce2">
            <text:p><text:s/>£2,894.10<text:s/></text:p>
          </table:table-cell>
          <table:table-cell office:value-type="string" table:style-name="ce1">
            <text:p>COMPUTACENTER (UK)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14.55" table:style-name="ce2">
            <text:p><text:s/>£114.55<text:s/></text:p>
          </table:table-cell>
          <table:table-cell office:value-type="string" table:style-name="ce1">
            <text:p>COMPUTACENTER (UK)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85.1" table:style-name="ce2">
            <text:p><text:s/>£185.10<text:s/></text:p>
          </table:table-cell>
          <table:table-cell office:value-type="string" table:style-name="ce1">
            <text:p>COMPUTACENTER (UK)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324" table:style-name="ce2">
            <text:p><text:s/>£324.00<text:s/></text:p>
          </table:table-cell>
          <table:table-cell office:value-type="string" table:style-name="ce1">
            <text:p>COMPUTACENTER (UK)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703" table:style-name="ce2">
            <text:p><text:s/>£1,703.00<text:s/></text:p>
          </table:table-cell>
          <table:table-cell office:value-type="string" table:style-name="ce1">
            <text:p>COMPUTACENTER (UK)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22.34" table:style-name="ce2">
            <text:p><text:s/>£22.34<text:s/></text:p>
          </table:table-cell>
          <table:table-cell office:value-type="string" table:style-name="ce1">
            <text:p>COMPUTACENTER (UK)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657.75" table:style-name="ce2">
            <text:p><text:s/>£657.75<text:s/></text:p>
          </table:table-cell>
          <table:table-cell office:value-type="string" table:style-name="ce1">
            <text:p>COMPUTACENTER (UK)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342" table:style-name="ce2">
            <text:p><text:s/>£342.00<text:s/></text:p>
          </table:table-cell>
          <table:table-cell office:value-type="string" table:style-name="ce1">
            <text:p>COMPUTACENTER (UK)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555.29999999999995" table:style-name="ce2">
            <text:p><text:s/>£555.30<text:s/></text:p>
          </table:table-cell>
          <table:table-cell office:value-type="string" table:style-name="ce1">
            <text:p>COMPUTACENTER (UK)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23.21" table:style-name="ce2">
            <text:p><text:s/>£23.21<text:s/></text:p>
          </table:table-cell>
          <table:table-cell office:value-type="string" table:style-name="ce1">
            <text:p>COMPUTACENTER (UK)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729.6" table:style-name="ce2">
            <text:p><text:s/>£729.60<text:s/></text:p>
          </table:table-cell>
          <table:table-cell office:value-type="string" table:style-name="ce1">
            <text:p>COMPUTACENTER (UK)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4165.2" table:style-name="ce2">
            <text:p><text:s/>£4,165.20<text:s/></text:p>
          </table:table-cell>
          <table:table-cell office:value-type="string" table:style-name="ce1">
            <text:p>COMPUTACENTER (UK)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5206.5" table:style-name="ce2">
            <text:p><text:s/>£5,206.50<text:s/></text:p>
          </table:table-cell>
          <table:table-cell office:value-type="string" table:style-name="ce1">
            <text:p>COMPUTACENTER (UK)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2030" table:style-name="ce2">
            <text:p><text:s/>£2,030.00<text:s/></text:p>
          </table:table-cell>
          <table:table-cell office:value-type="string" table:style-name="ce1">
            <text:p>COMPUTACENTER (UK)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298.08" table:style-name="ce2">
            <text:p><text:s/>£298.08<text:s/></text:p>
          </table:table-cell>
          <table:table-cell office:value-type="string" table:style-name="ce1">
            <text:p>COMPUTACENTER (UK)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208.5" table:style-name="ce2">
            <text:p><text:s/>£208.50<text:s/></text:p>
          </table:table-cell>
          <table:table-cell office:value-type="string" table:style-name="ce1">
            <text:p>COMPUTACENTER (UK)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43.27" table:style-name="ce2">
            <text:p><text:s/>£43.27<text:s/></text:p>
          </table:table-cell>
          <table:table-cell office:value-type="string" table:style-name="ce1">
            <text:p>COMPUTACENTER (UK)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9922.77" table:style-name="ce2">
            <text:p><text:s/>£9,922.77<text:s/></text:p>
          </table:table-cell>
          <table:table-cell office:value-type="string" table:style-name="ce1">
            <text:p>COMPUTACENTER (UK)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824" table:style-name="ce2">
            <text:p><text:s/>£1,824.00<text:s/></text:p>
          </table:table-cell>
          <table:table-cell office:value-type="string" table:style-name="ce1">
            <text:p>COMPUTACENTER (UK)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720" table:style-name="ce2">
            <text:p><text:s/>£720.00<text:s/></text:p>
          </table:table-cell>
          <table:table-cell office:value-type="string" table:style-name="ce1">
            <text:p>CONCEPT BUILDING SERVICE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850" table:style-name="ce2">
            <text:p><text:s/>£850.00<text:s/></text:p>
          </table:table-cell>
          <table:table-cell office:value-type="string" table:style-name="ce1">
            <text:p>CONCEPT BUILDING SERVICE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number-rows-repeated="16" table:style-name="ro1">
          <table:table-cell office:value-type="currency" office:value="87.5" table:style-name="ce2">
            <text:p><text:s/>£87.50<text:s/></text:p>
          </table:table-cell>
          <table:table-cell office:value-type="string" table:style-name="ce1">
            <text:p>CONTACTA <text:s/>SYSTEMS LIMITE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337.5" table:style-name="ce2">
            <text:p><text:s/>£1,337.50<text:s/></text:p>
          </table:table-cell>
          <table:table-cell office:value-type="string" table:style-name="ce1">
            <text:p>COONEEN PROTECTION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29113.5" table:style-name="ce2">
            <text:p><text:s/>£29,113.50<text:s/></text:p>
          </table:table-cell>
          <table:table-cell office:value-type="string" table:style-name="ce1">
            <text:p>COONEEN PROTECTION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3437" table:style-name="ce2">
            <text:p><text:s/>£13,437.00<text:s/></text:p>
          </table:table-cell>
          <table:table-cell office:value-type="string" table:style-name="ce1">
            <text:p>COONEEN PROTECTION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5141.12" table:style-name="ce2">
            <text:p><text:s/>£5,141.12<text:s/></text:p>
          </table:table-cell>
          <table:table-cell office:value-type="string" table:style-name="ce1">
            <text:p>CORONA ENERGY RETAIL 4 A/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23.09" table:style-name="ce2">
            <text:p><text:s/>£223.09<text:s/></text:p>
          </table:table-cell>
          <table:table-cell office:value-type="string" table:style-name="ce1">
            <text:p>CORONA ENERGY RETAIL 4 A/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88" table:style-name="ce2">
            <text:p><text:s/>£88.00<text:s/></text:p>
          </table:table-cell>
          <table:table-cell office:value-type="string" table:style-name="ce1">
            <text:p>CORPORATE DOCUMENT SERVICES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48.06" table:style-name="ce2">
            <text:p><text:s/>£148.06<text:s/></text:p>
          </table:table-cell>
          <table:table-cell office:value-type="string" table:style-name="ce1">
            <text:p>CORPORATE DOCUMENT SERVICES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528" table:style-name="ce2">
            <text:p><text:s/>£528.00<text:s/></text:p>
          </table:table-cell>
          <table:table-cell office:value-type="string" table:style-name="ce1">
            <text:p>CORPORATE DOCUMENT SERVICES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331.2" table:style-name="ce2">
            <text:p><text:s/>£331.20<text:s/></text:p>
          </table:table-cell>
          <table:table-cell office:value-type="string" table:style-name="ce1">
            <text:p>CORRMED LIMITE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1300" table:style-name="ce2">
            <text:p><text:s/>£1,300.00<text:s/></text:p>
          </table:table-cell>
          <table:table-cell office:value-type="string" table:style-name="ce1">
            <text:p>CORSTORPHINE &amp; WRIGHT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55" table:style-name="ce2">
            <text:p><text:s/>£255.00<text:s/></text:p>
          </table:table-cell>
          <table:table-cell office:value-type="string" table:style-name="ce1">
            <text:p>COTSWOLD OUTDOOR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96.67" table:style-name="ce2">
            <text:p><text:s/>£196.67<text:s/></text:p>
          </table:table-cell>
          <table:table-cell office:value-type="string" table:style-name="ce1">
            <text:p>COTSWOLD OUTDOOR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18.29" table:style-name="ce2">
            <text:p><text:s/>£118.29<text:s/></text:p>
          </table:table-cell>
          <table:table-cell office:value-type="string" table:style-name="ce1">
            <text:p>COTSWOLD OUTDOOR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226.67" table:style-name="ce2">
            <text:p><text:s/>£226.67<text:s/></text:p>
          </table:table-cell>
          <table:table-cell office:value-type="string" table:style-name="ce1">
            <text:p>COTSWOLD OUTDOOR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27.5" table:style-name="ce2">
            <text:p><text:s/>£127.50<text:s/></text:p>
          </table:table-cell>
          <table:table-cell office:value-type="string" table:style-name="ce1">
            <text:p>COTSWOLD OUTDOOR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637.5" table:style-name="ce2">
            <text:p><text:s/>£637.50<text:s/></text:p>
          </table:table-cell>
          <table:table-cell office:value-type="string" table:style-name="ce1">
            <text:p>COTSWOLD OUTDOOR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650" table:style-name="ce2">
            <text:p><text:s/>£650.00<text:s/></text:p>
          </table:table-cell>
          <table:table-cell office:value-type="string" table:style-name="ce1">
            <text:p>COTSWOLD VEHICLE DELIVERIES LIMITE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195" table:style-name="ce2">
            <text:p><text:s/>£195.00<text:s/></text:p>
          </table:table-cell>
          <table:table-cell office:value-type="string" table:style-name="ce1">
            <text:p>COTSWOLD VEHICLE DELIVERIES LIMITE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00" table:style-name="ce2">
            <text:p><text:s/>£100.00<text:s/></text:p>
          </table:table-cell>
          <table:table-cell office:value-type="string" table:style-name="ce1">
            <text:p>COTSWOLD VEHICLE DELIVERIES LIMITE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50" table:style-name="ce2">
            <text:p><text:s/>£350.00<text:s/></text:p>
          </table:table-cell>
          <table:table-cell office:value-type="string" table:style-name="ce1">
            <text:p>COTSWOLD VEHICLE DELIVERIES LIMITE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50" table:style-name="ce2">
            <text:p><text:s/>£650.00<text:s/></text:p>
          </table:table-cell>
          <table:table-cell office:value-type="string" table:style-name="ce1">
            <text:p>COTSWOLD VEHICLE DELIVERIES LIMITE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125" table:style-name="ce2">
            <text:p><text:s/>£125.00<text:s/></text:p>
          </table:table-cell>
          <table:table-cell office:value-type="string" table:style-name="ce1">
            <text:p>COTSWOLD VEHICLE DELIVERIES LIMITE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95" table:style-name="ce2">
            <text:p><text:s/>£195.00<text:s/></text:p>
          </table:table-cell>
          <table:table-cell office:value-type="string" table:style-name="ce1">
            <text:p>COTSWOLD VEHICLE DELIVERIES LIMITE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95" table:style-name="ce2">
            <text:p><text:s/>£395.00<text:s/></text:p>
          </table:table-cell>
          <table:table-cell office:value-type="string" table:style-name="ce1">
            <text:p>COTSWOLD VEHICLE DELIVERIES LIMITE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00" table:style-name="ce2">
            <text:p><text:s/>£100.00<text:s/></text:p>
          </table:table-cell>
          <table:table-cell office:value-type="string" table:style-name="ce1">
            <text:p>COTSWOLD VEHICLE DELIVERIES LIMITE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75" table:style-name="ce2">
            <text:p><text:s/>£175.00<text:s/></text:p>
          </table:table-cell>
          <table:table-cell office:value-type="string" table:style-name="ce1">
            <text:p>COTSWOLD VEHICLE DELIVERIES LIMITE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45" table:style-name="ce2">
            <text:p><text:s/>£645.00<text:s/></text:p>
          </table:table-cell>
          <table:table-cell office:value-type="string" table:style-name="ce1">
            <text:p>COTSWOLD VEHICLE DELIVERIES LIMITE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95" table:style-name="ce2">
            <text:p><text:s/>£195.00<text:s/></text:p>
          </table:table-cell>
          <table:table-cell office:value-type="string" table:style-name="ce1">
            <text:p>COTSWOLD VEHICLE DELIVERIES LIMITE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91.89999999999998" table:style-name="ce2">
            <text:p><text:s/>£291.90<text:s/></text:p>
          </table:table-cell>
          <table:table-cell office:value-type="string" table:style-name="ce1">
            <text:p>COTSWOLD VEHICLE RECOVERY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9501.25" table:style-name="ce2">
            <text:p><text:s/>£19,501.25<text:s/></text:p>
          </table:table-cell>
          <table:table-cell office:value-type="string" table:style-name="ce1">
            <text:p>COTSWOLD VEHICLE RECOVERY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440" table:style-name="ce2">
            <text:p><text:s/>£1,440.00<text:s/></text:p>
          </table:table-cell>
          <table:table-cell office:value-type="string" table:style-name="ce1">
            <text:p>COUNSELLING POD IN BERKSHIRE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number-rows-repeated="6" table:style-name="ro1">
          <table:table-cell office:value-type="currency" office:value="39.14" table:style-name="ce2">
            <text:p><text:s/>£39.14<text:s/></text:p>
          </table:table-cell>
          <table:table-cell office:value-type="string" table:style-name="ce1">
            <text:p>CRAMART LTD T/A BENTLEY FOODSERVICE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838.5" table:style-name="ce2">
            <text:p><text:s/>£1,838.50<text:s/></text:p>
          </table:table-cell>
          <table:table-cell office:value-type="string" table:style-name="ce1">
            <text:p>CRIMESTOPPERS TRUST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2499.96" table:style-name="ce2">
            <text:p><text:s/>£2,499.96<text:s/></text:p>
          </table:table-cell>
          <table:table-cell office:value-type="string" table:style-name="ce1">
            <text:p>CRITICAL INSIGHTS CONSULTANCY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3241.58" table:style-name="ce2">
            <text:p><text:s/>£3,241.58<text:s/></text:p>
          </table:table-cell>
          <table:table-cell office:value-type="string" table:style-name="ce1">
            <text:p>CROWN HOSTING DATA CENTRES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20" table:style-name="ce2">
            <text:p><text:s/>£120.00<text:s/></text:p>
          </table:table-cell>
          <table:table-cell office:value-type="string" table:style-name="ce1">
            <text:p>CROWN LIFT TRUCKS LIMITE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164.29" table:style-name="ce2">
            <text:p><text:s/>£5,164.29<text:s/></text:p>
          </table:table-cell>
          <table:table-cell office:value-type="string" table:style-name="ce1">
            <text:p>CUBIC TRANSPORTATION SYSTEMS (ITMS)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165" table:style-name="ce2">
            <text:p><text:s/>£1,165.00<text:s/></text:p>
          </table:table-cell>
          <table:table-cell office:value-type="string" table:style-name="ce1">
            <text:p>CUBIC TRANSPORTATION SYSTEMS (ITMS)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500" table:style-name="ce2">
            <text:p><text:s/>£1,500.00<text:s/></text:p>
          </table:table-cell>
          <table:table-cell office:value-type="string" table:style-name="ce1">
            <text:p>CURRIE &amp; BROWN UK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000" table:style-name="ce2">
            <text:p><text:s/>£4,000.00<text:s/></text:p>
          </table:table-cell>
          <table:table-cell office:value-type="string" table:style-name="ce1">
            <text:p>CURRIE &amp; BROWN UK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500" table:style-name="ce2">
            <text:p><text:s/>£500.00<text:s/></text:p>
          </table:table-cell>
          <table:table-cell office:value-type="string" table:style-name="ce1">
            <text:p>CURRIE &amp; BROWN UK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974" table:style-name="ce2">
            <text:p><text:s/>£974.00<text:s/></text:p>
          </table:table-cell>
          <table:table-cell office:value-type="string" table:style-name="ce1">
            <text:p>CURRIE &amp; BROWN UK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8.73" table:style-name="ce2">
            <text:p><text:s/>£8.73<text:s/></text:p>
          </table:table-cell>
          <table:table-cell office:value-type="string" table:style-name="ce1">
            <text:p>DADS SHOP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3550" table:style-name="ce2">
            <text:p><text:s/>£3,550.00<text:s/></text:p>
          </table:table-cell>
          <table:table-cell office:value-type="string" table:style-name="ce1">
            <text:p>DATA CAREERS LIMITE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3142.2" table:style-name="ce2">
            <text:p><text:s/>£13,142.20<text:s/></text:p>
          </table:table-cell>
          <table:table-cell office:value-type="string" table:style-name="ce1">
            <text:p>DATA CAREERS LIMITE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1999.4" table:style-name="ce2">
            <text:p><text:s/>£11,999.40<text:s/></text:p>
          </table:table-cell>
          <table:table-cell office:value-type="string" table:style-name="ce1">
            <text:p>DATA CAREERS LIMITE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4123" table:style-name="ce2">
            <text:p><text:s/>£4,123.00<text:s/></text:p>
          </table:table-cell>
          <table:table-cell office:value-type="string" table:style-name="ce1">
            <text:p>DATA PRO IT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469" table:style-name="ce2">
            <text:p><text:s/>£469.00<text:s/></text:p>
          </table:table-cell>
          <table:table-cell office:value-type="string" table:style-name="ce1">
            <text:p>DATA PRO IT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606" table:style-name="ce2">
            <text:p><text:s/>£606.00<text:s/></text:p>
          </table:table-cell>
          <table:table-cell office:value-type="string" table:style-name="ce1">
            <text:p>DATA PRO IT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52" table:style-name="ce2">
            <text:p><text:s/>£152.00<text:s/></text:p>
          </table:table-cell>
          <table:table-cell office:value-type="string" table:style-name="ce1">
            <text:p>DATA PRO IT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6939.24" table:style-name="ce2">
            <text:p><text:s/>£6,939.24<text:s/></text:p>
          </table:table-cell>
          <table:table-cell office:value-type="string" table:style-name="ce1">
            <text:p>DAVIES GROUP - BED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8773.23" table:style-name="ce2">
            <text:p><text:s/>£28,773.23<text:s/></text:p>
          </table:table-cell>
          <table:table-cell office:value-type="string" table:style-name="ce1">
            <text:p>DAVIES GROUP - CAMB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1704.82" table:style-name="ce2">
            <text:p><text:s/>£31,704.82<text:s/></text:p>
          </table:table-cell>
          <table:table-cell office:value-type="string" table:style-name="ce1">
            <text:p>DAVIES GROUP - HERT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70.3" table:style-name="ce2">
            <text:p><text:s/>£470.30<text:s/></text:p>
          </table:table-cell>
          <table:table-cell office:value-type="string" table:style-name="ce1">
            <text:p>DB AUTO CONSULTANCY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88.58" table:style-name="ce2">
            <text:p><text:s/>£188.58<text:s/></text:p>
          </table:table-cell>
          <table:table-cell office:value-type="string" table:style-name="ce1">
            <text:p>DB AUTO CONSULTANCY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20.62" table:style-name="ce2">
            <text:p><text:s/>£20.62<text:s/></text:p>
          </table:table-cell>
          <table:table-cell office:value-type="string" table:style-name="ce1">
            <text:p>DB AUTO CONSULTANCY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7.72" table:style-name="ce2">
            <text:p><text:s/>£17.72<text:s/></text:p>
          </table:table-cell>
          <table:table-cell office:value-type="string" table:style-name="ce1">
            <text:p>DB AUTO CONSULTANCY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45.72" table:style-name="ce2">
            <text:p><text:s/>£45.72<text:s/></text:p>
          </table:table-cell>
          <table:table-cell office:value-type="string" table:style-name="ce1">
            <text:p>DB AUTO CONSULTANCY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468.93" table:style-name="ce2">
            <text:p><text:s/>£468.93<text:s/></text:p>
          </table:table-cell>
          <table:table-cell office:value-type="string" table:style-name="ce1">
            <text:p>DB AUTO CONSULTANCY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2.9" table:style-name="ce2">
            <text:p><text:s/>£12.90<text:s/></text:p>
          </table:table-cell>
          <table:table-cell office:value-type="string" table:style-name="ce1">
            <text:p>DB AUTO CONSULTANCY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29.31" table:style-name="ce2">
            <text:p><text:s/>£129.31<text:s/></text:p>
          </table:table-cell>
          <table:table-cell office:value-type="string" table:style-name="ce1">
            <text:p>DB AUTO CONSULTANCY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28.02" table:style-name="ce2">
            <text:p><text:s/>£28.02<text:s/></text:p>
          </table:table-cell>
          <table:table-cell office:value-type="string" table:style-name="ce1">
            <text:p>DB AUTO CONSULTANCY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360.41" table:style-name="ce2">
            <text:p><text:s/>£360.41<text:s/></text:p>
          </table:table-cell>
          <table:table-cell office:value-type="string" table:style-name="ce1">
            <text:p>DB AUTO CONSULTANCY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380.71" table:style-name="ce2">
            <text:p><text:s/>£380.71<text:s/></text:p>
          </table:table-cell>
          <table:table-cell office:value-type="string" table:style-name="ce1">
            <text:p>DB AUTO CONSULTANCY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217.42" table:style-name="ce2">
            <text:p><text:s/>£217.42<text:s/></text:p>
          </table:table-cell>
          <table:table-cell office:value-type="string" table:style-name="ce1">
            <text:p>DEGREES OF COMFORT AIR CONDITIONING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11" table:style-name="ce2">
            <text:p><text:s/>£111.00<text:s/></text:p>
          </table:table-cell>
          <table:table-cell office:value-type="string" table:style-name="ce1">
            <text:p>DEGREES OF COMFORT AIR CONDITIONING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08" table:style-name="ce2">
            <text:p><text:s/>£108.00<text:s/></text:p>
          </table:table-cell>
          <table:table-cell office:value-type="string" table:style-name="ce1">
            <text:p>DEGREES OF COMFORT AIR CONDITIONING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60" table:style-name="ce2">
            <text:p><text:s/>£260.00<text:s/></text:p>
          </table:table-cell>
          <table:table-cell office:value-type="string" table:style-name="ce1">
            <text:p>DEGREES OF COMFORT AIR CONDITIONING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48" table:style-name="ce2">
            <text:p><text:s/>£148.00<text:s/></text:p>
          </table:table-cell>
          <table:table-cell office:value-type="string" table:style-name="ce1">
            <text:p>DEGREES OF COMFORT AIR CONDITIONING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4" table:style-name="ce2">
            <text:p><text:s/>£74.00<text:s/></text:p>
          </table:table-cell>
          <table:table-cell office:value-type="string" table:style-name="ce1">
            <text:p>DEGREES OF COMFORT AIR CONDITIONING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0851.75" table:style-name="ce2">
            <text:p><text:s/>£10,851.75<text:s/></text:p>
          </table:table-cell>
          <table:table-cell office:value-type="string" table:style-name="ce1">
            <text:p>DEGREES OF COMFORT AIR CONDITIONING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currency" office:value="74" table:style-name="ce2">
            <text:p><text:s/>£74.00<text:s/></text:p>
          </table:table-cell>
          <table:table-cell office:value-type="string" table:style-name="ce1">
            <text:p>DEGREES OF COMFORT AIR CONDITIONING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11" table:style-name="ce2">
            <text:p><text:s/>£111.00<text:s/></text:p>
          </table:table-cell>
          <table:table-cell office:value-type="string" table:style-name="ce1">
            <text:p>DEGREES OF COMFORT AIR CONDITIONING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822.8999999999996" table:style-name="ce2">
            <text:p><text:s/>£4,822.90<text:s/></text:p>
          </table:table-cell>
          <table:table-cell office:value-type="string" table:style-name="ce1">
            <text:p>DEGREES OF COMFORT AIR CONDITIONING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76" table:style-name="ce2">
            <text:p><text:s/>£476.00<text:s/></text:p>
          </table:table-cell>
          <table:table-cell office:value-type="string" table:style-name="ce1">
            <text:p>DEGREES OF COMFORT AIR CONDITIONING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04.5" table:style-name="ce2">
            <text:p><text:s/>£204.50<text:s/></text:p>
          </table:table-cell>
          <table:table-cell office:value-type="string" table:style-name="ce1">
            <text:p>DEGREES OF COMFORT AIR CONDITIONING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47.17" table:style-name="ce2">
            <text:p><text:s/>£347.17<text:s/></text:p>
          </table:table-cell>
          <table:table-cell office:value-type="string" table:style-name="ce1">
            <text:p>DENIO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5675" table:style-name="ce2">
            <text:p><text:s/>£5,675.00<text:s/></text:p>
          </table:table-cell>
          <table:table-cell office:value-type="string" table:style-name="ce1">
            <text:p>DERBY UNITEX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303.64" table:style-name="ce2">
            <text:p><text:s/>£303.64<text:s/></text:p>
          </table:table-cell>
          <table:table-cell office:value-type="string" table:style-name="ce1">
            <text:p>DESIGN IT SOLUTIONS T/A PANOPTECH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833" table:style-name="ce2">
            <text:p><text:s/>£833.00<text:s/></text:p>
          </table:table-cell>
          <table:table-cell office:value-type="string" table:style-name="ce1">
            <text:p>DESIGNEASE LIMITE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80.4" table:style-name="ce2">
            <text:p><text:s/>£180.40<text:s/></text:p>
          </table:table-cell>
          <table:table-cell office:value-type="string" table:style-name="ce1">
            <text:p>DICK LOVETT HUNGERFORD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927.3" table:style-name="ce2">
            <text:p><text:s/>£927.30<text:s/></text:p>
          </table:table-cell>
          <table:table-cell office:value-type="string" table:style-name="ce1">
            <text:p>DIGITAL DEVICES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823.91" table:style-name="ce2">
            <text:p><text:s/>£823.91<text:s/></text:p>
          </table:table-cell>
          <table:table-cell office:value-type="string" table:style-name="ce1">
            <text:p>DIGITAL DEVICES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8012.98" table:style-name="ce2">
            <text:p><text:s/>£18,012.98<text:s/></text:p>
          </table:table-cell>
          <table:table-cell office:value-type="string" table:style-name="ce1">
            <text:p>DISTRIGO LIMITED ( CENTRAL BILLING)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3603.18" table:style-name="ce2">
            <text:p><text:s/>£13,603.18<text:s/></text:p>
          </table:table-cell>
          <table:table-cell office:value-type="string" table:style-name="ce1">
            <text:p>DISTRIGO LIMITED ( CENTRAL BILLING)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9693.939999999999" table:style-name="ce2">
            <text:p><text:s/>£19,693.94<text:s/></text:p>
          </table:table-cell>
          <table:table-cell office:value-type="string" table:style-name="ce1">
            <text:p>DISTRIGO LIMITED ( CENTRAL BILLING)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659.78" table:style-name="ce2">
            <text:p><text:s/>£1,659.78<text:s/></text:p>
          </table:table-cell>
          <table:table-cell office:value-type="string" table:style-name="ce1">
            <text:p>DISTRIGO LIMITED ( CENTRAL BILLING)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209.86" table:style-name="ce2">
            <text:p><text:s/>£7,209.86<text:s/></text:p>
          </table:table-cell>
          <table:table-cell office:value-type="string" table:style-name="ce1">
            <text:p>DISTRIGO LIMITED ( CENTRAL BILLING)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0988.06" table:style-name="ce2">
            <text:p><text:s/>£20,988.06<text:s/></text:p>
          </table:table-cell>
          <table:table-cell office:value-type="string" table:style-name="ce1">
            <text:p>DISTRIGO LIMITED ( CENTRAL BILLING)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229.2700000000004" table:style-name="ce2">
            <text:p><text:s/>£5,229.27<text:s/></text:p>
          </table:table-cell>
          <table:table-cell office:value-type="string" table:style-name="ce1">
            <text:p>DISTRIGO LIMITED ( CENTRAL BILLING)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9221.01" table:style-name="ce2">
            <text:p><text:s/>£9,221.01<text:s/></text:p>
          </table:table-cell>
          <table:table-cell office:value-type="string" table:style-name="ce1">
            <text:p>DISTRIGO LIMITED ( CENTRAL BILLING)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5568.21" table:style-name="ce2">
            <text:p><text:s/>£15,568.21<text:s/></text:p>
          </table:table-cell>
          <table:table-cell office:value-type="string" table:style-name="ce1">
            <text:p>DISTRIGO LIMITED ( CENTRAL BILLING)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12.5" table:style-name="ce2">
            <text:p><text:s/>£512.50<text:s/></text:p>
          </table:table-cell>
          <table:table-cell office:value-type="string" table:style-name="ce1">
            <text:p>DMR FRAMING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937.5" table:style-name="ce2">
            <text:p><text:s/>£937.50<text:s/></text:p>
          </table:table-cell>
          <table:table-cell office:value-type="string" table:style-name="ce1">
            <text:p>DMR FRAMING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975.25" table:style-name="ce2">
            <text:p><text:s/>£975.25<text:s/></text:p>
          </table:table-cell>
          <table:table-cell office:value-type="string" table:style-name="ce1">
            <text:p>DMS PROTECTIVE EQUIPMENT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090.8499999999999" table:style-name="ce2">
            <text:p><text:s/>£1,090.85<text:s/></text:p>
          </table:table-cell>
          <table:table-cell office:value-type="string" table:style-name="ce1">
            <text:p>DMS PROTECTIVE EQUIPMENT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49" table:style-name="ce2">
            <text:p><text:s/>£49.00<text:s/></text:p>
          </table:table-cell>
          <table:table-cell office:value-type="string" table:style-name="ce1">
            <text:p>DOBIES CUMBRIA MOTOR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12.5" table:style-name="ce2">
            <text:p><text:s/>£412.50<text:s/></text:p>
          </table:table-cell>
          <table:table-cell office:value-type="string" table:style-name="ce1">
            <text:p>DOBIES CUMBRIA MOTOR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90" table:style-name="ce2">
            <text:p><text:s/>£190.00<text:s/></text:p>
          </table:table-cell>
          <table:table-cell office:value-type="string" table:style-name="ce1">
            <text:p>DOBIES CUMBRIA MOTOR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635.16" table:style-name="ce2">
            <text:p><text:s/>£1,635.16<text:s/></text:p>
          </table:table-cell>
          <table:table-cell office:value-type="string" table:style-name="ce1">
            <text:p>DOUNREAY SITE RESTORATION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456.7" table:style-name="ce2">
            <text:p><text:s/>£3,456.70<text:s/></text:p>
          </table:table-cell>
          <table:table-cell office:value-type="string" table:style-name="ce1">
            <text:p>DOUNREAY SITE RESTORATION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500" table:style-name="ce2">
            <text:p><text:s/>£3,500.00<text:s/></text:p>
          </table:table-cell>
          <table:table-cell office:value-type="string" table:style-name="ce1">
            <text:p>DR ASIM YUSUF / QUARTZ REPORTS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80.44" table:style-name="ce2">
            <text:p><text:s/>£180.44<text:s/></text:p>
          </table:table-cell>
          <table:table-cell office:value-type="string" table:style-name="ce1">
            <text:p>DRAEGER SAFETY UK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543.82000000000005" table:style-name="ce2">
            <text:p><text:s/>£543.82<text:s/></text:p>
          </table:table-cell>
          <table:table-cell office:value-type="string" table:style-name="ce1">
            <text:p>DRIVE MOTOR RETAIL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23.35" table:style-name="ce2">
            <text:p><text:s/>£123.35<text:s/></text:p>
          </table:table-cell>
          <table:table-cell office:value-type="string" table:style-name="ce1">
            <text:p>DRIVE MOTOR RETAIL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50.34" table:style-name="ce2">
            <text:p><text:s/>£250.34<text:s/></text:p>
          </table:table-cell>
          <table:table-cell office:value-type="string" table:style-name="ce1">
            <text:p>DRIVE MOTOR RETAIL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89.27" table:style-name="ce2">
            <text:p><text:s/>£89.27<text:s/></text:p>
          </table:table-cell>
          <table:table-cell office:value-type="string" table:style-name="ce1">
            <text:p>DRIVE MOTOR RETAIL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373" table:style-name="ce2">
            <text:p><text:s/>£3,373.00<text:s/></text:p>
          </table:table-cell>
          <table:table-cell office:value-type="string" table:style-name="ce1">
            <text:p>DTEC INTERNATIONAL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3615" table:style-name="ce2">
            <text:p><text:s/>£3,615.00<text:s/></text:p>
          </table:table-cell>
          <table:table-cell office:value-type="string" table:style-name="ce1">
            <text:p>DTEC INTERNATIONAL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385" table:style-name="ce2">
            <text:p><text:s/>£385.00<text:s/></text:p>
          </table:table-cell>
          <table:table-cell office:value-type="string" table:style-name="ce1">
            <text:p>DURNBURY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161.68" table:style-name="ce2">
            <text:p><text:s/>£161.68<text:s/></text:p>
          </table:table-cell>
          <table:table-cell office:value-type="string" table:style-name="ce1">
            <text:p>DYCE ENERGY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489.34" table:style-name="ce2">
            <text:p><text:s/>£7,489.34<text:s/></text:p>
          </table:table-cell>
          <table:table-cell office:value-type="string" table:style-name="ce1">
            <text:p>E W BEARD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9888.2099999999991" table:style-name="ce2">
            <text:p><text:s/>£9,888.21<text:s/></text:p>
          </table:table-cell>
          <table:table-cell office:value-type="string" table:style-name="ce1">
            <text:p>E W BEARD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01217" table:style-name="ce2">
            <text:p><text:s/>£201,217.00<text:s/></text:p>
          </table:table-cell>
          <table:table-cell office:value-type="string" table:style-name="ce1">
            <text:p>E W BEARD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7.849999999999994" table:style-name="ce2">
            <text:p><text:s/>£77.85<text:s/></text:p>
          </table:table-cell>
          <table:table-cell office:value-type="string" table:style-name="ce1">
            <text:p>ECOPROD TECHNIQUE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31.65" table:style-name="ce2">
            <text:p><text:s/>£131.65<text:s/></text:p>
          </table:table-cell>
          <table:table-cell office:value-type="string" table:style-name="ce1">
            <text:p>EDEN HYUNDAI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836.2" table:style-name="ce2">
            <text:p><text:s/>£7,836.20<text:s/></text:p>
          </table:table-cell>
          <table:table-cell office:value-type="string" table:style-name="ce1">
            <text:p>EDF ENERGY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4.52" table:style-name="ce2">
            <text:p><text:s/>£74.52<text:s/></text:p>
          </table:table-cell>
          <table:table-cell office:value-type="string" table:style-name="ce1">
            <text:p>EDF ENERGY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7996.99" table:style-name="ce2">
            <text:p><text:s/>£37,996.99<text:s/></text:p>
          </table:table-cell>
          <table:table-cell office:value-type="string" table:style-name="ce1">
            <text:p>EDF ENERGY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9810.080000000002" table:style-name="ce2">
            <text:p><text:s/>£19,810.08<text:s/></text:p>
          </table:table-cell>
          <table:table-cell office:value-type="string" table:style-name="ce1">
            <text:p>EDF ENERGY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8229.31" table:style-name="ce2">
            <text:p><text:s/>£38,229.31<text:s/></text:p>
          </table:table-cell>
          <table:table-cell office:value-type="string" table:style-name="ce1">
            <text:p>EDF ENERGY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7983.41" table:style-name="ce2">
            <text:p><text:s/>£17,983.41<text:s/></text:p>
          </table:table-cell>
          <table:table-cell office:value-type="string" table:style-name="ce1">
            <text:p>EDF ENERGY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4135.93" table:style-name="ce2">
            <text:p><text:s/>£14,135.93<text:s/></text:p>
          </table:table-cell>
          <table:table-cell office:value-type="string" table:style-name="ce1">
            <text:p>EDF ENERGY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02868.1" table:style-name="ce2">
            <text:p><text:s/>£202,868.10<text:s/></text:p>
          </table:table-cell>
          <table:table-cell office:value-type="string" table:style-name="ce1">
            <text:p>EDF ENERGY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20.26" table:style-name="ce2">
            <text:p><text:s/>£120.26<text:s/></text:p>
          </table:table-cell>
          <table:table-cell office:value-type="string" table:style-name="ce1">
            <text:p>EDGAR BROTHERS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125.26" table:style-name="ce2">
            <text:p><text:s/>£125.26<text:s/></text:p>
          </table:table-cell>
          <table:table-cell office:value-type="string" table:style-name="ce1">
            <text:p>EDGAR BROTHERS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245.52" table:style-name="ce2">
            <text:p><text:s/>£245.52<text:s/></text:p>
          </table:table-cell>
          <table:table-cell office:value-type="string" table:style-name="ce1">
            <text:p>EDGAR BROTHERS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20.26" table:style-name="ce2">
            <text:p><text:s/>£120.26<text:s/></text:p>
          </table:table-cell>
          <table:table-cell office:value-type="string" table:style-name="ce1">
            <text:p>EDGAR BROTHERS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41.88" table:style-name="ce2">
            <text:p><text:s/>£41.88<text:s/></text:p>
          </table:table-cell>
          <table:table-cell office:value-type="string" table:style-name="ce1">
            <text:p>ELLIOTT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47.86000000000001" table:style-name="ce2">
            <text:p><text:s/>£147.86<text:s/></text:p>
          </table:table-cell>
          <table:table-cell office:value-type="string" table:style-name="ce1">
            <text:p>ELLIOTT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46" table:style-name="ce2">
            <text:p><text:s/>£246.00<text:s/></text:p>
          </table:table-cell>
          <table:table-cell office:value-type="string" table:style-name="ce1">
            <text:p>ENDURA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613.39" table:style-name="ce2">
            <text:p><text:s/>£613.39<text:s/></text:p>
          </table:table-cell>
          <table:table-cell office:value-type="string" table:style-name="ce1">
            <text:p>ENTERPRISE RENT-A-CAR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09.08" table:style-name="ce2">
            <text:p><text:s/>£109.08<text:s/></text:p>
          </table:table-cell>
          <table:table-cell office:value-type="string" table:style-name="ce1">
            <text:p>ENTERPRISE RENT-A-CAR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51.4" table:style-name="ce2">
            <text:p><text:s/>£151.40<text:s/></text:p>
          </table:table-cell>
          <table:table-cell office:value-type="string" table:style-name="ce1">
            <text:p>ENTERPRISE RENT-A-CAR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50.78" table:style-name="ce2">
            <text:p><text:s/>£250.78<text:s/></text:p>
          </table:table-cell>
          <table:table-cell office:value-type="string" table:style-name="ce1">
            <text:p>ENTERPRISE RENT-A-CAR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95.57" table:style-name="ce2">
            <text:p><text:s/>£795.57<text:s/></text:p>
          </table:table-cell>
          <table:table-cell office:value-type="string" table:style-name="ce1">
            <text:p>ENTERPRISE RENT-A-CAR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89.08" table:style-name="ce2">
            <text:p><text:s/>£489.08<text:s/></text:p>
          </table:table-cell>
          <table:table-cell office:value-type="string" table:style-name="ce1">
            <text:p>ENTERPRISE RENT-A-CAR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02.75" table:style-name="ce2">
            <text:p><text:s/>£202.75<text:s/></text:p>
          </table:table-cell>
          <table:table-cell office:value-type="string" table:style-name="ce1">
            <text:p>ENTERPRISE RENT-A-CAR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70.66000000000003" table:style-name="ce2">
            <text:p><text:s/>£270.66<text:s/></text:p>
          </table:table-cell>
          <table:table-cell office:value-type="string" table:style-name="ce1">
            <text:p>ENTERPRISE RENT-A-CAR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46.94999999999999" table:style-name="ce2">
            <text:p><text:s/>£146.95<text:s/></text:p>
          </table:table-cell>
          <table:table-cell office:value-type="string" table:style-name="ce1">
            <text:p>ENTERPRISE RENT-A-CAR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53022.39000000001" table:style-name="ce2">
            <text:p><text:s/>£153,022.39<text:s/></text:p>
          </table:table-cell>
          <table:table-cell office:value-type="string" table:style-name="ce1">
            <text:p>ENTERPRISE RENT-A-CAR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11489.5" table:style-name="ce2">
            <text:p><text:s/>£111,489.50<text:s/></text:p>
          </table:table-cell>
          <table:table-cell office:value-type="string" table:style-name="ce1">
            <text:p>ENTERPRISE RENT-A-CAR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3682.61" table:style-name="ce2">
            <text:p><text:s/>£33,682.61<text:s/></text:p>
          </table:table-cell>
          <table:table-cell office:value-type="string" table:style-name="ce1">
            <text:p>ENTERPRISE RENT-A-CAR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43787.73000000001" table:style-name="ce2">
            <text:p><text:s/>£143,787.73<text:s/></text:p>
          </table:table-cell>
          <table:table-cell office:value-type="string" table:style-name="ce1">
            <text:p>ENTERPRISE RENT-A-CAR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6055.8" table:style-name="ce2">
            <text:p><text:s/>£26,055.80<text:s/></text:p>
          </table:table-cell>
          <table:table-cell office:value-type="string" table:style-name="ce1">
            <text:p>ENTERPRISE RENT-A-CAR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87975.48" table:style-name="ce2">
            <text:p><text:s/>£87,975.48<text:s/></text:p>
          </table:table-cell>
          <table:table-cell office:value-type="string" table:style-name="ce1">
            <text:p>ENTERPRISE RENT-A-CAR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30.16" table:style-name="ce2">
            <text:p><text:s/>£630.16<text:s/></text:p>
          </table:table-cell>
          <table:table-cell office:value-type="string" table:style-name="ce1">
            <text:p>ENVA ENGLAND SPECIALIST WASTE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59.7" table:style-name="ce2">
            <text:p><text:s/>£259.70<text:s/></text:p>
          </table:table-cell>
          <table:table-cell office:value-type="string" table:style-name="ce1">
            <text:p>ENVA ENGLAND SPECIALIST WASTE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42.80000000000001" table:style-name="ce2">
            <text:p><text:s/>£142.80<text:s/></text:p>
          </table:table-cell>
          <table:table-cell office:value-type="string" table:style-name="ce1">
            <text:p>ENVIROTYRE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24.8" table:style-name="ce2">
            <text:p><text:s/>£124.80<text:s/></text:p>
          </table:table-cell>
          <table:table-cell office:value-type="string" table:style-name="ce1">
            <text:p>ENVIROTYRE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2.8" table:style-name="ce2">
            <text:p><text:s/>£52.80<text:s/></text:p>
          </table:table-cell>
          <table:table-cell office:value-type="string" table:style-name="ce1">
            <text:p>ENVIROTYRE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459.4399999999996" table:style-name="ce2">
            <text:p><text:s/>£4,459.44<text:s/></text:p>
          </table:table-cell>
          <table:table-cell office:value-type="string" table:style-name="ce1">
            <text:p>EQUINE VETERINARY AND REPRODUCTION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305.85000000000002" table:style-name="ce2">
            <text:p><text:s/>£305.85<text:s/></text:p>
          </table:table-cell>
          <table:table-cell office:value-type="string" table:style-name="ce1">
            <text:p>ERGO COMPUTING UK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39959.599999999999" table:style-name="ce2">
            <text:p><text:s/>£39,959.60<text:s/></text:p>
          </table:table-cell>
          <table:table-cell office:value-type="string" table:style-name="ce1">
            <text:p>EUROFINS FORENSIC SERVICE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2020.29" table:style-name="ce2">
            <text:p><text:s/>£12,020.29<text:s/></text:p>
          </table:table-cell>
          <table:table-cell office:value-type="string" table:style-name="ce1">
            <text:p>EUROFINS FORENSIC SERVICE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9.23" table:style-name="ce2">
            <text:p><text:s/>£19.23<text:s/></text:p>
          </table:table-cell>
          <table:table-cell office:value-type="string" table:style-name="ce1">
            <text:p>EUROFINS FORENSIC SERVICE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4116.83" table:style-name="ce2">
            <text:p><text:s/>£14,116.83<text:s/></text:p>
          </table:table-cell>
          <table:table-cell office:value-type="string" table:style-name="ce1">
            <text:p>EUROFINS FORENSIC SERVICE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6445.66" table:style-name="ce2">
            <text:p><text:s/>£6,445.66<text:s/></text:p>
          </table:table-cell>
          <table:table-cell office:value-type="string" table:style-name="ce1">
            <text:p>EUROFINS FORENSIC SERVICE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4861.4799999999996" table:style-name="ce2">
            <text:p><text:s/>£4,861.48<text:s/></text:p>
          </table:table-cell>
          <table:table-cell office:value-type="string" table:style-name="ce1">
            <text:p>EUROFINS FORENSIC SERVICE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6916.03" table:style-name="ce2">
            <text:p><text:s/>£6,916.03<text:s/></text:p>
          </table:table-cell>
          <table:table-cell office:value-type="string" table:style-name="ce1">
            <text:p>EUROFINS FORENSIC SERVICE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54" table:style-name="ce2">
            <text:p><text:s/>£54.00<text:s/></text:p>
          </table:table-cell>
          <table:table-cell office:value-type="string" table:style-name="ce1">
            <text:p>EUROPA WORLDWIDE GROUP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9" table:style-name="ce2">
            <text:p><text:s/>£49.00<text:s/></text:p>
          </table:table-cell>
          <table:table-cell office:value-type="string" table:style-name="ce1">
            <text:p>EUROPA WORLDWIDE GROUP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00" table:style-name="ce2">
            <text:p><text:s/>£500.00<text:s/></text:p>
          </table:table-cell>
          <table:table-cell office:value-type="string" table:style-name="ce1">
            <text:p>EXETER HALL KIDLINGTON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16.68" table:style-name="ce2">
            <text:p><text:s/>£716.68<text:s/></text:p>
          </table:table-cell>
          <table:table-cell office:value-type="string" table:style-name="ce1">
            <text:p>EXETER HALL KIDLINGTON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1750" table:style-name="ce2">
            <text:p><text:s/>£1,750.00<text:s/></text:p>
          </table:table-cell>
          <table:table-cell office:value-type="string" table:style-name="ce1">
            <text:p>EXTREMUS DOG TRAINING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2999.9" table:style-name="ce2">
            <text:p><text:s/>£2,999.90<text:s/></text:p>
          </table:table-cell>
          <table:table-cell office:value-type="string" table:style-name="ce1">
            <text:p>F J LANE &amp; SON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922" table:style-name="ce2">
            <text:p><text:s/>£2,922.00<text:s/></text:p>
          </table:table-cell>
          <table:table-cell office:value-type="string" table:style-name="ce1">
            <text:p>F J LANE &amp; SON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515" table:style-name="ce2">
            <text:p><text:s/>£515.00<text:s/></text:p>
          </table:table-cell>
          <table:table-cell office:value-type="string" table:style-name="ce1">
            <text:p>F J LANE &amp; SON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23" table:style-name="ce2">
            <text:p><text:s/>£223.00<text:s/></text:p>
          </table:table-cell>
          <table:table-cell office:value-type="string" table:style-name="ce1">
            <text:p>F J LANE &amp; SON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933" table:style-name="ce2">
            <text:p><text:s/>£1,933.00<text:s/></text:p>
          </table:table-cell>
          <table:table-cell office:value-type="string" table:style-name="ce1">
            <text:p>F J LANE &amp; SON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7.09" table:style-name="ce2">
            <text:p><text:s/>£27.09<text:s/></text:p>
          </table:table-cell>
          <table:table-cell office:value-type="string" table:style-name="ce1">
            <text:p>FEDEX EXPRESS UK TRANSPORTATION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5.88" table:style-name="ce2">
            <text:p><text:s/>£25.88<text:s/></text:p>
          </table:table-cell>
          <table:table-cell office:value-type="string" table:style-name="ce1">
            <text:p>FEDEX EXPRESS UK TRANSPORTATION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2.47" table:style-name="ce2">
            <text:p><text:s/>£32.47<text:s/></text:p>
          </table:table-cell>
          <table:table-cell office:value-type="string" table:style-name="ce1">
            <text:p>FEDEX EXPRESS UK TRANSPORTATION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0.2" table:style-name="ce2">
            <text:p><text:s/>£60.20<text:s/></text:p>
          </table:table-cell>
          <table:table-cell office:value-type="string" table:style-name="ce1">
            <text:p>FEDEX EXPRESS UK TRANSPORTATION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2.19" table:style-name="ce2">
            <text:p><text:s/>£22.19<text:s/></text:p>
          </table:table-cell>
          <table:table-cell office:value-type="string" table:style-name="ce1">
            <text:p>FEDEX EXPRESS UK TRANSPORTATION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0.92" table:style-name="ce2">
            <text:p><text:s/>£50.92<text:s/></text:p>
          </table:table-cell>
          <table:table-cell office:value-type="string" table:style-name="ce1">
            <text:p>FEDEX EXPRESS UK TRANSPORTATION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854.58" table:style-name="ce2">
            <text:p><text:s/>£854.58<text:s/></text:p>
          </table:table-cell>
          <table:table-cell office:value-type="string" table:style-name="ce1">
            <text:p>FERIDAX 1957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8.95" table:style-name="ce2">
            <text:p><text:s/>£58.95<text:s/></text:p>
          </table:table-cell>
          <table:table-cell office:value-type="string" table:style-name="ce1">
            <text:p>FLITWICK MOTORCYCLE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92.5" table:style-name="ce2">
            <text:p><text:s/>£392.50<text:s/></text:p>
          </table:table-cell>
          <table:table-cell office:value-type="string" table:style-name="ce1">
            <text:p>FOOTSURE WESTERN LIMITE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91.5" table:style-name="ce2">
            <text:p><text:s/>£191.50<text:s/></text:p>
          </table:table-cell>
          <table:table-cell office:value-type="string" table:style-name="ce1">
            <text:p>FORD MOTOR COMPANY T/A FORD PARTS PLU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1.41" table:style-name="ce2">
            <text:p><text:s/>£31.41<text:s/></text:p>
          </table:table-cell>
          <table:table-cell office:value-type="string" table:style-name="ce1">
            <text:p>FORD MOTOR COMPANY T/A FORD PARTS PLU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91.8" table:style-name="ce2">
            <text:p><text:s/>£91.80<text:s/></text:p>
          </table:table-cell>
          <table:table-cell office:value-type="string" table:style-name="ce1">
            <text:p>FORD MOTOR COMPANY T/A FORD PARTS PLU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8.66" table:style-name="ce2">
            <text:p><text:s/>£68.66<text:s/></text:p>
          </table:table-cell>
          <table:table-cell office:value-type="string" table:style-name="ce1">
            <text:p>FORD MOTOR COMPANY T/A FORD PARTS PLU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0.18" table:style-name="ce2">
            <text:p><text:s/>£10.18<text:s/></text:p>
          </table:table-cell>
          <table:table-cell office:value-type="string" table:style-name="ce1">
            <text:p>FORD MOTOR COMPANY T/A FORD PARTS PLU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3.57" table:style-name="ce2">
            <text:p><text:s/>£23.57<text:s/></text:p>
          </table:table-cell>
          <table:table-cell office:value-type="string" table:style-name="ce1">
            <text:p>FORD MOTOR COMPANY T/A FORD PARTS PLU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15.62" table:style-name="ce2">
            <text:p><text:s/>£115.62<text:s/></text:p>
          </table:table-cell>
          <table:table-cell office:value-type="string" table:style-name="ce1">
            <text:p>FORD MOTOR COMPANY T/A FORD PARTS PLU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83.82" table:style-name="ce2">
            <text:p><text:s/>£283.82<text:s/></text:p>
          </table:table-cell>
          <table:table-cell office:value-type="string" table:style-name="ce1">
            <text:p>FORD MOTOR COMPANY T/A FORD PARTS PLU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03.6" table:style-name="ce2">
            <text:p><text:s/>£203.60<text:s/></text:p>
          </table:table-cell>
          <table:table-cell office:value-type="string" table:style-name="ce1">
            <text:p>FORD MOTOR COMPANY T/A FORD PARTS PLU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.34" table:style-name="ce2">
            <text:p><text:s/>£7.34<text:s/></text:p>
          </table:table-cell>
          <table:table-cell office:value-type="string" table:style-name="ce1">
            <text:p>FORD MOTOR COMPANY T/A FORD PARTS PLU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3.28" table:style-name="ce2">
            <text:p><text:s/>£73.28<text:s/></text:p>
          </table:table-cell>
          <table:table-cell office:value-type="string" table:style-name="ce1">
            <text:p>FORD MOTOR COMPANY T/A FORD PARTS PLU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9.53" table:style-name="ce2">
            <text:p><text:s/>£39.53<text:s/></text:p>
          </table:table-cell>
          <table:table-cell office:value-type="string" table:style-name="ce1">
            <text:p>FORD MOTOR COMPANY T/A FORD PARTS PLU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79.24" table:style-name="ce2">
            <text:p><text:s/>£179.24<text:s/></text:p>
          </table:table-cell>
          <table:table-cell office:value-type="string" table:style-name="ce1">
            <text:p>FORD MOTOR COMPANY T/A FORD PARTS PLU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54.13999999999999" table:style-name="ce2">
            <text:p><text:s/>£154.14<text:s/></text:p>
          </table:table-cell>
          <table:table-cell office:value-type="string" table:style-name="ce1">
            <text:p>FORD MOTOR COMPANY T/A FORD PARTS PLU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96.06" table:style-name="ce2">
            <text:p><text:s/>£496.06<text:s/></text:p>
          </table:table-cell>
          <table:table-cell office:value-type="string" table:style-name="ce1">
            <text:p>FORD MOTOR COMPANY T/A FORD PARTS PLU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00.15" table:style-name="ce2">
            <text:p><text:s/>£200.15<text:s/></text:p>
          </table:table-cell>
          <table:table-cell office:value-type="string" table:style-name="ce1">
            <text:p>FORD MOTOR COMPANY T/A FORD PARTS PLU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5.94" table:style-name="ce2">
            <text:p><text:s/>£45.94<text:s/></text:p>
          </table:table-cell>
          <table:table-cell office:value-type="string" table:style-name="ce1">
            <text:p>FORD MOTOR COMPANY T/A FORD PARTS PLU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1.87" table:style-name="ce2">
            <text:p><text:s/>£21.87<text:s/></text:p>
          </table:table-cell>
          <table:table-cell office:value-type="string" table:style-name="ce1">
            <text:p>FORD MOTOR COMPANY T/A FORD PARTS PLU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8.4700000000000006" table:style-name="ce2">
            <text:p><text:s/>£8.47<text:s/></text:p>
          </table:table-cell>
          <table:table-cell office:value-type="string" table:style-name="ce1">
            <text:p>FORD MOTOR COMPANY T/A FORD PARTS PLU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198.57" table:style-name="ce2">
            <text:p><text:s/>£198.57<text:s/></text:p>
          </table:table-cell>
          <table:table-cell office:value-type="string" table:style-name="ce1">
            <text:p>FORD MOTOR COMPANY T/A FORD PARTS PLU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5.27" table:style-name="ce2">
            <text:p><text:s/>£75.27<text:s/></text:p>
          </table:table-cell>
          <table:table-cell office:value-type="string" table:style-name="ce1">
            <text:p>FORD MOTOR COMPANY T/A FORD PARTS PLU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16.27999999999997" table:style-name="ce2">
            <text:p><text:s/>£316.28<text:s/></text:p>
          </table:table-cell>
          <table:table-cell office:value-type="string" table:style-name="ce1">
            <text:p>FORD MOTOR COMPANY T/A FORD PARTS PLU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8.64" table:style-name="ce2">
            <text:p><text:s/>£28.64<text:s/></text:p>
          </table:table-cell>
          <table:table-cell office:value-type="string" table:style-name="ce1">
            <text:p>FORD MOTOR COMPANY T/A FORD PARTS PLU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18.49" table:style-name="ce2">
            <text:p><text:s/>£118.49<text:s/></text:p>
          </table:table-cell>
          <table:table-cell office:value-type="string" table:style-name="ce1">
            <text:p>FORD MOTOR COMPANY T/A FORD PARTS PLU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93.29" table:style-name="ce2">
            <text:p><text:s/>£93.29<text:s/></text:p>
          </table:table-cell>
          <table:table-cell office:value-type="string" table:style-name="ce1">
            <text:p>FORD MOTOR COMPANY T/A FORD PARTS PLU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3.25" table:style-name="ce2">
            <text:p><text:s/>£73.25<text:s/></text:p>
          </table:table-cell>
          <table:table-cell office:value-type="string" table:style-name="ce1">
            <text:p>FORD MOTOR COMPANY T/A FORD PARTS PLU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96.39999999999998" table:style-name="ce2">
            <text:p><text:s/>£296.40<text:s/></text:p>
          </table:table-cell>
          <table:table-cell office:value-type="string" table:style-name="ce1">
            <text:p>FORENSIC ACCESS LIMITE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414.01" table:style-name="ce2">
            <text:p><text:s/>£414.01<text:s/></text:p>
          </table:table-cell>
          <table:table-cell office:value-type="string" table:style-name="ce1">
            <text:p>FORENSIC ACCESS LIMITE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355.76" table:style-name="ce2">
            <text:p><text:s/>£355.76<text:s/></text:p>
          </table:table-cell>
          <table:table-cell office:value-type="string" table:style-name="ce1">
            <text:p>FORENSIC ACCESS LIMITE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296.39999999999998" table:style-name="ce2">
            <text:p><text:s/>£296.40<text:s/></text:p>
          </table:table-cell>
          <table:table-cell office:value-type="string" table:style-name="ce1">
            <text:p>FORENSIC ACCESS LIMITE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355.76" table:style-name="ce2">
            <text:p><text:s/>£355.76<text:s/></text:p>
          </table:table-cell>
          <table:table-cell office:value-type="string" table:style-name="ce1">
            <text:p>FORENSIC ACCESS LIMITE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296.39999999999998" table:style-name="ce2">
            <text:p><text:s/>£296.40<text:s/></text:p>
          </table:table-cell>
          <table:table-cell office:value-type="string" table:style-name="ce1">
            <text:p>FORENSIC ACCESS LIMITE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414.01" table:style-name="ce2">
            <text:p><text:s/>£414.01<text:s/></text:p>
          </table:table-cell>
          <table:table-cell office:value-type="string" table:style-name="ce1">
            <text:p>FORENSIC ACCESS LIMITE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3295" table:style-name="ce2">
            <text:p><text:s/>£3,295.00<text:s/></text:p>
          </table:table-cell>
          <table:table-cell office:value-type="string" table:style-name="ce1">
            <text:p>FORENSIC PATHOLOGY SERVICES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72" table:style-name="ce2">
            <text:p><text:s/>£72.00<text:s/></text:p>
          </table:table-cell>
          <table:table-cell office:value-type="string" table:style-name="ce1">
            <text:p>FRASER EVANS &amp; SON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5" table:style-name="ce2">
            <text:p><text:s/>£75.00<text:s/></text:p>
          </table:table-cell>
          <table:table-cell office:value-type="string" table:style-name="ce1">
            <text:p>FRASER EVANS &amp; SON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99.1" table:style-name="ce2">
            <text:p><text:s/>£99.10<text:s/></text:p>
          </table:table-cell>
          <table:table-cell office:value-type="string" table:style-name="ce1">
            <text:p>FRETUS TRANSPORT AND RECOVERY SERVICE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71" table:style-name="ce2">
            <text:p><text:s/>£371.00<text:s/></text:p>
          </table:table-cell>
          <table:table-cell office:value-type="string" table:style-name="ce1">
            <text:p>FRETUS TRANSPORT AND RECOVERY SERVICE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36.6" table:style-name="ce2">
            <text:p><text:s/>£736.60<text:s/></text:p>
          </table:table-cell>
          <table:table-cell office:value-type="string" table:style-name="ce1">
            <text:p>FRETUS TRANSPORT AND RECOVERY SERVICE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870" table:style-name="ce2">
            <text:p><text:s/>£1,870.00<text:s/></text:p>
          </table:table-cell>
          <table:table-cell office:value-type="string" table:style-name="ce1">
            <text:p>FURNITURE AT WORK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50" table:style-name="ce2">
            <text:p><text:s/>£50.00<text:s/></text:p>
          </table:table-cell>
          <table:table-cell office:value-type="string" table:style-name="ce1">
            <text:p>G &amp; W MOTOR COMPANY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343.42" table:style-name="ce2">
            <text:p><text:s/>£1,343.42<text:s/></text:p>
          </table:table-cell>
          <table:table-cell office:value-type="string" table:style-name="ce1">
            <text:p>G4S INTERGRATED SERVICES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910" table:style-name="ce2">
            <text:p><text:s/>£1,910.00<text:s/></text:p>
          </table:table-cell>
          <table:table-cell office:value-type="string" table:style-name="ce1">
            <text:p>GARMENTEC GROUP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221.3900000000001" table:style-name="ce2">
            <text:p><text:s/>£1,221.39<text:s/></text:p>
          </table:table-cell>
          <table:table-cell office:value-type="string" table:style-name="ce1">
            <text:p>GARRAN LOCKER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622.1" table:style-name="ce2">
            <text:p><text:s/>£622.10<text:s/></text:p>
          </table:table-cell>
          <table:table-cell office:value-type="string" table:style-name="ce1">
            <text:p>GARRAN LOCKER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902.6" table:style-name="ce2">
            <text:p><text:s/>£1,902.60<text:s/></text:p>
          </table:table-cell>
          <table:table-cell office:value-type="string" table:style-name="ce1">
            <text:p>GARRAN LOCKER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5842.67" table:style-name="ce2">
            <text:p><text:s/>£5,842.67<text:s/></text:p>
          </table:table-cell>
          <table:table-cell office:value-type="string" table:style-name="ce1">
            <text:p>GOODYEAR DUNLOP UK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2119.68" table:style-name="ce2">
            <text:p><text:s/>£12,119.68<text:s/></text:p>
          </table:table-cell>
          <table:table-cell office:value-type="string" table:style-name="ce1">
            <text:p>GOODYEAR DUNLOP UK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292.94" table:style-name="ce2">
            <text:p><text:s/>£2,292.94<text:s/></text:p>
          </table:table-cell>
          <table:table-cell office:value-type="string" table:style-name="ce1">
            <text:p>GOODYEAR DUNLOP UK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8667.65" table:style-name="ce2">
            <text:p><text:s/>£8,667.65<text:s/></text:p>
          </table:table-cell>
          <table:table-cell office:value-type="string" table:style-name="ce1">
            <text:p>GOODYEAR DUNLOP UK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033.77" table:style-name="ce2">
            <text:p><text:s/>£7,033.77<text:s/></text:p>
          </table:table-cell>
          <table:table-cell office:value-type="string" table:style-name="ce1">
            <text:p>GOODYEAR DUNLOP UK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620.16" table:style-name="ce2">
            <text:p><text:s/>£5,620.16<text:s/></text:p>
          </table:table-cell>
          <table:table-cell office:value-type="string" table:style-name="ce1">
            <text:p>GOODYEAR DUNLOP UK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16.24" table:style-name="ce2">
            <text:p><text:s/>£216.24<text:s/></text:p>
          </table:table-cell>
          <table:table-cell office:value-type="string" table:style-name="ce1">
            <text:p>GREENHAM TRADING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98.45" table:style-name="ce2">
            <text:p><text:s/>£98.45<text:s/></text:p>
          </table:table-cell>
          <table:table-cell office:value-type="string" table:style-name="ce1">
            <text:p>GROUPTYRE WHOLSALE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96.89999999999998" table:style-name="ce2">
            <text:p><text:s/>£296.90<text:s/></text:p>
          </table:table-cell>
          <table:table-cell office:value-type="string" table:style-name="ce1">
            <text:p>GROUPTYRE WHOLSALE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89.45" table:style-name="ce2">
            <text:p><text:s/>£89.45<text:s/></text:p>
          </table:table-cell>
          <table:table-cell office:value-type="string" table:style-name="ce1">
            <text:p>GROUPTYRE WHOLSALE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33.9" table:style-name="ce2">
            <text:p><text:s/>£233.90<text:s/></text:p>
          </table:table-cell>
          <table:table-cell office:value-type="string" table:style-name="ce1">
            <text:p>GROUPTYRE WHOLSALE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116.95" table:style-name="ce2">
            <text:p><text:s/>£116.95<text:s/></text:p>
          </table:table-cell>
          <table:table-cell office:value-type="string" table:style-name="ce1">
            <text:p>GROUPTYRE WHOLSALE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140.44999999999999" table:style-name="ce2">
            <text:p><text:s/>£140.45<text:s/></text:p>
          </table:table-cell>
          <table:table-cell office:value-type="string" table:style-name="ce1">
            <text:p>GROUPTYRE WHOLSALE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54.9" table:style-name="ce2">
            <text:p><text:s/>£254.90<text:s/></text:p>
          </table:table-cell>
          <table:table-cell office:value-type="string" table:style-name="ce1">
            <text:p>GROUPTYRE WHOLSALE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96.45" table:style-name="ce2">
            <text:p><text:s/>£96.45<text:s/></text:p>
          </table:table-cell>
          <table:table-cell office:value-type="string" table:style-name="ce1">
            <text:p>GROUPTYRE WHOLSALE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78.9" table:style-name="ce2">
            <text:p><text:s/>£178.90<text:s/></text:p>
          </table:table-cell>
          <table:table-cell office:value-type="string" table:style-name="ce1">
            <text:p>GROUPTYRE WHOLSALE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27.9" table:style-name="ce2">
            <text:p><text:s/>£227.90<text:s/></text:p>
          </table:table-cell>
          <table:table-cell office:value-type="string" table:style-name="ce1">
            <text:p>GROUPTYRE WHOLSALE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06.95" table:style-name="ce2">
            <text:p><text:s/>£106.95<text:s/></text:p>
          </table:table-cell>
          <table:table-cell office:value-type="string" table:style-name="ce1">
            <text:p>GROUPTYRE WHOLSALE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62.9" table:style-name="ce2">
            <text:p><text:s/>£162.90<text:s/></text:p>
          </table:table-cell>
          <table:table-cell office:value-type="string" table:style-name="ce1">
            <text:p>GROUPTYRE WHOLSALE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96.95" table:style-name="ce2">
            <text:p><text:s/>£96.95<text:s/></text:p>
          </table:table-cell>
          <table:table-cell office:value-type="string" table:style-name="ce1">
            <text:p>GROUPTYRE WHOLSALE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849.1" table:style-name="ce2">
            <text:p><text:s/>£849.10<text:s/></text:p>
          </table:table-cell>
          <table:table-cell office:value-type="string" table:style-name="ce1">
            <text:p>GROUPTYRE WHOLSALE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19.9" table:style-name="ce2">
            <text:p><text:s/>£219.90<text:s/></text:p>
          </table:table-cell>
          <table:table-cell office:value-type="string" table:style-name="ce1">
            <text:p>GROUPTYRE WHOLSALE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09.95" table:style-name="ce2">
            <text:p><text:s/>£109.95<text:s/></text:p>
          </table:table-cell>
          <table:table-cell office:value-type="string" table:style-name="ce1">
            <text:p>GROUPTYRE WHOLSALE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78.05" table:style-name="ce2">
            <text:p><text:s/>£778.05<text:s/></text:p>
          </table:table-cell>
          <table:table-cell office:value-type="string" table:style-name="ce1">
            <text:p>GROUPTYRE WHOLSALE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80.95" table:style-name="ce2">
            <text:p><text:s/>£80.95<text:s/></text:p>
          </table:table-cell>
          <table:table-cell office:value-type="string" table:style-name="ce1">
            <text:p>GROUPTYRE WHOLSALE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16.45" table:style-name="ce2">
            <text:p><text:s/>£116.45<text:s/></text:p>
          </table:table-cell>
          <table:table-cell office:value-type="string" table:style-name="ce1">
            <text:p>GROUPTYRE WHOLSALE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01.8" table:style-name="ce2">
            <text:p><text:s/>£301.80<text:s/></text:p>
          </table:table-cell>
          <table:table-cell office:value-type="string" table:style-name="ce1">
            <text:p>GROUPTYRE WHOLSALE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76.9" table:style-name="ce2">
            <text:p><text:s/>£176.90<text:s/></text:p>
          </table:table-cell>
          <table:table-cell office:value-type="string" table:style-name="ce1">
            <text:p>GROUPTYRE WHOLSALE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26.70000000000005" table:style-name="ce2">
            <text:p><text:s/>£626.70<text:s/></text:p>
          </table:table-cell>
          <table:table-cell office:value-type="string" table:style-name="ce1">
            <text:p>GROUPTYRE WHOLSALE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539" table:style-name="ce2">
            <text:p><text:s/>£1,539.00<text:s/></text:p>
          </table:table-cell>
          <table:table-cell office:value-type="string" table:style-name="ce1">
            <text:p>GROUPTYRE WHOLSALE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923.4" table:style-name="ce2">
            <text:p><text:s/>£923.40<text:s/></text:p>
          </table:table-cell>
          <table:table-cell office:value-type="string" table:style-name="ce1">
            <text:p>GROUPTYRE WHOLSALE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23.8" table:style-name="ce2">
            <text:p><text:s/>£323.80<text:s/></text:p>
          </table:table-cell>
          <table:table-cell office:value-type="string" table:style-name="ce1">
            <text:p>GROUPTYRE WHOLSALE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04.45" table:style-name="ce2">
            <text:p><text:s/>£104.45<text:s/></text:p>
          </table:table-cell>
          <table:table-cell office:value-type="string" table:style-name="ce1">
            <text:p>GROUPTYRE WHOLSALE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2634.97" table:style-name="ce2">
            <text:p><text:s/>£12,634.97<text:s/></text:p>
          </table:table-cell>
          <table:table-cell office:value-type="string" table:style-name="ce1">
            <text:p>GRUNDON WASTE MANAGEMENT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966.98" table:style-name="ce2">
            <text:p><text:s/>£966.98<text:s/></text:p>
          </table:table-cell>
          <table:table-cell office:value-type="string" table:style-name="ce1">
            <text:p>GRUNDON WASTE MANAGEMENT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30" table:style-name="ce2">
            <text:p><text:s/>£30.00<text:s/></text:p>
          </table:table-cell>
          <table:table-cell office:value-type="string" table:style-name="ce1">
            <text:p>GRUNDON WASTE MANAGEMENT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80" table:style-name="ce2">
            <text:p><text:s/>£380.00<text:s/></text:p>
          </table:table-cell>
          <table:table-cell office:value-type="string" table:style-name="ce1">
            <text:p>GRUNDON WASTE MANAGEMENT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97" table:style-name="ce2">
            <text:p><text:s/>£97.00<text:s/></text:p>
          </table:table-cell>
          <table:table-cell office:value-type="string" table:style-name="ce1">
            <text:p>GSF CAR PARTS LIMITE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903.36" table:style-name="ce2">
            <text:p><text:s/>£903.36<text:s/></text:p>
          </table:table-cell>
          <table:table-cell office:value-type="string" table:style-name="ce1">
            <text:p>GUARDIAN SECURITY SW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837" table:style-name="ce2">
            <text:p><text:s/>£4,837.00<text:s/></text:p>
          </table:table-cell>
          <table:table-cell office:value-type="string" table:style-name="ce1">
            <text:p>H FINE &amp; SON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550" table:style-name="ce2">
            <text:p><text:s/>£550.00<text:s/></text:p>
          </table:table-cell>
          <table:table-cell office:value-type="string" table:style-name="ce1">
            <text:p>H FINE &amp; SON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87.96" table:style-name="ce2">
            <text:p><text:s/>£87.96<text:s/></text:p>
          </table:table-cell>
          <table:table-cell office:value-type="string" table:style-name="ce1">
            <text:p>HAINES WIPING PRODUCT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86.94" table:style-name="ce2">
            <text:p><text:s/>£86.94<text:s/></text:p>
          </table:table-cell>
          <table:table-cell office:value-type="string" table:style-name="ce1">
            <text:p>HALFORD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1.31" table:style-name="ce2">
            <text:p><text:s/>£61.31<text:s/></text:p>
          </table:table-cell>
          <table:table-cell office:value-type="string" table:style-name="ce1">
            <text:p>HALFORD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8" table:style-name="ce2">
            <text:p><text:s/>£38.00<text:s/></text:p>
          </table:table-cell>
          <table:table-cell office:value-type="string" table:style-name="ce1">
            <text:p>HALFWAY GARA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9521.48" table:style-name="ce2">
            <text:p><text:s/>£9,521.48<text:s/></text:p>
          </table:table-cell>
          <table:table-cell office:value-type="string" table:style-name="ce1">
            <text:p>HALLS AUTO ELECTRICAL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11393.13" table:style-name="ce2">
            <text:p><text:s/>£11,393.13<text:s/></text:p>
          </table:table-cell>
          <table:table-cell office:value-type="string" table:style-name="ce1">
            <text:p>HALLS AUTO ELECTRICAL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number-rows-repeated="4" table:style-name="ro1">
          <table:table-cell office:value-type="currency" office:value="15515.85" table:style-name="ce2">
            <text:p><text:s/>£15,515.85<text:s/></text:p>
          </table:table-cell>
          <table:table-cell office:value-type="string" table:style-name="ce1">
            <text:p>HALLS AUTO ELECTRICAL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number-rows-repeated="4" table:style-name="ro1">
          <table:table-cell office:value-type="currency" office:value="16217.66" table:style-name="ce2">
            <text:p><text:s/>£16,217.66<text:s/></text:p>
          </table:table-cell>
          <table:table-cell office:value-type="string" table:style-name="ce1">
            <text:p>HALLS AUTO ELECTRICAL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15195.78" table:style-name="ce2">
            <text:p><text:s/>£15,195.78<text:s/></text:p>
          </table:table-cell>
          <table:table-cell office:value-type="string" table:style-name="ce1">
            <text:p>HALLS AUTO ELECTRICAL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29.36" table:style-name="ce2">
            <text:p><text:s/>£329.36<text:s/></text:p>
          </table:table-cell>
          <table:table-cell office:value-type="string" table:style-name="ce1">
            <text:p>HALLS AUTO ELECTRICAL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200" table:style-name="ce2">
            <text:p><text:s/>£1,200.00<text:s/></text:p>
          </table:table-cell>
          <table:table-cell office:value-type="string" table:style-name="ce1">
            <text:p>HEADINGTON CARRIERS LIMITE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number-rows-repeated="4" table:style-name="ro1">
          <table:table-cell office:value-type="currency" office:value="600" table:style-name="ce2">
            <text:p><text:s/>£600.00<text:s/></text:p>
          </table:table-cell>
          <table:table-cell office:value-type="string" table:style-name="ce1">
            <text:p>HEADINGTON CARRIERS LIMITE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02.7" table:style-name="ce2">
            <text:p><text:s/>£402.70<text:s/></text:p>
          </table:table-cell>
          <table:table-cell office:value-type="string" table:style-name="ce1">
            <text:p>HEADINGTON CARRIERS LIMITE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number-rows-repeated="7" table:style-name="ro1">
          <table:table-cell office:value-type="currency" office:value="600" table:style-name="ce2">
            <text:p><text:s/>£600.00<text:s/></text:p>
          </table:table-cell>
          <table:table-cell office:value-type="string" table:style-name="ce1">
            <text:p>HEADINGTON CARRIERS LIMITE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95" table:style-name="ce2">
            <text:p><text:s/>£795.00<text:s/></text:p>
          </table:table-cell>
          <table:table-cell office:value-type="string" table:style-name="ce1">
            <text:p>HEADINGTON CARRIERS LIMITE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50" table:style-name="ce2">
            <text:p><text:s/>£750.00<text:s/></text:p>
          </table:table-cell>
          <table:table-cell office:value-type="string" table:style-name="ce1">
            <text:p>HEADINGTON CARRIERS LIMITE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200" table:style-name="ce2">
            <text:p><text:s/>£1,200.00<text:s/></text:p>
          </table:table-cell>
          <table:table-cell office:value-type="string" table:style-name="ce1">
            <text:p>HEADINGTON CARRIERS LIMITE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number-rows-repeated="5" table:style-name="ro1">
          <table:table-cell office:value-type="currency" office:value="600" table:style-name="ce2">
            <text:p><text:s/>£600.00<text:s/></text:p>
          </table:table-cell>
          <table:table-cell office:value-type="string" table:style-name="ce1">
            <text:p>HEADINGTON CARRIERS LIMITE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96.95" table:style-name="ce2">
            <text:p><text:s/>£96.95<text:s/></text:p>
          </table:table-cell>
          <table:table-cell office:value-type="string" table:style-name="ce1">
            <text:p>HEADLEY TYRE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30.20000000000005" table:style-name="ce2">
            <text:p><text:s/>£530.20<text:s/></text:p>
          </table:table-cell>
          <table:table-cell office:value-type="string" table:style-name="ce1">
            <text:p>HEADLEY TYRE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87.8" table:style-name="ce2">
            <text:p><text:s/>£387.80<text:s/></text:p>
          </table:table-cell>
          <table:table-cell office:value-type="string" table:style-name="ce1">
            <text:p>HEADLEY TYRE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079" table:style-name="ce2">
            <text:p><text:s/>£2,079.00<text:s/></text:p>
          </table:table-cell>
          <table:table-cell office:value-type="string" table:style-name="ce1">
            <text:p>HEADLEY TYRE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52.33000000000001" table:style-name="ce2">
            <text:p><text:s/>£152.33<text:s/></text:p>
          </table:table-cell>
          <table:table-cell office:value-type="string" table:style-name="ce1">
            <text:p>HEATH PRODUCT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9960" table:style-name="ce2">
            <text:p><text:s/>£9,960.00<text:s/></text:p>
          </table:table-cell>
          <table:table-cell office:value-type="string" table:style-name="ce1">
            <text:p>HEATON DESIGN AND ENGINEERING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970" table:style-name="ce2">
            <text:p><text:s/>£4,970.00<text:s/></text:p>
          </table:table-cell>
          <table:table-cell office:value-type="string" table:style-name="ce1">
            <text:p>HEATON DESIGN AND ENGINEERING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940.4" table:style-name="ce2">
            <text:p><text:s/>£1,940.40<text:s/></text:p>
          </table:table-cell>
          <table:table-cell office:value-type="string" table:style-name="ce1">
            <text:p>HELMET INTEGRATED SYSTEM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3150" table:style-name="ce2">
            <text:p><text:s/>£3,150.00<text:s/></text:p>
          </table:table-cell>
          <table:table-cell office:value-type="string" table:style-name="ce1">
            <text:p>HEYFORD PARK MANAGEMENT - SERVICE CHARGE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3800" table:style-name="ce2">
            <text:p><text:s/>£13,800.00<text:s/></text:p>
          </table:table-cell>
          <table:table-cell office:value-type="string" table:style-name="ce1">
            <text:p>HEYFORD PARK MANAGEMENT - SERVICE CHARGE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182.79" table:style-name="ce2">
            <text:p><text:s/>£1,182.79<text:s/></text:p>
          </table:table-cell>
          <table:table-cell office:value-type="string" table:style-name="ce1">
            <text:p>HEYFORD PARK MANAGEMENT - UTILITIE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62.5" table:style-name="ce2">
            <text:p><text:s/>£162.50<text:s/></text:p>
          </table:table-cell>
          <table:table-cell office:value-type="string" table:style-name="ce1">
            <text:p>HIDEOUT LEATHER (2001)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95.5" table:style-name="ce2">
            <text:p><text:s/>£95.50<text:s/></text:p>
          </table:table-cell>
          <table:table-cell office:value-type="string" table:style-name="ce1">
            <text:p>HIDEOUT LEATHER (2001)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626" table:style-name="ce2">
            <text:p><text:s/>£1,626.00<text:s/></text:p>
          </table:table-cell>
          <table:table-cell office:value-type="string" table:style-name="ce1">
            <text:p>HIDEOUT LEATHER (2001)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60" table:style-name="ce2">
            <text:p><text:s/>£60.00<text:s/></text:p>
          </table:table-cell>
          <table:table-cell office:value-type="string" table:style-name="ce1">
            <text:p>HIDEOUT LEATHER (2001)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250" table:style-name="ce2">
            <text:p><text:s/>£250.00<text:s/></text:p>
          </table:table-cell>
          <table:table-cell office:value-type="string" table:style-name="ce1">
            <text:p>HIDEOUT LEATHER (2001)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25" table:style-name="ce2">
            <text:p><text:s/>£25.00<text:s/></text:p>
          </table:table-cell>
          <table:table-cell office:value-type="string" table:style-name="ce1">
            <text:p>HURLEY INDUSTRIAL CLEANING EQUIPMEN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85" table:style-name="ce2">
            <text:p><text:s/>£185.00<text:s/></text:p>
          </table:table-cell>
          <table:table-cell office:value-type="string" table:style-name="ce1">
            <text:p>HURLEY INDUSTRIAL CLEANING EQUIPMEN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29.3" table:style-name="ce2">
            <text:p><text:s/>£229.30<text:s/></text:p>
          </table:table-cell>
          <table:table-cell office:value-type="string" table:style-name="ce1">
            <text:p>HURLEY INDUSTRIAL CLEANING EQUIPMEN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85" table:style-name="ce2">
            <text:p><text:s/>£185.00<text:s/></text:p>
          </table:table-cell>
          <table:table-cell office:value-type="string" table:style-name="ce1">
            <text:p>HURLEY INDUSTRIAL CLEANING EQUIPMEN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10" table:style-name="ce2">
            <text:p><text:s/>£110.00<text:s/></text:p>
          </table:table-cell>
          <table:table-cell office:value-type="string" table:style-name="ce1">
            <text:p>HURLEY INDUSTRIAL CLEANING EQUIPMEN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7" table:style-name="ce2">
            <text:p><text:s/>£77.00<text:s/></text:p>
          </table:table-cell>
          <table:table-cell office:value-type="string" table:style-name="ce1">
            <text:p>HURLEY INDUSTRIAL CLEANING EQUIPMEN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836.5" table:style-name="ce2">
            <text:p><text:s/>£7,836.50<text:s/></text:p>
          </table:table-cell>
          <table:table-cell office:value-type="string" table:style-name="ce1">
            <text:p>IAN WEBB ENGINEERING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150" table:style-name="ce2">
            <text:p><text:s/>£2,150.00<text:s/></text:p>
          </table:table-cell>
          <table:table-cell office:value-type="string" table:style-name="ce1">
            <text:p>IAN WEBB ENGINEERING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310" table:style-name="ce2">
            <text:p><text:s/>£4,310.00<text:s/></text:p>
          </table:table-cell>
          <table:table-cell office:value-type="string" table:style-name="ce1">
            <text:p>IAN WEBB ENGINEERING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60" table:style-name="ce2">
            <text:p><text:s/>£360.00<text:s/></text:p>
          </table:table-cell>
          <table:table-cell office:value-type="string" table:style-name="ce1">
            <text:p>IAN WEBB ENGINEERING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6850.88" table:style-name="ce2">
            <text:p><text:s/>£6,850.88<text:s/></text:p>
          </table:table-cell>
          <table:table-cell office:value-type="string" table:style-name="ce1">
            <text:p>IAN WEBB ENGINEERING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453.55" table:style-name="ce2">
            <text:p><text:s/>£7,453.55<text:s/></text:p>
          </table:table-cell>
          <table:table-cell office:value-type="string" table:style-name="ce1">
            <text:p>IAN WEBB ENGINEERING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5500" table:style-name="ce2">
            <text:p><text:s/>£15,500.00<text:s/></text:p>
          </table:table-cell>
          <table:table-cell office:value-type="string" table:style-name="ce1">
            <text:p>ILLUMINET SOLUTIONS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325.3" table:style-name="ce2">
            <text:p><text:s/>£325.30<text:s/></text:p>
          </table:table-cell>
          <table:table-cell office:value-type="string" table:style-name="ce1">
            <text:p>IMSERV EUROPE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26.24" table:style-name="ce2">
            <text:p><text:s/>£426.24<text:s/></text:p>
          </table:table-cell>
          <table:table-cell office:value-type="string" table:style-name="ce1">
            <text:p>IMSERV EUROPE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8759" table:style-name="ce2">
            <text:p><text:s/>£8,759.00<text:s/></text:p>
          </table:table-cell>
          <table:table-cell office:value-type="string" table:style-name="ce1">
            <text:p>INAZONE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900.5" table:style-name="ce2">
            <text:p><text:s/>£1,900.50<text:s/></text:p>
          </table:table-cell>
          <table:table-cell office:value-type="string" table:style-name="ce1">
            <text:p>INCOMES DATA RESEARCH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65" table:style-name="ce2">
            <text:p><text:s/>£165.00<text:s/></text:p>
          </table:table-cell>
          <table:table-cell office:value-type="string" table:style-name="ce1">
            <text:p>INFINITY MOTORCYCLES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2375" table:style-name="ce2">
            <text:p><text:s/>£2,375.00<text:s/></text:p>
          </table:table-cell>
          <table:table-cell office:value-type="string" table:style-name="ce1">
            <text:p>INFOMENTUM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306.25" table:style-name="ce2">
            <text:p><text:s/>£1,306.25<text:s/></text:p>
          </table:table-cell>
          <table:table-cell office:value-type="string" table:style-name="ce1">
            <text:p>INFOMENTUM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17188.74" table:style-name="ce2">
            <text:p><text:s/>£117,188.74<text:s/></text:p>
          </table:table-cell>
          <table:table-cell office:value-type="string" table:style-name="ce1">
            <text:p>INSIDE OUT DEVELOPMENT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1059.2" table:style-name="ce2">
            <text:p><text:s/>£11,059.20<text:s/></text:p>
          </table:table-cell>
          <table:table-cell office:value-type="string" table:style-name="ce1">
            <text:p>INSIDE OUT DEVELOPMENT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525" table:style-name="ce2">
            <text:p><text:s/>£3,525.00<text:s/></text:p>
          </table:table-cell>
          <table:table-cell office:value-type="string" table:style-name="ce1">
            <text:p>INSIDE OUT DEVELOPMENT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1395.6" table:style-name="ce2">
            <text:p><text:s/>£11,395.60<text:s/></text:p>
          </table:table-cell>
          <table:table-cell office:value-type="string" table:style-name="ce1">
            <text:p>INSIDE OUT DEVELOPMENT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514.7199999999998" table:style-name="ce2">
            <text:p><text:s/>£2,514.72<text:s/></text:p>
          </table:table-cell>
          <table:table-cell office:value-type="string" table:style-name="ce1">
            <text:p>INSIDE OUT DEVELOPMENT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630" table:style-name="ce2">
            <text:p><text:s/>£3,630.00<text:s/></text:p>
          </table:table-cell>
          <table:table-cell office:value-type="string" table:style-name="ce1">
            <text:p>INSIDE OUT DEVELOPMENT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78.16000000000003" table:style-name="ce2">
            <text:p><text:s/>£278.16<text:s/></text:p>
          </table:table-cell>
          <table:table-cell office:value-type="string" table:style-name="ce1">
            <text:p>INSIDE OUT DEVELOPMENT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159.34" table:style-name="ce2">
            <text:p><text:s/>£159.34<text:s/></text:p>
          </table:table-cell>
          <table:table-cell office:value-type="string" table:style-name="ce1">
            <text:p>INSIDE OUT DEVELOPMENT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5842" table:style-name="ce2">
            <text:p><text:s/>£5,842.00<text:s/></text:p>
          </table:table-cell>
          <table:table-cell office:value-type="string" table:style-name="ce1">
            <text:p>INSIDE OUT DEVELOPMENT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060" table:style-name="ce2">
            <text:p><text:s/>£2,060.00<text:s/></text:p>
          </table:table-cell>
          <table:table-cell office:value-type="string" table:style-name="ce1">
            <text:p>INTEGRATED ECOLOGICAL SOLUTIONS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4304.33" table:style-name="ce2">
            <text:p><text:s/>£14,304.33<text:s/></text:p>
          </table:table-cell>
          <table:table-cell office:value-type="string" table:style-name="ce1">
            <text:p>INTERCOUNTY TRUCK &amp; VAN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83" table:style-name="ce2">
            <text:p><text:s/>£483.00<text:s/></text:p>
          </table:table-cell>
          <table:table-cell office:value-type="string" table:style-name="ce1">
            <text:p>INTERCOUNTY TRUCK &amp; VAN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70" table:style-name="ce2">
            <text:p><text:s/>£770.00<text:s/></text:p>
          </table:table-cell>
          <table:table-cell office:value-type="string" table:style-name="ce1">
            <text:p>INTERNATIONAL DISPUTE RESOLUTION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372.5" table:style-name="ce2">
            <text:p><text:s/>£372.50<text:s/></text:p>
          </table:table-cell>
          <table:table-cell office:value-type="string" table:style-name="ce1">
            <text:p>INTERWEAVE TEXTILES LIMITE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735.5" table:style-name="ce2">
            <text:p><text:s/>£735.50<text:s/></text:p>
          </table:table-cell>
          <table:table-cell office:value-type="string" table:style-name="ce1">
            <text:p>INTOXIMETER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103.25" table:style-name="ce2">
            <text:p><text:s/>£1,103.25<text:s/></text:p>
          </table:table-cell>
          <table:table-cell office:value-type="string" table:style-name="ce1">
            <text:p>INTRAMARK LIMITE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258.7" table:style-name="ce2">
            <text:p><text:s/>£258.70<text:s/></text:p>
          </table:table-cell>
          <table:table-cell office:value-type="string" table:style-name="ce1">
            <text:p>INTRAMARK LIMITE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20.100000000000001" table:style-name="ce2">
            <text:p><text:s/>£20.10<text:s/></text:p>
          </table:table-cell>
          <table:table-cell office:value-type="string" table:style-name="ce1">
            <text:p>INTRAMARK LIMITE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690" table:style-name="ce2">
            <text:p><text:s/>£690.00<text:s/></text:p>
          </table:table-cell>
          <table:table-cell office:value-type="string" table:style-name="ce1">
            <text:p>IWFM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945" table:style-name="ce2">
            <text:p><text:s/>£945.00<text:s/></text:p>
          </table:table-cell>
          <table:table-cell office:value-type="string" table:style-name="ce1">
            <text:p>J A FLISHER T/A A NEW WAY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36" table:style-name="ce2">
            <text:p><text:s/>£36.00<text:s/></text:p>
          </table:table-cell>
          <table:table-cell office:value-type="string" table:style-name="ce1">
            <text:p>JACK HODSON LIMITE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960" table:style-name="ce2">
            <text:p><text:s/>£960.00<text:s/></text:p>
          </table:table-cell>
          <table:table-cell office:value-type="string" table:style-name="ce1">
            <text:p>JACK HODSON LIMITE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575" table:style-name="ce2">
            <text:p><text:s/>£575.00<text:s/></text:p>
          </table:table-cell>
          <table:table-cell office:value-type="string" table:style-name="ce1">
            <text:p>JAYAR COMPONENT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60.03" table:style-name="ce2">
            <text:p><text:s/>£160.03<text:s/></text:p>
          </table:table-cell>
          <table:table-cell office:value-type="string" table:style-name="ce1">
            <text:p>JAYAR COMPONENT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53.19" table:style-name="ce2">
            <text:p><text:s/>£153.19<text:s/></text:p>
          </table:table-cell>
          <table:table-cell office:value-type="string" table:style-name="ce1">
            <text:p>JAYAR COMPONENT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60.03" table:style-name="ce2">
            <text:p><text:s/>£160.03<text:s/></text:p>
          </table:table-cell>
          <table:table-cell office:value-type="string" table:style-name="ce1">
            <text:p>JAYAR COMPONENT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8.489999999999998" table:style-name="ce2">
            <text:p><text:s/>£18.49<text:s/></text:p>
          </table:table-cell>
          <table:table-cell office:value-type="string" table:style-name="ce1">
            <text:p>JAYAR COMPONENT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3.43" table:style-name="ce2">
            <text:p><text:s/>£53.43<text:s/></text:p>
          </table:table-cell>
          <table:table-cell office:value-type="string" table:style-name="ce1">
            <text:p>JAYAR COMPONENT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8.64" table:style-name="ce2">
            <text:p><text:s/>£68.64<text:s/></text:p>
          </table:table-cell>
          <table:table-cell office:value-type="string" table:style-name="ce1">
            <text:p>JHM BUTT &amp; CO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50" table:style-name="ce2">
            <text:p><text:s/>£350.00<text:s/></text:p>
          </table:table-cell>
          <table:table-cell office:value-type="string" table:style-name="ce1">
            <text:p>JO McINTYRE TRAINING &amp; CONSULTANCY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38.69999999999999" table:style-name="ce2">
            <text:p><text:s/>£138.70<text:s/></text:p>
          </table:table-cell>
          <table:table-cell office:value-type="string" table:style-name="ce1">
            <text:p>JOHN ROTHERY (WHOLESALE) CO.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6.9" table:style-name="ce2">
            <text:p><text:s/>£36.90<text:s/></text:p>
          </table:table-cell>
          <table:table-cell office:value-type="string" table:style-name="ce1">
            <text:p>KEELA INTERNATIONAL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95.44" table:style-name="ce2">
            <text:p><text:s/>£195.44<text:s/></text:p>
          </table:table-cell>
          <table:table-cell office:value-type="string" table:style-name="ce1">
            <text:p>KEY FORENSIC SERVICE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4650.78" table:style-name="ce2">
            <text:p><text:s/>£4,650.78<text:s/></text:p>
          </table:table-cell>
          <table:table-cell office:value-type="string" table:style-name="ce1">
            <text:p>KEY FORENSIC SERVICE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292.16000000000003" table:style-name="ce2">
            <text:p><text:s/>£292.16<text:s/></text:p>
          </table:table-cell>
          <table:table-cell office:value-type="string" table:style-name="ce1">
            <text:p>KEY FORENSIC SERVICE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42284.04" table:style-name="ce2">
            <text:p><text:s/>£42,284.04<text:s/></text:p>
          </table:table-cell>
          <table:table-cell office:value-type="string" table:style-name="ce1">
            <text:p>KEY FORENSIC SERVICE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3874.22" table:style-name="ce2">
            <text:p><text:s/>£13,874.22<text:s/></text:p>
          </table:table-cell>
          <table:table-cell office:value-type="string" table:style-name="ce1">
            <text:p>KEY FORENSIC SERVICE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5681.76" table:style-name="ce2">
            <text:p><text:s/>£5,681.76<text:s/></text:p>
          </table:table-cell>
          <table:table-cell office:value-type="string" table:style-name="ce1">
            <text:p>KEY FORENSIC SERVICE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67.73" table:style-name="ce2">
            <text:p><text:s/>£167.73<text:s/></text:p>
          </table:table-cell>
          <table:table-cell office:value-type="string" table:style-name="ce1">
            <text:p>KEY INDUSTRIAL EQUIPMENT LTD T/A MANUTAN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35" table:style-name="ce2">
            <text:p><text:s/>£135.00<text:s/></text:p>
          </table:table-cell>
          <table:table-cell office:value-type="string" table:style-name="ce1">
            <text:p>KLEANCO DRY CLEANERS &amp; LAUNDRY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5000" table:style-name="ce2">
            <text:p><text:s/>£35,000.00<text:s/></text:p>
          </table:table-cell>
          <table:table-cell office:value-type="string" table:style-name="ce1">
            <text:p>KNIGHT FRANK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138.0500000000002" table:style-name="ce2">
            <text:p><text:s/>£2,138.05<text:s/></text:p>
          </table:table-cell>
          <table:table-cell office:value-type="string" table:style-name="ce1">
            <text:p>KNIGHT FRANK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9405" table:style-name="ce2">
            <text:p><text:s/>£9,405.00<text:s/></text:p>
          </table:table-cell>
          <table:table-cell office:value-type="string" table:style-name="ce1">
            <text:p>KORN FERRY (UK)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85" table:style-name="ce2">
            <text:p><text:s/>£185.00<text:s/></text:p>
          </table:table-cell>
          <table:table-cell office:value-type="string" table:style-name="ce1">
            <text:p>L G DAVIS (STATIONERS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9.5" table:style-name="ce2">
            <text:p><text:s/>£29.50<text:s/></text:p>
          </table:table-cell>
          <table:table-cell office:value-type="string" table:style-name="ce1">
            <text:p>LABCOLD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8107.25" table:style-name="ce2">
            <text:p><text:s/>£8,107.25<text:s/></text:p>
          </table:table-cell>
          <table:table-cell office:value-type="string" table:style-name="ce1">
            <text:p>LAMBERT SMITH HAMPTON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700" table:style-name="ce2">
            <text:p><text:s/>£2,700.00<text:s/></text:p>
          </table:table-cell>
          <table:table-cell office:value-type="string" table:style-name="ce1">
            <text:p>LAMBERT SMITH HAMPTON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670.21" table:style-name="ce2">
            <text:p><text:s/>£1,670.21<text:s/></text:p>
          </table:table-cell>
          <table:table-cell office:value-type="string" table:style-name="ce1">
            <text:p>LANDMARC SUPPORT SERVIC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71.24" table:style-name="ce2">
            <text:p><text:s/>£471.24<text:s/></text:p>
          </table:table-cell>
          <table:table-cell office:value-type="string" table:style-name="ce1">
            <text:p>LANDMARC SUPPORT SERVIC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649.34" table:style-name="ce2">
            <text:p><text:s/>£1,649.34<text:s/></text:p>
          </table:table-cell>
          <table:table-cell office:value-type="string" table:style-name="ce1">
            <text:p>LANDMARC SUPPORT SERVIC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35.62" table:style-name="ce2">
            <text:p><text:s/>£235.62<text:s/></text:p>
          </table:table-cell>
          <table:table-cell office:value-type="string" table:style-name="ce1">
            <text:p>LANDMARC SUPPORT SERVIC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71.24" table:style-name="ce2">
            <text:p><text:s/>£471.24<text:s/></text:p>
          </table:table-cell>
          <table:table-cell office:value-type="string" table:style-name="ce1">
            <text:p>LANDMARC SUPPORT SERVIC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49.12" table:style-name="ce2">
            <text:p><text:s/>£449.12<text:s/></text:p>
          </table:table-cell>
          <table:table-cell office:value-type="string" table:style-name="ce1">
            <text:p>LANDMARC SUPPORT SERVIC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940.88" table:style-name="ce2">
            <text:p><text:s/>£940.88<text:s/></text:p>
          </table:table-cell>
          <table:table-cell office:value-type="string" table:style-name="ce1">
            <text:p>LANDMARC SUPPORT SERVIC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983.52" table:style-name="ce2">
            <text:p><text:s/>£983.52<text:s/></text:p>
          </table:table-cell>
          <table:table-cell office:value-type="string" table:style-name="ce1">
            <text:p>LANDMARC SUPPORT SERVIC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93.28" table:style-name="ce2">
            <text:p><text:s/>£193.28<text:s/></text:p>
          </table:table-cell>
          <table:table-cell office:value-type="string" table:style-name="ce1">
            <text:p>LANDMARC SUPPORT SERVIC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79" table:style-name="ce2">
            <text:p><text:s/>£279.00<text:s/></text:p>
          </table:table-cell>
          <table:table-cell office:value-type="string" table:style-name="ce1">
            <text:p>LASER TECH UK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297" table:style-name="ce2">
            <text:p><text:s/>£297.00<text:s/></text:p>
          </table:table-cell>
          <table:table-cell office:value-type="string" table:style-name="ce1">
            <text:p>LAVAT CONSULTING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2550.9" table:style-name="ce2">
            <text:p><text:s/>£2,550.90<text:s/></text:p>
          </table:table-cell>
          <table:table-cell office:value-type="string" table:style-name="ce1">
            <text:p>LC ENERGY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954.79" table:style-name="ce2">
            <text:p><text:s/>£2,954.79<text:s/></text:p>
          </table:table-cell>
          <table:table-cell office:value-type="string" table:style-name="ce1">
            <text:p>LC ENERGY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5097.55" table:style-name="ce2">
            <text:p><text:s/>£5,097.55<text:s/></text:p>
          </table:table-cell>
          <table:table-cell office:value-type="string" table:style-name="ce1">
            <text:p>LC ENERGY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676.6499999999996" table:style-name="ce2">
            <text:p><text:s/>£4,676.65<text:s/></text:p>
          </table:table-cell>
          <table:table-cell office:value-type="string" table:style-name="ce1">
            <text:p>LC ENERGY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97.5" table:style-name="ce2">
            <text:p><text:s/>£197.50<text:s/></text:p>
          </table:table-cell>
          <table:table-cell office:value-type="string" table:style-name="ce1">
            <text:p>LEWIS OROURKE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2623.8" table:style-name="ce2">
            <text:p><text:s/>£2,623.80<text:s/></text:p>
          </table:table-cell>
          <table:table-cell office:value-type="string" table:style-name="ce1">
            <text:p>LINK TREASURY SERVICES T/A LINK ASSET SE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74" table:style-name="ce2">
            <text:p><text:s/>£174.00<text:s/></text:p>
          </table:table-cell>
          <table:table-cell office:value-type="string" table:style-name="ce1">
            <text:p>LOCK &amp; KEY CENTR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8" table:style-name="ce2">
            <text:p><text:s/>£78.0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68.4" table:style-name="ce2">
            <text:p><text:s/>£168.4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40.9" table:style-name="ce2">
            <text:p><text:s/>£140.9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51.6" table:style-name="ce2">
            <text:p><text:s/>£251.6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02.1" table:style-name="ce2">
            <text:p><text:s/>£202.1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98.7" table:style-name="ce2">
            <text:p><text:s/>£198.7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42.3" table:style-name="ce2">
            <text:p><text:s/>£342.3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81.8" table:style-name="ce2">
            <text:p><text:s/>£181.8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72.2" table:style-name="ce2">
            <text:p><text:s/>£472.2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currency" office:value="78" table:style-name="ce2">
            <text:p><text:s/>£78.0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577.6" table:style-name="ce2">
            <text:p><text:s/>£577.6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72" table:style-name="ce2">
            <text:p><text:s/>£472.0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08.7" table:style-name="ce2">
            <text:p><text:s/>£208.7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580.79999999999995" table:style-name="ce2">
            <text:p><text:s/>£580.8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61.7" table:style-name="ce2">
            <text:p><text:s/>£461.7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56" table:style-name="ce2">
            <text:p><text:s/>£156.0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04.7" table:style-name="ce2">
            <text:p><text:s/>£204.7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31.30000000000001" table:style-name="ce2">
            <text:p><text:s/>£131.3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86.6" table:style-name="ce2">
            <text:p><text:s/>£86.6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8" table:style-name="ce2">
            <text:p><text:s/>£78.0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20.8" table:style-name="ce2">
            <text:p><text:s/>£220.8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117" table:style-name="ce2">
            <text:p><text:s/>£117.0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63.5" table:style-name="ce2">
            <text:p><text:s/>£363.5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21.8" table:style-name="ce2">
            <text:p><text:s/>£221.8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45" table:style-name="ce2">
            <text:p><text:s/>£345.0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490" table:style-name="ce2">
            <text:p><text:s/>£4,490.0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610" table:style-name="ce2">
            <text:p><text:s/>£610.0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47" table:style-name="ce2">
            <text:p><text:s/>£247.0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45" table:style-name="ce2">
            <text:p><text:s/>£245.0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73" table:style-name="ce2">
            <text:p><text:s/>£273.0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56" table:style-name="ce2">
            <text:p><text:s/>£156.0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97.5" table:style-name="ce2">
            <text:p><text:s/>£97.5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97.3" table:style-name="ce2">
            <text:p><text:s/>£197.3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8" table:style-name="ce2">
            <text:p><text:s/>£78.0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36.6" table:style-name="ce2">
            <text:p><text:s/>£436.6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86.8" table:style-name="ce2">
            <text:p><text:s/>£86.8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17" table:style-name="ce2">
            <text:p><text:s/>£117.0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78" table:style-name="ce2">
            <text:p><text:s/>£78.0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17" table:style-name="ce2">
            <text:p><text:s/>£117.0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8" table:style-name="ce2">
            <text:p><text:s/>£78.0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98.60000000000002" table:style-name="ce2">
            <text:p><text:s/>£298.6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88.8" table:style-name="ce2">
            <text:p><text:s/>£88.8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42.3" table:style-name="ce2">
            <text:p><text:s/>£342.3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8" table:style-name="ce2">
            <text:p><text:s/>£78.0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47.1" table:style-name="ce2">
            <text:p><text:s/>£247.1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97.5" table:style-name="ce2">
            <text:p><text:s/>£97.5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23.4" table:style-name="ce2">
            <text:p><text:s/>£123.4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36.5" table:style-name="ce2">
            <text:p><text:s/>£136.5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15.6" table:style-name="ce2">
            <text:p><text:s/>£215.6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98.8" table:style-name="ce2">
            <text:p><text:s/>£298.8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050" table:style-name="ce2">
            <text:p><text:s/>£1,050.0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5090" table:style-name="ce2">
            <text:p><text:s/>£5,090.0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80" table:style-name="ce2">
            <text:p><text:s/>£480.0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17" table:style-name="ce2">
            <text:p><text:s/>£117.0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75.10000000000002" table:style-name="ce2">
            <text:p><text:s/>£275.1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117" table:style-name="ce2">
            <text:p><text:s/>£117.0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57.6" table:style-name="ce2">
            <text:p><text:s/>£457.6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17" table:style-name="ce2">
            <text:p><text:s/>£117.0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65" table:style-name="ce2">
            <text:p><text:s/>£465.0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770" table:style-name="ce2">
            <text:p><text:s/>£1,770.0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315" table:style-name="ce2">
            <text:p><text:s/>£1,315.0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595" table:style-name="ce2">
            <text:p><text:s/>£1,595.0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915" table:style-name="ce2">
            <text:p><text:s/>£915.0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210" table:style-name="ce2">
            <text:p><text:s/>£1,210.0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97.53" table:style-name="ce2">
            <text:p><text:s/>£97.53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49.11" table:style-name="ce2">
            <text:p><text:s/>£349.11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68.04" table:style-name="ce2">
            <text:p><text:s/>£768.04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29.18" table:style-name="ce2">
            <text:p><text:s/>£429.18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26.44" table:style-name="ce2">
            <text:p><text:s/>£226.44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53.5" table:style-name="ce2">
            <text:p><text:s/>£253.5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336.07" table:style-name="ce2">
            <text:p><text:s/>£1,336.07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17" table:style-name="ce2">
            <text:p><text:s/>£117.0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40.4" table:style-name="ce2">
            <text:p><text:s/>£240.4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71.2" table:style-name="ce2">
            <text:p><text:s/>£471.2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42.3" table:style-name="ce2">
            <text:p><text:s/>£342.3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17" table:style-name="ce2">
            <text:p><text:s/>£117.0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8" table:style-name="ce2">
            <text:p><text:s/>£78.0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97.5" table:style-name="ce2">
            <text:p><text:s/>£97.5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17" table:style-name="ce2">
            <text:p><text:s/>£117.0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20.9" table:style-name="ce2">
            <text:p><text:s/>£120.9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99.4" table:style-name="ce2">
            <text:p><text:s/>£199.4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8" table:style-name="ce2">
            <text:p><text:s/>£78.0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42.3" table:style-name="ce2">
            <text:p><text:s/>£342.3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48.44" table:style-name="ce2">
            <text:p><text:s/>£148.44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88.4" table:style-name="ce2">
            <text:p><text:s/>£88.4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42.3" table:style-name="ce2">
            <text:p><text:s/>£342.3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83.4" table:style-name="ce2">
            <text:p><text:s/>£183.4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36.8" table:style-name="ce2">
            <text:p><text:s/>£436.8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17" table:style-name="ce2">
            <text:p><text:s/>£117.0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01.4" table:style-name="ce2">
            <text:p><text:s/>£201.4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20.8" table:style-name="ce2">
            <text:p><text:s/>£220.8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87.9" table:style-name="ce2">
            <text:p><text:s/>£87.9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20.60000000000002" table:style-name="ce2">
            <text:p><text:s/>£320.6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8" table:style-name="ce2">
            <text:p><text:s/>£78.0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772.6" table:style-name="ce2">
            <text:p><text:s/>£1,772.6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80" table:style-name="ce2">
            <text:p><text:s/>£280.0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275" table:style-name="ce2">
            <text:p><text:s/>£2,275.0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32" table:style-name="ce2">
            <text:p><text:s/>£332.0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350" table:style-name="ce2">
            <text:p><text:s/>£1,350.0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705" table:style-name="ce2">
            <text:p><text:s/>£1,705.0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020" table:style-name="ce2">
            <text:p><text:s/>£1,020.00<text:s/></text:p>
          </table:table-cell>
          <table:table-cell office:value-type="string" table:style-name="ce1">
            <text:p>LOWE &amp; OLIVER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270" table:style-name="ce2">
            <text:p><text:s/>£270.00<text:s/></text:p>
          </table:table-cell>
          <table:table-cell office:value-type="string" table:style-name="ce1">
            <text:p>LUCION SERVIC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645" table:style-name="ce2">
            <text:p><text:s/>£645.00<text:s/></text:p>
          </table:table-cell>
          <table:table-cell office:value-type="string" table:style-name="ce1">
            <text:p>LUCION SERVIC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50" table:style-name="ce2">
            <text:p><text:s/>£450.00<text:s/></text:p>
          </table:table-cell>
          <table:table-cell office:value-type="string" table:style-name="ce1">
            <text:p>LUCION SERVIC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currency" office:value="270" table:style-name="ce2">
            <text:p><text:s/>£270.00<text:s/></text:p>
          </table:table-cell>
          <table:table-cell office:value-type="string" table:style-name="ce1">
            <text:p>LUCION SERVIC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406" table:style-name="ce2">
            <text:p><text:s/>£2,406.00<text:s/></text:p>
          </table:table-cell>
          <table:table-cell office:value-type="string" table:style-name="ce1">
            <text:p>LUCION SERVIC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00" table:style-name="ce2">
            <text:p><text:s/>£300.00<text:s/></text:p>
          </table:table-cell>
          <table:table-cell office:value-type="string" table:style-name="ce1">
            <text:p>LUCION SERVIC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70" table:style-name="ce2">
            <text:p><text:s/>£270.00<text:s/></text:p>
          </table:table-cell>
          <table:table-cell office:value-type="string" table:style-name="ce1">
            <text:p>LUCION SERVIC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810" table:style-name="ce2">
            <text:p><text:s/>£810.00<text:s/></text:p>
          </table:table-cell>
          <table:table-cell office:value-type="string" table:style-name="ce1">
            <text:p>LUCION SERVIC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270" table:style-name="ce2">
            <text:p><text:s/>£270.00<text:s/></text:p>
          </table:table-cell>
          <table:table-cell office:value-type="string" table:style-name="ce1">
            <text:p>LUCION SERVIC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680" table:style-name="ce2">
            <text:p><text:s/>£680.00<text:s/></text:p>
          </table:table-cell>
          <table:table-cell office:value-type="string" table:style-name="ce1">
            <text:p>LUCION SERVIC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450" table:style-name="ce2">
            <text:p><text:s/>£450.00<text:s/></text:p>
          </table:table-cell>
          <table:table-cell office:value-type="string" table:style-name="ce1">
            <text:p>LUCION SERVIC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62.24" table:style-name="ce2">
            <text:p><text:s/>£262.24<text:s/></text:p>
          </table:table-cell>
          <table:table-cell office:value-type="string" table:style-name="ce1">
            <text:p>LUCION SERVIC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90.32" table:style-name="ce2">
            <text:p><text:s/>£390.32<text:s/></text:p>
          </table:table-cell>
          <table:table-cell office:value-type="string" table:style-name="ce1">
            <text:p>LYON EQUIPMENT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202.5" table:style-name="ce2">
            <text:p><text:s/>£202.50<text:s/></text:p>
          </table:table-cell>
          <table:table-cell office:value-type="string" table:style-name="ce1">
            <text:p>LYRECO UK LIMITE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86.7" table:style-name="ce2">
            <text:p><text:s/>£486.70<text:s/></text:p>
          </table:table-cell>
          <table:table-cell office:value-type="string" table:style-name="ce1">
            <text:p>M &amp; M SKIP HIRE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40" table:style-name="ce2">
            <text:p><text:s/>£340.00<text:s/></text:p>
          </table:table-cell>
          <table:table-cell office:value-type="string" table:style-name="ce1">
            <text:p>M &amp; M SKIP HIRE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77.4" table:style-name="ce2">
            <text:p><text:s/>£477.40<text:s/></text:p>
          </table:table-cell>
          <table:table-cell office:value-type="string" table:style-name="ce1">
            <text:p>M &amp; M SKIP HIRE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40" table:style-name="ce2">
            <text:p><text:s/>£340.00<text:s/></text:p>
          </table:table-cell>
          <table:table-cell office:value-type="string" table:style-name="ce1">
            <text:p>M &amp; M SKIP HIRE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4657.1" table:style-name="ce2">
            <text:p><text:s/>£14,657.10<text:s/></text:p>
          </table:table-cell>
          <table:table-cell office:value-type="string" table:style-name="ce1">
            <text:p>MAC TOOLS - MICK CROOK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203.6" table:style-name="ce2">
            <text:p><text:s/>£203.60<text:s/></text:p>
          </table:table-cell>
          <table:table-cell office:value-type="string" table:style-name="ce1">
            <text:p>MAIDENHEAD AUTO REPAIR CENTR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447.3" table:style-name="ce2">
            <text:p><text:s/>£4,447.30<text:s/></text:p>
          </table:table-cell>
          <table:table-cell office:value-type="string" table:style-name="ce1">
            <text:p>MAIDENHEAD AUTO REPAIR CENTR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81.5" table:style-name="ce2">
            <text:p><text:s/>£381.50<text:s/></text:p>
          </table:table-cell>
          <table:table-cell office:value-type="string" table:style-name="ce1">
            <text:p>MAIDENHEAD AUTO REPAIR CENTR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51.32" table:style-name="ce2">
            <text:p><text:s/>£751.32<text:s/></text:p>
          </table:table-cell>
          <table:table-cell office:value-type="string" table:style-name="ce1">
            <text:p>MAIDENHEAD AUTO REPAIR CENTR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5747.34" table:style-name="ce2">
            <text:p><text:s/>£15,747.34<text:s/></text:p>
          </table:table-cell>
          <table:table-cell office:value-type="string" table:style-name="ce1">
            <text:p>MAINTENANCE ASSOCIATED SERVIC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1275" table:style-name="ce2">
            <text:p><text:s/>£11,275.00<text:s/></text:p>
          </table:table-cell>
          <table:table-cell office:value-type="string" table:style-name="ce1">
            <text:p>MAKE TIME COUNT TODAY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22550" table:style-name="ce2">
            <text:p><text:s/>£22,550.00<text:s/></text:p>
          </table:table-cell>
          <table:table-cell office:value-type="string" table:style-name="ce1">
            <text:p>MAKE TIME COUNT TODAY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number-rows-repeated="4" table:style-name="ro1">
          <table:table-cell office:value-type="currency" office:value="414" table:style-name="ce2">
            <text:p><text:s/>£414.00<text:s/></text:p>
          </table:table-cell>
          <table:table-cell office:value-type="string" table:style-name="ce1">
            <text:p>MANSFIELD RESCUE RECOVERY REPAIR GROUP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60" table:style-name="ce2">
            <text:p><text:s/>£560.00<text:s/></text:p>
          </table:table-cell>
          <table:table-cell office:value-type="string" table:style-name="ce1">
            <text:p>MARLOW SPORTS CLUB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34.9" table:style-name="ce2">
            <text:p><text:s/>£34.90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95.83000000000004" table:style-name="ce2">
            <text:p><text:s/>£595.83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070.2" table:style-name="ce2">
            <text:p><text:s/>£1,070.20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25.58" table:style-name="ce2">
            <text:p><text:s/>£125.58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2.6" table:style-name="ce2">
            <text:p><text:s/>£12.60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09.74" table:style-name="ce2">
            <text:p><text:s/>£409.74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94.28" table:style-name="ce2">
            <text:p><text:s/>£594.28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10" table:style-name="ce2">
            <text:p><text:s/>£110.00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.64" table:style-name="ce2">
            <text:p><text:s/>£3.64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91.6" table:style-name="ce2">
            <text:p><text:s/>£191.60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67.2" table:style-name="ce2">
            <text:p><text:s/>£167.20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25.46" table:style-name="ce2">
            <text:p><text:s/>£225.46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3.46" table:style-name="ce2">
            <text:p><text:s/>£53.46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46.67" table:style-name="ce2">
            <text:p><text:s/>£746.67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45.72" table:style-name="ce2">
            <text:p><text:s/>£145.72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13.26" table:style-name="ce2">
            <text:p><text:s/>£113.26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73.31" table:style-name="ce2">
            <text:p><text:s/>£173.31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35.04" table:style-name="ce2">
            <text:p><text:s/>£535.04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97.5" table:style-name="ce2">
            <text:p><text:s/>£97.50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92" table:style-name="ce2">
            <text:p><text:s/>£492.00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27.8" table:style-name="ce2">
            <text:p><text:s/>£427.80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6.88" table:style-name="ce2">
            <text:p><text:s/>£66.88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37.01" table:style-name="ce2">
            <text:p><text:s/>£737.01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10.74" table:style-name="ce2">
            <text:p><text:s/>£610.74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23.39" table:style-name="ce2">
            <text:p><text:s/>£323.39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70.5" table:style-name="ce2">
            <text:p><text:s/>£170.50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37.05" table:style-name="ce2">
            <text:p><text:s/>£337.05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6.14" table:style-name="ce2">
            <text:p><text:s/>£76.14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31.2" table:style-name="ce2">
            <text:p><text:s/>£331.20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087.57" table:style-name="ce2">
            <text:p><text:s/>£1,087.57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85.23" table:style-name="ce2">
            <text:p><text:s/>£85.23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03.5" table:style-name="ce2">
            <text:p><text:s/>£103.50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7" table:style-name="ce2">
            <text:p><text:s/>£77.00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62.95" table:style-name="ce2">
            <text:p><text:s/>£362.95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80.75" table:style-name="ce2">
            <text:p><text:s/>£80.75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9.8000000000000007" table:style-name="ce2">
            <text:p><text:s/>£9.80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933.42" table:style-name="ce2">
            <text:p><text:s/>£933.42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24.95" table:style-name="ce2">
            <text:p><text:s/>£124.95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181.58" table:style-name="ce2">
            <text:p><text:s/>£1,181.58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59.25" table:style-name="ce2">
            <text:p><text:s/>£259.25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69.36" table:style-name="ce2">
            <text:p><text:s/>£169.36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8.84" table:style-name="ce2">
            <text:p><text:s/>£8.84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28.05000000000001" table:style-name="ce2">
            <text:p><text:s/>£128.05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84.57" table:style-name="ce2">
            <text:p><text:s/>£84.57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6.5" table:style-name="ce2">
            <text:p><text:s/>£56.50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0.65" table:style-name="ce2">
            <text:p><text:s/>£50.65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2.4" table:style-name="ce2">
            <text:p><text:s/>£42.40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97.14" table:style-name="ce2">
            <text:p><text:s/>£297.14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97.26" table:style-name="ce2">
            <text:p><text:s/>£197.26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5.83" table:style-name="ce2">
            <text:p><text:s/>£35.83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86.25" table:style-name="ce2">
            <text:p><text:s/>£786.25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73.5" table:style-name="ce2">
            <text:p><text:s/>£173.50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7.88" table:style-name="ce2">
            <text:p><text:s/>£47.88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53.5" table:style-name="ce2">
            <text:p><text:s/>£153.50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8.020000000000003" table:style-name="ce2">
            <text:p><text:s/>£38.02<text:s/></text:p>
          </table:table-cell>
          <table:table-cell office:value-type="string" table:style-name="ce1">
            <text:p>MARSHALL MOTOR GROUP- CAMBRID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00" table:style-name="ce2">
            <text:p><text:s/>£200.00<text:s/></text:p>
          </table:table-cell>
          <table:table-cell office:value-type="string" table:style-name="ce1">
            <text:p>MARSHALLS MOTOR GROUP - MK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09.6" table:style-name="ce2">
            <text:p><text:s/>£709.60<text:s/></text:p>
          </table:table-cell>
          <table:table-cell office:value-type="string" table:style-name="ce1">
            <text:p>MARSHALLS MOTOR GROUP - MK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55" table:style-name="ce2">
            <text:p><text:s/>£355.00<text:s/></text:p>
          </table:table-cell>
          <table:table-cell office:value-type="string" table:style-name="ce1">
            <text:p>MARSHALLS MOTOR GROUP - MK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09.6" table:style-name="ce2">
            <text:p><text:s/>£709.60<text:s/></text:p>
          </table:table-cell>
          <table:table-cell office:value-type="string" table:style-name="ce1">
            <text:p>MARSHALLS MOTOR GROUP - MK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60.99" table:style-name="ce2">
            <text:p><text:s/>£460.99<text:s/></text:p>
          </table:table-cell>
          <table:table-cell office:value-type="string" table:style-name="ce1">
            <text:p>MARSHALLS SKODA NEWBURY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7000" table:style-name="ce2">
            <text:p><text:s/>£17,000.00<text:s/></text:p>
          </table:table-cell>
          <table:table-cell office:value-type="string" table:style-name="ce1">
            <text:p>MARSTAN BDB LLP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currency" office:value="10163.33" table:style-name="ce2">
            <text:p><text:s/>£10,163.33<text:s/></text:p>
          </table:table-cell>
          <table:table-cell office:value-type="string" table:style-name="ce1">
            <text:p>MAWSLEY EV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725.5" table:style-name="ce2">
            <text:p><text:s/>£3,725.50<text:s/></text:p>
          </table:table-cell>
          <table:table-cell office:value-type="string" table:style-name="ce1">
            <text:p>MC PRODUCTS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2400" table:style-name="ce2">
            <text:p><text:s/>£2,400.00<text:s/></text:p>
          </table:table-cell>
          <table:table-cell office:value-type="string" table:style-name="ce1">
            <text:p>MCCOLLUM CONSULTANTS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339.9" table:style-name="ce2">
            <text:p><text:s/>£339.90<text:s/></text:p>
          </table:table-cell>
          <table:table-cell office:value-type="string" table:style-name="ce1">
            <text:p>MEDIA &amp; COMMUNICATIONS T/A BEST4SYSTEMS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57" table:style-name="ce2">
            <text:p><text:s/>£157.00<text:s/></text:p>
          </table:table-cell>
          <table:table-cell office:value-type="string" table:style-name="ce1">
            <text:p>MEDIA &amp; COMMUNICATIONS T/A BEST4SYSTEMS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5000" table:style-name="ce2">
            <text:p><text:s/>£15,000.00<text:s/></text:p>
          </table:table-cell>
          <table:table-cell office:value-type="string" table:style-name="ce1">
            <text:p>MEDIATION BUCKINGHAMSHIRE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3.56" table:style-name="ce2">
            <text:p><text:s/>£13.56<text:s/></text:p>
          </table:table-cell>
          <table:table-cell office:value-type="string" table:style-name="ce1">
            <text:p>MERCEDES-BENZ OF OXFOR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321" table:style-name="ce2">
            <text:p><text:s/>£2,321.00<text:s/></text:p>
          </table:table-cell>
          <table:table-cell office:value-type="string" table:style-name="ce1">
            <text:p>METOCEAN TELEMATICS UK LIMITE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747" table:style-name="ce2">
            <text:p><text:s/>£1,747.00<text:s/></text:p>
          </table:table-cell>
          <table:table-cell office:value-type="string" table:style-name="ce1">
            <text:p>METOCEAN TELEMATICS UK LIMITE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55" table:style-name="ce2">
            <text:p><text:s/>£455.00<text:s/></text:p>
          </table:table-cell>
          <table:table-cell office:value-type="string" table:style-name="ce1">
            <text:p>MICHAEL LUPTON ASSOCIATES LIMITE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65" table:style-name="ce2">
            <text:p><text:s/>£165.00<text:s/></text:p>
          </table:table-cell>
          <table:table-cell office:value-type="string" table:style-name="ce1">
            <text:p>MICHAEL LUPTON ASSOCIATES LIMITE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903" table:style-name="ce2">
            <text:p><text:s/>£903.00<text:s/></text:p>
          </table:table-cell>
          <table:table-cell office:value-type="string" table:style-name="ce1">
            <text:p>MICHAEL LUPTON ASSOCIATE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334.11" table:style-name="ce2">
            <text:p><text:s/>£334.11<text:s/></text:p>
          </table:table-cell>
          <table:table-cell office:value-type="string" table:style-name="ce1">
            <text:p>MICHELDEVER TYRE &amp; AUTO SERVICE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23.04000000000002" table:style-name="ce2">
            <text:p><text:s/>£323.04<text:s/></text:p>
          </table:table-cell>
          <table:table-cell office:value-type="string" table:style-name="ce1">
            <text:p>MICHELDEVER TYRE &amp; AUTO SERVICE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23.86" table:style-name="ce2">
            <text:p><text:s/>£223.86<text:s/></text:p>
          </table:table-cell>
          <table:table-cell office:value-type="string" table:style-name="ce1">
            <text:p>MICHELDEVER TYRE &amp; AUTO SERVICE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11.37" table:style-name="ce2">
            <text:p><text:s/>£111.37<text:s/></text:p>
          </table:table-cell>
          <table:table-cell office:value-type="string" table:style-name="ce1">
            <text:p>MICHELDEVER TYRE &amp; AUTO SERVICE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23.86" table:style-name="ce2">
            <text:p><text:s/>£223.86<text:s/></text:p>
          </table:table-cell>
          <table:table-cell office:value-type="string" table:style-name="ce1">
            <text:p>MICHELDEVER TYRE &amp; AUTO SERVICE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73.1" table:style-name="ce2">
            <text:p><text:s/>£373.10<text:s/></text:p>
          </table:table-cell>
          <table:table-cell office:value-type="string" table:style-name="ce1">
            <text:p>MICHELDEVER TYRE &amp; AUTO SERVICE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49.24" table:style-name="ce2">
            <text:p><text:s/>£149.24<text:s/></text:p>
          </table:table-cell>
          <table:table-cell office:value-type="string" table:style-name="ce1">
            <text:p>MICHELDEVER TYRE &amp; AUTO SERVICE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4.62" table:style-name="ce2">
            <text:p><text:s/>£74.62<text:s/></text:p>
          </table:table-cell>
          <table:table-cell office:value-type="string" table:style-name="ce1">
            <text:p>MICHELDEVER TYRE &amp; AUTO SERVICE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13.86" table:style-name="ce2">
            <text:p><text:s/>£213.86<text:s/></text:p>
          </table:table-cell>
          <table:table-cell office:value-type="string" table:style-name="ce1">
            <text:p>MICHELDEVER TYRE &amp; AUTO SERVICE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41.58000000000004" table:style-name="ce2">
            <text:p><text:s/>£641.58<text:s/></text:p>
          </table:table-cell>
          <table:table-cell office:value-type="string" table:style-name="ce1">
            <text:p>MICHELDEVER TYRE &amp; AUTO SERVICE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41.79" table:style-name="ce2">
            <text:p><text:s/>£141.79<text:s/></text:p>
          </table:table-cell>
          <table:table-cell office:value-type="string" table:style-name="ce1">
            <text:p>MICHELDEVER TYRE &amp; AUTO SERVICE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97.12" table:style-name="ce2">
            <text:p><text:s/>£197.12<text:s/></text:p>
          </table:table-cell>
          <table:table-cell office:value-type="string" table:style-name="ce1">
            <text:p>MICHELDEVER TYRE &amp; AUTO SERVICE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34.12" table:style-name="ce2">
            <text:p><text:s/>£434.12<text:s/></text:p>
          </table:table-cell>
          <table:table-cell office:value-type="string" table:style-name="ce1">
            <text:p>MICHELDEVER TYRE &amp; AUTO SERVICE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72.3" table:style-name="ce2">
            <text:p><text:s/>£472.30<text:s/></text:p>
          </table:table-cell>
          <table:table-cell office:value-type="string" table:style-name="ce1">
            <text:p>MICHELDEVER TYRE &amp; AUTO SERVICE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973" table:style-name="ce2">
            <text:p><text:s/>£973.00<text:s/></text:p>
          </table:table-cell>
          <table:table-cell office:value-type="string" table:style-name="ce1">
            <text:p>MICHELIN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61.20000000000005" table:style-name="ce2">
            <text:p><text:s/>£561.20<text:s/></text:p>
          </table:table-cell>
          <table:table-cell office:value-type="string" table:style-name="ce1">
            <text:p>MICHELIN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92" table:style-name="ce2">
            <text:p><text:s/>£92.00<text:s/></text:p>
          </table:table-cell>
          <table:table-cell office:value-type="string" table:style-name="ce1">
            <text:p>MILLBECK COMMUNICATION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3384.62" table:style-name="ce2">
            <text:p><text:s/>£3,384.62<text:s/></text:p>
          </table:table-cell>
          <table:table-cell office:value-type="string" table:style-name="ce1">
            <text:p>MILLBROOK BUILDING CONSULTANCY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970" table:style-name="ce2">
            <text:p><text:s/>£2,970.00<text:s/></text:p>
          </table:table-cell>
          <table:table-cell office:value-type="string" table:style-name="ce1">
            <text:p>MILLBROOK BUILDING CONSULTANCY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500" table:style-name="ce2">
            <text:p><text:s/>£7,500.00<text:s/></text:p>
          </table:table-cell>
          <table:table-cell office:value-type="string" table:style-name="ce1">
            <text:p>MILLBROOK BUILDING CONSULTANCY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5000" table:style-name="ce2">
            <text:p><text:s/>£5,000.00<text:s/></text:p>
          </table:table-cell>
          <table:table-cell office:value-type="string" table:style-name="ce1">
            <text:p>MILLBROOK BUILDING CONSULTANCY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815.08" table:style-name="ce2">
            <text:p><text:s/>£815.08<text:s/></text:p>
          </table:table-cell>
          <table:table-cell office:value-type="string" table:style-name="ce1">
            <text:p>MILTON KEYNES COMMERCIAL VEHICLE REPAIR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2.38" table:style-name="ce2">
            <text:p><text:s/>£72.38<text:s/></text:p>
          </table:table-cell>
          <table:table-cell office:value-type="string" table:style-name="ce1">
            <text:p>MILTON KEYNES VETERINARY GROUP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03.5" table:style-name="ce2">
            <text:p><text:s/>£103.50<text:s/></text:p>
          </table:table-cell>
          <table:table-cell office:value-type="string" table:style-name="ce1">
            <text:p>MILTON KEYNES VETERINARY GROUP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11.49" table:style-name="ce2">
            <text:p><text:s/>£111.49<text:s/></text:p>
          </table:table-cell>
          <table:table-cell office:value-type="string" table:style-name="ce1">
            <text:p>MILTON KEYNES VETERINARY GROUP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72.38" table:style-name="ce2">
            <text:p><text:s/>£72.38<text:s/></text:p>
          </table:table-cell>
          <table:table-cell office:value-type="string" table:style-name="ce1">
            <text:p>MILTON KEYNES VETERINARY GROUP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40.5" table:style-name="ce2">
            <text:p><text:s/>£40.50<text:s/></text:p>
          </table:table-cell>
          <table:table-cell office:value-type="string" table:style-name="ce1">
            <text:p>MILTON KEYNES VETERINARY GROUP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00.28" table:style-name="ce2">
            <text:p><text:s/>£100.28<text:s/></text:p>
          </table:table-cell>
          <table:table-cell office:value-type="string" table:style-name="ce1">
            <text:p>MILTON KEYNES VETERINARY GROUP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29.27000000000001" table:style-name="ce2">
            <text:p><text:s/>£129.27<text:s/></text:p>
          </table:table-cell>
          <table:table-cell office:value-type="string" table:style-name="ce1">
            <text:p>MILTON KEYNES VETERINARY GROUP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40.5" table:style-name="ce2">
            <text:p><text:s/>£40.50<text:s/></text:p>
          </table:table-cell>
          <table:table-cell office:value-type="string" table:style-name="ce1">
            <text:p>MILTON KEYNES VETERINARY GROUP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88.74" table:style-name="ce2">
            <text:p><text:s/>£188.74<text:s/></text:p>
          </table:table-cell>
          <table:table-cell office:value-type="string" table:style-name="ce1">
            <text:p>MILTON KEYNES VETERINARY GROUP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50.24" table:style-name="ce2">
            <text:p><text:s/>£50.24<text:s/></text:p>
          </table:table-cell>
          <table:table-cell office:value-type="string" table:style-name="ce1">
            <text:p>MILTON KEYNES VETERINARY GROUP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91.64" table:style-name="ce2">
            <text:p><text:s/>£91.64<text:s/></text:p>
          </table:table-cell>
          <table:table-cell office:value-type="string" table:style-name="ce1">
            <text:p>MITIE LANDSCAP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2.4" table:style-name="ce2">
            <text:p><text:s/>£32.40<text:s/></text:p>
          </table:table-cell>
          <table:table-cell office:value-type="string" table:style-name="ce1">
            <text:p>MITIE LANDSCAP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69.52" table:style-name="ce2">
            <text:p><text:s/>£69.52<text:s/></text:p>
          </table:table-cell>
          <table:table-cell office:value-type="string" table:style-name="ce1">
            <text:p>MITIE LANDSCAP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5.84" table:style-name="ce2">
            <text:p><text:s/>£45.84<text:s/></text:p>
          </table:table-cell>
          <table:table-cell office:value-type="string" table:style-name="ce1">
            <text:p>MITIE LANDSCAP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9.57" table:style-name="ce2">
            <text:p><text:s/>£39.57<text:s/></text:p>
          </table:table-cell>
          <table:table-cell office:value-type="string" table:style-name="ce1">
            <text:p>MITIE LANDSCAP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1.02" table:style-name="ce2">
            <text:p><text:s/>£41.02<text:s/></text:p>
          </table:table-cell>
          <table:table-cell office:value-type="string" table:style-name="ce1">
            <text:p>MITIE LANDSCAP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1.79" table:style-name="ce2">
            <text:p><text:s/>£41.79<text:s/></text:p>
          </table:table-cell>
          <table:table-cell office:value-type="string" table:style-name="ce1">
            <text:p>MITIE LANDSCAP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44.88" table:style-name="ce2">
            <text:p><text:s/>£144.88<text:s/></text:p>
          </table:table-cell>
          <table:table-cell office:value-type="string" table:style-name="ce1">
            <text:p>MITIE LANDSCAP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8.17" table:style-name="ce2">
            <text:p><text:s/>£78.17<text:s/></text:p>
          </table:table-cell>
          <table:table-cell office:value-type="string" table:style-name="ce1">
            <text:p>MITIE LANDSCAP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06.65" table:style-name="ce2">
            <text:p><text:s/>£106.65<text:s/></text:p>
          </table:table-cell>
          <table:table-cell office:value-type="string" table:style-name="ce1">
            <text:p>MITIE LANDSCAP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56.59" table:style-name="ce2">
            <text:p><text:s/>£56.59<text:s/></text:p>
          </table:table-cell>
          <table:table-cell office:value-type="string" table:style-name="ce1">
            <text:p>MITIE LANDSCAP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546.64" table:style-name="ce2">
            <text:p><text:s/>£546.64<text:s/></text:p>
          </table:table-cell>
          <table:table-cell office:value-type="string" table:style-name="ce1">
            <text:p>MITIE LANDSCAP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579.1899999999996" table:style-name="ce2">
            <text:p><text:s/>£4,579.19<text:s/></text:p>
          </table:table-cell>
          <table:table-cell office:value-type="string" table:style-name="ce1">
            <text:p>MITIE LANDSCAP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11.62" table:style-name="ce2">
            <text:p><text:s/>£111.62<text:s/></text:p>
          </table:table-cell>
          <table:table-cell office:value-type="string" table:style-name="ce1">
            <text:p>MITIE LANDSCAP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07.73" table:style-name="ce2">
            <text:p><text:s/>£107.73<text:s/></text:p>
          </table:table-cell>
          <table:table-cell office:value-type="string" table:style-name="ce1">
            <text:p>MITIE LANDSCAP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3.369999999999997" table:style-name="ce2">
            <text:p><text:s/>£33.37<text:s/></text:p>
          </table:table-cell>
          <table:table-cell office:value-type="string" table:style-name="ce1">
            <text:p>MITIE LANDSCAP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8.33" table:style-name="ce2">
            <text:p><text:s/>£28.33<text:s/></text:p>
          </table:table-cell>
          <table:table-cell office:value-type="string" table:style-name="ce1">
            <text:p>MITIE LANDSCAP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9.8000000000000007" table:style-name="ce2">
            <text:p><text:s/>£9.80<text:s/></text:p>
          </table:table-cell>
          <table:table-cell office:value-type="string" table:style-name="ce1">
            <text:p>MITIE LANDSCAP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2.36" table:style-name="ce2">
            <text:p><text:s/>£32.36<text:s/></text:p>
          </table:table-cell>
          <table:table-cell office:value-type="string" table:style-name="ce1">
            <text:p>MITIE LANDSCAP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28.33000000000001" table:style-name="ce2">
            <text:p><text:s/>£128.33<text:s/></text:p>
          </table:table-cell>
          <table:table-cell office:value-type="string" table:style-name="ce1">
            <text:p>MITIE LANDSCAP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03.58" table:style-name="ce2">
            <text:p><text:s/>£703.58<text:s/></text:p>
          </table:table-cell>
          <table:table-cell office:value-type="string" table:style-name="ce1">
            <text:p>MITIE LANDSCAP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33347.75" table:style-name="ce2">
            <text:p><text:s/>£133,347.75<text:s/></text:p>
          </table:table-cell>
          <table:table-cell office:value-type="string" table:style-name="ce1">
            <text:p>MORGAN SINDALL CONSTRUCTION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631.25" table:style-name="ce2">
            <text:p><text:s/>£2,631.25<text:s/></text:p>
          </table:table-cell>
          <table:table-cell office:value-type="string" table:style-name="ce1">
            <text:p>MORGAN SINDALL CONSTRUCTION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94562.89" table:style-name="ce2">
            <text:p><text:s/>£194,562.89<text:s/></text:p>
          </table:table-cell>
          <table:table-cell office:value-type="string" table:style-name="ce1">
            <text:p>MORGAN SINDALL CONSTRUCTION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21.58" table:style-name="ce2">
            <text:p><text:s/>£321.58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65.12" table:style-name="ce2">
            <text:p><text:s/>£465.12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821.18" table:style-name="ce2">
            <text:p><text:s/>£821.18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62.35" table:style-name="ce2">
            <text:p><text:s/>£362.35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09.56" table:style-name="ce2">
            <text:p><text:s/>£209.56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505.74" table:style-name="ce2">
            <text:p><text:s/>£505.74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30.68" table:style-name="ce2">
            <text:p><text:s/>£430.68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525.44000000000005" table:style-name="ce2">
            <text:p><text:s/>£525.44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54.08" table:style-name="ce2">
            <text:p><text:s/>£354.08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52.34" table:style-name="ce2">
            <text:p><text:s/>£352.34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82.45" table:style-name="ce2">
            <text:p><text:s/>£82.45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72.69" table:style-name="ce2">
            <text:p><text:s/>£272.69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65.87" table:style-name="ce2">
            <text:p><text:s/>£165.87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05.25" table:style-name="ce2">
            <text:p><text:s/>£105.25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18.2" table:style-name="ce2">
            <text:p><text:s/>£218.20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28.47999999999999" table:style-name="ce2">
            <text:p><text:s/>£128.48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54.78" table:style-name="ce2">
            <text:p><text:s/>£54.78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355" table:style-name="ce2">
            <text:p><text:s/>£1,355.00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66.680000000000007" table:style-name="ce2">
            <text:p><text:s/>£66.68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70.83999999999997" table:style-name="ce2">
            <text:p><text:s/>£270.84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81.48" table:style-name="ce2">
            <text:p><text:s/>£481.48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26.97" table:style-name="ce2">
            <text:p><text:s/>£426.97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34.76" table:style-name="ce2">
            <text:p><text:s/>£434.76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84.38" table:style-name="ce2">
            <text:p><text:s/>£284.38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11.52999999999997" table:style-name="ce2">
            <text:p><text:s/>£311.53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24.11" table:style-name="ce2">
            <text:p><text:s/>£124.11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3.040000000000006" table:style-name="ce2">
            <text:p><text:s/>£73.04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76.31" table:style-name="ce2">
            <text:p><text:s/>£176.31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38.11" table:style-name="ce2">
            <text:p><text:s/>£238.11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63.08" table:style-name="ce2">
            <text:p><text:s/>£463.08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91.3" table:style-name="ce2">
            <text:p><text:s/>£91.30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05.42" table:style-name="ce2">
            <text:p><text:s/>£105.42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60.54000000000002" table:style-name="ce2">
            <text:p><text:s/>£260.54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8.92" table:style-name="ce2">
            <text:p><text:s/>£78.92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8.58" table:style-name="ce2">
            <text:p><text:s/>£78.58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08.63" table:style-name="ce2">
            <text:p><text:s/>£408.63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29.41" table:style-name="ce2">
            <text:p><text:s/>£329.41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21.18" table:style-name="ce2">
            <text:p><text:s/>£221.18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07.06" table:style-name="ce2">
            <text:p><text:s/>£207.06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42.21" table:style-name="ce2">
            <text:p><text:s/>£442.21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37.57" table:style-name="ce2">
            <text:p><text:s/>£137.57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91.83999999999997" table:style-name="ce2">
            <text:p><text:s/>£291.84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30.68" table:style-name="ce2">
            <text:p><text:s/>£430.68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98.41000000000003" table:style-name="ce2">
            <text:p><text:s/>£298.41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660.57" table:style-name="ce2">
            <text:p><text:s/>£660.57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66.58" table:style-name="ce2">
            <text:p><text:s/>£366.58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00.91" table:style-name="ce2">
            <text:p><text:s/>£100.91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6.48" table:style-name="ce2">
            <text:p><text:s/>£76.48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504.16" table:style-name="ce2">
            <text:p><text:s/>£504.16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94.13" table:style-name="ce2">
            <text:p><text:s/>£194.13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7.22" table:style-name="ce2">
            <text:p><text:s/>£77.22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9.81" table:style-name="ce2">
            <text:p><text:s/>£39.81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92.48" table:style-name="ce2">
            <text:p><text:s/>£192.48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45.91" table:style-name="ce2">
            <text:p><text:s/>£145.91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3.86" table:style-name="ce2">
            <text:p><text:s/>£73.86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19.12" table:style-name="ce2">
            <text:p><text:s/>£219.12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92.33" table:style-name="ce2">
            <text:p><text:s/>£92.33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85.98" table:style-name="ce2">
            <text:p><text:s/>£185.98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55.4" table:style-name="ce2">
            <text:p><text:s/>£55.40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92.33" table:style-name="ce2">
            <text:p><text:s/>£92.33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82.35" table:style-name="ce2">
            <text:p><text:s/>£382.35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58.82" table:style-name="ce2">
            <text:p><text:s/>£758.82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29.41" table:style-name="ce2">
            <text:p><text:s/>£329.41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82.35" table:style-name="ce2">
            <text:p><text:s/>£382.35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817.65" table:style-name="ce2">
            <text:p><text:s/>£817.65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29.41" table:style-name="ce2">
            <text:p><text:s/>£329.41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07.06" table:style-name="ce2">
            <text:p><text:s/>£207.06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945.88" table:style-name="ce2">
            <text:p><text:s/>£1,945.88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252.08" table:style-name="ce2">
            <text:p><text:s/>£1,252.08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60.16999999999999" table:style-name="ce2">
            <text:p><text:s/>£160.17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08.49" table:style-name="ce2">
            <text:p><text:s/>£108.49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93" table:style-name="ce2">
            <text:p><text:s/>£193.00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27.54" table:style-name="ce2">
            <text:p><text:s/>£227.54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525.46" table:style-name="ce2">
            <text:p><text:s/>£3,525.46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54.78" table:style-name="ce2">
            <text:p><text:s/>£54.78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985.25" table:style-name="ce2">
            <text:p><text:s/>£985.25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558.79999999999995" table:style-name="ce2">
            <text:p><text:s/>£558.80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006.5" table:style-name="ce2">
            <text:p><text:s/>£1,006.50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90.39999999999998" table:style-name="ce2">
            <text:p><text:s/>£290.40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42" table:style-name="ce2">
            <text:p><text:s/>£242.00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03.60000000000002" table:style-name="ce2">
            <text:p><text:s/>£303.60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45.19999999999999" table:style-name="ce2">
            <text:p><text:s/>£145.20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93.6" table:style-name="ce2">
            <text:p><text:s/>£193.60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35.5" table:style-name="ce2">
            <text:p><text:s/>£335.50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45.19999999999999" table:style-name="ce2">
            <text:p><text:s/>£145.20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96.8" table:style-name="ce2">
            <text:p><text:s/>£96.80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8.64" table:style-name="ce2">
            <text:p><text:s/>£78.64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6.520000000000003" table:style-name="ce2">
            <text:p><text:s/>£36.52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54.78" table:style-name="ce2">
            <text:p><text:s/>£54.78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28.88" table:style-name="ce2">
            <text:p><text:s/>£228.88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68.239999999999995" table:style-name="ce2">
            <text:p><text:s/>£68.24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6.520000000000003" table:style-name="ce2">
            <text:p><text:s/>£36.52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26.28" table:style-name="ce2">
            <text:p><text:s/>£226.28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49.99" table:style-name="ce2">
            <text:p><text:s/>£149.99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01.41" table:style-name="ce2">
            <text:p><text:s/>£201.41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98.51" table:style-name="ce2">
            <text:p><text:s/>£298.51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29.26" table:style-name="ce2">
            <text:p><text:s/>£129.26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24.04" table:style-name="ce2">
            <text:p><text:s/>£224.04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39.80000000000001" table:style-name="ce2">
            <text:p><text:s/>£139.80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148.75" table:style-name="ce2">
            <text:p><text:s/>£148.75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108.88" table:style-name="ce2">
            <text:p><text:s/>£108.88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6.93" table:style-name="ce2">
            <text:p><text:s/>£36.93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95.82" table:style-name="ce2">
            <text:p><text:s/>£95.82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55.4" table:style-name="ce2">
            <text:p><text:s/>£55.40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999.39" table:style-name="ce2">
            <text:p><text:s/>£999.39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819.51" table:style-name="ce2">
            <text:p><text:s/>£819.51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74.68" table:style-name="ce2">
            <text:p><text:s/>£174.68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09.56" table:style-name="ce2">
            <text:p><text:s/>£109.56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500.85" table:style-name="ce2">
            <text:p><text:s/>£500.85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52.96" table:style-name="ce2">
            <text:p><text:s/>£352.96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197.1400000000001" table:style-name="ce2">
            <text:p><text:s/>£1,197.14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3.040000000000006" table:style-name="ce2">
            <text:p><text:s/>£73.04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3.86" table:style-name="ce2">
            <text:p><text:s/>£73.86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83.15" table:style-name="ce2">
            <text:p><text:s/>£183.15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81.95" table:style-name="ce2">
            <text:p><text:s/>£181.95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5.14" table:style-name="ce2">
            <text:p><text:s/>£75.14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45.22" table:style-name="ce2">
            <text:p><text:s/>£345.22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502.53" table:style-name="ce2">
            <text:p><text:s/>£502.53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67.37" table:style-name="ce2">
            <text:p><text:s/>£167.37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02.8" table:style-name="ce2">
            <text:p><text:s/>£202.80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01.69" table:style-name="ce2">
            <text:p><text:s/>£201.69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34.13" table:style-name="ce2">
            <text:p><text:s/>£134.13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81.65" table:style-name="ce2">
            <text:p><text:s/>£181.65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87.95" table:style-name="ce2">
            <text:p><text:s/>£387.95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11.67" table:style-name="ce2">
            <text:p><text:s/>£111.67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61.79" table:style-name="ce2">
            <text:p><text:s/>£61.79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54.65" table:style-name="ce2">
            <text:p><text:s/>£454.65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80.58" table:style-name="ce2">
            <text:p><text:s/>£180.58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10.46" table:style-name="ce2">
            <text:p><text:s/>£210.46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92.71" table:style-name="ce2">
            <text:p><text:s/>£392.71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35.07" table:style-name="ce2">
            <text:p><text:s/>£235.07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67.8" table:style-name="ce2">
            <text:p><text:s/>£167.80<text:s/></text:p>
          </table:table-cell>
          <table:table-cell office:value-type="string" table:style-name="ce1">
            <text:p>MORGAN SINDALL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8.18" table:style-name="ce2">
            <text:p><text:s/>£8.18<text:s/></text:p>
          </table:table-cell>
          <table:table-cell office:value-type="string" table:style-name="ce1">
            <text:p>MOTOR PARTS DIREC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4.34" table:style-name="ce2">
            <text:p><text:s/>£14.34<text:s/></text:p>
          </table:table-cell>
          <table:table-cell office:value-type="string" table:style-name="ce1">
            <text:p>MOTOR PARTS DIREC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6.45" table:style-name="ce2">
            <text:p><text:s/>£16.45<text:s/></text:p>
          </table:table-cell>
          <table:table-cell office:value-type="string" table:style-name="ce1">
            <text:p>MOTOR PARTS DIREC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.6100000000000003" table:style-name="ce2">
            <text:p><text:s/>£4.61<text:s/></text:p>
          </table:table-cell>
          <table:table-cell office:value-type="string" table:style-name="ce1">
            <text:p>MOTOR PARTS DIREC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07.69" table:style-name="ce2">
            <text:p><text:s/>£107.69<text:s/></text:p>
          </table:table-cell>
          <table:table-cell office:value-type="string" table:style-name="ce1">
            <text:p>MOTOR PARTS DIREC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7.659999999999997" table:style-name="ce2">
            <text:p><text:s/>£37.66<text:s/></text:p>
          </table:table-cell>
          <table:table-cell office:value-type="string" table:style-name="ce1">
            <text:p>MOTOR PARTS DIREC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2.9" table:style-name="ce2">
            <text:p><text:s/>£22.90<text:s/></text:p>
          </table:table-cell>
          <table:table-cell office:value-type="string" table:style-name="ce1">
            <text:p>MOTOR PARTS DIREC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21.78" table:style-name="ce2">
            <text:p><text:s/>£121.78<text:s/></text:p>
          </table:table-cell>
          <table:table-cell office:value-type="string" table:style-name="ce1">
            <text:p>MOTOR PARTS DIREC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8.68" table:style-name="ce2">
            <text:p><text:s/>£8.68<text:s/></text:p>
          </table:table-cell>
          <table:table-cell office:value-type="string" table:style-name="ce1">
            <text:p>MOTOR PARTS DIREC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.31" table:style-name="ce2">
            <text:p><text:s/>£6.31<text:s/></text:p>
          </table:table-cell>
          <table:table-cell office:value-type="string" table:style-name="ce1">
            <text:p>MOTOR PARTS DIREC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.95" table:style-name="ce2">
            <text:p><text:s/>£7.95<text:s/></text:p>
          </table:table-cell>
          <table:table-cell office:value-type="string" table:style-name="ce1">
            <text:p>MOTOR PARTS DIREC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7.94" table:style-name="ce2">
            <text:p><text:s/>£47.94<text:s/></text:p>
          </table:table-cell>
          <table:table-cell office:value-type="string" table:style-name="ce1">
            <text:p>MOTOR PARTS DIREC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06.78" table:style-name="ce2">
            <text:p><text:s/>£206.78<text:s/></text:p>
          </table:table-cell>
          <table:table-cell office:value-type="string" table:style-name="ce1">
            <text:p>MOTOR PARTS DIREC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21.78" table:style-name="ce2">
            <text:p><text:s/>£121.78<text:s/></text:p>
          </table:table-cell>
          <table:table-cell office:value-type="string" table:style-name="ce1">
            <text:p>MOTOR PARTS DIREC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05.59" table:style-name="ce2">
            <text:p><text:s/>£105.59<text:s/></text:p>
          </table:table-cell>
          <table:table-cell office:value-type="string" table:style-name="ce1">
            <text:p>MOTOR PARTS DIREC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9.1999999999999993" table:style-name="ce2">
            <text:p><text:s/>£9.20<text:s/></text:p>
          </table:table-cell>
          <table:table-cell office:value-type="string" table:style-name="ce1">
            <text:p>MOTOR PARTS DIREC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0.55" table:style-name="ce2">
            <text:p><text:s/>£20.55<text:s/></text:p>
          </table:table-cell>
          <table:table-cell office:value-type="string" table:style-name="ce1">
            <text:p>MOTOR PARTS DIREC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07.69" table:style-name="ce2">
            <text:p><text:s/>£107.69<text:s/></text:p>
          </table:table-cell>
          <table:table-cell office:value-type="string" table:style-name="ce1">
            <text:p>MOTOR PARTS DIREC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20.55" table:style-name="ce2">
            <text:p><text:s/>£220.55<text:s/></text:p>
          </table:table-cell>
          <table:table-cell office:value-type="string" table:style-name="ce1">
            <text:p>MOTOR PARTS DIREC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21.78" table:style-name="ce2">
            <text:p><text:s/>£121.78<text:s/></text:p>
          </table:table-cell>
          <table:table-cell office:value-type="string" table:style-name="ce1">
            <text:p>MOTOR PARTS DIREC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34.96" table:style-name="ce2">
            <text:p><text:s/>£134.96<text:s/></text:p>
          </table:table-cell>
          <table:table-cell office:value-type="string" table:style-name="ce1">
            <text:p>MOTOR PARTS DIREC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.45" table:style-name="ce2">
            <text:p><text:s/>£5.45<text:s/></text:p>
          </table:table-cell>
          <table:table-cell office:value-type="string" table:style-name="ce1">
            <text:p>MOTOR PARTS DIREC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6.18" table:style-name="ce2">
            <text:p><text:s/>£26.18<text:s/></text:p>
          </table:table-cell>
          <table:table-cell office:value-type="string" table:style-name="ce1">
            <text:p>MOTOR PARTS DIREC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34.96" table:style-name="ce2">
            <text:p><text:s/>£134.96<text:s/></text:p>
          </table:table-cell>
          <table:table-cell office:value-type="string" table:style-name="ce1">
            <text:p>MOTOR PARTS DIREC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83.17" table:style-name="ce2">
            <text:p><text:s/>£83.17<text:s/></text:p>
          </table:table-cell>
          <table:table-cell office:value-type="string" table:style-name="ce1">
            <text:p>MOTOR PARTS DIREC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3.48" table:style-name="ce2">
            <text:p><text:s/>£63.48<text:s/></text:p>
          </table:table-cell>
          <table:table-cell office:value-type="string" table:style-name="ce1">
            <text:p>MOTOR PARTS DIREC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88.91" table:style-name="ce2">
            <text:p><text:s/>£88.91<text:s/></text:p>
          </table:table-cell>
          <table:table-cell office:value-type="string" table:style-name="ce1">
            <text:p>MOTOR PARTS DIREC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8.4" table:style-name="ce2">
            <text:p><text:s/>£58.40<text:s/></text:p>
          </table:table-cell>
          <table:table-cell office:value-type="string" table:style-name="ce1">
            <text:p>MOTOR PARTS DIREC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4.44" table:style-name="ce2">
            <text:p><text:s/>£14.44<text:s/></text:p>
          </table:table-cell>
          <table:table-cell office:value-type="string" table:style-name="ce1">
            <text:p>MOTOR PARTS DIREC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76.599999999999994" table:style-name="ce2">
            <text:p><text:s/>£76.60<text:s/></text:p>
          </table:table-cell>
          <table:table-cell office:value-type="string" table:style-name="ce1">
            <text:p>MOTOR PARTS DIREC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85.25" table:style-name="ce2">
            <text:p><text:s/>£85.25<text:s/></text:p>
          </table:table-cell>
          <table:table-cell office:value-type="string" table:style-name="ce1">
            <text:p>MOTOR PARTS DIREC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06.38" table:style-name="ce2">
            <text:p><text:s/>£106.38<text:s/></text:p>
          </table:table-cell>
          <table:table-cell office:value-type="string" table:style-name="ce1">
            <text:p>MOTOR PARTS DIREC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0.25" table:style-name="ce2">
            <text:p><text:s/>£20.25<text:s/></text:p>
          </table:table-cell>
          <table:table-cell office:value-type="string" table:style-name="ce1">
            <text:p>MOTOR PARTS DIREC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0.52" table:style-name="ce2">
            <text:p><text:s/>£20.52<text:s/></text:p>
          </table:table-cell>
          <table:table-cell office:value-type="string" table:style-name="ce1">
            <text:p>MOTUS TRUCK &amp; VAN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95660.25" table:style-name="ce2">
            <text:p><text:s/>£195,660.25<text:s/></text:p>
          </table:table-cell>
          <table:table-cell office:value-type="string" table:style-name="ce1">
            <text:p>MOUNTAIN HEALTHCARE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25787.55" table:style-name="ce2">
            <text:p><text:s/>£25,787.55<text:s/></text:p>
          </table:table-cell>
          <table:table-cell office:value-type="string" table:style-name="ce1">
            <text:p>MOUNTAIN HEALTHCARE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922.15" table:style-name="ce2">
            <text:p><text:s/>£922.15<text:s/></text:p>
          </table:table-cell>
          <table:table-cell office:value-type="string" table:style-name="ce1">
            <text:p>MSA FOAM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500" table:style-name="ce2">
            <text:p><text:s/>£1,500.00<text:s/></text:p>
          </table:table-cell>
          <table:table-cell office:value-type="string" table:style-name="ce1">
            <text:p>MYGSN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2500" table:style-name="ce2">
            <text:p><text:s/>£2,500.00<text:s/></text:p>
          </table:table-cell>
          <table:table-cell office:value-type="string" table:style-name="ce1">
            <text:p>MYGSN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number-rows-repeated="3" table:style-name="ro1">
          <table:table-cell office:value-type="currency" office:value="1500" table:style-name="ce2">
            <text:p><text:s/>£1,500.00<text:s/></text:p>
          </table:table-cell>
          <table:table-cell office:value-type="string" table:style-name="ce1">
            <text:p>MYGSN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number-rows-repeated="3" table:style-name="ro1">
          <table:table-cell office:value-type="currency" office:value="2500" table:style-name="ce2">
            <text:p><text:s/>£2,500.00<text:s/></text:p>
          </table:table-cell>
          <table:table-cell office:value-type="string" table:style-name="ce1">
            <text:p>MYGSN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number-rows-repeated="3" table:style-name="ro1">
          <table:table-cell office:value-type="currency" office:value="1500" table:style-name="ce2">
            <text:p><text:s/>£1,500.00<text:s/></text:p>
          </table:table-cell>
          <table:table-cell office:value-type="string" table:style-name="ce1">
            <text:p>MYGSN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2500" table:style-name="ce2">
            <text:p><text:s/>£2,500.00<text:s/></text:p>
          </table:table-cell>
          <table:table-cell office:value-type="string" table:style-name="ce1">
            <text:p>MYGSN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1500" table:style-name="ce2">
            <text:p><text:s/>£1,500.00<text:s/></text:p>
          </table:table-cell>
          <table:table-cell office:value-type="string" table:style-name="ce1">
            <text:p>MYGSN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2500" table:style-name="ce2">
            <text:p><text:s/>£2,500.00<text:s/></text:p>
          </table:table-cell>
          <table:table-cell office:value-type="string" table:style-name="ce1">
            <text:p>MYGSN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500" table:style-name="ce2">
            <text:p><text:s/>£1,500.00<text:s/></text:p>
          </table:table-cell>
          <table:table-cell office:value-type="string" table:style-name="ce1">
            <text:p>MYGSN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722.3" table:style-name="ce2">
            <text:p><text:s/>£722.30<text:s/></text:p>
          </table:table-cell>
          <table:table-cell office:value-type="string" table:style-name="ce1">
            <text:p>NATIONAL WINDSCREEN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81.5" table:style-name="ce2">
            <text:p><text:s/>£681.50<text:s/></text:p>
          </table:table-cell>
          <table:table-cell office:value-type="string" table:style-name="ce1">
            <text:p>NATIONAL WINDSCREEN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15.5" table:style-name="ce2">
            <text:p><text:s/>£715.50<text:s/></text:p>
          </table:table-cell>
          <table:table-cell office:value-type="string" table:style-name="ce1">
            <text:p>NATIONAL WINDSCREEN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25" table:style-name="ce2">
            <text:p><text:s/>£625.00<text:s/></text:p>
          </table:table-cell>
          <table:table-cell office:value-type="string" table:style-name="ce1">
            <text:p>NATIONAL WINDSCREEN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number-rows-repeated="3" table:style-name="ro1">
          <table:table-cell office:value-type="currency" office:value="60" table:style-name="ce2">
            <text:p><text:s/>£60.00<text:s/></text:p>
          </table:table-cell>
          <table:table-cell office:value-type="string" table:style-name="ce1">
            <text:p>NATIONAL WINDSCREEN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85.9" table:style-name="ce2">
            <text:p><text:s/>£185.90<text:s/></text:p>
          </table:table-cell>
          <table:table-cell office:value-type="string" table:style-name="ce1">
            <text:p>NATIONAL WINDSCREEN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73" table:style-name="ce2">
            <text:p><text:s/>£773.00<text:s/></text:p>
          </table:table-cell>
          <table:table-cell office:value-type="string" table:style-name="ce1">
            <text:p>NATIONAL WINDSCREEN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49" table:style-name="ce2">
            <text:p><text:s/>£249.00<text:s/></text:p>
          </table:table-cell>
          <table:table-cell office:value-type="string" table:style-name="ce1">
            <text:p>NATIONAL WINDSCREEN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0" table:style-name="ce2">
            <text:p><text:s/>£60.00<text:s/></text:p>
          </table:table-cell>
          <table:table-cell office:value-type="string" table:style-name="ce1">
            <text:p>NATIONAL WINDSCREEN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320" table:style-name="ce2">
            <text:p><text:s/>£5,320.00<text:s/></text:p>
          </table:table-cell>
          <table:table-cell office:value-type="string" table:style-name="ce1">
            <text:p>NATIONAL WINDSCREEN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76" table:style-name="ce2">
            <text:p><text:s/>£776.00<text:s/></text:p>
          </table:table-cell>
          <table:table-cell office:value-type="string" table:style-name="ce1">
            <text:p>NATIONAL WINDSCREEN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37.6" table:style-name="ce2">
            <text:p><text:s/>£537.60<text:s/></text:p>
          </table:table-cell>
          <table:table-cell office:value-type="string" table:style-name="ce1">
            <text:p>NATIONAL WINDSCREEN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93.5" table:style-name="ce2">
            <text:p><text:s/>£793.50<text:s/></text:p>
          </table:table-cell>
          <table:table-cell office:value-type="string" table:style-name="ce1">
            <text:p>NATIONAL WINDSCREEN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28.6" table:style-name="ce2">
            <text:p><text:s/>£528.60<text:s/></text:p>
          </table:table-cell>
          <table:table-cell office:value-type="string" table:style-name="ce1">
            <text:p>NATIONAL WINDSCREEN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0" table:style-name="ce2">
            <text:p><text:s/>£60.00<text:s/></text:p>
          </table:table-cell>
          <table:table-cell office:value-type="string" table:style-name="ce1">
            <text:p>NATIONAL WINDSCREEN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28.5" table:style-name="ce2">
            <text:p><text:s/>£528.50<text:s/></text:p>
          </table:table-cell>
          <table:table-cell office:value-type="string" table:style-name="ce1">
            <text:p>NATIONAL WINDSCREEN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25" table:style-name="ce2">
            <text:p><text:s/>£625.00<text:s/></text:p>
          </table:table-cell>
          <table:table-cell office:value-type="string" table:style-name="ce1">
            <text:p>NATIONAL WINDSCREEN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96.9" table:style-name="ce2">
            <text:p><text:s/>£196.90<text:s/></text:p>
          </table:table-cell>
          <table:table-cell office:value-type="string" table:style-name="ce1">
            <text:p>NATIONAL WINDSCREEN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190.3" table:style-name="ce2">
            <text:p><text:s/>£4,190.30<text:s/></text:p>
          </table:table-cell>
          <table:table-cell office:value-type="string" table:style-name="ce1">
            <text:p>NATIONAL WINDSCREEN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31.48" table:style-name="ce2">
            <text:p><text:s/>£631.48<text:s/></text:p>
          </table:table-cell>
          <table:table-cell office:value-type="string" table:style-name="ce1">
            <text:p>NEOPOST LTD T/A QUADIENT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97.17" table:style-name="ce2">
            <text:p><text:s/>£497.17<text:s/></text:p>
          </table:table-cell>
          <table:table-cell office:value-type="string" table:style-name="ce1">
            <text:p>NEOPOST LTD T/A QUADIENT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809.48" table:style-name="ce2">
            <text:p><text:s/>£1,809.48<text:s/></text:p>
          </table:table-cell>
          <table:table-cell office:value-type="string" table:style-name="ce1">
            <text:p>NEOS NETWORKS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2625" table:style-name="ce2">
            <text:p><text:s/>£2,625.00<text:s/></text:p>
          </table:table-cell>
          <table:table-cell office:value-type="string" table:style-name="ce1">
            <text:p>NICK ROBIN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475" table:style-name="ce2">
            <text:p><text:s/>£2,475.00<text:s/></text:p>
          </table:table-cell>
          <table:table-cell office:value-type="string" table:style-name="ce1">
            <text:p>NICK ROBIN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9620" table:style-name="ce2">
            <text:p><text:s/>£9,620.00<text:s/></text:p>
          </table:table-cell>
          <table:table-cell office:value-type="string" table:style-name="ce1">
            <text:p>NICK ROBIN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950" table:style-name="ce2">
            <text:p><text:s/>£4,950.00<text:s/></text:p>
          </table:table-cell>
          <table:table-cell office:value-type="string" table:style-name="ce1">
            <text:p>NICK ROBIN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815" table:style-name="ce2">
            <text:p><text:s/>£1,815.00<text:s/></text:p>
          </table:table-cell>
          <table:table-cell office:value-type="string" table:style-name="ce1">
            <text:p>NICK ROBIN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980" table:style-name="ce2">
            <text:p><text:s/>£1,980.00<text:s/></text:p>
          </table:table-cell>
          <table:table-cell office:value-type="string" table:style-name="ce1">
            <text:p>NICK ROBIN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505" table:style-name="ce2">
            <text:p><text:s/>£2,505.00<text:s/></text:p>
          </table:table-cell>
          <table:table-cell office:value-type="string" table:style-name="ce1">
            <text:p>NICK ROBIN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21.58999999999997" table:style-name="ce2">
            <text:p><text:s/>£321.59<text:s/></text:p>
          </table:table-cell>
          <table:table-cell office:value-type="string" table:style-name="ce1">
            <text:p>NITON EQUIPMENT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751.37" table:style-name="ce2">
            <text:p><text:s/>£751.37<text:s/></text:p>
          </table:table-cell>
          <table:table-cell office:value-type="string" table:style-name="ce1">
            <text:p>NITON EQUIPMENT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527.95000000000005" table:style-name="ce2">
            <text:p><text:s/>£527.95<text:s/></text:p>
          </table:table-cell>
          <table:table-cell office:value-type="string" table:style-name="ce1">
            <text:p>NORMANTON SCREEN PRIN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5.41" table:style-name="ce2">
            <text:p><text:s/>£15.41<text:s/></text:p>
          </table:table-cell>
          <table:table-cell office:value-type="string" table:style-name="ce1">
            <text:p>NORTH OXFORD GARAGE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21.32" table:style-name="ce2">
            <text:p><text:s/>£721.32<text:s/></text:p>
          </table:table-cell>
          <table:table-cell office:value-type="string" table:style-name="ce1">
            <text:p>NORTH OXFORD GARAGE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99.06" table:style-name="ce2">
            <text:p><text:s/>£99.06<text:s/></text:p>
          </table:table-cell>
          <table:table-cell office:value-type="string" table:style-name="ce1">
            <text:p>NORTH OXFORD GARAGE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99.44" table:style-name="ce2">
            <text:p><text:s/>£299.44<text:s/></text:p>
          </table:table-cell>
          <table:table-cell office:value-type="string" table:style-name="ce1">
            <text:p>NORTH OXFORD GARAGE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34.53" table:style-name="ce2">
            <text:p><text:s/>£134.53<text:s/></text:p>
          </table:table-cell>
          <table:table-cell office:value-type="string" table:style-name="ce1">
            <text:p>NORTH OXFORD GARAGE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94.23" table:style-name="ce2">
            <text:p><text:s/>£94.23<text:s/></text:p>
          </table:table-cell>
          <table:table-cell office:value-type="string" table:style-name="ce1">
            <text:p>NORTH OXFORD GARAGE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3.02" table:style-name="ce2">
            <text:p><text:s/>£13.02<text:s/></text:p>
          </table:table-cell>
          <table:table-cell office:value-type="string" table:style-name="ce1">
            <text:p>NORTH OXFORD GARAGE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.25" table:style-name="ce2">
            <text:p><text:s/>£3.25<text:s/></text:p>
          </table:table-cell>
          <table:table-cell office:value-type="string" table:style-name="ce1">
            <text:p>NORTH OXFORD GARAGE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555.09" table:style-name="ce2">
            <text:p><text:s/>£2,555.09<text:s/></text:p>
          </table:table-cell>
          <table:table-cell office:value-type="string" table:style-name="ce1">
            <text:p>NORTH OXFORD GARAGE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3.99" table:style-name="ce2">
            <text:p><text:s/>£43.99<text:s/></text:p>
          </table:table-cell>
          <table:table-cell office:value-type="string" table:style-name="ce1">
            <text:p>NORTH OXFORD GARAGE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6.599999999999994" table:style-name="ce2">
            <text:p><text:s/>£66.60<text:s/></text:p>
          </table:table-cell>
          <table:table-cell office:value-type="string" table:style-name="ce1">
            <text:p>NORTH OXFORD GARAGE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4.09" table:style-name="ce2">
            <text:p><text:s/>£14.09<text:s/></text:p>
          </table:table-cell>
          <table:table-cell office:value-type="string" table:style-name="ce1">
            <text:p>NORTH OXFORD GARAGE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1.56" table:style-name="ce2">
            <text:p><text:s/>£31.56<text:s/></text:p>
          </table:table-cell>
          <table:table-cell office:value-type="string" table:style-name="ce1">
            <text:p>NORTH OXFORD GARAGE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26.24" table:style-name="ce2">
            <text:p><text:s/>£126.24<text:s/></text:p>
          </table:table-cell>
          <table:table-cell office:value-type="string" table:style-name="ce1">
            <text:p>NORTH OXFORD GARAGE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24.69" table:style-name="ce2">
            <text:p><text:s/>£124.69<text:s/></text:p>
          </table:table-cell>
          <table:table-cell office:value-type="string" table:style-name="ce1">
            <text:p>NORTH OXFORD GARAGE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24.08000000000004" table:style-name="ce2">
            <text:p><text:s/>£524.08<text:s/></text:p>
          </table:table-cell>
          <table:table-cell office:value-type="string" table:style-name="ce1">
            <text:p>NORTH OXFORD GARAGE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50" table:style-name="ce2">
            <text:p><text:s/>£450.00<text:s/></text:p>
          </table:table-cell>
          <table:table-cell office:value-type="string" table:style-name="ce1">
            <text:p>NORTH OXFORD GARAGE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60.5" table:style-name="ce2">
            <text:p><text:s/>£660.50<text:s/></text:p>
          </table:table-cell>
          <table:table-cell office:value-type="string" table:style-name="ce1">
            <text:p>NORTHERN DIVER (INT)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6579.3" table:style-name="ce2">
            <text:p><text:s/>£6,579.30<text:s/></text:p>
          </table:table-cell>
          <table:table-cell office:value-type="string" table:style-name="ce1">
            <text:p>NTA PSYCHOLOGICAL SCREENING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2470" table:style-name="ce2">
            <text:p><text:s/>£2,470.00<text:s/></text:p>
          </table:table-cell>
          <table:table-cell office:value-type="string" table:style-name="ce1">
            <text:p>NTA PSYCHOLOGICAL SCREENING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2900" table:style-name="ce2">
            <text:p><text:s/>£2,900.00<text:s/></text:p>
          </table:table-cell>
          <table:table-cell office:value-type="string" table:style-name="ce1">
            <text:p>NTA PSYCHOLOGICAL SCREENING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0.5" table:style-name="ce2">
            <text:p><text:s/>£10.50<text:s/></text:p>
          </table:table-cell>
          <table:table-cell office:value-type="string" table:style-name="ce1">
            <text:p>NU-KEY COUNTPLACE LTD T/A JCM LOCKSMITH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.25" table:style-name="ce2">
            <text:p><text:s/>£7.25<text:s/></text:p>
          </table:table-cell>
          <table:table-cell office:value-type="string" table:style-name="ce1">
            <text:p>NU-KEY COUNTPLACE LTD T/A JCM LOCKSMITH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10" table:style-name="ce2">
            <text:p><text:s/>£710.00<text:s/></text:p>
          </table:table-cell>
          <table:table-cell office:value-type="string" table:style-name="ce1">
            <text:p>ORAMIS DIGITAL AUTOPSY LIMITE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0689.64" table:style-name="ce2">
            <text:p><text:s/>£10,689.64<text:s/></text:p>
          </table:table-cell>
          <table:table-cell office:value-type="string" table:style-name="ce1">
            <text:p>ORCHID CELLMARK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3843.02" table:style-name="ce2">
            <text:p><text:s/>£3,843.02<text:s/></text:p>
          </table:table-cell>
          <table:table-cell office:value-type="string" table:style-name="ce1">
            <text:p>ORCHID CELLMARK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2577.33" table:style-name="ce2">
            <text:p><text:s/>£2,577.33<text:s/></text:p>
          </table:table-cell>
          <table:table-cell office:value-type="string" table:style-name="ce1">
            <text:p>ORCHID CELLMARK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616.59" table:style-name="ce2">
            <text:p><text:s/>£1,616.59<text:s/></text:p>
          </table:table-cell>
          <table:table-cell office:value-type="string" table:style-name="ce1">
            <text:p>ORCHID CELLMARK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3913.2" table:style-name="ce2">
            <text:p><text:s/>£3,913.20<text:s/></text:p>
          </table:table-cell>
          <table:table-cell office:value-type="string" table:style-name="ce1">
            <text:p>ORCHID CELLMARK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3419.59" table:style-name="ce2">
            <text:p><text:s/>£3,419.59<text:s/></text:p>
          </table:table-cell>
          <table:table-cell office:value-type="string" table:style-name="ce1">
            <text:p>ORCHID CELLMARK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3670.4" table:style-name="ce2">
            <text:p><text:s/>£3,670.40<text:s/></text:p>
          </table:table-cell>
          <table:table-cell office:value-type="string" table:style-name="ce1">
            <text:p>ORCHID CELLMARK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368.2" table:style-name="ce2">
            <text:p><text:s/>£368.20<text:s/></text:p>
          </table:table-cell>
          <table:table-cell office:value-type="string" table:style-name="ce1">
            <text:p>ORCHID CELLMARK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6704.8" table:style-name="ce2">
            <text:p><text:s/>£6,704.80<text:s/></text:p>
          </table:table-cell>
          <table:table-cell office:value-type="string" table:style-name="ce1">
            <text:p>ORCHID CELLMARK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8129.01" table:style-name="ce2">
            <text:p><text:s/>£8,129.01<text:s/></text:p>
          </table:table-cell>
          <table:table-cell office:value-type="string" table:style-name="ce1">
            <text:p>ORCHID CELLMARK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84.1" table:style-name="ce2">
            <text:p><text:s/>£184.10<text:s/></text:p>
          </table:table-cell>
          <table:table-cell office:value-type="string" table:style-name="ce1">
            <text:p>ORCHID CELLMARK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20016.32" table:style-name="ce2">
            <text:p><text:s/>£20,016.32<text:s/></text:p>
          </table:table-cell>
          <table:table-cell office:value-type="string" table:style-name="ce1">
            <text:p>ORCHID CELLMARK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903.28" table:style-name="ce2">
            <text:p><text:s/>£1,903.28<text:s/></text:p>
          </table:table-cell>
          <table:table-cell office:value-type="string" table:style-name="ce1">
            <text:p>ORCHID CELLMARK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10.46" table:style-name="ce2">
            <text:p><text:s/>£110.46<text:s/></text:p>
          </table:table-cell>
          <table:table-cell office:value-type="string" table:style-name="ce1">
            <text:p>ORCHID CELLMARK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5952.64" table:style-name="ce2">
            <text:p><text:s/>£5,952.64<text:s/></text:p>
          </table:table-cell>
          <table:table-cell office:value-type="string" table:style-name="ce1">
            <text:p>ORCHID CELLMARK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243.47" table:style-name="ce2">
            <text:p><text:s/>£243.47<text:s/></text:p>
          </table:table-cell>
          <table:table-cell office:value-type="string" table:style-name="ce1">
            <text:p>OUTFIT INTERNATIONAL A/S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815108.55" table:style-name="ce2">
            <text:p><text:s/>£815,108.55<text:s/></text:p>
          </table:table-cell>
          <table:table-cell office:value-type="string" table:style-name="ce1">
            <text:p>OVERBURY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5588.49" table:style-name="ce2">
            <text:p><text:s/>£45,588.49<text:s/></text:p>
          </table:table-cell>
          <table:table-cell office:value-type="string" table:style-name="ce1">
            <text:p>OVERBURY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69666.03" table:style-name="ce2">
            <text:p><text:s/>£169,666.03<text:s/></text:p>
          </table:table-cell>
          <table:table-cell office:value-type="string" table:style-name="ce1">
            <text:p>OVERBURY PL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542" table:style-name="ce2">
            <text:p><text:s/>£542.00<text:s/></text:p>
          </table:table-cell>
          <table:table-cell office:value-type="string" table:style-name="ce1">
            <text:p>OXHAND LIMITE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30" table:style-name="ce2">
            <text:p><text:s/>£230.00<text:s/></text:p>
          </table:table-cell>
          <table:table-cell office:value-type="string" table:style-name="ce1">
            <text:p>OXHAND LIMITE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506" table:style-name="ce2">
            <text:p><text:s/>£506.00<text:s/></text:p>
          </table:table-cell>
          <table:table-cell office:value-type="string" table:style-name="ce1">
            <text:p>OXHAND LIMITE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56" table:style-name="ce2">
            <text:p><text:s/>£256.00<text:s/></text:p>
          </table:table-cell>
          <table:table-cell office:value-type="string" table:style-name="ce1">
            <text:p>OXHAND LIMITE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3" table:style-name="ce2">
            <text:p><text:s/>£43.00<text:s/></text:p>
          </table:table-cell>
          <table:table-cell office:value-type="string" table:style-name="ce1">
            <text:p>P A TURNEY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45" table:style-name="ce2">
            <text:p><text:s/>£45.00<text:s/></text:p>
          </table:table-cell>
          <table:table-cell office:value-type="string" table:style-name="ce1">
            <text:p>P R MOTOR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82.67" table:style-name="ce2">
            <text:p><text:s/>£282.67<text:s/></text:p>
          </table:table-cell>
          <table:table-cell office:value-type="string" table:style-name="ce1">
            <text:p>P R MOTOR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5" table:style-name="ce2">
            <text:p><text:s/>£45.00<text:s/></text:p>
          </table:table-cell>
          <table:table-cell office:value-type="string" table:style-name="ce1">
            <text:p>P R MOTOR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62.39" table:style-name="ce2">
            <text:p><text:s/>£362.39<text:s/></text:p>
          </table:table-cell>
          <table:table-cell office:value-type="string" table:style-name="ce1">
            <text:p>P R MOTOR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5" table:style-name="ce2">
            <text:p><text:s/>£45.00<text:s/></text:p>
          </table:table-cell>
          <table:table-cell office:value-type="string" table:style-name="ce1">
            <text:p>P R MOTOR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04.72000000000003" table:style-name="ce2">
            <text:p><text:s/>£304.72<text:s/></text:p>
          </table:table-cell>
          <table:table-cell office:value-type="string" table:style-name="ce1">
            <text:p>P R MOTOR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5" table:style-name="ce2">
            <text:p><text:s/>£45.00<text:s/></text:p>
          </table:table-cell>
          <table:table-cell office:value-type="string" table:style-name="ce1">
            <text:p>P R MOTOR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46.82" table:style-name="ce2">
            <text:p><text:s/>£746.82<text:s/></text:p>
          </table:table-cell>
          <table:table-cell office:value-type="string" table:style-name="ce1">
            <text:p>P R MOTOR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45" table:style-name="ce2">
            <text:p><text:s/>£45.00<text:s/></text:p>
          </table:table-cell>
          <table:table-cell office:value-type="string" table:style-name="ce1">
            <text:p>P R MOTOR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521" table:style-name="ce2">
            <text:p><text:s/>£1,521.00<text:s/></text:p>
          </table:table-cell>
          <table:table-cell office:value-type="string" table:style-name="ce1">
            <text:p>PACKAGING ON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50" table:style-name="ce2">
            <text:p><text:s/>£350.00<text:s/></text:p>
          </table:table-cell>
          <table:table-cell office:value-type="string" table:style-name="ce1">
            <text:p>PALCON ENERGY SERVIC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300" table:style-name="ce2">
            <text:p><text:s/>£1,300.00<text:s/></text:p>
          </table:table-cell>
          <table:table-cell office:value-type="string" table:style-name="ce1">
            <text:p>PERREN ENGINEERING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86.14" table:style-name="ce2">
            <text:p><text:s/>£186.14<text:s/></text:p>
          </table:table-cell>
          <table:table-cell office:value-type="string" table:style-name="ce1">
            <text:p>PERRYS MOTOR SALE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02.64" table:style-name="ce2">
            <text:p><text:s/>£202.64<text:s/></text:p>
          </table:table-cell>
          <table:table-cell office:value-type="string" table:style-name="ce1">
            <text:p>PERRYS MOTOR SALE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6.78" table:style-name="ce2">
            <text:p><text:s/>£36.78<text:s/></text:p>
          </table:table-cell>
          <table:table-cell office:value-type="string" table:style-name="ce1">
            <text:p>PERRYS MOTOR SALE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9.14" table:style-name="ce2">
            <text:p><text:s/>£69.14<text:s/></text:p>
          </table:table-cell>
          <table:table-cell office:value-type="string" table:style-name="ce1">
            <text:p>PERRYS MOTOR SALE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8.869999999999997" table:style-name="ce2">
            <text:p><text:s/>£38.87<text:s/></text:p>
          </table:table-cell>
          <table:table-cell office:value-type="string" table:style-name="ce1">
            <text:p>PERRYS MOTOR SALE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787.14" table:style-name="ce2">
            <text:p><text:s/>£1,787.14<text:s/></text:p>
          </table:table-cell>
          <table:table-cell office:value-type="string" table:style-name="ce1">
            <text:p>PERRYS MOTOR SALE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14.02" table:style-name="ce2">
            <text:p><text:s/>£314.02<text:s/></text:p>
          </table:table-cell>
          <table:table-cell office:value-type="string" table:style-name="ce1">
            <text:p>PERRYS MOTOR SALE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009.99" table:style-name="ce2">
            <text:p><text:s/>£1,009.99<text:s/></text:p>
          </table:table-cell>
          <table:table-cell office:value-type="string" table:style-name="ce1">
            <text:p>PERRYS MOTOR SALE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064.08" table:style-name="ce2">
            <text:p><text:s/>£1,064.08<text:s/></text:p>
          </table:table-cell>
          <table:table-cell office:value-type="string" table:style-name="ce1">
            <text:p>PERRYS MOTOR SALE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86.56" table:style-name="ce2">
            <text:p><text:s/>£286.56<text:s/></text:p>
          </table:table-cell>
          <table:table-cell office:value-type="string" table:style-name="ce1">
            <text:p>PERRYS MOTOR SALE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16.68" table:style-name="ce2">
            <text:p><text:s/>£316.68<text:s/></text:p>
          </table:table-cell>
          <table:table-cell office:value-type="string" table:style-name="ce1">
            <text:p>PERRYS MOTOR SALE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49.59" table:style-name="ce2">
            <text:p><text:s/>£149.59<text:s/></text:p>
          </table:table-cell>
          <table:table-cell office:value-type="string" table:style-name="ce1">
            <text:p>PERRYS MOTOR SALE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8.329999999999998" table:style-name="ce2">
            <text:p><text:s/>£18.33<text:s/></text:p>
          </table:table-cell>
          <table:table-cell office:value-type="string" table:style-name="ce1">
            <text:p>PERRYS MOTOR SALE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4622.55" table:style-name="ce2">
            <text:p><text:s/>£24,622.55<text:s/></text:p>
          </table:table-cell>
          <table:table-cell office:value-type="string" table:style-name="ce1">
            <text:p>PEUGEOT MOTOR COMPANY PLC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30493.85" table:style-name="ce2">
            <text:p><text:s/>£30,493.85<text:s/></text:p>
          </table:table-cell>
          <table:table-cell office:value-type="string" table:style-name="ce1">
            <text:p>PEUGEOT MOTOR COMPANY PLC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number-rows-repeated="6" table:style-name="ro1">
          <table:table-cell office:value-type="currency" office:value="24947.55" table:style-name="ce2">
            <text:p><text:s/>£24,947.55<text:s/></text:p>
          </table:table-cell>
          <table:table-cell office:value-type="string" table:style-name="ce1">
            <text:p>PEUGEOT MOTOR COMPANY PLC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5221.13" table:style-name="ce2">
            <text:p><text:s/>£25,221.13<text:s/></text:p>
          </table:table-cell>
          <table:table-cell office:value-type="string" table:style-name="ce1">
            <text:p>PEUGEOT MOTOR COMPANY PLC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number-rows-repeated="3" table:style-name="ro1">
          <table:table-cell office:value-type="currency" office:value="24947.55" table:style-name="ce2">
            <text:p><text:s/>£24,947.55<text:s/></text:p>
          </table:table-cell>
          <table:table-cell office:value-type="string" table:style-name="ce1">
            <text:p>PEUGEOT MOTOR COMPANY PLC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4178.67" table:style-name="ce2">
            <text:p><text:s/>£24,178.67<text:s/></text:p>
          </table:table-cell>
          <table:table-cell office:value-type="string" table:style-name="ce1">
            <text:p>PEUGEOT MOTOR COMPANY PLC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4597.55" table:style-name="ce2">
            <text:p><text:s/>£24,597.55<text:s/></text:p>
          </table:table-cell>
          <table:table-cell office:value-type="string" table:style-name="ce1">
            <text:p>PEUGEOT MOTOR COMPANY PLC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7511.849999999999" table:style-name="ce2">
            <text:p><text:s/>£17,511.85<text:s/></text:p>
          </table:table-cell>
          <table:table-cell office:value-type="string" table:style-name="ce1">
            <text:p>PEUGEOT MOTOR COMPANY PLC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10" table:style-name="ce2">
            <text:p><text:s/>£410.00<text:s/></text:p>
          </table:table-cell>
          <table:table-cell office:value-type="string" table:style-name="ce1">
            <text:p>PHIL THE FARRIER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480" table:style-name="ce2">
            <text:p><text:s/>£480.00<text:s/></text:p>
          </table:table-cell>
          <table:table-cell office:value-type="string" table:style-name="ce1">
            <text:p>PHIL THE FARRIER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315" table:style-name="ce2">
            <text:p><text:s/>£315.00<text:s/></text:p>
          </table:table-cell>
          <table:table-cell office:value-type="string" table:style-name="ce1">
            <text:p>PHIL THE FARRIER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6192" table:style-name="ce2">
            <text:p><text:s/>£6,192.00<text:s/></text:p>
          </table:table-cell>
          <table:table-cell office:value-type="string" table:style-name="ce1">
            <text:p>PICK EVERAR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8494.5400000000009" table:style-name="ce2">
            <text:p><text:s/>£8,494.54<text:s/></text:p>
          </table:table-cell>
          <table:table-cell office:value-type="string" table:style-name="ce1">
            <text:p>PICK EVERAR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98.78" table:style-name="ce2">
            <text:p><text:s/>£498.78<text:s/></text:p>
          </table:table-cell>
          <table:table-cell office:value-type="string" table:style-name="ce1">
            <text:p>PITBITZ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2900" table:style-name="ce2">
            <text:p><text:s/>£2,900.00<text:s/></text:p>
          </table:table-cell>
          <table:table-cell office:value-type="string" table:style-name="ce1">
            <text:p>PMC POLYTHENE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76.44" table:style-name="ce2">
            <text:p><text:s/>£76.44<text:s/></text:p>
          </table:table-cell>
          <table:table-cell office:value-type="string" table:style-name="ce1">
            <text:p>PMC TELECOM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21.54" table:style-name="ce2">
            <text:p><text:s/>£121.54<text:s/></text:p>
          </table:table-cell>
          <table:table-cell office:value-type="string" table:style-name="ce1">
            <text:p>POLICE RESOURCES INTERNATIONAL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303" table:style-name="ce2">
            <text:p><text:s/>£303.00<text:s/></text:p>
          </table:table-cell>
          <table:table-cell office:value-type="string" table:style-name="ce1">
            <text:p>PORTABLE SPACE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60.43" table:style-name="ce2">
            <text:p><text:s/>£160.43<text:s/></text:p>
          </table:table-cell>
          <table:table-cell office:value-type="string" table:style-name="ce1">
            <text:p>PORTSMOUTH CITY COUNCIL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350.87" table:style-name="ce2">
            <text:p><text:s/>£350.87<text:s/></text:p>
          </table:table-cell>
          <table:table-cell office:value-type="string" table:style-name="ce1">
            <text:p>POSTURITE (UK)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73.099999999999994" table:style-name="ce2">
            <text:p><text:s/>£73.10<text:s/></text:p>
          </table:table-cell>
          <table:table-cell office:value-type="string" table:style-name="ce1">
            <text:p>POSTURITE (UK)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530.17999999999995" table:style-name="ce2">
            <text:p><text:s/>£530.18<text:s/></text:p>
          </table:table-cell>
          <table:table-cell office:value-type="string" table:style-name="ce1">
            <text:p>PREMIER PAPER GROUP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74.5" table:style-name="ce2">
            <text:p><text:s/>£374.50<text:s/></text:p>
          </table:table-cell>
          <table:table-cell office:value-type="string" table:style-name="ce1">
            <text:p>PREMIER PAPER GROUP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22.85" table:style-name="ce2">
            <text:p><text:s/>£122.85<text:s/></text:p>
          </table:table-cell>
          <table:table-cell office:value-type="string" table:style-name="ce1">
            <text:p>PRESSFAB EVO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32.88999999999999" table:style-name="ce2">
            <text:p><text:s/>£132.89<text:s/></text:p>
          </table:table-cell>
          <table:table-cell office:value-type="string" table:style-name="ce1">
            <text:p>PRESSFAB EVO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number-rows-repeated="3" table:style-name="ro1">
          <table:table-cell office:value-type="currency" office:value="20760.64" table:style-name="ce2">
            <text:p><text:s/>£20,760.64<text:s/></text:p>
          </table:table-cell>
          <table:table-cell office:value-type="string" table:style-name="ce1">
            <text:p>PRESSFAB EVO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66.94" table:style-name="ce2">
            <text:p><text:s/>£266.94<text:s/></text:p>
          </table:table-cell>
          <table:table-cell office:value-type="string" table:style-name="ce1">
            <text:p>PRESSFAB EVO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66" table:style-name="ce2">
            <text:p><text:s/>£666.00<text:s/></text:p>
          </table:table-cell>
          <table:table-cell office:value-type="string" table:style-name="ce1">
            <text:p>PRESSFAB EVO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9945.68" table:style-name="ce2">
            <text:p><text:s/>£29,945.68<text:s/></text:p>
          </table:table-cell>
          <table:table-cell office:value-type="string" table:style-name="ce1">
            <text:p>PRESSFAB EVO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83.5" table:style-name="ce2">
            <text:p><text:s/>£283.50<text:s/></text:p>
          </table:table-cell>
          <table:table-cell office:value-type="string" table:style-name="ce1">
            <text:p>PRESSFAB EVO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72.59" table:style-name="ce2">
            <text:p><text:s/>£572.59<text:s/></text:p>
          </table:table-cell>
          <table:table-cell office:value-type="string" table:style-name="ce1">
            <text:p>PRESSFAB EVO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9.4" table:style-name="ce2">
            <text:p><text:s/>£59.40<text:s/></text:p>
          </table:table-cell>
          <table:table-cell office:value-type="string" table:style-name="ce1">
            <text:p>PRESSFAB EVO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64" table:style-name="ce2">
            <text:p><text:s/>£464.00<text:s/></text:p>
          </table:table-cell>
          <table:table-cell office:value-type="string" table:style-name="ce1">
            <text:p>PRINTMAX LIMITE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725.3" table:style-name="ce2">
            <text:p><text:s/>£725.30<text:s/></text:p>
          </table:table-cell>
          <table:table-cell office:value-type="string" table:style-name="ce1">
            <text:p>PROBRAND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374" table:style-name="ce2">
            <text:p><text:s/>£374.00<text:s/></text:p>
          </table:table-cell>
          <table:table-cell office:value-type="string" table:style-name="ce1">
            <text:p>PRO-TECT SAFETY SIGN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13948.48" table:style-name="ce2">
            <text:p><text:s/>£113,948.48<text:s/></text:p>
          </table:table-cell>
          <table:table-cell office:value-type="string" table:style-name="ce1">
            <text:p>PRUDENTIAL LOCAL GOVERNMENT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32552.46" table:style-name="ce2">
            <text:p><text:s/>£32,552.46<text:s/></text:p>
          </table:table-cell>
          <table:table-cell office:value-type="string" table:style-name="ce1">
            <text:p>PSL PRINT MANAGMENT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41.7" table:style-name="ce2">
            <text:p><text:s/>£341.70<text:s/></text:p>
          </table:table-cell>
          <table:table-cell office:value-type="string" table:style-name="ce1">
            <text:p>PSL PRINT MANAGMENT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53.13" table:style-name="ce2">
            <text:p><text:s/>£553.13<text:s/></text:p>
          </table:table-cell>
          <table:table-cell office:value-type="string" table:style-name="ce1">
            <text:p>PSL PRINT MANAGMENT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3715.45" table:style-name="ce2">
            <text:p><text:s/>£13,715.45<text:s/></text:p>
          </table:table-cell>
          <table:table-cell office:value-type="string" table:style-name="ce1">
            <text:p>PSL PRINT MANAGMENT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109" table:style-name="ce2">
            <text:p><text:s/>£109.00<text:s/></text:p>
          </table:table-cell>
          <table:table-cell office:value-type="string" table:style-name="ce1">
            <text:p>PTSG ELECTRICAL SERVIC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215" table:style-name="ce2">
            <text:p><text:s/>£1,215.00<text:s/></text:p>
          </table:table-cell>
          <table:table-cell office:value-type="string" table:style-name="ce1">
            <text:p>PTSG ELECTRICAL SERVIC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125" table:style-name="ce2">
            <text:p><text:s/>£125.00<text:s/></text:p>
          </table:table-cell>
          <table:table-cell office:value-type="string" table:style-name="ce1">
            <text:p>PTSG ELECTRICAL SERVIC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500" table:style-name="ce2">
            <text:p><text:s/>£7,500.00<text:s/></text:p>
          </table:table-cell>
          <table:table-cell office:value-type="string" table:style-name="ce1">
            <text:p>PUSHFAR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86.74" table:style-name="ce2">
            <text:p><text:s/>£186.74<text:s/></text:p>
          </table:table-cell>
          <table:table-cell office:value-type="string" table:style-name="ce1">
            <text:p>PVL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10.55999999999995" table:style-name="ce2">
            <text:p><text:s/>£610.56<text:s/></text:p>
          </table:table-cell>
          <table:table-cell office:value-type="string" table:style-name="ce1">
            <text:p>PVL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72.32" table:style-name="ce2">
            <text:p><text:s/>£472.32<text:s/></text:p>
          </table:table-cell>
          <table:table-cell office:value-type="string" table:style-name="ce1">
            <text:p>PVL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50.26" table:style-name="ce2">
            <text:p><text:s/>£150.26<text:s/></text:p>
          </table:table-cell>
          <table:table-cell office:value-type="string" table:style-name="ce1">
            <text:p>PVL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22.24" table:style-name="ce2">
            <text:p><text:s/>£522.24<text:s/></text:p>
          </table:table-cell>
          <table:table-cell office:value-type="string" table:style-name="ce1">
            <text:p>PVL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0" table:style-name="ce2">
            <text:p><text:s/>£60.00<text:s/></text:p>
          </table:table-cell>
          <table:table-cell office:value-type="string" table:style-name="ce1">
            <text:p>PVL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2.7" table:style-name="ce2">
            <text:p><text:s/>£72.70<text:s/></text:p>
          </table:table-cell>
          <table:table-cell office:value-type="string" table:style-name="ce1">
            <text:p>PVL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05.54000000000002" table:style-name="ce2">
            <text:p><text:s/>£305.54<text:s/></text:p>
          </table:table-cell>
          <table:table-cell office:value-type="string" table:style-name="ce1">
            <text:p>PVL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97.64" table:style-name="ce2">
            <text:p><text:s/>£97.64<text:s/></text:p>
          </table:table-cell>
          <table:table-cell office:value-type="string" table:style-name="ce1">
            <text:p>PVL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08.16000000000003" table:style-name="ce2">
            <text:p><text:s/>£308.16<text:s/></text:p>
          </table:table-cell>
          <table:table-cell office:value-type="string" table:style-name="ce1">
            <text:p>PVL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2.5" table:style-name="ce2">
            <text:p><text:s/>£62.50<text:s/></text:p>
          </table:table-cell>
          <table:table-cell office:value-type="string" table:style-name="ce1">
            <text:p>PVL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10.64" table:style-name="ce2">
            <text:p><text:s/>£110.64<text:s/></text:p>
          </table:table-cell>
          <table:table-cell office:value-type="string" table:style-name="ce1">
            <text:p>PVL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84.66000000000003" table:style-name="ce2">
            <text:p><text:s/>£284.66<text:s/></text:p>
          </table:table-cell>
          <table:table-cell office:value-type="string" table:style-name="ce1">
            <text:p>PVL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37.76" table:style-name="ce2">
            <text:p><text:s/>£137.76<text:s/></text:p>
          </table:table-cell>
          <table:table-cell office:value-type="string" table:style-name="ce1">
            <text:p>PVL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10.55999999999995" table:style-name="ce2">
            <text:p><text:s/>£610.56<text:s/></text:p>
          </table:table-cell>
          <table:table-cell office:value-type="string" table:style-name="ce1">
            <text:p>PVL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70" table:style-name="ce2">
            <text:p><text:s/>£670.00<text:s/></text:p>
          </table:table-cell>
          <table:table-cell office:value-type="string" table:style-name="ce1">
            <text:p>PVL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2.5" table:style-name="ce2">
            <text:p><text:s/>£62.50<text:s/></text:p>
          </table:table-cell>
          <table:table-cell office:value-type="string" table:style-name="ce1">
            <text:p>PVL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73.25" table:style-name="ce2">
            <text:p><text:s/>£673.25<text:s/></text:p>
          </table:table-cell>
          <table:table-cell office:value-type="string" table:style-name="ce1">
            <text:p>PYE MOTOR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2005.4" table:style-name="ce2">
            <text:p><text:s/>£12,005.40<text:s/></text:p>
          </table:table-cell>
          <table:table-cell office:value-type="string" table:style-name="ce1">
            <text:p>QUADIENT (NEOPOST)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73" table:style-name="ce2">
            <text:p><text:s/>£773.00<text:s/></text:p>
          </table:table-cell>
          <table:table-cell office:value-type="string" table:style-name="ce1">
            <text:p>RAP INDUSTRIE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107" table:style-name="ce2">
            <text:p><text:s/>£1,107.00<text:s/></text:p>
          </table:table-cell>
          <table:table-cell office:value-type="string" table:style-name="ce1">
            <text:p>RAP INDUSTRIE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65" table:style-name="ce2">
            <text:p><text:s/>£365.00<text:s/></text:p>
          </table:table-cell>
          <table:table-cell office:value-type="string" table:style-name="ce1">
            <text:p>RAPID RACKING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5076.5200000000004" table:style-name="ce2">
            <text:p><text:s/>£5,076.52<text:s/></text:p>
          </table:table-cell>
          <table:table-cell office:value-type="string" table:style-name="ce1">
            <text:p>RAPID RACKING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292.58" table:style-name="ce2">
            <text:p><text:s/>£3,292.58<text:s/></text:p>
          </table:table-cell>
          <table:table-cell office:value-type="string" table:style-name="ce1">
            <text:p>RAPID RACKING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73.4" table:style-name="ce2">
            <text:p><text:s/>£173.40<text:s/></text:p>
          </table:table-cell>
          <table:table-cell office:value-type="string" table:style-name="ce1">
            <text:p>READING TRANSPORT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00.6" table:style-name="ce2">
            <text:p><text:s/>£200.60<text:s/></text:p>
          </table:table-cell>
          <table:table-cell office:value-type="string" table:style-name="ce1">
            <text:p>READING TRANSPORT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50" table:style-name="ce2">
            <text:p><text:s/>£50.00<text:s/></text:p>
          </table:table-cell>
          <table:table-cell office:value-type="string" table:style-name="ce1">
            <text:p>REDBOURN MOT CENTR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18.19" table:style-name="ce2">
            <text:p><text:s/>£218.19<text:s/></text:p>
          </table:table-cell>
          <table:table-cell office:value-type="string" table:style-name="ce1">
            <text:p>REDTRONIC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6663.5" table:style-name="ce2">
            <text:p><text:s/>£16,663.50<text:s/></text:p>
          </table:table-cell>
          <table:table-cell office:value-type="string" table:style-name="ce1">
            <text:p>REED TALENT SOLUTIONS T/A CONSULTANCY +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200385.9" table:style-name="ce2">
            <text:p><text:s/>£200,385.90<text:s/></text:p>
          </table:table-cell>
          <table:table-cell office:value-type="string" table:style-name="ce1">
            <text:p>REED TALENT SOLUTIONS T/A CONSULTANCY +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8294.8799999999992" table:style-name="ce2">
            <text:p><text:s/>£8,294.88<text:s/></text:p>
          </table:table-cell>
          <table:table-cell office:value-type="string" table:style-name="ce1">
            <text:p>REGENCY REAL ESTATE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25" table:style-name="ce2">
            <text:p><text:s/>£225.00<text:s/></text:p>
          </table:table-cell>
          <table:table-cell office:value-type="string" table:style-name="ce1">
            <text:p>REGENCY REAL ESTATE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03.5" table:style-name="ce2">
            <text:p><text:s/>£103.50<text:s/></text:p>
          </table:table-cell>
          <table:table-cell office:value-type="string" table:style-name="ce1">
            <text:p>REGENT GAS LIMITE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654.9" table:style-name="ce2">
            <text:p><text:s/>£1,654.90<text:s/></text:p>
          </table:table-cell>
          <table:table-cell office:value-type="string" table:style-name="ce1">
            <text:p>RELIANCE MEDICAL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70" table:style-name="ce2">
            <text:p><text:s/>£70.00<text:s/></text:p>
          </table:table-cell>
          <table:table-cell office:value-type="string" table:style-name="ce1">
            <text:p>RELIANCE MEDICAL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01.95" table:style-name="ce2">
            <text:p><text:s/>£101.95<text:s/></text:p>
          </table:table-cell>
          <table:table-cell office:value-type="string" table:style-name="ce1">
            <text:p>RELIANCE MEDICAL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25.5" table:style-name="ce2">
            <text:p><text:s/>£25.50<text:s/></text:p>
          </table:table-cell>
          <table:table-cell office:value-type="string" table:style-name="ce1">
            <text:p>RELIANCE MEDICAL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522" table:style-name="ce2">
            <text:p><text:s/>£522.00<text:s/></text:p>
          </table:table-cell>
          <table:table-cell office:value-type="string" table:style-name="ce1">
            <text:p>RELIANCE MEDICAL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348" table:style-name="ce2">
            <text:p><text:s/>£348.00<text:s/></text:p>
          </table:table-cell>
          <table:table-cell office:value-type="string" table:style-name="ce1">
            <text:p>RELIANCE MEDICAL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310" table:style-name="ce2">
            <text:p><text:s/>£310.00<text:s/></text:p>
          </table:table-cell>
          <table:table-cell office:value-type="string" table:style-name="ce1">
            <text:p>RELIANCE MEDICAL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696" table:style-name="ce2">
            <text:p><text:s/>£696.00<text:s/></text:p>
          </table:table-cell>
          <table:table-cell office:value-type="string" table:style-name="ce1">
            <text:p>RELIANCE MEDICAL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522" table:style-name="ce2">
            <text:p><text:s/>£522.00<text:s/></text:p>
          </table:table-cell>
          <table:table-cell office:value-type="string" table:style-name="ce1">
            <text:p>RELIANCE MEDICAL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01.95" table:style-name="ce2">
            <text:p><text:s/>£101.95<text:s/></text:p>
          </table:table-cell>
          <table:table-cell office:value-type="string" table:style-name="ce1">
            <text:p>RELIANCE MEDICAL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261" table:style-name="ce2">
            <text:p><text:s/>£261.00<text:s/></text:p>
          </table:table-cell>
          <table:table-cell office:value-type="string" table:style-name="ce1">
            <text:p>RELIANCE MEDICAL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33.4" table:style-name="ce2">
            <text:p><text:s/>£133.40<text:s/></text:p>
          </table:table-cell>
          <table:table-cell office:value-type="string" table:style-name="ce1">
            <text:p>REYNOLDS BLIND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0" table:style-name="ce2">
            <text:p><text:s/>£20.00<text:s/></text:p>
          </table:table-cell>
          <table:table-cell office:value-type="string" table:style-name="ce1">
            <text:p>REYNOLDS BLIND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8184.12" table:style-name="ce2">
            <text:p><text:s/>£18,184.12<text:s/></text:p>
          </table:table-cell>
          <table:table-cell office:value-type="string" table:style-name="ce1">
            <text:p>REYNOLDS BLIND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952.22" table:style-name="ce2">
            <text:p><text:s/>£1,952.22<text:s/></text:p>
          </table:table-cell>
          <table:table-cell office:value-type="string" table:style-name="ce1">
            <text:p>REYNOLDS BLIND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1.06" table:style-name="ce2">
            <text:p><text:s/>£21.06<text:s/></text:p>
          </table:table-cell>
          <table:table-cell office:value-type="string" table:style-name="ce1">
            <text:p>RGR GARAGES (CRANFIELD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1.63" table:style-name="ce2">
            <text:p><text:s/>£21.63<text:s/></text:p>
          </table:table-cell>
          <table:table-cell office:value-type="string" table:style-name="ce1">
            <text:p>RGR GARAGES (CRANFIELD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87.10000000000002" table:style-name="ce2">
            <text:p><text:s/>£287.10<text:s/></text:p>
          </table:table-cell>
          <table:table-cell office:value-type="string" table:style-name="ce1">
            <text:p>RGR GARAGES (CRANFIELD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" table:style-name="ce2">
            <text:p><text:s/>£4.00<text:s/></text:p>
          </table:table-cell>
          <table:table-cell office:value-type="string" table:style-name="ce1">
            <text:p>RGR GARAGES (CRANFIELD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3.16" table:style-name="ce2">
            <text:p><text:s/>£13.16<text:s/></text:p>
          </table:table-cell>
          <table:table-cell office:value-type="string" table:style-name="ce1">
            <text:p>RGR GARAGES (CRANFIELD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01.26" table:style-name="ce2">
            <text:p><text:s/>£201.26<text:s/></text:p>
          </table:table-cell>
          <table:table-cell office:value-type="string" table:style-name="ce1">
            <text:p>RGR GARAGES (CRANFIELD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229.29" table:style-name="ce2">
            <text:p><text:s/>£1,229.29<text:s/></text:p>
          </table:table-cell>
          <table:table-cell office:value-type="string" table:style-name="ce1">
            <text:p>RGR GARAGES (CRANFIELD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948" table:style-name="ce2">
            <text:p><text:s/>£948.00<text:s/></text:p>
          </table:table-cell>
          <table:table-cell office:value-type="string" table:style-name="ce1">
            <text:p>RICHARD BYRNE PROPERTY MAINTENANCE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58" table:style-name="ce2">
            <text:p><text:s/>£358.00<text:s/></text:p>
          </table:table-cell>
          <table:table-cell office:value-type="string" table:style-name="ce1">
            <text:p>RICHARD BYRNE PROPERTY MAINTENANCE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343.06" table:style-name="ce2">
            <text:p><text:s/>£1,343.06<text:s/></text:p>
          </table:table-cell>
          <table:table-cell office:value-type="string" table:style-name="ce1">
            <text:p>RICHARD BYRNE PROPERTY MAINTENANCE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17860.87" table:style-name="ce2">
            <text:p><text:s/>£17,860.87<text:s/></text:p>
          </table:table-cell>
          <table:table-cell office:value-type="string" table:style-name="ce1">
            <text:p>RICHELL VEHICLE CONVERSIONS LIMITE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5721.74" table:style-name="ce2">
            <text:p><text:s/>£35,721.74<text:s/></text:p>
          </table:table-cell>
          <table:table-cell office:value-type="string" table:style-name="ce1">
            <text:p>RICHELL VEHICLE CONVERSIONS LIMITE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7860.87" table:style-name="ce2">
            <text:p><text:s/>£17,860.87<text:s/></text:p>
          </table:table-cell>
          <table:table-cell office:value-type="string" table:style-name="ce1">
            <text:p>RICHELL VEHICLE CONVERSIONS LIMITE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5845.43" table:style-name="ce2">
            <text:p><text:s/>£15,845.43<text:s/></text:p>
          </table:table-cell>
          <table:table-cell office:value-type="string" table:style-name="ce1">
            <text:p>RICHELL VEHICLE CONVERSIONS LIMITE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0" table:style-name="ce2">
            <text:p><text:s/>£50.00<text:s/></text:p>
          </table:table-cell>
          <table:table-cell office:value-type="string" table:style-name="ce1">
            <text:p>RIDER MOTORCYCLES LTD T/S WHEELS MOTORCY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285" table:style-name="ce2">
            <text:p><text:s/>£2,285.00<text:s/></text:p>
          </table:table-cell>
          <table:table-cell office:value-type="string" table:style-name="ce1">
            <text:p>RIDGE &amp; PARTNER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436" table:style-name="ce2">
            <text:p><text:s/>£2,436.00<text:s/></text:p>
          </table:table-cell>
          <table:table-cell office:value-type="string" table:style-name="ce1">
            <text:p>RIDGE &amp; PARTNER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000" table:style-name="ce2">
            <text:p><text:s/>£4,000.00<text:s/></text:p>
          </table:table-cell>
          <table:table-cell office:value-type="string" table:style-name="ce1">
            <text:p>RIDGE &amp; PARTNERS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750" table:style-name="ce2">
            <text:p><text:s/>£4,750.00<text:s/></text:p>
          </table:table-cell>
          <table:table-cell office:value-type="string" table:style-name="ce1">
            <text:p>RISUAL LIMITE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3150" table:style-name="ce2">
            <text:p><text:s/>£3,150.00<text:s/></text:p>
          </table:table-cell>
          <table:table-cell office:value-type="string" table:style-name="ce1">
            <text:p>ROBERT HALF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8.5" table:style-name="ce2">
            <text:p><text:s/>£18.50<text:s/></text:p>
          </table:table-cell>
          <table:table-cell office:value-type="string" table:style-name="ce1">
            <text:p>ROBERT HALF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417.1" table:style-name="ce2">
            <text:p><text:s/>£1,417.10<text:s/></text:p>
          </table:table-cell>
          <table:table-cell office:value-type="string" table:style-name="ce1">
            <text:p>ROBERT HALF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290.31" table:style-name="ce2">
            <text:p><text:s/>£290.31<text:s/></text:p>
          </table:table-cell>
          <table:table-cell office:value-type="string" table:style-name="ce1">
            <text:p>ROBERT HALF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244.42" table:style-name="ce2">
            <text:p><text:s/>£1,244.42<text:s/></text:p>
          </table:table-cell>
          <table:table-cell office:value-type="string" table:style-name="ce1">
            <text:p>ROYAL MAIL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091.1199999999999" table:style-name="ce2">
            <text:p><text:s/>£1,091.12<text:s/></text:p>
          </table:table-cell>
          <table:table-cell office:value-type="string" table:style-name="ce1">
            <text:p>ROYAL MAIL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121.68" table:style-name="ce2">
            <text:p><text:s/>£1,121.68<text:s/></text:p>
          </table:table-cell>
          <table:table-cell office:value-type="string" table:style-name="ce1">
            <text:p>ROYAL MAIL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195" table:style-name="ce2">
            <text:p><text:s/>£2,195.00<text:s/></text:p>
          </table:table-cell>
          <table:table-cell office:value-type="string" table:style-name="ce1">
            <text:p>ROYAL MAIL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222.3699999999999" table:style-name="ce2">
            <text:p><text:s/>£1,222.37<text:s/></text:p>
          </table:table-cell>
          <table:table-cell office:value-type="string" table:style-name="ce1">
            <text:p>ROYAL MAIL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14.12" table:style-name="ce2">
            <text:p><text:s/>£314.12<text:s/></text:p>
          </table:table-cell>
          <table:table-cell office:value-type="string" table:style-name="ce1">
            <text:p>RS COMPONENTS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43.95" table:style-name="ce2">
            <text:p><text:s/>£43.95<text:s/></text:p>
          </table:table-cell>
          <table:table-cell office:value-type="string" table:style-name="ce1">
            <text:p>RS COMPONENTS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95.49" table:style-name="ce2">
            <text:p><text:s/>£195.49<text:s/></text:p>
          </table:table-cell>
          <table:table-cell office:value-type="string" table:style-name="ce1">
            <text:p>RS COMPONENTS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7.14" table:style-name="ce2">
            <text:p><text:s/>£7.14<text:s/></text:p>
          </table:table-cell>
          <table:table-cell office:value-type="string" table:style-name="ce1">
            <text:p>RS COMPONENTS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5.9" table:style-name="ce2">
            <text:p><text:s/>£5.90<text:s/></text:p>
          </table:table-cell>
          <table:table-cell office:value-type="string" table:style-name="ce1">
            <text:p>RS COMPONENTS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457.04" table:style-name="ce2">
            <text:p><text:s/>£457.04<text:s/></text:p>
          </table:table-cell>
          <table:table-cell office:value-type="string" table:style-name="ce1">
            <text:p>RS COMPONENTS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5.11" table:style-name="ce2">
            <text:p><text:s/>£15.11<text:s/></text:p>
          </table:table-cell>
          <table:table-cell office:value-type="string" table:style-name="ce1">
            <text:p>RS COMPONENTS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7.04" table:style-name="ce2">
            <text:p><text:s/>£17.04<text:s/></text:p>
          </table:table-cell>
          <table:table-cell office:value-type="string" table:style-name="ce1">
            <text:p>RS COMPONENTS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3.13" table:style-name="ce2">
            <text:p><text:s/>£13.13<text:s/></text:p>
          </table:table-cell>
          <table:table-cell office:value-type="string" table:style-name="ce1">
            <text:p>RS COMPONENTS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298.52" table:style-name="ce2">
            <text:p><text:s/>£298.52<text:s/></text:p>
          </table:table-cell>
          <table:table-cell office:value-type="string" table:style-name="ce1">
            <text:p>RS COMPONENTS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00.09" table:style-name="ce2">
            <text:p><text:s/>£100.09<text:s/></text:p>
          </table:table-cell>
          <table:table-cell office:value-type="string" table:style-name="ce1">
            <text:p>RS COMPONENTS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720.3" table:style-name="ce2">
            <text:p><text:s/>£1,720.30<text:s/></text:p>
          </table:table-cell>
          <table:table-cell office:value-type="string" table:style-name="ce1">
            <text:p>RSP RAIL TRAVEL ACCOUNT (ATOC)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53.72" table:style-name="ce2">
            <text:p><text:s/>£153.72<text:s/></text:p>
          </table:table-cell>
          <table:table-cell office:value-type="string" table:style-name="ce1">
            <text:p>RUTH WHITE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31.76" table:style-name="ce2">
            <text:p><text:s/>£131.76<text:s/></text:p>
          </table:table-cell>
          <table:table-cell office:value-type="string" table:style-name="ce1">
            <text:p>RUTH WHITE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990" table:style-name="ce2">
            <text:p><text:s/>£990.00<text:s/></text:p>
          </table:table-cell>
          <table:table-cell office:value-type="string" table:style-name="ce1">
            <text:p>RYGOR COMMERCIAL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95" table:style-name="ce2">
            <text:p><text:s/>£495.00<text:s/></text:p>
          </table:table-cell>
          <table:table-cell office:value-type="string" table:style-name="ce1">
            <text:p>RYGOR COMMERCIAL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43.52000000000001" table:style-name="ce2">
            <text:p><text:s/>£143.52<text:s/></text:p>
          </table:table-cell>
          <table:table-cell office:value-type="string" table:style-name="ce1">
            <text:p>RYGOR COMMERCIAL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5.32" table:style-name="ce2">
            <text:p><text:s/>£25.32<text:s/></text:p>
          </table:table-cell>
          <table:table-cell office:value-type="string" table:style-name="ce1">
            <text:p>RYGOR COMMERCIAL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62.72" table:style-name="ce2">
            <text:p><text:s/>£162.72<text:s/></text:p>
          </table:table-cell>
          <table:table-cell office:value-type="string" table:style-name="ce1">
            <text:p>RYGOR COMMERCIAL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90.43" table:style-name="ce2">
            <text:p><text:s/>£190.43<text:s/></text:p>
          </table:table-cell>
          <table:table-cell office:value-type="string" table:style-name="ce1">
            <text:p>RYGOR COMMERCIAL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71" table:style-name="ce2">
            <text:p><text:s/>£171.00<text:s/></text:p>
          </table:table-cell>
          <table:table-cell office:value-type="string" table:style-name="ce1">
            <text:p>RYGOR COMMERCIAL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88.7" table:style-name="ce2">
            <text:p><text:s/>£188.70<text:s/></text:p>
          </table:table-cell>
          <table:table-cell office:value-type="string" table:style-name="ce1">
            <text:p>RYGOR COMMERCIAL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8.01" table:style-name="ce2">
            <text:p><text:s/>£38.01<text:s/></text:p>
          </table:table-cell>
          <table:table-cell office:value-type="string" table:style-name="ce1">
            <text:p>RYGOR COMMERCIAL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33.44000000000005" table:style-name="ce2">
            <text:p><text:s/>£633.44<text:s/></text:p>
          </table:table-cell>
          <table:table-cell office:value-type="string" table:style-name="ce1">
            <text:p>RYGOR COMMERCIAL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33.8" table:style-name="ce2">
            <text:p><text:s/>£333.80<text:s/></text:p>
          </table:table-cell>
          <table:table-cell office:value-type="string" table:style-name="ce1">
            <text:p>RYGOR COMMERCIAL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8.6" table:style-name="ce2">
            <text:p><text:s/>£58.60<text:s/></text:p>
          </table:table-cell>
          <table:table-cell office:value-type="string" table:style-name="ce1">
            <text:p>RYGOR COMMERCIAL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33.6" table:style-name="ce2">
            <text:p><text:s/>£133.60<text:s/></text:p>
          </table:table-cell>
          <table:table-cell office:value-type="string" table:style-name="ce1">
            <text:p>RYGOR COMMERCIAL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2.67" table:style-name="ce2">
            <text:p><text:s/>£12.67<text:s/></text:p>
          </table:table-cell>
          <table:table-cell office:value-type="string" table:style-name="ce1">
            <text:p>RYGOR COMMERCIAL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630.15" table:style-name="ce2">
            <text:p><text:s/>£1,630.15<text:s/></text:p>
          </table:table-cell>
          <table:table-cell office:value-type="string" table:style-name="ce1">
            <text:p>S G WORLD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50.95" table:style-name="ce2">
            <text:p><text:s/>£450.95<text:s/></text:p>
          </table:table-cell>
          <table:table-cell office:value-type="string" table:style-name="ce1">
            <text:p>S G WORLD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98.64" table:style-name="ce2">
            <text:p><text:s/>£98.64<text:s/></text:p>
          </table:table-cell>
          <table:table-cell office:value-type="string" table:style-name="ce1">
            <text:p>SAFELINC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36.4" table:style-name="ce2">
            <text:p><text:s/>£336.40<text:s/></text:p>
          </table:table-cell>
          <table:table-cell office:value-type="string" table:style-name="ce1">
            <text:p>SAFEN3T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13.2" table:style-name="ce2">
            <text:p><text:s/>£413.20<text:s/></text:p>
          </table:table-cell>
          <table:table-cell office:value-type="string" table:style-name="ce1">
            <text:p>SAFEN3T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64.07" table:style-name="ce2">
            <text:p><text:s/>£364.07<text:s/></text:p>
          </table:table-cell>
          <table:table-cell office:value-type="string" table:style-name="ce1">
            <text:p>SAFETY KLEEN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50.09" table:style-name="ce2">
            <text:p><text:s/>£350.09<text:s/></text:p>
          </table:table-cell>
          <table:table-cell office:value-type="string" table:style-name="ce1">
            <text:p>SAFETY KLEEN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6157.04" table:style-name="ce2">
            <text:p><text:s/>£46,157.04<text:s/></text:p>
          </table:table-cell>
          <table:table-cell office:value-type="string" table:style-name="ce1">
            <text:p>SASSE FACILITIES MANAGEMENT LIMITE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43399.06" table:style-name="ce2">
            <text:p><text:s/>£143,399.06<text:s/></text:p>
          </table:table-cell>
          <table:table-cell office:value-type="string" table:style-name="ce1">
            <text:p>SASSE FACILITIES MANAGEMENT LIMITE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01.83" table:style-name="ce2">
            <text:p><text:s/>£401.83<text:s/></text:p>
          </table:table-cell>
          <table:table-cell office:value-type="string" table:style-name="ce1">
            <text:p>SASSE FACILITIES MANAGEMENT LIMITE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1221.27" table:style-name="ce2">
            <text:p><text:s/>£31,221.27<text:s/></text:p>
          </table:table-cell>
          <table:table-cell office:value-type="string" table:style-name="ce1">
            <text:p>SASSE FACILITIES MANAGEMENT LIMITE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210.2" table:style-name="ce2">
            <text:p><text:s/>£1,210.20<text:s/></text:p>
          </table:table-cell>
          <table:table-cell office:value-type="string" table:style-name="ce1">
            <text:p>SASSE FACILITIES MANAGEMENT LIMITE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576.29999999999995" table:style-name="ce2">
            <text:p><text:s/>£576.30<text:s/></text:p>
          </table:table-cell>
          <table:table-cell office:value-type="string" table:style-name="ce1">
            <text:p>SCHOLARIS ASSOCIATES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41.62" table:style-name="ce2">
            <text:p><text:s/>£41.62<text:s/></text:p>
          </table:table-cell>
          <table:table-cell office:value-type="string" table:style-name="ce1">
            <text:p>SCREWFIX DIRECT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9.16" table:style-name="ce2">
            <text:p><text:s/>£29.16<text:s/></text:p>
          </table:table-cell>
          <table:table-cell office:value-type="string" table:style-name="ce1">
            <text:p>SCREWFIX DIRECT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52.09" table:style-name="ce2">
            <text:p><text:s/>£252.09<text:s/></text:p>
          </table:table-cell>
          <table:table-cell office:value-type="string" table:style-name="ce1">
            <text:p>SCREWFIX DIRECT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8.33" table:style-name="ce2">
            <text:p><text:s/>£28.33<text:s/></text:p>
          </table:table-cell>
          <table:table-cell office:value-type="string" table:style-name="ce1">
            <text:p>SCREWFIX DIRECT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85.37" table:style-name="ce2">
            <text:p><text:s/>£85.37<text:s/></text:p>
          </table:table-cell>
          <table:table-cell office:value-type="string" table:style-name="ce1">
            <text:p>SCREWFIX DIRECT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.98" table:style-name="ce2">
            <text:p><text:s/>£7.98<text:s/></text:p>
          </table:table-cell>
          <table:table-cell office:value-type="string" table:style-name="ce1">
            <text:p>SCREWFIX DIRECT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50970.68" table:style-name="ce2">
            <text:p><text:s/>£50,970.68<text:s/></text:p>
          </table:table-cell>
          <table:table-cell office:value-type="string" table:style-name="ce1">
            <text:p>SEETEC BUSINESS TECHNOLOGY CENTRE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825.63" table:style-name="ce2">
            <text:p><text:s/>£1,825.63<text:s/></text:p>
          </table:table-cell>
          <table:table-cell office:value-type="string" table:style-name="ce1">
            <text:p>SELLICK PARTNERSHIP LIMITE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212.0999999999999" table:style-name="ce2">
            <text:p><text:s/>£1,212.10<text:s/></text:p>
          </table:table-cell>
          <table:table-cell office:value-type="string" table:style-name="ce1">
            <text:p>SELLICK PARTNERSHIP LIMITE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835.4" table:style-name="ce2">
            <text:p><text:s/>£1,835.40<text:s/></text:p>
          </table:table-cell>
          <table:table-cell office:value-type="string" table:style-name="ce1">
            <text:p>SELLICK PARTNERSHIP LIMITE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781.93" table:style-name="ce2">
            <text:p><text:s/>£1,781.93<text:s/></text:p>
          </table:table-cell>
          <table:table-cell office:value-type="string" table:style-name="ce1">
            <text:p>SELLICK PARTNERSHIP LIMITE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811.25" table:style-name="ce2">
            <text:p><text:s/>£1,811.25<text:s/></text:p>
          </table:table-cell>
          <table:table-cell office:value-type="string" table:style-name="ce1">
            <text:p>SELLICK PARTNERSHIP LIMITE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1021" table:style-name="ce2">
            <text:p><text:s/>£1,021.00<text:s/></text:p>
          </table:table-cell>
          <table:table-cell office:value-type="string" table:style-name="ce1">
            <text:p>SELLOX LIMITE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357.45" table:style-name="ce2">
            <text:p><text:s/>£1,357.45<text:s/></text:p>
          </table:table-cell>
          <table:table-cell office:value-type="string" table:style-name="ce1">
            <text:p>SELLOX LIMITE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334.5" table:style-name="ce2">
            <text:p><text:s/>£1,334.50<text:s/></text:p>
          </table:table-cell>
          <table:table-cell office:value-type="string" table:style-name="ce1">
            <text:p>SELLOX LIMITE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224" table:style-name="ce2">
            <text:p><text:s/>£1,224.00<text:s/></text:p>
          </table:table-cell>
          <table:table-cell office:value-type="string" table:style-name="ce1">
            <text:p>SELLOX LIMITE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35.09" table:style-name="ce2">
            <text:p><text:s/>£135.09<text:s/></text:p>
          </table:table-cell>
          <table:table-cell office:value-type="string" table:style-name="ce1">
            <text:p>SELWAY PACKAGING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335" table:style-name="ce2">
            <text:p><text:s/>£2,335.00<text:s/></text:p>
          </table:table-cell>
          <table:table-cell office:value-type="string" table:style-name="ce1">
            <text:p>SERCO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44.64" table:style-name="ce2">
            <text:p><text:s/>£44.64<text:s/></text:p>
          </table:table-cell>
          <table:table-cell office:value-type="string" table:style-name="ce1">
            <text:p>SES BUSINESS WATER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52.93" table:style-name="ce2">
            <text:p><text:s/>£152.93<text:s/></text:p>
          </table:table-cell>
          <table:table-cell office:value-type="string" table:style-name="ce1">
            <text:p>SETON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47.5" table:style-name="ce2">
            <text:p><text:s/>£347.50<text:s/></text:p>
          </table:table-cell>
          <table:table-cell office:value-type="string" table:style-name="ce1">
            <text:p>SIDNEY H HOOPER &amp; CO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642.5" table:style-name="ce2">
            <text:p><text:s/>£1,642.50<text:s/></text:p>
          </table:table-cell>
          <table:table-cell office:value-type="string" table:style-name="ce1">
            <text:p>SIDNEY H HOOPER &amp; CO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993.3" table:style-name="ce2">
            <text:p><text:s/>£993.30<text:s/></text:p>
          </table:table-cell>
          <table:table-cell office:value-type="string" table:style-name="ce1">
            <text:p>SIGMA SECURITY DEVICES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240" table:style-name="ce2">
            <text:p><text:s/>£240.00<text:s/></text:p>
          </table:table-cell>
          <table:table-cell office:value-type="string" table:style-name="ce1">
            <text:p>SIGMA SECURITY DEVICES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472.5" table:style-name="ce2">
            <text:p><text:s/>£472.50<text:s/></text:p>
          </table:table-cell>
          <table:table-cell office:value-type="string" table:style-name="ce1">
            <text:p>SINTONS LIMITED LIABILITY PARTNERSHIP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number-rows-repeated="3" table:style-name="ro1">
          <table:table-cell office:value-type="currency" office:value="274.95999999999998" table:style-name="ce2">
            <text:p><text:s/>£274.96<text:s/></text:p>
          </table:table-cell>
          <table:table-cell office:value-type="string" table:style-name="ce1">
            <text:p>SIT STAND TRADING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400" table:style-name="ce2">
            <text:p><text:s/>£2,400.00<text:s/></text:p>
          </table:table-cell>
          <table:table-cell office:value-type="string" table:style-name="ce1">
            <text:p>SKILLS FOR JUSTICE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37" table:style-name="ce2">
            <text:p><text:s/>£37.00<text:s/></text:p>
          </table:table-cell>
          <table:table-cell office:value-type="string" table:style-name="ce1">
            <text:p>SKILLS FOR JUSTICE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710" table:style-name="ce2">
            <text:p><text:s/>£1,710.00<text:s/></text:p>
          </table:table-cell>
          <table:table-cell office:value-type="string" table:style-name="ce1">
            <text:p>SKILLS FOR JUSTICE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21.93" table:style-name="ce2">
            <text:p><text:s/>£21.93<text:s/></text:p>
          </table:table-cell>
          <table:table-cell office:value-type="string" table:style-name="ce1">
            <text:p>SKYGUARD LIMITE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65.66" table:style-name="ce2">
            <text:p><text:s/>£165.66<text:s/></text:p>
          </table:table-cell>
          <table:table-cell office:value-type="string" table:style-name="ce1">
            <text:p>SLOUGH TRADING ESTATE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28.49" table:style-name="ce2">
            <text:p><text:s/>£28.49<text:s/></text:p>
          </table:table-cell>
          <table:table-cell office:value-type="string" table:style-name="ce1">
            <text:p>SLOUGH UTILITY SERVIC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67.989999999999995" table:style-name="ce2">
            <text:p><text:s/>£67.99<text:s/></text:p>
          </table:table-cell>
          <table:table-cell office:value-type="string" table:style-name="ce1">
            <text:p>SMITHS MOTOR GROUP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.99" table:style-name="ce2">
            <text:p><text:s/>£6.99<text:s/></text:p>
          </table:table-cell>
          <table:table-cell office:value-type="string" table:style-name="ce1">
            <text:p>SMITHS MOTOR GROUP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88.42" table:style-name="ce2">
            <text:p><text:s/>£188.42<text:s/></text:p>
          </table:table-cell>
          <table:table-cell office:value-type="string" table:style-name="ce1">
            <text:p>SMITHS MOTOR GROUP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8.63" table:style-name="ce2">
            <text:p><text:s/>£68.63<text:s/></text:p>
          </table:table-cell>
          <table:table-cell office:value-type="string" table:style-name="ce1">
            <text:p>SMITHS MOTOR GROUP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48.16999999999999" table:style-name="ce2">
            <text:p><text:s/>£148.17<text:s/></text:p>
          </table:table-cell>
          <table:table-cell office:value-type="string" table:style-name="ce1">
            <text:p>SMITHS MOTOR GROUP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9.25" table:style-name="ce2">
            <text:p><text:s/>£9.25<text:s/></text:p>
          </table:table-cell>
          <table:table-cell office:value-type="string" table:style-name="ce1">
            <text:p>SMITHS MOTOR GROUP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3.89" table:style-name="ce2">
            <text:p><text:s/>£23.89<text:s/></text:p>
          </table:table-cell>
          <table:table-cell office:value-type="string" table:style-name="ce1">
            <text:p>SMITHS MOTOR GROUP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83.49" table:style-name="ce2">
            <text:p><text:s/>£683.49<text:s/></text:p>
          </table:table-cell>
          <table:table-cell office:value-type="string" table:style-name="ce1">
            <text:p>SMITHS MOTOR GROUP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83.44" table:style-name="ce2">
            <text:p><text:s/>£283.44<text:s/></text:p>
          </table:table-cell>
          <table:table-cell office:value-type="string" table:style-name="ce1">
            <text:p>SMITHS MOTOR GROUP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6.3" table:style-name="ce2">
            <text:p><text:s/>£66.30<text:s/></text:p>
          </table:table-cell>
          <table:table-cell office:value-type="string" table:style-name="ce1">
            <text:p>SMITHS MOTOR GROUP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0.3" table:style-name="ce2">
            <text:p><text:s/>£70.30<text:s/></text:p>
          </table:table-cell>
          <table:table-cell office:value-type="string" table:style-name="ce1">
            <text:p>SMITHS MOTOR GROUP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46.66" table:style-name="ce2">
            <text:p><text:s/>£146.66<text:s/></text:p>
          </table:table-cell>
          <table:table-cell office:value-type="string" table:style-name="ce1">
            <text:p>SMITHS MOTOR GROUP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70.64" table:style-name="ce2">
            <text:p><text:s/>£170.64<text:s/></text:p>
          </table:table-cell>
          <table:table-cell office:value-type="string" table:style-name="ce1">
            <text:p>SMITHS MOTOR GROUP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64" table:style-name="ce2">
            <text:p><text:s/>£264.00<text:s/></text:p>
          </table:table-cell>
          <table:table-cell office:value-type="string" table:style-name="ce1">
            <text:p>SMS ENVIRONMENTAL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0871.3" table:style-name="ce2">
            <text:p><text:s/>£10,871.30<text:s/></text:p>
          </table:table-cell>
          <table:table-cell office:value-type="string" table:style-name="ce1">
            <text:p>SMS ENVIRONMENTAL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610" table:style-name="ce2">
            <text:p><text:s/>£610.00<text:s/></text:p>
          </table:table-cell>
          <table:table-cell office:value-type="string" table:style-name="ce1">
            <text:p>SMS ENVIRONMENTAL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55" table:style-name="ce2">
            <text:p><text:s/>£255.00<text:s/></text:p>
          </table:table-cell>
          <table:table-cell office:value-type="string" table:style-name="ce1">
            <text:p>SMS ENVIRONMENTAL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100" table:style-name="ce2">
            <text:p><text:s/>£100.00<text:s/></text:p>
          </table:table-cell>
          <table:table-cell office:value-type="string" table:style-name="ce1">
            <text:p>SMS ENVIRONMENTAL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50" table:style-name="ce2">
            <text:p><text:s/>£250.00<text:s/></text:p>
          </table:table-cell>
          <table:table-cell office:value-type="string" table:style-name="ce1">
            <text:p>SMS ENVIRONMENTAL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95" table:style-name="ce2">
            <text:p><text:s/>£95.00<text:s/></text:p>
          </table:table-cell>
          <table:table-cell office:value-type="string" table:style-name="ce1">
            <text:p>SMS ENVIRONMENTAL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476" table:style-name="ce2">
            <text:p><text:s/>£1,476.00<text:s/></text:p>
          </table:table-cell>
          <table:table-cell office:value-type="string" table:style-name="ce1">
            <text:p>SMS ENVIRONMENTAL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270" table:style-name="ce2">
            <text:p><text:s/>£1,270.00<text:s/></text:p>
          </table:table-cell>
          <table:table-cell office:value-type="string" table:style-name="ce1">
            <text:p>SMS ENVIRONMENTAL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00" table:style-name="ce2">
            <text:p><text:s/>£200.00<text:s/></text:p>
          </table:table-cell>
          <table:table-cell office:value-type="string" table:style-name="ce1">
            <text:p>SMS ENVIRONMENTAL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098" table:style-name="ce2">
            <text:p><text:s/>£1,098.00<text:s/></text:p>
          </table:table-cell>
          <table:table-cell office:value-type="string" table:style-name="ce1">
            <text:p>SMS ENVIRONMENTAL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98.75" table:style-name="ce2">
            <text:p><text:s/>£398.75<text:s/></text:p>
          </table:table-cell>
          <table:table-cell office:value-type="string" table:style-name="ce1">
            <text:p>SNAP ON DIAGNOSTIC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82.46" table:style-name="ce2">
            <text:p><text:s/>£182.46<text:s/></text:p>
          </table:table-cell>
          <table:table-cell office:value-type="string" table:style-name="ce1">
            <text:p>SNOWS PEUGEOT NEWBURY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5679.98" table:style-name="ce2">
            <text:p><text:s/>£15,679.98<text:s/></text:p>
          </table:table-cell>
          <table:table-cell office:value-type="string" table:style-name="ce1">
            <text:p>SOFTCAT PLC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111.56" table:style-name="ce2">
            <text:p><text:s/>£1,111.56<text:s/></text:p>
          </table:table-cell>
          <table:table-cell office:value-type="string" table:style-name="ce1">
            <text:p>SOFTCAT PLC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391.4" table:style-name="ce2">
            <text:p><text:s/>£391.40<text:s/></text:p>
          </table:table-cell>
          <table:table-cell office:value-type="string" table:style-name="ce1">
            <text:p>SONIC COMMUNICATIONS (INT)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86.02" table:style-name="ce2">
            <text:p><text:s/>£186.02<text:s/></text:p>
          </table:table-cell>
          <table:table-cell office:value-type="string" table:style-name="ce1">
            <text:p>SPECIALIST CARS LTD T/A SYTNER STEVENA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02.39" table:style-name="ce2">
            <text:p><text:s/>£102.39<text:s/></text:p>
          </table:table-cell>
          <table:table-cell office:value-type="string" table:style-name="ce1">
            <text:p>SPECIALIST CARS LTD T/A SYTNER STEVENAG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2.87" table:style-name="ce2">
            <text:p><text:s/>£12.87<text:s/></text:p>
          </table:table-cell>
          <table:table-cell office:value-type="string" table:style-name="ce1">
            <text:p>SPECIALIST COMPUTER CENTRES PLC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968.86" table:style-name="ce2">
            <text:p><text:s/>£968.86<text:s/></text:p>
          </table:table-cell>
          <table:table-cell office:value-type="string" table:style-name="ce1">
            <text:p>SSE ENERGY SUPPLY LIMITE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80.63" table:style-name="ce2">
            <text:p><text:s/>£280.63<text:s/></text:p>
          </table:table-cell>
          <table:table-cell office:value-type="string" table:style-name="ce1">
            <text:p>ST NEOTS MOTORCYLE COMPANY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43.9" table:style-name="ce2">
            <text:p><text:s/>£243.90<text:s/></text:p>
          </table:table-cell>
          <table:table-cell office:value-type="string" table:style-name="ce1">
            <text:p>ST THOMAS CROSS GARAGE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2.93" table:style-name="ce2">
            <text:p><text:s/>£42.93<text:s/></text:p>
          </table:table-cell>
          <table:table-cell office:value-type="string" table:style-name="ce1">
            <text:p>STAMPS DIRECT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5.68" table:style-name="ce2">
            <text:p><text:s/>£25.68<text:s/></text:p>
          </table:table-cell>
          <table:table-cell office:value-type="string" table:style-name="ce1">
            <text:p>STAMPS DIRECT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59" table:style-name="ce2">
            <text:p><text:s/>£359.00<text:s/></text:p>
          </table:table-cell>
          <table:table-cell office:value-type="string" table:style-name="ce1">
            <text:p>STAPLETONS (TYRE SERVICES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7.599999999999994" table:style-name="ce2">
            <text:p><text:s/>£67.60<text:s/></text:p>
          </table:table-cell>
          <table:table-cell office:value-type="string" table:style-name="ce1">
            <text:p>STAPLETONS (TYRE SERVICES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03.2" table:style-name="ce2">
            <text:p><text:s/>£403.20<text:s/></text:p>
          </table:table-cell>
          <table:table-cell office:value-type="string" table:style-name="ce1">
            <text:p>STAPLETONS (TYRE SERVICES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430.85" table:style-name="ce2">
            <text:p><text:s/>£430.85<text:s/></text:p>
          </table:table-cell>
          <table:table-cell office:value-type="string" table:style-name="ce1">
            <text:p>STAPLETONS (TYRE SERVICES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46.5" table:style-name="ce2">
            <text:p><text:s/>£646.50<text:s/></text:p>
          </table:table-cell>
          <table:table-cell office:value-type="string" table:style-name="ce1">
            <text:p>STAPLETONS (TYRE SERVICES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8.3" table:style-name="ce2">
            <text:p><text:s/>£58.30<text:s/></text:p>
          </table:table-cell>
          <table:table-cell office:value-type="string" table:style-name="ce1">
            <text:p>STAPLETONS (TYRE SERVICES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225.0999999999999" table:style-name="ce2">
            <text:p><text:s/>£1,225.10<text:s/></text:p>
          </table:table-cell>
          <table:table-cell office:value-type="string" table:style-name="ce1">
            <text:p>STAPLETONS (TYRE SERVICES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05.6" table:style-name="ce2">
            <text:p><text:s/>£405.60<text:s/></text:p>
          </table:table-cell>
          <table:table-cell office:value-type="string" table:style-name="ce1">
            <text:p>STAPLETONS (TYRE SERVICES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21.15" table:style-name="ce2">
            <text:p><text:s/>£121.15<text:s/></text:p>
          </table:table-cell>
          <table:table-cell office:value-type="string" table:style-name="ce1">
            <text:p>STAPLETONS (TYRE SERVICES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94.75" table:style-name="ce2">
            <text:p><text:s/>£294.75<text:s/></text:p>
          </table:table-cell>
          <table:table-cell office:value-type="string" table:style-name="ce1">
            <text:p>STAPLETONS (TYRE SERVICES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09.4" table:style-name="ce2">
            <text:p><text:s/>£509.40<text:s/></text:p>
          </table:table-cell>
          <table:table-cell office:value-type="string" table:style-name="ce1">
            <text:p>STAPLETONS (TYRE SERVICES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12.8" table:style-name="ce2">
            <text:p><text:s/>£212.80<text:s/></text:p>
          </table:table-cell>
          <table:table-cell office:value-type="string" table:style-name="ce1">
            <text:p>STAPLETONS (TYRE SERVICES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75" table:style-name="ce2">
            <text:p><text:s/>£475.00<text:s/></text:p>
          </table:table-cell>
          <table:table-cell office:value-type="string" table:style-name="ce1">
            <text:p>STAPLETONS (TYRE SERVICES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93.9" table:style-name="ce2">
            <text:p><text:s/>£93.90<text:s/></text:p>
          </table:table-cell>
          <table:table-cell office:value-type="string" table:style-name="ce1">
            <text:p>STAPLETONS (TYRE SERVICES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09.4" table:style-name="ce2">
            <text:p><text:s/>£509.40<text:s/></text:p>
          </table:table-cell>
          <table:table-cell office:value-type="string" table:style-name="ce1">
            <text:p>STAPLETONS (TYRE SERVICES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68.8" table:style-name="ce2">
            <text:p><text:s/>£268.80<text:s/></text:p>
          </table:table-cell>
          <table:table-cell office:value-type="string" table:style-name="ce1">
            <text:p>STAPLETONS (TYRE SERVICES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22.79999999999995" table:style-name="ce2">
            <text:p><text:s/>£622.80<text:s/></text:p>
          </table:table-cell>
          <table:table-cell office:value-type="string" table:style-name="ce1">
            <text:p>STAPLETONS (TYRE SERVICES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18.9" table:style-name="ce2">
            <text:p><text:s/>£118.90<text:s/></text:p>
          </table:table-cell>
          <table:table-cell office:value-type="string" table:style-name="ce1">
            <text:p>STAPLETONS (TYRE SERVICES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7.35" table:style-name="ce2">
            <text:p><text:s/>£57.35<text:s/></text:p>
          </table:table-cell>
          <table:table-cell office:value-type="string" table:style-name="ce1">
            <text:p>STAPLETONS (TYRE SERVICES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103.45" table:style-name="ce2">
            <text:p><text:s/>£103.45<text:s/></text:p>
          </table:table-cell>
          <table:table-cell office:value-type="string" table:style-name="ce1">
            <text:p>STAPLETONS (TYRE SERVICES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16.9" table:style-name="ce2">
            <text:p><text:s/>£116.90<text:s/></text:p>
          </table:table-cell>
          <table:table-cell office:value-type="string" table:style-name="ce1">
            <text:p>STAPLETONS (TYRE SERVICES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90.4" table:style-name="ce2">
            <text:p><text:s/>£390.40<text:s/></text:p>
          </table:table-cell>
          <table:table-cell office:value-type="string" table:style-name="ce1">
            <text:p>STAPLETONS (TYRE SERVICES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97.2" table:style-name="ce2">
            <text:p><text:s/>£197.20<text:s/></text:p>
          </table:table-cell>
          <table:table-cell office:value-type="string" table:style-name="ce1">
            <text:p>STAPLETONS (TYRE SERVICES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2.95" table:style-name="ce2">
            <text:p><text:s/>£62.95<text:s/></text:p>
          </table:table-cell>
          <table:table-cell office:value-type="string" table:style-name="ce1">
            <text:p>STAPLETONS (TYRE SERVICES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92.4" table:style-name="ce2">
            <text:p><text:s/>£392.40<text:s/></text:p>
          </table:table-cell>
          <table:table-cell office:value-type="string" table:style-name="ce1">
            <text:p>STAPLETONS (TYRE SERVICES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46" table:style-name="ce2">
            <text:p><text:s/>£146.00<text:s/></text:p>
          </table:table-cell>
          <table:table-cell office:value-type="string" table:style-name="ce1">
            <text:p>STAPLETONS (TYRE SERVICES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77.7" table:style-name="ce2">
            <text:p><text:s/>£377.70<text:s/></text:p>
          </table:table-cell>
          <table:table-cell office:value-type="string" table:style-name="ce1">
            <text:p>STAPLETONS (TYRE SERVICES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42.3" table:style-name="ce2">
            <text:p><text:s/>£242.30<text:s/></text:p>
          </table:table-cell>
          <table:table-cell office:value-type="string" table:style-name="ce1">
            <text:p>STAPLETONS (TYRE SERVICES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9" table:style-name="ce2">
            <text:p><text:s/>£59.00<text:s/></text:p>
          </table:table-cell>
          <table:table-cell office:value-type="string" table:style-name="ce1">
            <text:p>STAPLETONS (TYRE SERVICES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99.05" table:style-name="ce2">
            <text:p><text:s/>£99.05<text:s/></text:p>
          </table:table-cell>
          <table:table-cell office:value-type="string" table:style-name="ce1">
            <text:p>STAPLETONS (TYRE SERVICES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27.49" table:style-name="ce2">
            <text:p><text:s/>£427.49<text:s/></text:p>
          </table:table-cell>
          <table:table-cell office:value-type="string" table:style-name="ce1">
            <text:p>STEARN ELECTRI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3" table:style-name="ce2">
            <text:p><text:s/>£73.00<text:s/></text:p>
          </table:table-cell>
          <table:table-cell office:value-type="string" table:style-name="ce1">
            <text:p>STEARN ELECTRI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82.4" table:style-name="ce2">
            <text:p><text:s/>£182.40<text:s/></text:p>
          </table:table-cell>
          <table:table-cell office:value-type="string" table:style-name="ce1">
            <text:p>STEARN ELECTRI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7" table:style-name="ce2">
            <text:p><text:s/>£77.00<text:s/></text:p>
          </table:table-cell>
          <table:table-cell office:value-type="string" table:style-name="ce1">
            <text:p>STEARN ELECTRIC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70" table:style-name="ce2">
            <text:p><text:s/>£370.00<text:s/></text:p>
          </table:table-cell>
          <table:table-cell office:value-type="string" table:style-name="ce1">
            <text:p>STERI-7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07.38" table:style-name="ce2">
            <text:p><text:s/>£207.38<text:s/></text:p>
          </table:table-cell>
          <table:table-cell office:value-type="string" table:style-name="ce1">
            <text:p>STEVEN EAGELL TOYOTA - RAMSEY ROA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6.54" table:style-name="ce2">
            <text:p><text:s/>£26.54<text:s/></text:p>
          </table:table-cell>
          <table:table-cell office:value-type="string" table:style-name="ce1">
            <text:p>STEVEN EAGELL TOYOTA - RAMSEY ROA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1.45" table:style-name="ce2">
            <text:p><text:s/>£11.45<text:s/></text:p>
          </table:table-cell>
          <table:table-cell office:value-type="string" table:style-name="ce1">
            <text:p>STEVEN EAGELL TOYOTA OXFOR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80.6" table:style-name="ce2">
            <text:p><text:s/>£580.60<text:s/></text:p>
          </table:table-cell>
          <table:table-cell office:value-type="string" table:style-name="ce1">
            <text:p>STOKE MANDEVILLE AUTOCENTR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83.41" table:style-name="ce2">
            <text:p><text:s/>£383.41<text:s/></text:p>
          </table:table-cell>
          <table:table-cell office:value-type="string" table:style-name="ce1">
            <text:p>STOKE MANDEVILLE AUTOCENTR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97.10000000000002" table:style-name="ce2">
            <text:p><text:s/>£297.10<text:s/></text:p>
          </table:table-cell>
          <table:table-cell office:value-type="string" table:style-name="ce1">
            <text:p>STOKE MANDEVILLE AUTOCENTR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29.99" table:style-name="ce2">
            <text:p><text:s/>£529.99<text:s/></text:p>
          </table:table-cell>
          <table:table-cell office:value-type="string" table:style-name="ce1">
            <text:p>STOKE MANDEVILLE AUTOCENTR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45.04" table:style-name="ce2">
            <text:p><text:s/>£545.04<text:s/></text:p>
          </table:table-cell>
          <table:table-cell office:value-type="string" table:style-name="ce1">
            <text:p>STOKE MANDEVILLE AUTOCENTR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67.81" table:style-name="ce2">
            <text:p><text:s/>£167.81<text:s/></text:p>
          </table:table-cell>
          <table:table-cell office:value-type="string" table:style-name="ce1">
            <text:p>STOKE MANDEVILLE AUTOCENTR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62.05" table:style-name="ce2">
            <text:p><text:s/>£462.05<text:s/></text:p>
          </table:table-cell>
          <table:table-cell office:value-type="string" table:style-name="ce1">
            <text:p>STOKE MANDEVILLE AUTOCENTR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00" table:style-name="ce2">
            <text:p><text:s/>£600.00<text:s/></text:p>
          </table:table-cell>
          <table:table-cell office:value-type="string" table:style-name="ce1">
            <text:p>STORRY AP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300" table:style-name="ce2">
            <text:p><text:s/>£300.00<text:s/></text:p>
          </table:table-cell>
          <table:table-cell office:value-type="string" table:style-name="ce1">
            <text:p>STORRY AP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200" table:style-name="ce2">
            <text:p><text:s/>£200.00<text:s/></text:p>
          </table:table-cell>
          <table:table-cell office:value-type="string" table:style-name="ce1">
            <text:p>STORRY AP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450" table:style-name="ce2">
            <text:p><text:s/>£450.00<text:s/></text:p>
          </table:table-cell>
          <table:table-cell office:value-type="string" table:style-name="ce1">
            <text:p>STORRY AP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7989.75" table:style-name="ce2">
            <text:p><text:s/>£17,989.75<text:s/></text:p>
          </table:table-cell>
          <table:table-cell office:value-type="string" table:style-name="ce1">
            <text:p>STREAMLINED FORENSIC REPORT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240" table:style-name="ce2">
            <text:p><text:s/>£240.00<text:s/></text:p>
          </table:table-cell>
          <table:table-cell office:value-type="string" table:style-name="ce1">
            <text:p>STREAMLINED FORENSIC REPORT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2160" table:style-name="ce2">
            <text:p><text:s/>£2,160.00<text:s/></text:p>
          </table:table-cell>
          <table:table-cell office:value-type="string" table:style-name="ce1">
            <text:p>SUE WOOK - BUCKS COUNSELLING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203.73" table:style-name="ce2">
            <text:p><text:s/>£203.73<text:s/></text:p>
          </table:table-cell>
          <table:table-cell office:value-type="string" table:style-name="ce1">
            <text:p>SWITCHSHOP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345" table:style-name="ce2">
            <text:p><text:s/>£345.00<text:s/></text:p>
          </table:table-cell>
          <table:table-cell office:value-type="string" table:style-name="ce1">
            <text:p>SWITCHSHOP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25.99" table:style-name="ce2">
            <text:p><text:s/>£25.99<text:s/></text:p>
          </table:table-cell>
          <table:table-cell office:value-type="string" table:style-name="ce1">
            <text:p>SWITCHSHOP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32" table:style-name="ce2">
            <text:p><text:s/>£32.00<text:s/></text:p>
          </table:table-cell>
          <table:table-cell office:value-type="string" table:style-name="ce1">
            <text:p>SWITCHSHOP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345" table:style-name="ce2">
            <text:p><text:s/>£345.00<text:s/></text:p>
          </table:table-cell>
          <table:table-cell office:value-type="string" table:style-name="ce1">
            <text:p>SWITCHSHOP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25.99" table:style-name="ce2">
            <text:p><text:s/>£25.99<text:s/></text:p>
          </table:table-cell>
          <table:table-cell office:value-type="string" table:style-name="ce1">
            <text:p>SWITCHSHOP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74924.34" table:style-name="ce2">
            <text:p><text:s/>£74,924.34<text:s/></text:p>
          </table:table-cell>
          <table:table-cell office:value-type="string" table:style-name="ce1">
            <text:p>SYSTEMS TECHNOLOGY CONSULTANTS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634.38" table:style-name="ce2">
            <text:p><text:s/>£634.38<text:s/></text:p>
          </table:table-cell>
          <table:table-cell office:value-type="string" table:style-name="ce1">
            <text:p>SYTNER HIGH WYCOMB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47.68" table:style-name="ce2">
            <text:p><text:s/>£347.68<text:s/></text:p>
          </table:table-cell>
          <table:table-cell office:value-type="string" table:style-name="ce1">
            <text:p>SYTNER HIGH WYCOMBE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00.5" table:style-name="ce2">
            <text:p><text:s/>£200.50<text:s/></text:p>
          </table:table-cell>
          <table:table-cell office:value-type="string" table:style-name="ce1">
            <text:p>T R BULLWORTHY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650" table:style-name="ce2">
            <text:p><text:s/>£1,650.00<text:s/></text:p>
          </table:table-cell>
          <table:table-cell office:value-type="string" table:style-name="ce1">
            <text:p>T T TRAINING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4131.59" table:style-name="ce2">
            <text:p><text:s/>£4,131.59<text:s/></text:p>
          </table:table-cell>
          <table:table-cell office:value-type="string" table:style-name="ce1">
            <text:p>TAILORED IMAGE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8.81" table:style-name="ce2">
            <text:p><text:s/>£8.81<text:s/></text:p>
          </table:table-cell>
          <table:table-cell office:value-type="string" table:style-name="ce1">
            <text:p>TAMAR TELECOMMUNICATIONS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number-rows-repeated="4" table:style-name="ro1">
          <table:table-cell office:value-type="currency" office:value="9.26" table:style-name="ce2">
            <text:p><text:s/>£9.26<text:s/></text:p>
          </table:table-cell>
          <table:table-cell office:value-type="string" table:style-name="ce1">
            <text:p>TAMAR TELECOMMUNICATIONS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90" table:style-name="ce2">
            <text:p><text:s/>£190.00<text:s/></text:p>
          </table:table-cell>
          <table:table-cell office:value-type="string" table:style-name="ce1">
            <text:p>TECALEMIT GARAGE EQUIPMENT CO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47.32" table:style-name="ce2">
            <text:p><text:s/>£147.32<text:s/></text:p>
          </table:table-cell>
          <table:table-cell office:value-type="string" table:style-name="ce1">
            <text:p>TEMPLE END VETS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2040.44" table:style-name="ce2">
            <text:p><text:s/>£2,040.44<text:s/></text:p>
          </table:table-cell>
          <table:table-cell office:value-type="string" table:style-name="ce1">
            <text:p>TENON FM LIMITE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115" table:style-name="ce2">
            <text:p><text:s/>£115.00<text:s/></text:p>
          </table:table-cell>
          <table:table-cell office:value-type="string" table:style-name="ce1">
            <text:p>THAMES VALLEY FACILITI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88.25" table:style-name="ce2">
            <text:p><text:s/>£88.25<text:s/></text:p>
          </table:table-cell>
          <table:table-cell office:value-type="string" table:style-name="ce1">
            <text:p>THAMES VALLEY FACILITI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175" table:style-name="ce2">
            <text:p><text:s/>£1,175.00<text:s/></text:p>
          </table:table-cell>
          <table:table-cell office:value-type="string" table:style-name="ce1">
            <text:p>THAMES VALLEY FACILITI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number-rows-repeated="9" table:style-name="ro1">
          <table:table-cell office:value-type="currency" office:value="145" table:style-name="ce2">
            <text:p><text:s/>£145.00<text:s/></text:p>
          </table:table-cell>
          <table:table-cell office:value-type="string" table:style-name="ce1">
            <text:p>THAMES VALLEY FACILITI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95" table:style-name="ce2">
            <text:p><text:s/>£195.00<text:s/></text:p>
          </table:table-cell>
          <table:table-cell office:value-type="string" table:style-name="ce1">
            <text:p>THAMES VALLEY FACILITI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6114.32" table:style-name="ce2">
            <text:p><text:s/>£6,114.32<text:s/></text:p>
          </table:table-cell>
          <table:table-cell office:value-type="string" table:style-name="ce1">
            <text:p>THAMES VALLEY FACILITI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number-rows-repeated="4" table:style-name="ro1">
          <table:table-cell office:value-type="currency" office:value="145" table:style-name="ce2">
            <text:p><text:s/>£145.00<text:s/></text:p>
          </table:table-cell>
          <table:table-cell office:value-type="string" table:style-name="ce1">
            <text:p>THAMES VALLEY FACILITI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90" table:style-name="ce2">
            <text:p><text:s/>£90.00<text:s/></text:p>
          </table:table-cell>
          <table:table-cell office:value-type="string" table:style-name="ce1">
            <text:p>THAMES VALLEY FACILITI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00" table:style-name="ce2">
            <text:p><text:s/>£300.00<text:s/></text:p>
          </table:table-cell>
          <table:table-cell office:value-type="string" table:style-name="ce1">
            <text:p>THAMES VALLEY FACILITI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45" table:style-name="ce2">
            <text:p><text:s/>£145.00<text:s/></text:p>
          </table:table-cell>
          <table:table-cell office:value-type="string" table:style-name="ce1">
            <text:p>THAMES VALLEY FACILITI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250" table:style-name="ce2">
            <text:p><text:s/>£1,250.00<text:s/></text:p>
          </table:table-cell>
          <table:table-cell office:value-type="string" table:style-name="ce1">
            <text:p>THAMES VALLEY FACILITI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255" table:style-name="ce2">
            <text:p><text:s/>£1,255.00<text:s/></text:p>
          </table:table-cell>
          <table:table-cell office:value-type="string" table:style-name="ce1">
            <text:p>THAMES VALLEY FACILITI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75" table:style-name="ce2">
            <text:p><text:s/>£275.00<text:s/></text:p>
          </table:table-cell>
          <table:table-cell office:value-type="string" table:style-name="ce1">
            <text:p>THAMES VALLEY FACILITI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20" table:style-name="ce2">
            <text:p><text:s/>£120.00<text:s/></text:p>
          </table:table-cell>
          <table:table-cell office:value-type="string" table:style-name="ce1">
            <text:p>THAMES VALLEY FACILITI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15" table:style-name="ce2">
            <text:p><text:s/>£315.00<text:s/></text:p>
          </table:table-cell>
          <table:table-cell office:value-type="string" table:style-name="ce1">
            <text:p>THAMES VALLEY FACILITI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6656" table:style-name="ce2">
            <text:p><text:s/>£6,656.00<text:s/></text:p>
          </table:table-cell>
          <table:table-cell office:value-type="string" table:style-name="ce1">
            <text:p>THAMES VALLEY PARTNERSHIP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3859" table:style-name="ce2">
            <text:p><text:s/>£3,859.00<text:s/></text:p>
          </table:table-cell>
          <table:table-cell office:value-type="string" table:style-name="ce1">
            <text:p>THAMES VALLEY PARTNERSHIP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60" table:style-name="ce2">
            <text:p><text:s/>£60.00<text:s/></text:p>
          </table:table-cell>
          <table:table-cell office:value-type="string" table:style-name="ce1">
            <text:p>THAMES VALLEY PARTNERSHIP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5699.36" table:style-name="ce2">
            <text:p><text:s/>£5,699.36<text:s/></text:p>
          </table:table-cell>
          <table:table-cell office:value-type="string" table:style-name="ce1">
            <text:p>THE AUTOMOBILE ASSOCIATION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59108.75" table:style-name="ce2">
            <text:p><text:s/>£359,108.75<text:s/></text:p>
          </table:table-cell>
          <table:table-cell office:value-type="string" table:style-name="ce1">
            <text:p>THE AUTOMOBILE ASSOCIATION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693.9" table:style-name="ce2">
            <text:p><text:s/>£5,693.90<text:s/></text:p>
          </table:table-cell>
          <table:table-cell office:value-type="string" table:style-name="ce1">
            <text:p>THE AUTOMOBILE ASSOCIATION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1" table:style-name="ce2">
            <text:p><text:s/>£41.00<text:s/></text:p>
          </table:table-cell>
          <table:table-cell office:value-type="string" table:style-name="ce1">
            <text:p>THE ELEC GROUP LIMITE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2.8" table:style-name="ce2">
            <text:p><text:s/>£42.80<text:s/></text:p>
          </table:table-cell>
          <table:table-cell office:value-type="string" table:style-name="ce1">
            <text:p>THE ELEC GROUP LIMITE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83.9" table:style-name="ce2">
            <text:p><text:s/>£383.90<text:s/></text:p>
          </table:table-cell>
          <table:table-cell office:value-type="string" table:style-name="ce1">
            <text:p>THE HOTLINE GROUP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88.06" table:style-name="ce2">
            <text:p><text:s/>£88.06<text:s/></text:p>
          </table:table-cell>
          <table:table-cell office:value-type="string" table:style-name="ce1">
            <text:p>THE HOTLINE GROUP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872.3" table:style-name="ce2">
            <text:p><text:s/>£872.30<text:s/></text:p>
          </table:table-cell>
          <table:table-cell office:value-type="string" table:style-name="ce1">
            <text:p>THE HOTLINE GROUP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78.89" table:style-name="ce2">
            <text:p><text:s/>£278.89<text:s/></text:p>
          </table:table-cell>
          <table:table-cell office:value-type="string" table:style-name="ce1">
            <text:p>THE HOTLINE GROUP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79.95" table:style-name="ce2">
            <text:p><text:s/>£279.95<text:s/></text:p>
          </table:table-cell>
          <table:table-cell office:value-type="string" table:style-name="ce1">
            <text:p>THE HOTLINE GROUP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29.95" table:style-name="ce2">
            <text:p><text:s/>£329.95<text:s/></text:p>
          </table:table-cell>
          <table:table-cell office:value-type="string" table:style-name="ce1">
            <text:p>THE HOTLINE GROUP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99.75" table:style-name="ce2">
            <text:p><text:s/>£199.75<text:s/></text:p>
          </table:table-cell>
          <table:table-cell office:value-type="string" table:style-name="ce1">
            <text:p>THE INVESTIGATOR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310" table:style-name="ce2">
            <text:p><text:s/>£310.00<text:s/></text:p>
          </table:table-cell>
          <table:table-cell office:value-type="string" table:style-name="ce1">
            <text:p>THE INVESTIGATOR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379.56" table:style-name="ce2">
            <text:p><text:s/>£379.56<text:s/></text:p>
          </table:table-cell>
          <table:table-cell office:value-type="string" table:style-name="ce1">
            <text:p>THE INVESTIGATOR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200" table:style-name="ce2">
            <text:p><text:s/>£200.00<text:s/></text:p>
          </table:table-cell>
          <table:table-cell office:value-type="string" table:style-name="ce1">
            <text:p>THE INVESTIGATOR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00" table:style-name="ce2">
            <text:p><text:s/>£100.00<text:s/></text:p>
          </table:table-cell>
          <table:table-cell office:value-type="string" table:style-name="ce1">
            <text:p>THE LODDON VALE PRACTICE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0667" table:style-name="ce2">
            <text:p><text:s/>£10,667.00<text:s/></text:p>
          </table:table-cell>
          <table:table-cell office:value-type="string" table:style-name="ce1">
            <text:p>THE MANAGEMENT RECRUITMENT GROUP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5000" table:style-name="ce2">
            <text:p><text:s/>£5,000.00<text:s/></text:p>
          </table:table-cell>
          <table:table-cell office:value-type="string" table:style-name="ce1">
            <text:p>THE MANAGEMENT RECRUITMENT GROUP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820.4" table:style-name="ce2">
            <text:p><text:s/>£1,820.40<text:s/></text:p>
          </table:table-cell>
          <table:table-cell office:value-type="string" table:style-name="ce1">
            <text:p>THE OPEN UNIVERSITY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810" table:style-name="ce2">
            <text:p><text:s/>£810.00<text:s/></text:p>
          </table:table-cell>
          <table:table-cell office:value-type="string" table:style-name="ce1">
            <text:p>THERAPY PRACTICE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number-rows-repeated="3" table:style-name="ro1">
          <table:table-cell office:value-type="currency" office:value="1100" table:style-name="ce2">
            <text:p><text:s/>£1,100.00<text:s/></text:p>
          </table:table-cell>
          <table:table-cell office:value-type="string" table:style-name="ce1">
            <text:p>THISTLE DESIGN ASSOCIAT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currency" office:value="150" table:style-name="ce2">
            <text:p><text:s/>£150.00<text:s/></text:p>
          </table:table-cell>
          <table:table-cell office:value-type="string" table:style-name="ce1">
            <text:p>THISTLE DESIGN ASSOCIATE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75" table:style-name="ce2">
            <text:p><text:s/>£375.00<text:s/></text:p>
          </table:table-cell>
          <table:table-cell office:value-type="string" table:style-name="ce1">
            <text:p>THOMAS KNEALE &amp; CO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437.58" table:style-name="ce2">
            <text:p><text:s/>£437.58<text:s/></text:p>
          </table:table-cell>
          <table:table-cell office:value-type="string" table:style-name="ce1">
            <text:p>TOOMEY MOTOR GROUP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89.7" table:style-name="ce2">
            <text:p><text:s/>£89.70<text:s/></text:p>
          </table:table-cell>
          <table:table-cell office:value-type="string" table:style-name="ce1">
            <text:p>TOOMEY MOTOR GROUP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1.17" table:style-name="ce2">
            <text:p><text:s/>£61.17<text:s/></text:p>
          </table:table-cell>
          <table:table-cell office:value-type="string" table:style-name="ce1">
            <text:p>TOOMEY MOTOR GROUP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7.96" table:style-name="ce2">
            <text:p><text:s/>£37.96<text:s/></text:p>
          </table:table-cell>
          <table:table-cell office:value-type="string" table:style-name="ce1">
            <text:p>TOOMEY MOTOR GROUP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90" table:style-name="ce2">
            <text:p><text:s/>£490.00<text:s/></text:p>
          </table:table-cell>
          <table:table-cell office:value-type="string" table:style-name="ce1">
            <text:p>TOPSPORT (SPORTSGOODS)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360" table:style-name="ce2">
            <text:p><text:s/>£360.00<text:s/></text:p>
          </table:table-cell>
          <table:table-cell office:value-type="string" table:style-name="ce1">
            <text:p>TOTAL COMMUNICATION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790" table:style-name="ce2">
            <text:p><text:s/>£790.00<text:s/></text:p>
          </table:table-cell>
          <table:table-cell office:value-type="string" table:style-name="ce1">
            <text:p>TOTAL PEST CONTROL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00" table:style-name="ce2">
            <text:p><text:s/>£200.00<text:s/></text:p>
          </table:table-cell>
          <table:table-cell office:value-type="string" table:style-name="ce1">
            <text:p>TOTAL PEST CONTROL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40" table:style-name="ce2">
            <text:p><text:s/>£140.00<text:s/></text:p>
          </table:table-cell>
          <table:table-cell office:value-type="string" table:style-name="ce1">
            <text:p>TOTAL PEST CONTROL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50" table:style-name="ce2">
            <text:p><text:s/>£150.00<text:s/></text:p>
          </table:table-cell>
          <table:table-cell office:value-type="string" table:style-name="ce1">
            <text:p>TOTAL PEST CONTROL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44" table:style-name="ce2">
            <text:p><text:s/>£144.00<text:s/></text:p>
          </table:table-cell>
          <table:table-cell office:value-type="string" table:style-name="ce1">
            <text:p>TOTAL PEST CONTROL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592" table:style-name="ce2">
            <text:p><text:s/>£592.00<text:s/></text:p>
          </table:table-cell>
          <table:table-cell office:value-type="string" table:style-name="ce1">
            <text:p>TOTAL PEST CONTROL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00" table:style-name="ce2">
            <text:p><text:s/>£200.00<text:s/></text:p>
          </table:table-cell>
          <table:table-cell office:value-type="string" table:style-name="ce1">
            <text:p>TOTAL PEST CONTROL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948" table:style-name="ce2">
            <text:p><text:s/>£948.00<text:s/></text:p>
          </table:table-cell>
          <table:table-cell office:value-type="string" table:style-name="ce1">
            <text:p>TOTAL PEST CONTROL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22317.93" table:style-name="ce2">
            <text:p><text:s/>£122,317.93<text:s/></text:p>
          </table:table-cell>
          <table:table-cell office:value-type="string" table:style-name="ce1">
            <text:p>TOTALENERGIES GAS &amp; POWER LIMITE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4500" table:style-name="ce2">
            <text:p><text:s/>£4,500.00<text:s/></text:p>
          </table:table-cell>
          <table:table-cell office:value-type="string" table:style-name="ce1">
            <text:p>TOTALENERGIES MARKETING UK LIMITE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1.400000000000006" table:style-name="ce2">
            <text:p><text:s/>£71.40<text:s/></text:p>
          </table:table-cell>
          <table:table-cell office:value-type="string" table:style-name="ce1">
            <text:p>TOTEBOX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number-rows-repeated="8" table:style-name="ro1">
          <table:table-cell office:value-type="currency" office:value="28855.79" table:style-name="ce2">
            <text:p><text:s/>£28,855.79<text:s/></text:p>
          </table:table-cell>
          <table:table-cell office:value-type="string" table:style-name="ce1">
            <text:p>TOYOTA (GB) PLC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17.75" table:style-name="ce2">
            <text:p><text:s/>£317.75<text:s/></text:p>
          </table:table-cell>
          <table:table-cell office:value-type="string" table:style-name="ce1">
            <text:p>TPS CENTRAL <text:s/>ACCOUN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557.36" table:style-name="ce2">
            <text:p><text:s/>£1,557.36<text:s/></text:p>
          </table:table-cell>
          <table:table-cell office:value-type="string" table:style-name="ce1">
            <text:p>TPS CENTRAL <text:s/>ACCOUN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8.58" table:style-name="ce2">
            <text:p><text:s/>£28.58<text:s/></text:p>
          </table:table-cell>
          <table:table-cell office:value-type="string" table:style-name="ce1">
            <text:p>TPS CENTRAL <text:s/>ACCOUN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94.83" table:style-name="ce2">
            <text:p><text:s/>£94.83<text:s/></text:p>
          </table:table-cell>
          <table:table-cell office:value-type="string" table:style-name="ce1">
            <text:p>TPS CENTRAL <text:s/>ACCOUN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45.08000000000001" table:style-name="ce2">
            <text:p><text:s/>£145.08<text:s/></text:p>
          </table:table-cell>
          <table:table-cell office:value-type="string" table:style-name="ce1">
            <text:p>TPS CENTRAL <text:s/>ACCOUN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137.5999999999999" table:style-name="ce2">
            <text:p><text:s/>£1,137.60<text:s/></text:p>
          </table:table-cell>
          <table:table-cell office:value-type="string" table:style-name="ce1">
            <text:p>TPS CENTRAL <text:s/>ACCOUN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08.92" table:style-name="ce2">
            <text:p><text:s/>£208.92<text:s/></text:p>
          </table:table-cell>
          <table:table-cell office:value-type="string" table:style-name="ce1">
            <text:p>TPS CENTRAL <text:s/>ACCOUN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965.94" table:style-name="ce2">
            <text:p><text:s/>£965.94<text:s/></text:p>
          </table:table-cell>
          <table:table-cell office:value-type="string" table:style-name="ce1">
            <text:p>TPS CENTRAL <text:s/>ACCOUN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555.65" table:style-name="ce2">
            <text:p><text:s/>£1,555.65<text:s/></text:p>
          </table:table-cell>
          <table:table-cell office:value-type="string" table:style-name="ce1">
            <text:p>TPS CENTRAL <text:s/>ACCOUN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0.49" table:style-name="ce2">
            <text:p><text:s/>£10.49<text:s/></text:p>
          </table:table-cell>
          <table:table-cell office:value-type="string" table:style-name="ce1">
            <text:p>TPS CENTRAL <text:s/>ACCOUN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97.72" table:style-name="ce2">
            <text:p><text:s/>£97.72<text:s/></text:p>
          </table:table-cell>
          <table:table-cell office:value-type="string" table:style-name="ce1">
            <text:p>TPS CENTRAL <text:s/>ACCOUN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5.67" table:style-name="ce2">
            <text:p><text:s/>£25.67<text:s/></text:p>
          </table:table-cell>
          <table:table-cell office:value-type="string" table:style-name="ce1">
            <text:p>TPS CENTRAL <text:s/>ACCOUN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5.34" table:style-name="ce2">
            <text:p><text:s/>£25.34<text:s/></text:p>
          </table:table-cell>
          <table:table-cell office:value-type="string" table:style-name="ce1">
            <text:p>TPS CENTRAL <text:s/>ACCOUN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16.20999999999998" table:style-name="ce2">
            <text:p><text:s/>£316.21<text:s/></text:p>
          </table:table-cell>
          <table:table-cell office:value-type="string" table:style-name="ce1">
            <text:p>TPS CENTRAL <text:s/>ACCOUN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1.33" table:style-name="ce2">
            <text:p><text:s/>£41.33<text:s/></text:p>
          </table:table-cell>
          <table:table-cell office:value-type="string" table:style-name="ce1">
            <text:p>TPS CENTRAL <text:s/>ACCOUN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75.6" table:style-name="ce2">
            <text:p><text:s/>£175.60<text:s/></text:p>
          </table:table-cell>
          <table:table-cell office:value-type="string" table:style-name="ce1">
            <text:p>TPS CENTRAL <text:s/>ACCOUN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52.97999999999999" table:style-name="ce2">
            <text:p><text:s/>£152.98<text:s/></text:p>
          </table:table-cell>
          <table:table-cell office:value-type="string" table:style-name="ce1">
            <text:p>TPS CENTRAL <text:s/>ACCOUN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6.78" table:style-name="ce2">
            <text:p><text:s/>£16.78<text:s/></text:p>
          </table:table-cell>
          <table:table-cell office:value-type="string" table:style-name="ce1">
            <text:p>TPS CENTRAL <text:s/>ACCOUN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3" table:style-name="ce2">
            <text:p><text:s/>£33.00<text:s/></text:p>
          </table:table-cell>
          <table:table-cell office:value-type="string" table:style-name="ce1">
            <text:p>TPS CENTRAL <text:s/>ACCOUN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3.36" table:style-name="ce2">
            <text:p><text:s/>£63.36<text:s/></text:p>
          </table:table-cell>
          <table:table-cell office:value-type="string" table:style-name="ce1">
            <text:p>TPS CENTRAL <text:s/>ACCOUN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1.66" table:style-name="ce2">
            <text:p><text:s/>£51.66<text:s/></text:p>
          </table:table-cell>
          <table:table-cell office:value-type="string" table:style-name="ce1">
            <text:p>TPS CENTRAL <text:s/>ACCOUN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7.16" table:style-name="ce2">
            <text:p><text:s/>£67.16<text:s/></text:p>
          </table:table-cell>
          <table:table-cell office:value-type="string" table:style-name="ce1">
            <text:p>TPS CENTRAL <text:s/>ACCOUN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5.5" table:style-name="ce2">
            <text:p><text:s/>£15.50<text:s/></text:p>
          </table:table-cell>
          <table:table-cell office:value-type="string" table:style-name="ce1">
            <text:p>TPS CENTRAL <text:s/>ACCOUN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6.44" table:style-name="ce2">
            <text:p><text:s/>£26.44<text:s/></text:p>
          </table:table-cell>
          <table:table-cell office:value-type="string" table:style-name="ce1">
            <text:p>TPS CENTRAL <text:s/>ACCOUN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1.37" table:style-name="ce2">
            <text:p><text:s/>£51.37<text:s/></text:p>
          </table:table-cell>
          <table:table-cell office:value-type="string" table:style-name="ce1">
            <text:p>TPS CENTRAL <text:s/>ACCOUN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7.88" table:style-name="ce2">
            <text:p><text:s/>£27.88<text:s/></text:p>
          </table:table-cell>
          <table:table-cell office:value-type="string" table:style-name="ce1">
            <text:p>TPS CENTRAL <text:s/>ACCOUN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5.5" table:style-name="ce2">
            <text:p><text:s/>£15.50<text:s/></text:p>
          </table:table-cell>
          <table:table-cell office:value-type="string" table:style-name="ce1">
            <text:p>TPS CENTRAL <text:s/>ACCOUN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0.65" table:style-name="ce2">
            <text:p><text:s/>£10.65<text:s/></text:p>
          </table:table-cell>
          <table:table-cell office:value-type="string" table:style-name="ce1">
            <text:p>TPS CENTRAL <text:s/>ACCOUN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88.89" table:style-name="ce2">
            <text:p><text:s/>£88.89<text:s/></text:p>
          </table:table-cell>
          <table:table-cell office:value-type="string" table:style-name="ce1">
            <text:p>TPS CENTRAL <text:s/>ACCOUN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.86" table:style-name="ce2">
            <text:p><text:s/>£6.86<text:s/></text:p>
          </table:table-cell>
          <table:table-cell office:value-type="string" table:style-name="ce1">
            <text:p>TPS CENTRAL <text:s/>ACCOUN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05.34" table:style-name="ce2">
            <text:p><text:s/>£205.34<text:s/></text:p>
          </table:table-cell>
          <table:table-cell office:value-type="string" table:style-name="ce1">
            <text:p>TPS CENTRAL <text:s/>ACCOUN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74.13" table:style-name="ce2">
            <text:p><text:s/>£174.13<text:s/></text:p>
          </table:table-cell>
          <table:table-cell office:value-type="string" table:style-name="ce1">
            <text:p>TPS CENTRAL <text:s/>ACCOUN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23.01" table:style-name="ce2">
            <text:p><text:s/>£223.01<text:s/></text:p>
          </table:table-cell>
          <table:table-cell office:value-type="string" table:style-name="ce1">
            <text:p>TPS CENTRAL <text:s/>ACCOUN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96.47" table:style-name="ce2">
            <text:p><text:s/>£196.47<text:s/></text:p>
          </table:table-cell>
          <table:table-cell office:value-type="string" table:style-name="ce1">
            <text:p>TPS CENTRAL <text:s/>ACCOUN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4.71" table:style-name="ce2">
            <text:p><text:s/>£14.71<text:s/></text:p>
          </table:table-cell>
          <table:table-cell office:value-type="string" table:style-name="ce1">
            <text:p>TPS CENTRAL <text:s/>ACCOUN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5.650000000000006" table:style-name="ce2">
            <text:p><text:s/>£65.65<text:s/></text:p>
          </table:table-cell>
          <table:table-cell office:value-type="string" table:style-name="ce1">
            <text:p>TPS CENTRAL <text:s/>ACCOUN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32.76" table:style-name="ce2">
            <text:p><text:s/>£132.76<text:s/></text:p>
          </table:table-cell>
          <table:table-cell office:value-type="string" table:style-name="ce1">
            <text:p>TPS CENTRAL <text:s/>ACCOUN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3.04" table:style-name="ce2">
            <text:p><text:s/>£43.04<text:s/></text:p>
          </table:table-cell>
          <table:table-cell office:value-type="string" table:style-name="ce1">
            <text:p>TPS CENTRAL <text:s/>ACCOUNT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95" table:style-name="ce2">
            <text:p><text:s/>£295.00<text:s/></text:p>
          </table:table-cell>
          <table:table-cell office:value-type="string" table:style-name="ce1">
            <text:p>TRAIN AID LIMITE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6" table:style-name="ce2">
            <text:p><text:s/>£16.00<text:s/></text:p>
          </table:table-cell>
          <table:table-cell office:value-type="string" table:style-name="ce1">
            <text:p>TRAINING QUALIFICATIONS UK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396.4" table:style-name="ce2">
            <text:p><text:s/>£396.40<text:s/></text:p>
          </table:table-cell>
          <table:table-cell office:value-type="string" table:style-name="ce1">
            <text:p>TRAN AM LIMITE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244946.37" table:style-name="ce2">
            <text:p><text:s/>£244,946.37<text:s/></text:p>
          </table:table-cell>
          <table:table-cell office:value-type="string" table:style-name="ce1">
            <text:p>TRAVELPERK UK IRL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2250" table:style-name="ce2">
            <text:p><text:s/>£2,250.00<text:s/></text:p>
          </table:table-cell>
          <table:table-cell office:value-type="string" table:style-name="ce1">
            <text:p>TRINITY CONTROL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510.34" table:style-name="ce2">
            <text:p><text:s/>£510.34<text:s/></text:p>
          </table:table-cell>
          <table:table-cell office:value-type="string" table:style-name="ce1">
            <text:p>TRINITY FIRE AND SECURITY SYSTEM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500" table:style-name="ce2">
            <text:p><text:s/>£500.00<text:s/></text:p>
          </table:table-cell>
          <table:table-cell office:value-type="string" table:style-name="ce1">
            <text:p>TRINITY FIRE AND SECURITY SYSTEM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currency" office:value="130" table:style-name="ce2">
            <text:p><text:s/>£130.00<text:s/></text:p>
          </table:table-cell>
          <table:table-cell office:value-type="string" table:style-name="ce1">
            <text:p>TRINITY FIRE AND SECURITY SYSTEM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99.26" table:style-name="ce2">
            <text:p><text:s/>£199.26<text:s/></text:p>
          </table:table-cell>
          <table:table-cell office:value-type="string" table:style-name="ce1">
            <text:p>TRINITY FIRE AND SECURITY SYSTEM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40.58" table:style-name="ce2">
            <text:p><text:s/>£240.58<text:s/></text:p>
          </table:table-cell>
          <table:table-cell office:value-type="string" table:style-name="ce1">
            <text:p>TRINITY FIRE AND SECURITY SYSTEM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16.96" table:style-name="ce2">
            <text:p><text:s/>£216.96<text:s/></text:p>
          </table:table-cell>
          <table:table-cell office:value-type="string" table:style-name="ce1">
            <text:p>TRINITY FIRE AND SECURITY SYSTEM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90.54" table:style-name="ce2">
            <text:p><text:s/>£190.54<text:s/></text:p>
          </table:table-cell>
          <table:table-cell office:value-type="string" table:style-name="ce1">
            <text:p>TRINITY FIRE AND SECURITY SYSTEM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27.57" table:style-name="ce2">
            <text:p><text:s/>£227.57<text:s/></text:p>
          </table:table-cell>
          <table:table-cell office:value-type="string" table:style-name="ce1">
            <text:p>TRINITY FIRE AND SECURITY SYSTEM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number-rows-repeated="5" table:style-name="ro1">
          <table:table-cell office:value-type="currency" office:value="130" table:style-name="ce2">
            <text:p><text:s/>£130.00<text:s/></text:p>
          </table:table-cell>
          <table:table-cell office:value-type="string" table:style-name="ce1">
            <text:p>TRINITY FIRE AND SECURITY SYSTEM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93.36" table:style-name="ce2">
            <text:p><text:s/>£393.36<text:s/></text:p>
          </table:table-cell>
          <table:table-cell office:value-type="string" table:style-name="ce1">
            <text:p>TRINITY FIRE AND SECURITY SYSTEM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833.33" table:style-name="ce2">
            <text:p><text:s/>£833.33<text:s/></text:p>
          </table:table-cell>
          <table:table-cell office:value-type="string" table:style-name="ce1">
            <text:p>TRINITY FIRE AND SECURITY SYSTEM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692.69" table:style-name="ce2">
            <text:p><text:s/>£692.69<text:s/></text:p>
          </table:table-cell>
          <table:table-cell office:value-type="string" table:style-name="ce1">
            <text:p>TRINITY FIRE AND SECURITY SYSTEM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30" table:style-name="ce2">
            <text:p><text:s/>£130.00<text:s/></text:p>
          </table:table-cell>
          <table:table-cell office:value-type="string" table:style-name="ce1">
            <text:p>TRINITY FIRE AND SECURITY SYSTEM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583.42" table:style-name="ce2">
            <text:p><text:s/>£2,583.42<text:s/></text:p>
          </table:table-cell>
          <table:table-cell office:value-type="string" table:style-name="ce1">
            <text:p>TRINITY FIRE AND SECURITY SYSTEM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currency" office:value="305.18" table:style-name="ce2">
            <text:p><text:s/>£305.18<text:s/></text:p>
          </table:table-cell>
          <table:table-cell office:value-type="string" table:style-name="ce1">
            <text:p>TRIPLE 9 GROUP LIMITE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11.37" table:style-name="ce2">
            <text:p><text:s/>£611.37<text:s/></text:p>
          </table:table-cell>
          <table:table-cell office:value-type="string" table:style-name="ce1">
            <text:p>TRI-TECH 3D LIMITE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01.9" table:style-name="ce2">
            <text:p><text:s/>£201.90<text:s/></text:p>
          </table:table-cell>
          <table:table-cell office:value-type="string" table:style-name="ce1">
            <text:p>TRY &amp; LILLY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8.49" table:style-name="ce2">
            <text:p><text:s/>£8.49<text:s/></text:p>
          </table:table-cell>
          <table:table-cell office:value-type="string" table:style-name="ce1">
            <text:p>TRY &amp; LILLY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8685.6" table:style-name="ce2">
            <text:p><text:s/>£8,685.60<text:s/></text:p>
          </table:table-cell>
          <table:table-cell office:value-type="string" table:style-name="ce1">
            <text:p>TRY &amp; LILLY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249.13" table:style-name="ce2">
            <text:p><text:s/>£249.13<text:s/></text:p>
          </table:table-cell>
          <table:table-cell office:value-type="string" table:style-name="ce1">
            <text:p>TWEEDMOUTH SERVICE STATION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number-rows-repeated="4" table:style-name="ro1">
          <table:table-cell office:value-type="currency" office:value="49.99" table:style-name="ce2">
            <text:p><text:s/>£49.99<text:s/></text:p>
          </table:table-cell>
          <table:table-cell office:value-type="string" table:style-name="ce1">
            <text:p>UK TELEMATICS LIMITE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649.6" table:style-name="ce2">
            <text:p><text:s/>£1,649.60<text:s/></text:p>
          </table:table-cell>
          <table:table-cell office:value-type="string" table:style-name="ce1">
            <text:p>UK TELEMATICS LIMITE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9907.52" table:style-name="ce2">
            <text:p><text:s/>£19,907.52<text:s/></text:p>
          </table:table-cell>
          <table:table-cell office:value-type="string" table:style-name="ce1">
            <text:p>UK TELEMATICS LIMITE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979" table:style-name="ce2">
            <text:p><text:s/>£979.00<text:s/></text:p>
          </table:table-cell>
          <table:table-cell office:value-type="string" table:style-name="ce1">
            <text:p>UNIVERSITY OF WOLVERHAMPTON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79" table:style-name="ce2">
            <text:p><text:s/>£179.00<text:s/></text:p>
          </table:table-cell>
          <table:table-cell office:value-type="string" table:style-name="ce1">
            <text:p>USS CATERING EQUIP SERV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71.25" table:style-name="ce2">
            <text:p><text:s/>£371.25<text:s/></text:p>
          </table:table-cell>
          <table:table-cell office:value-type="string" table:style-name="ce1">
            <text:p>USS CATERING EQUIP SERV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95.58999999999997" table:style-name="ce2">
            <text:p><text:s/>£295.59<text:s/></text:p>
          </table:table-cell>
          <table:table-cell office:value-type="string" table:style-name="ce1">
            <text:p>USS CATERING EQUIP SERV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269.83999999999997" table:style-name="ce2">
            <text:p><text:s/>£269.84<text:s/></text:p>
          </table:table-cell>
          <table:table-cell office:value-type="string" table:style-name="ce1">
            <text:p>USS CATERING EQUIP SERV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006.61" table:style-name="ce2">
            <text:p><text:s/>£1,006.61<text:s/></text:p>
          </table:table-cell>
          <table:table-cell office:value-type="string" table:style-name="ce1">
            <text:p>VANTAGE MOTOR GROUP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48.49" table:style-name="ce2">
            <text:p><text:s/>£348.49<text:s/></text:p>
          </table:table-cell>
          <table:table-cell office:value-type="string" table:style-name="ce1">
            <text:p>VERSAPAK (INTERNATIONAL)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06.28" table:style-name="ce2">
            <text:p><text:s/>£706.28<text:s/></text:p>
          </table:table-cell>
          <table:table-cell office:value-type="string" table:style-name="ce1">
            <text:p>VETS NOW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578.71" table:style-name="ce2">
            <text:p><text:s/>£578.71<text:s/></text:p>
          </table:table-cell>
          <table:table-cell office:value-type="string" table:style-name="ce1">
            <text:p>VETS NOW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565.75" table:style-name="ce2">
            <text:p><text:s/>£565.75<text:s/></text:p>
          </table:table-cell>
          <table:table-cell office:value-type="string" table:style-name="ce1">
            <text:p>VETS NOW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268.42" table:style-name="ce2">
            <text:p><text:s/>£1,268.42<text:s/></text:p>
          </table:table-cell>
          <table:table-cell office:value-type="string" table:style-name="ce1">
            <text:p>VETS NOW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3200" table:style-name="ce2">
            <text:p><text:s/>£3,200.00<text:s/></text:p>
          </table:table-cell>
          <table:table-cell office:value-type="string" table:style-name="ce1">
            <text:p>VIKING ARM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03.94" table:style-name="ce2">
            <text:p><text:s/>£103.94<text:s/></text:p>
          </table:table-cell>
          <table:table-cell office:value-type="string" table:style-name="ce1">
            <text:p>VIKING DIRECT LTD ACC NO 1996007 OX5 2NX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000" table:style-name="ce2">
            <text:p><text:s/>£3,000.00<text:s/></text:p>
          </table:table-cell>
          <table:table-cell office:value-type="string" table:style-name="ce1">
            <text:p>VIKKAS K9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22" table:style-name="ce2">
            <text:p><text:s/>£22.00<text:s/></text:p>
          </table:table-cell>
          <table:table-cell office:value-type="string" table:style-name="ce1">
            <text:p>VIRGIN MEDIA BUSINESS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32.5" table:style-name="ce2">
            <text:p><text:s/>£132.50<text:s/></text:p>
          </table:table-cell>
          <table:table-cell office:value-type="string" table:style-name="ce1">
            <text:p>VODAFONE LIMITE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303.5" table:style-name="ce2">
            <text:p><text:s/>£303.50<text:s/></text:p>
          </table:table-cell>
          <table:table-cell office:value-type="string" table:style-name="ce1">
            <text:p>VODAFONE LIMITE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32" table:style-name="ce2">
            <text:p><text:s/>£32.00<text:s/></text:p>
          </table:table-cell>
          <table:table-cell office:value-type="string" table:style-name="ce1">
            <text:p>VODAFONE LIMITE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02.64" table:style-name="ce2">
            <text:p><text:s/>£102.64<text:s/></text:p>
          </table:table-cell>
          <table:table-cell office:value-type="string" table:style-name="ce1">
            <text:p>VODAFONE LIMITE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2057.11" table:style-name="ce2">
            <text:p><text:s/>£2,057.11<text:s/></text:p>
          </table:table-cell>
          <table:table-cell office:value-type="string" table:style-name="ce1">
            <text:p>VODAFONE LIMITE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764.5" table:style-name="ce2">
            <text:p><text:s/>£764.50<text:s/></text:p>
          </table:table-cell>
          <table:table-cell office:value-type="string" table:style-name="ce1">
            <text:p>VODAFONE LIMITE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397.13" table:style-name="ce2">
            <text:p><text:s/>£397.13<text:s/></text:p>
          </table:table-cell>
          <table:table-cell office:value-type="string" table:style-name="ce1">
            <text:p>VODAFONE LIMITE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269.5" table:style-name="ce2">
            <text:p><text:s/>£269.50<text:s/></text:p>
          </table:table-cell>
          <table:table-cell office:value-type="string" table:style-name="ce1">
            <text:p>VODAFONE LIMITE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4513.24" table:style-name="ce2">
            <text:p><text:s/>£4,513.24<text:s/></text:p>
          </table:table-cell>
          <table:table-cell office:value-type="string" table:style-name="ce1">
            <text:p>VODAFONE LIMITE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636.65" table:style-name="ce2">
            <text:p><text:s/>£636.65<text:s/></text:p>
          </table:table-cell>
          <table:table-cell office:value-type="string" table:style-name="ce1">
            <text:p>VODAFONE LIMITE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32.5" table:style-name="ce2">
            <text:p><text:s/>£132.50<text:s/></text:p>
          </table:table-cell>
          <table:table-cell office:value-type="string" table:style-name="ce1">
            <text:p>VODAFONE LIMITE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303.5" table:style-name="ce2">
            <text:p><text:s/>£303.50<text:s/></text:p>
          </table:table-cell>
          <table:table-cell office:value-type="string" table:style-name="ce1">
            <text:p>VODAFONE LIMITE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32" table:style-name="ce2">
            <text:p><text:s/>£32.00<text:s/></text:p>
          </table:table-cell>
          <table:table-cell office:value-type="string" table:style-name="ce1">
            <text:p>VODAFONE LIMITE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70.96" table:style-name="ce2">
            <text:p><text:s/>£170.96<text:s/></text:p>
          </table:table-cell>
          <table:table-cell office:value-type="string" table:style-name="ce1">
            <text:p>VODAFONE LIMITE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924.62" table:style-name="ce2">
            <text:p><text:s/>£1,924.62<text:s/></text:p>
          </table:table-cell>
          <table:table-cell office:value-type="string" table:style-name="ce1">
            <text:p>VODAFONE LIMITE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793.78" table:style-name="ce2">
            <text:p><text:s/>£793.78<text:s/></text:p>
          </table:table-cell>
          <table:table-cell office:value-type="string" table:style-name="ce1">
            <text:p>VODAFONE LIMITE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371.01" table:style-name="ce2">
            <text:p><text:s/>£371.01<text:s/></text:p>
          </table:table-cell>
          <table:table-cell office:value-type="string" table:style-name="ce1">
            <text:p>VODAFONE LIMITE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269.5" table:style-name="ce2">
            <text:p><text:s/>£269.50<text:s/></text:p>
          </table:table-cell>
          <table:table-cell office:value-type="string" table:style-name="ce1">
            <text:p>VODAFONE LIMITE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4473.58" table:style-name="ce2">
            <text:p><text:s/>£4,473.58<text:s/></text:p>
          </table:table-cell>
          <table:table-cell office:value-type="string" table:style-name="ce1">
            <text:p>VODAFONE LIMITE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636.55999999999995" table:style-name="ce2">
            <text:p><text:s/>£636.56<text:s/></text:p>
          </table:table-cell>
          <table:table-cell office:value-type="string" table:style-name="ce1">
            <text:p>VODAFONE LIMITE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541.45000000000005" table:style-name="ce2">
            <text:p><text:s/>£541.45<text:s/></text:p>
          </table:table-cell>
          <table:table-cell office:value-type="string" table:style-name="ce1">
            <text:p>VODAFONE LIMITE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97.5" table:style-name="ce2">
            <text:p><text:s/>£97.50<text:s/></text:p>
          </table:table-cell>
          <table:table-cell office:value-type="string" table:style-name="ce1">
            <text:p>VODAFONE LIMITE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8.64" table:style-name="ce2">
            <text:p><text:s/>£8.64<text:s/></text:p>
          </table:table-cell>
          <table:table-cell office:value-type="string" table:style-name="ce1">
            <text:p>VODAFONE LTD (FIN OPS)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2072.8000000000002" table:style-name="ce2">
            <text:p><text:s/>£2,072.80<text:s/></text:p>
          </table:table-cell>
          <table:table-cell office:value-type="string" table:style-name="ce1">
            <text:p>VODAFONE LTD (FIN OPS)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29849.17" table:style-name="ce2">
            <text:p><text:s/>£29,849.17<text:s/></text:p>
          </table:table-cell>
          <table:table-cell office:value-type="string" table:style-name="ce1">
            <text:p>VOLVO CAR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number-rows-repeated="5" table:style-name="ro1">
          <table:table-cell office:value-type="currency" office:value="29761.67" table:style-name="ce2">
            <text:p><text:s/>£29,761.67<text:s/></text:p>
          </table:table-cell>
          <table:table-cell office:value-type="string" table:style-name="ce1">
            <text:p>VOLVO CAR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number-rows-repeated="3" table:style-name="ro1">
          <table:table-cell office:value-type="currency" office:value="30203.25" table:style-name="ce2">
            <text:p><text:s/>£30,203.25<text:s/></text:p>
          </table:table-cell>
          <table:table-cell office:value-type="string" table:style-name="ce1">
            <text:p>VOLVO CAR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668" table:style-name="ce2">
            <text:p><text:s/>£1,668.00<text:s/></text:p>
          </table:table-cell>
          <table:table-cell office:value-type="string" table:style-name="ce1">
            <text:p>VORTEX COMMUNICATIONS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68606" table:style-name="ce2">
            <text:p><text:s/>£68,606.00<text:s/></text:p>
          </table:table-cell>
          <table:table-cell office:value-type="string" table:style-name="ce1">
            <text:p>VTS INSTALLATION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725.69" table:style-name="ce2">
            <text:p><text:s/>£3,725.69<text:s/></text:p>
          </table:table-cell>
          <table:table-cell office:value-type="string" table:style-name="ce1">
            <text:p>VTS INSTALLATION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954.1" table:style-name="ce2">
            <text:p><text:s/>£3,954.10<text:s/></text:p>
          </table:table-cell>
          <table:table-cell office:value-type="string" table:style-name="ce1">
            <text:p>VTS INSTALLATION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79.85" table:style-name="ce2">
            <text:p><text:s/>£179.85<text:s/></text:p>
          </table:table-cell>
          <table:table-cell office:value-type="string" table:style-name="ce1">
            <text:p>VTS INSTALLATION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235.55" table:style-name="ce2">
            <text:p><text:s/>£4,235.55<text:s/></text:p>
          </table:table-cell>
          <table:table-cell office:value-type="string" table:style-name="ce1">
            <text:p>VTS INSTALLATION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525.53" table:style-name="ce2">
            <text:p><text:s/>£3,525.53<text:s/></text:p>
          </table:table-cell>
          <table:table-cell office:value-type="string" table:style-name="ce1">
            <text:p>VTS INSTALLATION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345.12" table:style-name="ce2">
            <text:p><text:s/>£3,345.12<text:s/></text:p>
          </table:table-cell>
          <table:table-cell office:value-type="string" table:style-name="ce1">
            <text:p>VTS INSTALLATION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0362.780000000001" table:style-name="ce2">
            <text:p><text:s/>£10,362.78<text:s/></text:p>
          </table:table-cell>
          <table:table-cell office:value-type="string" table:style-name="ce1">
            <text:p>VTS INSTALLATION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59.7" table:style-name="ce2">
            <text:p><text:s/>£359.70<text:s/></text:p>
          </table:table-cell>
          <table:table-cell office:value-type="string" table:style-name="ce1">
            <text:p>VTS INSTALLATION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188.2" table:style-name="ce2">
            <text:p><text:s/>£7,188.20<text:s/></text:p>
          </table:table-cell>
          <table:table-cell office:value-type="string" table:style-name="ce1">
            <text:p>VTS INSTALLATION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3959.4" table:style-name="ce2">
            <text:p><text:s/>£23,959.40<text:s/></text:p>
          </table:table-cell>
          <table:table-cell office:value-type="string" table:style-name="ce1">
            <text:p>VW GROUP UK LTD -COMMERCIAL VEHICLE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2" table:style-name="ce2">
            <text:p><text:s/>£12.00<text:s/></text:p>
          </table:table-cell>
          <table:table-cell office:value-type="string" table:style-name="ce1">
            <text:p>VW PANEL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310.6300000000001" table:style-name="ce2">
            <text:p><text:s/>£1,310.63<text:s/></text:p>
          </table:table-cell>
          <table:table-cell office:value-type="string" table:style-name="ce1">
            <text:p>VW PANEL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0452.540000000001" table:style-name="ce2">
            <text:p><text:s/>£10,452.54<text:s/></text:p>
          </table:table-cell>
          <table:table-cell office:value-type="string" table:style-name="ce1">
            <text:p>VW PANEL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286.74" table:style-name="ce2">
            <text:p><text:s/>£6,286.74<text:s/></text:p>
          </table:table-cell>
          <table:table-cell office:value-type="string" table:style-name="ce1">
            <text:p>VW PANEL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489.2700000000004" table:style-name="ce2">
            <text:p><text:s/>£4,489.27<text:s/></text:p>
          </table:table-cell>
          <table:table-cell office:value-type="string" table:style-name="ce1">
            <text:p>VW PANEL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470.2" table:style-name="ce2">
            <text:p><text:s/>£1,470.20<text:s/></text:p>
          </table:table-cell>
          <table:table-cell office:value-type="string" table:style-name="ce1">
            <text:p>VW PANEL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090" table:style-name="ce2">
            <text:p><text:s/>£2,090.00<text:s/></text:p>
          </table:table-cell>
          <table:table-cell office:value-type="string" table:style-name="ce1">
            <text:p>W &amp; S RECYCLING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746.95" table:style-name="ce2">
            <text:p><text:s/>£1,746.95<text:s/></text:p>
          </table:table-cell>
          <table:table-cell office:value-type="string" table:style-name="ce1">
            <text:p>W MILLIGAN AND SON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27.72" table:style-name="ce2">
            <text:p><text:s/>£727.72<text:s/></text:p>
          </table:table-cell>
          <table:table-cell office:value-type="string" table:style-name="ce1">
            <text:p>W MILLIGAN AND SONS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60" table:style-name="ce2">
            <text:p><text:s/>£460.00<text:s/></text:p>
          </table:table-cell>
          <table:table-cell office:value-type="string" table:style-name="ce1">
            <text:p>WA PRODUCTS (UK) LTD T/A SCENESAFE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804.25" table:style-name="ce2">
            <text:p><text:s/>£1,804.25<text:s/></text:p>
          </table:table-cell>
          <table:table-cell office:value-type="string" table:style-name="ce1">
            <text:p>WA PRODUCTS (UK) LTD T/A SCENESAFE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975" table:style-name="ce2">
            <text:p><text:s/>£975.00<text:s/></text:p>
          </table:table-cell>
          <table:table-cell office:value-type="string" table:style-name="ce1">
            <text:p>WA PRODUCTS (UK) LTD T/A SCENESAFE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3291.35" table:style-name="ce2">
            <text:p><text:s/>£3,291.35<text:s/></text:p>
          </table:table-cell>
          <table:table-cell office:value-type="string" table:style-name="ce1">
            <text:p>WA PRODUCTS (UK) LTD T/A SCENESAFE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541.25" table:style-name="ce2">
            <text:p><text:s/>£541.25<text:s/></text:p>
          </table:table-cell>
          <table:table-cell office:value-type="string" table:style-name="ce1">
            <text:p>WA PRODUCTS (UK) LTD T/A SCENESAFE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29.9" table:style-name="ce2">
            <text:p><text:s/>£129.90<text:s/></text:p>
          </table:table-cell>
          <table:table-cell office:value-type="string" table:style-name="ce1">
            <text:p>WA PRODUCTS (UK) LTD T/A SCENESAFE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291.85000000000002" table:style-name="ce2">
            <text:p><text:s/>£291.85<text:s/></text:p>
          </table:table-cell>
          <table:table-cell office:value-type="string" table:style-name="ce1">
            <text:p>WA PRODUCTS (UK) LTD T/A SCENESAFE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68" table:style-name="ce2">
            <text:p><text:s/>£168.00<text:s/></text:p>
          </table:table-cell>
          <table:table-cell office:value-type="string" table:style-name="ce1">
            <text:p>WA PRODUCTS (UK) LTD T/A SCENESAFE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02.91" table:style-name="ce2">
            <text:p><text:s/>£102.91<text:s/></text:p>
          </table:table-cell>
          <table:table-cell office:value-type="string" table:style-name="ce1">
            <text:p>WAREHOUSE EXPRESS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03.53" table:style-name="ce2">
            <text:p><text:s/>£103.53<text:s/></text:p>
          </table:table-cell>
          <table:table-cell office:value-type="string" table:style-name="ce1">
            <text:p>WAREHOUSE EXPRESS LTD</text:p>
          </table:table-cell>
          <table:table-cell office:value-type="string" table:style-name="ce1">
            <text:p>ICT</text:p>
          </table:table-cell>
          <table:table-cell table:number-columns-repeated="16381"/>
        </table:table-row>
        <table:table-row table:style-name="ro1">
          <table:table-cell office:value-type="currency" office:value="184.1" table:style-name="ce2">
            <text:p><text:s/>£184.10<text:s/></text:p>
          </table:table-cell>
          <table:table-cell office:value-type="string" table:style-name="ce1">
            <text:p>WAYLANDS AUTOMOTIVE LIMITE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23.38" table:style-name="ce2">
            <text:p><text:s/>£623.38<text:s/></text:p>
          </table:table-cell>
          <table:table-cell office:value-type="string" table:style-name="ce1">
            <text:p>WAYLANDS AUTOMOTIVE T/A NEWBURY VOLVO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6.92" table:style-name="ce2">
            <text:p><text:s/>£36.92<text:s/></text:p>
          </table:table-cell>
          <table:table-cell office:value-type="string" table:style-name="ce1">
            <text:p>WAYLANDS AUTOMOTIVE T/A NEWBURY VOLVO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5.38" table:style-name="ce2">
            <text:p><text:s/>£55.38<text:s/></text:p>
          </table:table-cell>
          <table:table-cell office:value-type="string" table:style-name="ce1">
            <text:p>WAYLANDS AUTOMOTIVE T/A NEWBURY VOLVO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68.75" table:style-name="ce2">
            <text:p><text:s/>£168.75<text:s/></text:p>
          </table:table-cell>
          <table:table-cell office:value-type="string" table:style-name="ce1">
            <text:p>WAYLANDS AUTOMOTIVE T/A NEWBURY VOLVO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59.76" table:style-name="ce2">
            <text:p><text:s/>£759.76<text:s/></text:p>
          </table:table-cell>
          <table:table-cell office:value-type="string" table:style-name="ce1">
            <text:p>WAYLANDS AUTOMOTIVE T/A NEWBURY VOLVO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31.2" table:style-name="ce2">
            <text:p><text:s/>£331.20<text:s/></text:p>
          </table:table-cell>
          <table:table-cell office:value-type="string" table:style-name="ce1">
            <text:p>WAYLANDS AUTOMOTIVE T/A NEWBURY VOLVO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562.13" table:style-name="ce2">
            <text:p><text:s/>£1,562.13<text:s/></text:p>
          </table:table-cell>
          <table:table-cell office:value-type="string" table:style-name="ce1">
            <text:p>WAYLANDS AUTOMOTIVE T/A NEWBURY VOLVO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0.49" table:style-name="ce2">
            <text:p><text:s/>£10.49<text:s/></text:p>
          </table:table-cell>
          <table:table-cell office:value-type="string" table:style-name="ce1">
            <text:p>WAYLANDS KIA READING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805.2" table:style-name="ce2">
            <text:p><text:s/>£2,805.20<text:s/></text:p>
          </table:table-cell>
          <table:table-cell office:value-type="string" table:style-name="ce1">
            <text:p>WAYLANDS VOLVO OXFOR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8.66" table:style-name="ce2">
            <text:p><text:s/>£78.66<text:s/></text:p>
          </table:table-cell>
          <table:table-cell office:value-type="string" table:style-name="ce1">
            <text:p>WAYLANDS VOLVO OXFOR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6.92" table:style-name="ce2">
            <text:p><text:s/>£36.92<text:s/></text:p>
          </table:table-cell>
          <table:table-cell office:value-type="string" table:style-name="ce1">
            <text:p>WAYLANDS VOLVO OXFOR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3.1" table:style-name="ce2">
            <text:p><text:s/>£53.10<text:s/></text:p>
          </table:table-cell>
          <table:table-cell office:value-type="string" table:style-name="ce1">
            <text:p>WAYLANDS VOLVO OXFOR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76.3" table:style-name="ce2">
            <text:p><text:s/>£276.30<text:s/></text:p>
          </table:table-cell>
          <table:table-cell office:value-type="string" table:style-name="ce1">
            <text:p>WAYLANDS VOLVO OXFOR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6.150000000000006" table:style-name="ce2">
            <text:p><text:s/>£66.15<text:s/></text:p>
          </table:table-cell>
          <table:table-cell office:value-type="string" table:style-name="ce1">
            <text:p>WAYLANDS VOLVO OXFOR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98.8" table:style-name="ce2">
            <text:p><text:s/>£198.80<text:s/></text:p>
          </table:table-cell>
          <table:table-cell office:value-type="string" table:style-name="ce1">
            <text:p>WAYLANDS VOLVO OXFOR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990.57" table:style-name="ce2">
            <text:p><text:s/>£990.57<text:s/></text:p>
          </table:table-cell>
          <table:table-cell office:value-type="string" table:style-name="ce1">
            <text:p>WAYLANDS VOLVO OXFOR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47.5" table:style-name="ce2">
            <text:p><text:s/>£247.50<text:s/></text:p>
          </table:table-cell>
          <table:table-cell office:value-type="string" table:style-name="ce1">
            <text:p>WAYLANDS VOLVO OXFOR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33.55" table:style-name="ce2">
            <text:p><text:s/>£233.55<text:s/></text:p>
          </table:table-cell>
          <table:table-cell office:value-type="string" table:style-name="ce1">
            <text:p>WAYLANDS VOLVO OXFOR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10.76" table:style-name="ce2">
            <text:p><text:s/>£110.76<text:s/></text:p>
          </table:table-cell>
          <table:table-cell office:value-type="string" table:style-name="ce1">
            <text:p>WAYLANDS VOLVO OXFOR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74.6" table:style-name="ce2">
            <text:p><text:s/>£174.60<text:s/></text:p>
          </table:table-cell>
          <table:table-cell office:value-type="string" table:style-name="ce1">
            <text:p>WAYLANDS VOLVO OXFOR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23.6" table:style-name="ce2">
            <text:p><text:s/>£123.60<text:s/></text:p>
          </table:table-cell>
          <table:table-cell office:value-type="string" table:style-name="ce1">
            <text:p>WAYLANDS VOLVO OXFOR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5.68" table:style-name="ce2">
            <text:p><text:s/>£35.68<text:s/></text:p>
          </table:table-cell>
          <table:table-cell office:value-type="string" table:style-name="ce1">
            <text:p>WAYLANDS VOLVO OXFOR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795.2" table:style-name="ce2">
            <text:p><text:s/>£795.20<text:s/></text:p>
          </table:table-cell>
          <table:table-cell office:value-type="string" table:style-name="ce1">
            <text:p>WAYLANDS VOLVO OXFOR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466.06" table:style-name="ce2">
            <text:p><text:s/>£1,466.06<text:s/></text:p>
          </table:table-cell>
          <table:table-cell office:value-type="string" table:style-name="ce1">
            <text:p>WAYLANDS VOLVO OXFOR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40.130000000000003" table:style-name="ce2">
            <text:p><text:s/>£40.13<text:s/></text:p>
          </table:table-cell>
          <table:table-cell office:value-type="string" table:style-name="ce1">
            <text:p>WAYLANDS VOLVO OXFOR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131.49" table:style-name="ce2">
            <text:p><text:s/>£1,131.49<text:s/></text:p>
          </table:table-cell>
          <table:table-cell office:value-type="string" table:style-name="ce1">
            <text:p>WEDGWOOD CRC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0" table:style-name="ce2">
            <text:p><text:s/>£50.00<text:s/></text:p>
          </table:table-cell>
          <table:table-cell office:value-type="string" table:style-name="ce1">
            <text:p>WEDGWOOD CRC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39.3" table:style-name="ce2">
            <text:p><text:s/>£239.30<text:s/></text:p>
          </table:table-cell>
          <table:table-cell office:value-type="string" table:style-name="ce1">
            <text:p>WEIGHTMANS LLP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2899.76" table:style-name="ce2">
            <text:p><text:s/>£2,899.76<text:s/></text:p>
          </table:table-cell>
          <table:table-cell office:value-type="string" table:style-name="ce1">
            <text:p>WEIGHTMANS LLP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332.95" table:style-name="ce2">
            <text:p><text:s/>£332.95<text:s/></text:p>
          </table:table-cell>
          <table:table-cell office:value-type="string" table:style-name="ce1">
            <text:p>WEL MEDICAL LIMITE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880.95" table:style-name="ce2">
            <text:p><text:s/>£880.95<text:s/></text:p>
          </table:table-cell>
          <table:table-cell office:value-type="string" table:style-name="ce1">
            <text:p>WEL MEDICAL LIMITE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4446.67" table:style-name="ce2">
            <text:p><text:s/>£4,446.67<text:s/></text:p>
          </table:table-cell>
          <table:table-cell office:value-type="string" table:style-name="ce1">
            <text:p>WELLINGTON RIDING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970.94" table:style-name="ce2">
            <text:p><text:s/>£970.94<text:s/></text:p>
          </table:table-cell>
          <table:table-cell office:value-type="string" table:style-name="ce1">
            <text:p>WESTAWAY MOTORS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number-rows-repeated="4" table:style-name="ro1">
          <table:table-cell office:value-type="currency" office:value="35.6" table:style-name="ce2">
            <text:p><text:s/>£35.60<text:s/></text:p>
          </table:table-cell>
          <table:table-cell office:value-type="string" table:style-name="ce1">
            <text:p>WIGHTMAN &amp; PARRISH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35.520000000000003" table:style-name="ce2">
            <text:p><text:s/>£35.52<text:s/></text:p>
          </table:table-cell>
          <table:table-cell office:value-type="string" table:style-name="ce1">
            <text:p>WIGHTMAN &amp; PARRISH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1.2" table:style-name="ce2">
            <text:p><text:s/>£71.20<text:s/></text:p>
          </table:table-cell>
          <table:table-cell office:value-type="string" table:style-name="ce1">
            <text:p>WIGHTMAN &amp; PARRISH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35.6" table:style-name="ce2">
            <text:p><text:s/>£35.60<text:s/></text:p>
          </table:table-cell>
          <table:table-cell office:value-type="string" table:style-name="ce1">
            <text:p>WIGHTMAN &amp; PARRISH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03.14" table:style-name="ce2">
            <text:p><text:s/>£103.14<text:s/></text:p>
          </table:table-cell>
          <table:table-cell office:value-type="string" table:style-name="ce1">
            <text:p>WIGHTMAN &amp; PARRISH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528.4" table:style-name="ce2">
            <text:p><text:s/>£528.40<text:s/></text:p>
          </table:table-cell>
          <table:table-cell office:value-type="string" table:style-name="ce1">
            <text:p>WILLIAMS MEDICAL SUPPLIES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882029" table:style-name="ce2">
            <text:p><text:s/>£882,029.00<text:s/></text:p>
          </table:table-cell>
          <table:table-cell office:value-type="string" table:style-name="ce1">
            <text:p>WILLMOTT DIXON CONSTRUCTION LIMITE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642973.91" table:style-name="ce2">
            <text:p><text:s/>£642,973.91<text:s/></text:p>
          </table:table-cell>
          <table:table-cell office:value-type="string" table:style-name="ce1">
            <text:p>WILLMOTT DIXON CONSTRUCTION LIMITE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789855.66" table:style-name="ce2">
            <text:p><text:s/>£789,855.66<text:s/></text:p>
          </table:table-cell>
          <table:table-cell office:value-type="string" table:style-name="ce1">
            <text:p>WILLMOTT DIXON INTERIORS LIMITE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919.91" table:style-name="ce2">
            <text:p><text:s/>£1,919.91<text:s/></text:p>
          </table:table-cell>
          <table:table-cell office:value-type="string" table:style-name="ce1">
            <text:p>WILLOWS VETERINARY CENTRE &amp; REFERRALS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07" table:style-name="ce2">
            <text:p><text:s/>£107.00<text:s/></text:p>
          </table:table-cell>
          <table:table-cell office:value-type="string" table:style-name="ce1">
            <text:p>WINDRUSH BIKE PROJECT CIC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04" table:style-name="ce2">
            <text:p><text:s/>£104.00<text:s/></text:p>
          </table:table-cell>
          <table:table-cell office:value-type="string" table:style-name="ce1">
            <text:p>WINDRUSH BIKE PROJECT CIC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656.56" table:style-name="ce2">
            <text:p><text:s/>£5,656.56<text:s/></text:p>
          </table:table-cell>
          <table:table-cell office:value-type="string" table:style-name="ce1">
            <text:p>WOLSELEY CENTER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546.05" table:style-name="ce2">
            <text:p><text:s/>£1,546.05<text:s/></text:p>
          </table:table-cell>
          <table:table-cell office:value-type="string" table:style-name="ce1">
            <text:p>WOLSELEY CENTERS LTD</text:p>
          </table:table-cell>
          <table:table-cell office:value-type="string" table:style-name="ce1">
            <text:p>Property &amp; facilities</text:p>
          </table:table-cell>
          <table:table-cell table:number-columns-repeated="16381"/>
        </table:table-row>
        <table:table-row table:style-name="ro1">
          <table:table-cell office:value-type="currency" office:value="103.1" table:style-name="ce2">
            <text:p><text:s/>£103.10<text:s/></text:p>
          </table:table-cell>
          <table:table-cell office:value-type="string" table:style-name="ce1">
            <text:p>WOODWAY ENGINEERING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72.5" table:style-name="ce2">
            <text:p><text:s/>£272.50<text:s/></text:p>
          </table:table-cell>
          <table:table-cell office:value-type="string" table:style-name="ce1">
            <text:p>WOODWAY ENGINEERING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829.35" table:style-name="ce2">
            <text:p><text:s/>£829.35<text:s/></text:p>
          </table:table-cell>
          <table:table-cell office:value-type="string" table:style-name="ce1">
            <text:p>WOODWAY ENGINEERING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currency" office:value="819.35" table:style-name="ce2">
            <text:p><text:s/>£819.35<text:s/></text:p>
          </table:table-cell>
          <table:table-cell office:value-type="string" table:style-name="ce1">
            <text:p>WOODWAY ENGINEERING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21.1" table:style-name="ce2">
            <text:p><text:s/>£121.10<text:s/></text:p>
          </table:table-cell>
          <table:table-cell office:value-type="string" table:style-name="ce1">
            <text:p>WOODWAY ENGINEERING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406.5" table:style-name="ce2">
            <text:p><text:s/>£2,406.50<text:s/></text:p>
          </table:table-cell>
          <table:table-cell office:value-type="string" table:style-name="ce1">
            <text:p>WOODWAY ENGINEERING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60" table:style-name="ce2">
            <text:p><text:s/>£360.00<text:s/></text:p>
          </table:table-cell>
          <table:table-cell office:value-type="string" table:style-name="ce1">
            <text:p>WOODWAY ENGINEERING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272.60000000000002" table:style-name="ce2">
            <text:p><text:s/>£272.60<text:s/></text:p>
          </table:table-cell>
          <table:table-cell office:value-type="string" table:style-name="ce1">
            <text:p>WOODWAY ENGINEERING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656.1" table:style-name="ce2">
            <text:p><text:s/>£656.10<text:s/></text:p>
          </table:table-cell>
          <table:table-cell office:value-type="string" table:style-name="ce1">
            <text:p>WOODWAY ENGINEERING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7" table:style-name="ce2">
            <text:p><text:s/>£17.00<text:s/></text:p>
          </table:table-cell>
          <table:table-cell office:value-type="string" table:style-name="ce1">
            <text:p>WORKIN TOG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255" table:style-name="ce2">
            <text:p><text:s/>£255.00<text:s/></text:p>
          </table:table-cell>
          <table:table-cell office:value-type="string" table:style-name="ce1">
            <text:p>WORKIN TOG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27.5" table:style-name="ce2">
            <text:p><text:s/>£127.50<text:s/></text:p>
          </table:table-cell>
          <table:table-cell office:value-type="string" table:style-name="ce1">
            <text:p>WORKIN TOG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3180" table:style-name="ce2">
            <text:p><text:s/>£3,180.00<text:s/></text:p>
          </table:table-cell>
          <table:table-cell office:value-type="string" table:style-name="ce1">
            <text:p>WORKIN TOGS LTD</text:p>
          </table:table-cell>
          <table:table-cell office:value-type="string" table:style-name="ce1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currency" office:value="1324" table:style-name="ce2">
            <text:p><text:s/>£1,324.00<text:s/></text:p>
          </table:table-cell>
          <table:table-cell office:value-type="string" table:style-name="ce1">
            <text:p>WORKSAFE TRAINING AND CONSULTANCY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12.95" table:style-name="ce2">
            <text:p><text:s/>£112.95<text:s/></text:p>
          </table:table-cell>
          <table:table-cell office:value-type="string" table:style-name="ce1">
            <text:p>WURTH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5.29" table:style-name="ce2">
            <text:p><text:s/>£55.29<text:s/></text:p>
          </table:table-cell>
          <table:table-cell office:value-type="string" table:style-name="ce1">
            <text:p>WURTH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160.77000000000001" table:style-name="ce2">
            <text:p><text:s/>£160.77<text:s/></text:p>
          </table:table-cell>
          <table:table-cell office:value-type="string" table:style-name="ce1">
            <text:p>WURTH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32.9" table:style-name="ce2">
            <text:p><text:s/>£32.90<text:s/></text:p>
          </table:table-cell>
          <table:table-cell office:value-type="string" table:style-name="ce1">
            <text:p>WURTH UK LTD</text:p>
          </table:table-cell>
          <table:table-cell office:value-type="string" table:style-name="ce1">
            <text:p>Fleet</text:p>
          </table:table-cell>
          <table:table-cell table:number-columns-repeated="16381"/>
        </table:table-row>
        <table:table-row table:style-name="ro1">
          <table:table-cell office:value-type="currency" office:value="525" table:style-name="ce2">
            <text:p><text:s/>£525.00<text:s/></text:p>
          </table:table-cell>
          <table:table-cell office:value-type="string" table:style-name="ce1">
            <text:p>YELLOBELLY DESIGN &amp; MARKETING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7750" table:style-name="ce2">
            <text:p><text:s/>£7,750.00<text:s/></text:p>
          </table:table-cell>
          <table:table-cell office:value-type="string" table:style-name="ce1">
            <text:p>YELVERTON PROPERTIES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00" table:style-name="ce2">
            <text:p><text:s/>£100.00<text:s/></text:p>
          </table:table-cell>
          <table:table-cell office:value-type="string" table:style-name="ce1">
            <text:p>YORK, WARD &amp; ROWLATT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793.35" table:style-name="ce2">
            <text:p><text:s/>£793.35<text:s/></text:p>
          </table:table-cell>
          <table:table-cell office:value-type="string" table:style-name="ce1">
            <text:p>YORK, WARD &amp; ROWLATT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300" table:style-name="ce2">
            <text:p><text:s/>£300.00<text:s/></text:p>
          </table:table-cell>
          <table:table-cell office:value-type="string" table:style-name="ce1">
            <text:p>YORK, WARD &amp; ROWLATT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8" table:style-name="ce2">
            <text:p><text:s/>£8.00<text:s/></text:p>
          </table:table-cell>
          <table:table-cell office:value-type="string" table:style-name="ce1">
            <text:p>YORK, WARD &amp; ROWLATT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currency" office:value="150" table:style-name="ce2">
            <text:p><text:s/>£150.00<text:s/></text:p>
          </table:table-cell>
          <table:table-cell office:value-type="string" table:style-name="ce1">
            <text:p>YORK, WARD &amp; ROWLATT LTD</text:p>
          </table:table-cell>
          <table:table-cell office:value-type="string" table:style-name="ce1">
            <text:p>Professional &amp; corporate services</text:p>
          </table:table-cell>
          <table:table-cell table:number-columns-repeated="16381"/>
        </table:table-row>
        <table:table-row table:number-rows-repeated="1046324" table:style-name="ro1">
          <table:table-cell table:number-columns-repeated="16384"/>
        </table:table-row>
      </table:table>
      <table:database-ranges>
        <table:database-range table:target-range-address="OPCC_data_060125.A1:OPCC_data_060125.C225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urrency" style:family="table-cell" style:data-style-name="N34"/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Vaughan, Mark (C3595)</meta:initial-creator>
    <dc:creator>Roberts, Charlotte (C7904)</dc:creator>
    <meta:creation-date>2025-01-06T14:03:12Z</meta:creation-date>
    <dc:date>2025-01-07T10:17:15Z</dc:date>
    <meta:print-date>2025-01-07T10:16:41Z</meta:print-date>
  </office:meta>
</office:document-meta>
</file>